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able-cell-properties fo:border-bottom="0.0008in solid #000000" fo:border-left="none" fo:border-right="none" fo:border-top="none"/>
      <style:text-properties fo:color="#ff3333"/>
    </style:style>
    <style:style style:name="ce6" style:family="table-cell" style:parent-style-name="Default">
      <style:table-cell-properties fo:border-bottom="0.0008in solid #000000" fo:border-left="none" fo:border-right="0.0008in solid #000000" fo:border-top="none"/>
      <style:text-properties fo:color="#ff3333"/>
    </style:style>
    <style:style style:name="ce7" style:family="table-cell" style:parent-style-name="Default">
      <style:table-cell-properties fo:border-bottom="none" fo:border-left="none" fo:border-right="0.0008in solid #000000" fo:border-top="none"/>
      <style:text-properties fo: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visibility="collapse" table:default-cell-style-name="ce4"/>
        <table:table-column table:style-name="co1" table:default-cell-style-name="ce2"/>
        <table:table-column table:style-name="co1" table:visibility="collapse" table:default-cell-style-name="ce4"/>
        <table:table-column table:style-name="co1" table:default-cell-style-name="ce2"/>
        <table:table-column table:style-name="co1" table:visibility="collapse" table:number-columns-repeated="2" table:default-cell-style-name="ce7"/>
        <table:table-column table:style-name="co1" table:default-cell-style-name="ce7"/>
        <table:table-column table:style-name="co1" table:visibility="collapse" table:default-cell-style-name="ce7"/>
        <table:table-column table:style-name="co1" table:default-cell-style-name="ce7"/>
        <table:table-column table:style-name="co2" table:visibility="collapse" table:default-cell-style-name="ce7"/>
        <table:table-column table:style-name="co1" table:default-cell-style-name="ce7"/>
        <table:table-column table:style-name="co1" table:visibility="collapse" table:default-cell-style-name="ce7"/>
        <table:table-column table:style-name="co1" table:number-columns-repeated="2" table:default-cell-style-name="Default"/>
        <table:table-column table:style-name="co1" table:visibility="collapse" table:default-cell-style-name="ce4"/>
        <table:table-column table:style-name="co1" table:default-cell-style-name="Default"/>
        <table:table-column table:style-name="co1" table:visibility="collapse" table:default-cell-style-name="ce7"/>
        <table:table-column table:style-name="co1" table:default-cell-style-name="ce7"/>
        <table:table-column table:style-name="co1" table:default-cell-style-name="ce2"/>
        <table:table-column table:style-name="co1" table:visibility="collapse" table:default-cell-style-name="Default"/>
        <table:table-column table:style-name="co1" table:number-columns-repeated="1002" table:default-cell-style-name="Default"/>
        <table:table-row table:style-name="ro1">
          <table:table-cell office:value-type="string">
            <text:p>items</text:p>
          </table:table-cell>
          <table:table-cell table:number-columns-repeated="5"/>
          <table:table-cell table:style-name="Default"/>
          <table:table-cell office:value-type="string">
            <text:p>rate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>
            <text:p>title</text:p>
          </table:table-cell>
          <table:table-cell table:style-name="ce5"/>
          <table:table-cell table:style-name="ce3" office:value-type="string">
            <text:p>creator</text:p>
          </table:table-cell>
          <table:table-cell table:style-name="ce5"/>
          <table:table-cell table:style-name="ce3" office:value-type="string">
            <text:p>series</text:p>
          </table:table-cell>
          <table:table-cell table:style-name="ce6" table:number-columns-repeated="2"/>
          <table:table-cell table:style-name="ce6" office:value-type="string">
            <text:p>category</text:p>
          </table:table-cell>
          <table:table-cell table:style-name="ce6"/>
          <table:table-cell table:style-name="ce6" office:value-type="string">
            <text:p>subcategory</text:p>
          </table:table-cell>
          <table:table-cell table:style-name="ce6"/>
          <table:table-cell table:style-name="ce6" office:value-type="string">
            <text:p>year</text:p>
          </table:table-cell>
          <table:table-cell table:style-name="ce6"/>
          <table:table-cell table:style-name="ce1" office:value-type="string">
            <text:p>rating</text:p>
          </table:table-cell>
          <table:table-cell table:style-name="ce1" office:value-type="string">
            <text:p>reviewer</text:p>
          </table:table-cell>
          <table:table-cell table:style-name="ce5"/>
          <table:table-cell table:style-name="ce1" office:value-type="string">
            <text:p>comment</text:p>
          </table:table-cell>
          <table:table-cell table:style-name="ce6" table:number-columns-repeated="2"/>
          <table:table-cell office:value-type="string">
            <text:p>price</text:p>
          </table:table-cell>
          <table:table-cell table:style-name="ce1" table:number-columns-repeated="1003"/>
        </table:table-row>
        <table:table-row table:style-name="ro2">
          <table:table-cell/>
          <table:table-cell office:value-type="string">
            <text:p>Everything Goes My Way</text:p>
          </table:table-cell>
          <table:table-cell table:formula="of:=IF([.B3]&lt;&gt;&quot;&quot;;CONCATENATE(&quot;'&quot;;[.B3]; &quot;'&quot;); &quot;&quot;)" office:value-type="string" office:string-value="'Everything Goes My Way'">
            <text:p>'Everything Goes My Way'</text:p>
          </table:table-cell>
          <table:table-cell office:value-type="string">
            <text:p>Metronomy</text:p>
          </table:table-cell>
          <table:table-cell table:formula="of:=IF([.D3]&lt;&gt;&quot;&quot;;CONCATENATE(&quot;'&quot;;[.D3]; &quot;'&quot;); &quot;&quot;)" office:value-type="string" office:string-value="'Metronomy'">
            <text:p>'Metronomy'</text:p>
          </table:table-cell>
          <table:table-cell office:value-type="string">
            <text:p>The English Riviera</text:p>
          </table:table-cell>
          <table:table-cell table:style-name="ce4" table:formula="of:=IF([.F3]&lt;&gt;&quot;&quot;;CONCATENATE(&quot;'&quot;;[.F3]; &quot;'&quot;); &quot;&quot;)" office:value-type="string" office:string-value="'The English Riviera'">
            <text:p>'The English Riviera'</text:p>
          </table:table-cell>
          <table:table-cell/>
          <table:table-cell office:value-type="string">
            <text:p>music</text:p>
          </table:table-cell>
          <table:table-cell table:formula="of:=IF([.I3]&lt;&gt;&quot;&quot;;CONCATENATE(&quot;'&quot;;[.I3];&quot;'&quot;); &quot;&quot;)" office:value-type="string" office:string-value="'music'">
            <text:p>'music'</text:p>
          </table:table-cell>
          <table:table-cell office:value-type="string">
            <text:p>song</text:p>
          </table:table-cell>
          <table:table-cell table:formula="of:=IF([.K3]&lt;&gt;&quot;&quot;;CONCATENATE(&quot;'&quot;;[.K3];&quot;'&quot;); &quot;&quot;)" office:value-type="string" office:string-value="'song'">
            <text:p>'song'</text:p>
          </table:table-cell>
          <table:table-cell office:value-type="float" office:value="2011">
            <text:p>2011</text:p>
          </table:table-cell>
          <table:table-cell table:formula="of:=IF([.M3]&lt;&gt;&quot;&quot;;CONCATENATE([.$M$2]; &quot;: &quot;; [.M3]; &quot;, &quot;); &quot;&quot;)" office:value-type="string" office:string-value="year: 2011, ">
            <text:p>year: 2011, </text:p>
          </table:table-cell>
          <table:table-cell office:value-type="string">
            <text:p>parseInt(Math.ceil((Math.random()) <text:s/>* (10 - 1) + 1))</text:p>
          </table:table-cell>
          <table:table-cell office:value-type="string">
            <text:p>The Village Voice</text:p>
          </table:table-cell>
          <table:table-cell table:formula="of:=IF([.P3]&lt;&gt;&quot;&quot;;CONCATENATE(&quot;'&quot;;[.P3]; &quot;'&quot;); &quot;&quot;)" office:value-type="string" office:string-value="'The Village Voice'">
            <text:p>'The Village Voice'</text:p>
          </table:table-cell>
          <table:table-cell office:value-type="string">
            <text:p>summery fizzy pop</text:p>
          </table:table-cell>
          <table:table-cell table:style-name="ce4" table:formula="of:=IF([.R3]&lt;&gt;&quot;&quot;;CONCATENATE(&quot;'&quot;;[.R3]; &quot;'&quot;); &quot;&quot;)" office:value-type="string" office:string-value="'summery fizzy pop'">
            <text:p>'summery fizzy pop'</text:p>
          </table:table-cell>
          <table:table-cell table:style-name="ce4" office:value-type="float" office:value="40">
            <text:p>40</text:p>
          </table:table-cell>
          <table:table-cell table:formula="of:=IF([.T3]&lt;&gt;&quot;&quot;;CONCATENATE(&quot;pricetest(&quot;;[.T3];&quot;)&quot;);&quot;&quot;)" office:value-type="string" office:string-value="pricetest(40)">
            <text:p>pricetest(40)</text:p>
          </table:table-cell>
          <table:table-cell table:formula="of:=IF([.O3]&lt;&gt;&quot;&quot;;CONCATENATE([.$H$1]; &quot;: [&quot;; &quot; {&quot;; ;[.$O$2];&quot;: &quot;; [.O3]; &quot;, &quot;;[.$P$2];&quot;: &quot;; [.Q3]; &quot;, &quot;;[.$R$2];&quot;: &quot;; [.S3]; &quot;} &quot;; &quot; ],&quot;);&quot;&quot;)" office:value-type="string" office:string-value="rate: [ {rating: parseInt(Math.ceil((Math.random())  * (10 - 1) + 1)), reviewer: 'The Village Voice', comment: 'summery fizzy pop'}  ],">
            <text:p>rate: [ {rating: parseInt(Math.ceil((Math.random()) <text:s/>* (10 - 1) + 1)), reviewer: 'The Village Voice', comment: 'summery fizzy pop'} <text:s/>],</text:p>
          </table:table-cell>
          <table:table-cell/>
          <table:table-cell table:formula="of:=IF([.B3]&lt;&gt;&quot;&quot;;CONCATENATE(&quot;{&quot;;&quot; &quot;;[.$B$2];&quot;: &quot;; [.C3]; &quot;, &quot;;[.$D$2];&quot;: &quot;; [.E3]; &quot;, &quot;;[.$F$2];&quot;: &quot;; [.G3]; &quot;, &quot;;[.$I$2];&quot;: &quot;; [.J3]; &quot;, &quot;;[.$K$2];&quot;: &quot;; [.L3]; &quot;, &quot;; IF([.M3]&lt;&gt;&quot;&quot;;[.N3];&quot;&quot;); IF([.O3]&lt;&gt;&quot;&quot;;[.V3];&quot;&quot;); [.$U$2];&quot;: &quot;; [.U3]; &quot; },&quot;);&quot;&quot;)" office:value-type="string" office:string-value="{ title: 'Everything Goes My Way', creator: 'Metronomy', series: 'The English Riviera', category: 'music', subcategory: 'song', year: 2011, rate: [ {rating: parseInt(Math.ceil((Math.random())  * (10 - 1) + 1)), reviewer: 'The Village Voice', comment: 'summery fizzy pop'}  ],price: pricetest(40) },">
            <text:p>{ title: 'Everything Goes My Way', creator: 'Metronomy', series: 'The English Riviera', category: 'music', subcategory: 'song', year: 2011, rate: [ {rating: parseInt(Math.ceil((Math.random()) <text:s/>* (10 - 1) + 1)), reviewer: 'The Village Voice', comment: 'summery fizzy pop'} <text:s/>],price: pricetest(40) },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Sutphin Boulevard</text:p>
          </table:table-cell>
          <table:table-cell table:formula="of:=IF([.B4]&lt;&gt;&quot;&quot;;CONCATENATE(&quot;'&quot;;[.B4]; &quot;'&quot;); &quot;&quot;)" office:value-type="string" office:string-value="'Sutphin Boulevard'">
            <text:p>'Sutphin Boulevard'</text:p>
          </table:table-cell>
          <table:table-cell office:value-type="string">
            <text:p>Blood Orange</text:p>
          </table:table-cell>
          <table:table-cell table:formula="of:=IF([.D4]&lt;&gt;&quot;&quot;;CONCATENATE(&quot;'&quot;;[.D4]; &quot;'&quot;); &quot;&quot;)" office:value-type="string" office:string-value="'Blood Orange'">
            <text:p>'Blood Orange'</text:p>
          </table:table-cell>
          <table:table-cell office:value-type="string">
            <text:p>Coastal Grooves</text:p>
          </table:table-cell>
          <table:table-cell table:style-name="ce4" table:formula="of:=IF([.F4]&lt;&gt;&quot;&quot;;CONCATENATE(&quot;'&quot;;[.F4]; &quot;'&quot;); &quot;&quot;)" office:value-type="string" office:string-value="'Coastal Grooves'">
            <text:p>'Coastal Grooves'</text:p>
          </table:table-cell>
          <table:table-cell/>
          <table:table-cell office:value-type="string">
            <text:p>music</text:p>
          </table:table-cell>
          <table:table-cell table:formula="of:=IF([.I4]&lt;&gt;&quot;&quot;;CONCATENATE(&quot;'&quot;;[.I4];&quot;'&quot;); &quot;&quot;)" office:value-type="string" office:string-value="'music'">
            <text:p>'music'</text:p>
          </table:table-cell>
          <table:table-cell office:value-type="string">
            <text:p>song</text:p>
          </table:table-cell>
          <table:table-cell table:formula="of:=IF([.K4]&lt;&gt;&quot;&quot;;CONCATENATE(&quot;'&quot;;[.K4];&quot;'&quot;); &quot;&quot;)" office:value-type="string" office:string-value="'song'">
            <text:p>'song'</text:p>
          </table:table-cell>
          <table:table-cell/>
          <table:table-cell table:formula="of:=IF([.M4]&lt;&gt;&quot;&quot;;CONCATENATE([.$M$2]; &quot;: &quot;; [.M4]; &quot;, &quot;); &quot;&quot;)">
            <text:p/>
          </table:table-cell>
          <table:table-cell/>
          <table:table-cell office:value-type="string">
            <text:p>Pitchfork</text:p>
          </table:table-cell>
          <table:table-cell table:formula="of:=IF([.P4]&lt;&gt;&quot;&quot;;CONCATENATE(&quot;'&quot;;[.P4]; &quot;'&quot;); &quot;&quot;)" office:value-type="string" office:string-value="'Pitchfork'">
            <text:p>'Pitchfork'</text:p>
          </table:table-cell>
          <table:table-cell/>
          <table:table-cell table:style-name="ce4" table:formula="of:=IF([.R4]&lt;&gt;&quot;&quot;;CONCATENATE(&quot;'&quot;;[.R4]; &quot;'&quot;); &quot;&quot;)">
            <text:p/>
          </table:table-cell>
          <table:table-cell table:style-name="ce4" office:value-type="float" office:value="10">
            <text:p>10</text:p>
          </table:table-cell>
          <table:table-cell table:formula="of:=IF([.T4]&lt;&gt;&quot;&quot;;CONCATENATE(&quot;pricetest(&quot;;[.T4];&quot;)&quot;);&quot;&quot;)" office:value-type="string" office:string-value="pricetest(10)">
            <text:p>pricetest(10)</text:p>
          </table:table-cell>
          <table:table-cell table:formula="of:=IF([.O4]&lt;&gt;&quot;&quot;;CONCATENATE([.$H$1]; &quot;: [&quot;; &quot; {&quot;; ;[.$O$2];&quot;: &quot;; [.O4]; &quot;, &quot;;[.$P$2];&quot;: &quot;; [.Q4]; &quot;, &quot;;[.$R$2];&quot;: &quot;; [.S4]; &quot;} &quot;; &quot; ],&quot;);&quot;&quot;)">
            <text:p/>
          </table:table-cell>
          <table:table-cell/>
          <table:table-cell table:formula="of:=IF([.B4]&lt;&gt;&quot;&quot;;CONCATENATE(&quot;{&quot;;&quot; &quot;;[.$B$2];&quot;: &quot;; [.C4]; &quot;, &quot;;[.$D$2];&quot;: &quot;; [.E4]; &quot;, &quot;;[.$F$2];&quot;: &quot;; [.G4]; &quot;, &quot;;[.$I$2];&quot;: &quot;; [.J4]; &quot;, &quot;;[.$K$2];&quot;: &quot;; [.L4]; &quot;, &quot;; IF([.M4]&lt;&gt;&quot;&quot;;[.N4];&quot;&quot;); IF([.O4]&lt;&gt;&quot;&quot;;[.V4];&quot;&quot;); [.$U$2];&quot;: &quot;; [.U4]; &quot; },&quot;);&quot;&quot;)" office:value-type="string" office:string-value="{ title: 'Sutphin Boulevard', creator: 'Blood Orange', series: 'Coastal Grooves', category: 'music', subcategory: 'song', price: pricetest(10) },">
            <text:p>{ title: 'Sutphin Boulevard', creator: 'Blood Orange', series: 'Coastal Grooves', category: 'music', subcategory: 'song', price: pricetest(10) },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Manatee</text:p>
          </table:table-cell>
          <table:table-cell table:formula="of:=IF([.B5]&lt;&gt;&quot;&quot;;CONCATENATE(&quot;'&quot;;[.B5]; &quot;'&quot;); &quot;&quot;)" office:value-type="string" office:string-value="'Manatee'">
            <text:p>'Manatee'</text:p>
          </table:table-cell>
          <table:table-cell office:value-type="string">
            <text:p>Ted Berrigan and Ron Padgett</text:p>
          </table:table-cell>
          <table:table-cell table:formula="of:=IF([.D5]&lt;&gt;&quot;&quot;;CONCATENATE(&quot;'&quot;;[.D5]; &quot;'&quot;); &quot;&quot;)" office:value-type="string" office:string-value="'Ted Berrigan and Ron Padgett'">
            <text:p>'Ted Berrigan and Ron Padgett'</text:p>
          </table:table-cell>
          <table:table-cell office:value-type="string">
            <text:p>Bean Spasms</text:p>
          </table:table-cell>
          <table:table-cell table:style-name="ce4" table:formula="of:=IF([.F5]&lt;&gt;&quot;&quot;;CONCATENATE(&quot;'&quot;;[.F5]; &quot;'&quot;); &quot;&quot;)" office:value-type="string" office:string-value="'Bean Spasms'">
            <text:p>'Bean Spasms'</text:p>
          </table:table-cell>
          <table:table-cell/>
          <table:table-cell office:value-type="string">
            <text:p>book</text:p>
          </table:table-cell>
          <table:table-cell table:formula="of:=IF([.I5]&lt;&gt;&quot;&quot;;CONCATENATE(&quot;'&quot;;[.I5];&quot;'&quot;); &quot;&quot;)" office:value-type="string" office:string-value="'book'">
            <text:p>'book'</text:p>
          </table:table-cell>
          <table:table-cell office:value-type="string">
            <text:p>poem</text:p>
          </table:table-cell>
          <table:table-cell table:formula="of:=IF([.K5]&lt;&gt;&quot;&quot;;CONCATENATE(&quot;'&quot;;[.K5];&quot;'&quot;); &quot;&quot;)" office:value-type="string" office:string-value="'poem'">
            <text:p>'poem'</text:p>
          </table:table-cell>
          <table:table-cell office:value-type="float" office:value="2012">
            <text:p>2012</text:p>
          </table:table-cell>
          <table:table-cell table:formula="of:=IF([.M5]&lt;&gt;&quot;&quot;;CONCATENATE([.$M$2]; &quot;: &quot;; [.M5]; &quot;, &quot;); &quot;&quot;)" office:value-type="string" office:string-value="year: 2012, ">
            <text:p>year: 2012, </text:p>
          </table:table-cell>
          <table:table-cell office:value-type="float" office:value="7">
            <text:p>7</text:p>
          </table:table-cell>
          <table:table-cell office:value-type="string">
            <text:p>Clayton</text:p>
          </table:table-cell>
          <table:table-cell table:formula="of:=IF([.P5]&lt;&gt;&quot;&quot;;CONCATENATE(&quot;'&quot;;[.P5]; &quot;'&quot;); &quot;&quot;)" office:value-type="string" office:string-value="'Clayton'">
            <text:p>'Clayton'</text:p>
          </table:table-cell>
          <table:table-cell office:value-type="string">
            <text:p>is good</text:p>
          </table:table-cell>
          <table:table-cell table:style-name="ce4" table:formula="of:=IF([.R5]&lt;&gt;&quot;&quot;;CONCATENATE(&quot;'&quot;;[.R5]; &quot;'&quot;); &quot;&quot;)" office:value-type="string" office:string-value="'is good'">
            <text:p>'is good'</text:p>
          </table:table-cell>
          <table:table-cell table:number-columns-repeated="2" table:style-name="ce4" office:value-type="float" office:value="39.95">
            <text:p>39.95</text:p>
          </table:table-cell>
          <table:table-cell table:formula="of:=IF([.O5]&lt;&gt;&quot;&quot;;CONCATENATE([.$H$1]; &quot;: [&quot;; &quot; {&quot;; ;[.$O$2];&quot;: &quot;; [.O5]; &quot;, &quot;;[.$P$2];&quot;: &quot;; [.Q5]; &quot;, &quot;;[.$R$2];&quot;: &quot;; [.S5]; &quot;} &quot;; &quot; ],&quot;);&quot;&quot;)" office:value-type="string" office:string-value="rate: [ {rating: 7, reviewer: 'Clayton', comment: 'is good'}  ],">
            <text:p>rate: [ {rating: 7, reviewer: 'Clayton', comment: 'is good'} <text:s/>],</text:p>
          </table:table-cell>
          <table:table-cell/>
          <table:table-cell table:formula="of:=IF([.B5]&lt;&gt;&quot;&quot;;CONCATENATE(&quot;{&quot;;&quot; &quot;;[.$B$2];&quot;: &quot;; [.C5]; &quot;, &quot;;[.$D$2];&quot;: &quot;; [.E5]; &quot;, &quot;;[.$F$2];&quot;: &quot;; [.G5]; &quot;, &quot;;[.$I$2];&quot;: &quot;; [.J5]; &quot;, &quot;;[.$K$2];&quot;: &quot;; [.L5]; &quot;, &quot;; IF([.M5]&lt;&gt;&quot;&quot;;[.N5];&quot;&quot;); IF([.O5]&lt;&gt;&quot;&quot;;[.V5];&quot;&quot;); [.$U$2];&quot;: &quot;; [.U5]; &quot; },&quot;);&quot;&quot;)" office:value-type="string" office:string-value="{ title: 'Manatee', creator: 'Ted Berrigan and Ron Padgett', series: 'Bean Spasms', category: 'book', subcategory: 'poem', year: 2012, rate: [ {rating: 7, reviewer: 'Clayton', comment: 'is good'}  ],price: 39.95 },">
            <text:p>{ title: 'Manatee', creator: 'Ted Berrigan and Ron Padgett', series: 'Bean Spasms', category: 'book', subcategory: 'poem', year: 2012, rate: [ {rating: 7, reviewer: 'Clayton', comment: 'is good'} <text:s/>],price: 39.95 },</text:p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6]&lt;&gt;&quot;&quot;;CONCATENATE(&quot;'&quot;;[.B6]; &quot;'&quot;); &quot;&quot;)">
            <text:p/>
          </table:table-cell>
          <table:table-cell/>
          <table:table-cell table:formula="of:=IF([.D6]&lt;&gt;&quot;&quot;;CONCATENATE(&quot;'&quot;;[.D6]; &quot;'&quot;); &quot;&quot;)">
            <text:p/>
          </table:table-cell>
          <table:table-cell/>
          <table:table-cell table:style-name="ce4" table:formula="of:=IF([.F6]&lt;&gt;&quot;&quot;;CONCATENATE(&quot;'&quot;;[.F6]; &quot;'&quot;); &quot;&quot;)">
            <text:p/>
          </table:table-cell>
          <table:table-cell/>
          <table:table-cell/>
          <table:table-cell table:formula="of:=IF([.I6]&lt;&gt;&quot;&quot;;CONCATENATE(&quot;'&quot;;[.I6];&quot;'&quot;); &quot;&quot;)">
            <text:p/>
          </table:table-cell>
          <table:table-cell/>
          <table:table-cell table:formula="of:=IF([.K6]&lt;&gt;&quot;&quot;;CONCATENATE(&quot;'&quot;;[.K6];&quot;'&quot;); &quot;&quot;)">
            <text:p/>
          </table:table-cell>
          <table:table-cell/>
          <table:table-cell table:formula="of:=IF([.M6]&lt;&gt;&quot;&quot;;CONCATENATE([.$M$2]; &quot;: &quot;; [.M6]; &quot;, &quot;); &quot;&quot;)">
            <text:p/>
          </table:table-cell>
          <table:table-cell table:number-columns-repeated="2"/>
          <table:table-cell table:formula="of:=IF([.P6]&lt;&gt;&quot;&quot;;CONCATENATE(&quot;'&quot;;[.P6]; &quot;'&quot;); &quot;&quot;)">
            <text:p/>
          </table:table-cell>
          <table:table-cell/>
          <table:table-cell table:style-name="ce4" table:formula="of:=IF([.R6]&lt;&gt;&quot;&quot;;CONCATENATE(&quot;'&quot;;[.R6]; &quot;'&quot;); &quot;&quot;)">
            <text:p/>
          </table:table-cell>
          <table:table-cell table:style-name="ce4" office:value-type="float" office:value="12">
            <text:p>12</text:p>
          </table:table-cell>
          <table:table-cell table:formula="of:=IF([.T6]&lt;&gt;&quot;&quot;;CONCATENATE(&quot;pricetest(&quot;;[.T6];&quot;)&quot;);&quot;&quot;)" office:value-type="string" office:string-value="pricetest(12)">
            <text:p>pricetest(12)</text:p>
          </table:table-cell>
          <table:table-cell table:formula="of:=IF([.O6]&lt;&gt;&quot;&quot;;CONCATENATE([.$H$1]; &quot;: [&quot;; &quot; {&quot;; ;[.$O$2];&quot;: &quot;; [.O6]; &quot;, &quot;;[.$P$2];&quot;: &quot;; [.Q6]; &quot;, &quot;;[.$R$2];&quot;: &quot;; [.S6]; &quot;} &quot;; &quot; ],&quot;);&quot;&quot;)">
            <text:p/>
          </table:table-cell>
          <table:table-cell/>
          <table:table-cell table:formula="of:=IF([.B6]&lt;&gt;&quot;&quot;;CONCATENATE(&quot;{&quot;;&quot; &quot;;[.$B$2];&quot;: &quot;; [.C6]; &quot;, &quot;;[.$D$2];&quot;: &quot;; [.E6]; &quot;, &quot;;[.$F$2];&quot;: &quot;; [.G6]; &quot;, &quot;;[.$I$2];&quot;: &quot;; [.J6]; &quot;, &quot;;[.$K$2];&quot;: &quot;; [.L6]; &quot;, &quot;; IF([.M6]&lt;&gt;&quot;&quot;;[.N6];&quot;&quot;); IF([.O6]&lt;&gt;&quot;&quot;;[.V6];&quot;&quot;); [.$U$2];&quot;: &quot;; [.U6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7]&lt;&gt;&quot;&quot;;CONCATENATE(&quot;'&quot;;[.B7]; &quot;'&quot;); &quot;&quot;)">
            <text:p/>
          </table:table-cell>
          <table:table-cell/>
          <table:table-cell table:formula="of:=IF([.D7]&lt;&gt;&quot;&quot;;CONCATENATE(&quot;'&quot;;[.D7]; &quot;'&quot;); &quot;&quot;)">
            <text:p/>
          </table:table-cell>
          <table:table-cell/>
          <table:table-cell table:style-name="ce4" table:formula="of:=IF([.F7]&lt;&gt;&quot;&quot;;CONCATENATE(&quot;'&quot;;[.F7]; &quot;'&quot;); &quot;&quot;)">
            <text:p/>
          </table:table-cell>
          <table:table-cell/>
          <table:table-cell/>
          <table:table-cell table:formula="of:=IF([.I7]&lt;&gt;&quot;&quot;;CONCATENATE(&quot;'&quot;;[.I7];&quot;'&quot;); &quot;&quot;)">
            <text:p/>
          </table:table-cell>
          <table:table-cell/>
          <table:table-cell table:formula="of:=IF([.K7]&lt;&gt;&quot;&quot;;CONCATENATE(&quot;'&quot;;[.K7];&quot;'&quot;); &quot;&quot;)">
            <text:p/>
          </table:table-cell>
          <table:table-cell/>
          <table:table-cell table:formula="of:=IF([.M7]&lt;&gt;&quot;&quot;;CONCATENATE([.$M$2]; &quot;: &quot;; [.M7]; &quot;, &quot;); &quot;&quot;)">
            <text:p/>
          </table:table-cell>
          <table:table-cell table:number-columns-repeated="2"/>
          <table:table-cell table:formula="of:=IF([.P7]&lt;&gt;&quot;&quot;;CONCATENATE(&quot;'&quot;;[.P7]; &quot;'&quot;); &quot;&quot;)">
            <text:p/>
          </table:table-cell>
          <table:table-cell/>
          <table:table-cell table:style-name="ce4" table:formula="of:=IF([.R7]&lt;&gt;&quot;&quot;;CONCATENATE(&quot;'&quot;;[.R7]; &quot;'&quot;); &quot;&quot;)">
            <text:p/>
          </table:table-cell>
          <table:table-cell table:style-name="ce4" office:value-type="float" office:value="13">
            <text:p>13</text:p>
          </table:table-cell>
          <table:table-cell table:formula="of:=IF([.T7]&lt;&gt;&quot;&quot;;CONCATENATE(&quot;pricetest(&quot;;[.T7];&quot;)&quot;);&quot;&quot;)" office:value-type="string" office:string-value="pricetest(13)">
            <text:p>pricetest(13)</text:p>
          </table:table-cell>
          <table:table-cell table:formula="of:=IF([.O7]&lt;&gt;&quot;&quot;;CONCATENATE([.$H$1]; &quot;: [&quot;; &quot; {&quot;; ;[.$O$2];&quot;: &quot;; [.O7]; &quot;, &quot;;[.$P$2];&quot;: &quot;; [.Q7]; &quot;, &quot;;[.$R$2];&quot;: &quot;; [.S7]; &quot;} &quot;; &quot; ],&quot;);&quot;&quot;)">
            <text:p/>
          </table:table-cell>
          <table:table-cell/>
          <table:table-cell table:formula="of:=IF([.B7]&lt;&gt;&quot;&quot;;CONCATENATE(&quot;{&quot;;&quot; &quot;;[.$B$2];&quot;: &quot;; [.C7]; &quot;, &quot;;[.$D$2];&quot;: &quot;; [.E7]; &quot;, &quot;;[.$F$2];&quot;: &quot;; [.G7]; &quot;, &quot;;[.$I$2];&quot;: &quot;; [.J7]; &quot;, &quot;;[.$K$2];&quot;: &quot;; [.L7]; &quot;, &quot;; IF([.M7]&lt;&gt;&quot;&quot;;[.N7];&quot;&quot;); IF([.O7]&lt;&gt;&quot;&quot;;[.V7];&quot;&quot;); [.$U$2];&quot;: &quot;; [.U7]; &quot; },&quot;);&quot;&quot;)">
            <text:p/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Medium Coffee</text:p>
          </table:table-cell>
          <table:table-cell table:formula="of:=IF([.B8]&lt;&gt;&quot;&quot;;CONCATENATE(&quot;'&quot;;[.B8]; &quot;'&quot;); &quot;&quot;)" office:value-type="string" office:string-value="'Medium Coffee'">
            <text:p>'Medium Coffee'</text:p>
          </table:table-cell>
          <table:table-cell office:value-type="string">
            <text:p>Nathans Deli</text:p>
          </table:table-cell>
          <table:table-cell table:formula="of:=IF([.D8]&lt;&gt;&quot;&quot;;CONCATENATE(&quot;'&quot;;[.D8]; &quot;'&quot;); &quot;&quot;)" office:value-type="string" office:string-value="'Nathans Deli'">
            <text:p>'Nathans Deli'</text:p>
          </table:table-cell>
          <table:table-cell office:value-type="string">
            <text:p>Bed Stuy</text:p>
          </table:table-cell>
          <table:table-cell table:style-name="ce4" table:formula="of:=IF([.F8]&lt;&gt;&quot;&quot;;CONCATENATE(&quot;'&quot;;[.F8]; &quot;'&quot;); &quot;&quot;)" office:value-type="string" office:string-value="'Bed Stuy'">
            <text:p>'Bed Stuy'</text:p>
          </table:table-cell>
          <table:table-cell/>
          <table:table-cell office:value-type="string">
            <text:p>food</text:p>
          </table:table-cell>
          <table:table-cell table:formula="of:=IF([.I8]&lt;&gt;&quot;&quot;;CONCATENATE(&quot;'&quot;;[.I8];&quot;'&quot;); &quot;&quot;)" office:value-type="string" office:string-value="'food'">
            <text:p>'food'</text:p>
          </table:table-cell>
          <table:table-cell office:value-type="string">
            <text:p>deli</text:p>
          </table:table-cell>
          <table:table-cell table:formula="of:=IF([.K8]&lt;&gt;&quot;&quot;;CONCATENATE(&quot;'&quot;;[.K8];&quot;'&quot;); &quot;&quot;)" office:value-type="string" office:string-value="'deli'">
            <text:p>'deli'</text:p>
          </table:table-cell>
          <table:table-cell office:value-type="float" office:value="2013">
            <text:p>2013</text:p>
          </table:table-cell>
          <table:table-cell table:formula="of:=IF([.M8]&lt;&gt;&quot;&quot;;CONCATENATE([.$M$2]; &quot;: &quot;; [.M8]; &quot;, &quot;); &quot;&quot;)" office:value-type="string" office:string-value="year: 2013, ">
            <text:p>year: 2013, </text:p>
          </table:table-cell>
          <table:table-cell office:value-type="float" office:value="4">
            <text:p>4</text:p>
          </table:table-cell>
          <table:table-cell office:value-type="string">
            <text:p>Clayton</text:p>
          </table:table-cell>
          <table:table-cell table:formula="of:=IF([.P8]&lt;&gt;&quot;&quot;;CONCATENATE(&quot;'&quot;;[.P8]; &quot;'&quot;); &quot;&quot;)" office:value-type="string" office:string-value="'Clayton'">
            <text:p>'Clayton'</text:p>
          </table:table-cell>
          <table:table-cell office:value-type="string">
            <text:p>cheapest nicest coffee there is</text:p>
          </table:table-cell>
          <table:table-cell table:style-name="ce4" table:formula="of:=IF([.R8]&lt;&gt;&quot;&quot;;CONCATENATE(&quot;'&quot;;[.R8]; &quot;'&quot;); &quot;&quot;)" office:value-type="string" office:string-value="'cheapest nicest coffee there is'">
            <text:p>'cheapest nicest coffee there is'</text:p>
          </table:table-cell>
          <table:table-cell table:style-name="ce4" office:value-type="float" office:value="0">
            <text:p>0</text:p>
          </table:table-cell>
          <table:table-cell office:value-type="float" office:value="0.75">
            <text:p>0.75</text:p>
          </table:table-cell>
          <table:table-cell table:formula="of:=IF([.O8]&lt;&gt;&quot;&quot;;CONCATENATE([.$H$1]; &quot;: [&quot;; &quot; {&quot;; ;[.$O$2];&quot;: &quot;; [.O8]; &quot;, &quot;;[.$P$2];&quot;: &quot;; [.Q8]; &quot;, &quot;;[.$R$2];&quot;: &quot;; [.S8]; &quot;} &quot;; &quot; ],&quot;);&quot;&quot;)" office:value-type="string" office:string-value="rate: [ {rating: 4, reviewer: 'Clayton', comment: 'cheapest nicest coffee there is'}  ],">
            <text:p>rate: [ {rating: 4, reviewer: 'Clayton', comment: 'cheapest nicest coffee there is'} <text:s/>],</text:p>
          </table:table-cell>
          <table:table-cell/>
          <table:table-cell table:formula="of:=IF([.B8]&lt;&gt;&quot;&quot;;CONCATENATE(&quot;{&quot;;&quot; &quot;;[.$B$2];&quot;: &quot;; [.C8]; &quot;, &quot;;[.$D$2];&quot;: &quot;; [.E8]; &quot;, &quot;;[.$F$2];&quot;: &quot;; [.G8]; &quot;, &quot;;[.$I$2];&quot;: &quot;; [.J8]; &quot;, &quot;;[.$K$2];&quot;: &quot;; [.L8]; &quot;, &quot;; IF([.M8]&lt;&gt;&quot;&quot;;[.N8];&quot;&quot;); IF([.O8]&lt;&gt;&quot;&quot;;[.V8];&quot;&quot;); [.$U$2];&quot;: &quot;; [.U8]; &quot; },&quot;);&quot;&quot;)" office:value-type="string" office:string-value="{ title: 'Medium Coffee', creator: 'Nathans Deli', series: 'Bed Stuy', category: 'food', subcategory: 'deli', year: 2013, rate: [ {rating: 4, reviewer: 'Clayton', comment: 'cheapest nicest coffee there is'}  ],price: 0.75 },">
            <text:p>{ title: 'Medium Coffee', creator: 'Nathans Deli', series: 'Bed Stuy', category: 'food', subcategory: 'deli', year: 2013, rate: [ {rating: 4, reviewer: 'Clayton', comment: 'cheapest nicest coffee there is'} <text:s/>],price: 0.7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hus Spake Zarathustra</text:p>
          </table:table-cell>
          <table:table-cell table:formula="of:=IF([.B9]&lt;&gt;&quot;&quot;;CONCATENATE(&quot;'&quot;;[.B9]; &quot;'&quot;); &quot;&quot;)" office:value-type="string" office:string-value="'Thus Spake Zarathustra'">
            <text:p>'Thus Spake Zarathustra'</text:p>
          </table:table-cell>
          <table:table-cell office:value-type="string">
            <text:p>Nietzsche</text:p>
          </table:table-cell>
          <table:table-cell table:formula="of:=IF([.D9]&lt;&gt;&quot;&quot;;CONCATENATE(&quot;'&quot;;[.D9]; &quot;'&quot;); &quot;&quot;)" office:value-type="string" office:string-value="'Nietzsche'">
            <text:p>'Nietzsche'</text:p>
          </table:table-cell>
          <table:table-cell office:value-type="string">
            <text:p>Wilco Book Series</text:p>
          </table:table-cell>
          <table:table-cell table:style-name="ce4" table:formula="of:=IF([.F9]&lt;&gt;&quot;&quot;;CONCATENATE(&quot;'&quot;;[.F9]; &quot;'&quot;); &quot;&quot;)" office:value-type="string" office:string-value="'Wilco Book Series'">
            <text:p>'Wilco Book Series'</text:p>
          </table:table-cell>
          <table:table-cell/>
          <table:table-cell office:value-type="string">
            <text:p>book</text:p>
          </table:table-cell>
          <table:table-cell table:formula="of:=IF([.I9]&lt;&gt;&quot;&quot;;CONCATENATE(&quot;'&quot;;[.I9];&quot;'&quot;); &quot;&quot;)" office:value-type="string" office:string-value="'book'">
            <text:p>'book'</text:p>
          </table:table-cell>
          <table:table-cell office:value-type="string">
            <text:p>book</text:p>
          </table:table-cell>
          <table:table-cell table:formula="of:=IF([.K9]&lt;&gt;&quot;&quot;;CONCATENATE(&quot;'&quot;;[.K9];&quot;'&quot;); &quot;&quot;)" office:value-type="string" office:string-value="'book'">
            <text:p>'book'</text:p>
          </table:table-cell>
          <table:table-cell office:value-type="float" office:value="2005">
            <text:p>2005</text:p>
          </table:table-cell>
          <table:table-cell table:formula="of:=IF([.M9]&lt;&gt;&quot;&quot;;CONCATENATE([.$M$2]; &quot;: &quot;; [.M9]; &quot;, &quot;); &quot;&quot;)" office:value-type="string" office:string-value="year: 2005, ">
            <text:p>year: 2005, </text:p>
          </table:table-cell>
          <table:table-cell office:value-type="float" office:value="6">
            <text:p>6</text:p>
          </table:table-cell>
          <table:table-cell office:value-type="string">
            <text:p>Clayton</text:p>
          </table:table-cell>
          <table:table-cell table:formula="of:=IF([.P9]&lt;&gt;&quot;&quot;;CONCATENATE(&quot;'&quot;;[.P9]; &quot;'&quot;); &quot;&quot;)" office:value-type="string" office:string-value="'Clayton'">
            <text:p>'Clayton'</text:p>
          </table:table-cell>
          <table:table-cell office:value-type="string">
            <text:p>totally boring</text:p>
          </table:table-cell>
          <table:table-cell table:style-name="ce4" table:formula="of:=IF([.R9]&lt;&gt;&quot;&quot;;CONCATENATE(&quot;'&quot;;[.R9]; &quot;'&quot;); &quot;&quot;)" office:value-type="string" office:string-value="'totally boring'">
            <text:p>'totally boring'</text:p>
          </table:table-cell>
          <table:table-cell table:style-name="ce4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F([.O9]&lt;&gt;&quot;&quot;;CONCATENATE([.$H$1]; &quot;: [&quot;; &quot; {&quot;; ;[.$O$2];&quot;: &quot;; [.O9]; &quot;, &quot;;[.$P$2];&quot;: &quot;; [.Q9]; &quot;, &quot;;[.$R$2];&quot;: &quot;; [.S9]; &quot;} &quot;; &quot; ],&quot;);&quot;&quot;)" office:value-type="string" office:string-value="rate: [ {rating: 6, reviewer: 'Clayton', comment: 'totally boring'}  ],">
            <text:p>rate: [ {rating: 6, reviewer: 'Clayton', comment: 'totally boring'} <text:s/>],</text:p>
          </table:table-cell>
          <table:table-cell/>
          <table:table-cell table:formula="of:=IF([.B9]&lt;&gt;&quot;&quot;;CONCATENATE(&quot;{&quot;;&quot; &quot;;[.$B$2];&quot;: &quot;; [.C9]; &quot;, &quot;;[.$D$2];&quot;: &quot;; [.E9]; &quot;, &quot;;[.$F$2];&quot;: &quot;; [.G9]; &quot;, &quot;;[.$I$2];&quot;: &quot;; [.J9]; &quot;, &quot;;[.$K$2];&quot;: &quot;; [.L9]; &quot;, &quot;; IF([.M9]&lt;&gt;&quot;&quot;;[.N9];&quot;&quot;); IF([.O9]&lt;&gt;&quot;&quot;;[.V9];&quot;&quot;); [.$U$2];&quot;: &quot;; [.U9]; &quot; },&quot;);&quot;&quot;)" office:value-type="string" office:string-value="{ title: 'Thus Spake Zarathustra', creator: 'Nietzsche', series: 'Wilco Book Series', category: 'book', subcategory: 'book', year: 2005, rate: [ {rating: 6, reviewer: 'Clayton', comment: 'totally boring'}  ],price: 4 },">
            <text:p>{ title: 'Thus Spake Zarathustra', creator: 'Nietzsche', series: 'Wilco Book Series', category: 'book', subcategory: 'book', year: 2005, rate: [ {rating: 6, reviewer: 'Clayton', comment: 'totally boring'} <text:s/>],price: 4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Sushi and Juice</text:p>
          </table:table-cell>
          <table:table-cell table:formula="of:=IF([.B10]&lt;&gt;&quot;&quot;;CONCATENATE(&quot;'&quot;;[.B10]; &quot;'&quot;); &quot;&quot;)" office:value-type="string" office:string-value="'Sushi and Juice'">
            <text:p>'Sushi and Juice'</text:p>
          </table:table-cell>
          <table:table-cell office:value-type="string">
            <text:p>Beyond Sushi</text:p>
          </table:table-cell>
          <table:table-cell table:formula="of:=IF([.D10]&lt;&gt;&quot;&quot;;CONCATENATE(&quot;'&quot;;[.D10]; &quot;'&quot;); &quot;&quot;)" office:value-type="string" office:string-value="'Beyond Sushi'">
            <text:p>'Beyond Sushi'</text:p>
          </table:table-cell>
          <table:table-cell office:value-type="string">
            <text:p>USQ</text:p>
          </table:table-cell>
          <table:table-cell table:style-name="ce4" table:formula="of:=IF([.F10]&lt;&gt;&quot;&quot;;CONCATENATE(&quot;'&quot;;[.F10]; &quot;'&quot;); &quot;&quot;)" office:value-type="string" office:string-value="'USQ'">
            <text:p>'USQ'</text:p>
          </table:table-cell>
          <table:table-cell/>
          <table:table-cell office:value-type="string">
            <text:p>food</text:p>
          </table:table-cell>
          <table:table-cell table:formula="of:=IF([.I10]&lt;&gt;&quot;&quot;;CONCATENATE(&quot;'&quot;;[.I10];&quot;'&quot;); &quot;&quot;)" office:value-type="string" office:string-value="'food'">
            <text:p>'food'</text:p>
          </table:table-cell>
          <table:table-cell office:value-type="string">
            <text:p>restaurant</text:p>
          </table:table-cell>
          <table:table-cell table:formula="of:=IF([.K10]&lt;&gt;&quot;&quot;;CONCATENATE(&quot;'&quot;;[.K10];&quot;'&quot;); &quot;&quot;)" office:value-type="string" office:string-value="'restaurant'">
            <text:p>'restaurant'</text:p>
          </table:table-cell>
          <table:table-cell office:value-type="float" office:value="2013">
            <text:p>2013</text:p>
          </table:table-cell>
          <table:table-cell table:formula="of:=IF([.M10]&lt;&gt;&quot;&quot;;CONCATENATE([.$M$2]; &quot;: &quot;; [.M10]; &quot;, &quot;); &quot;&quot;)" office:value-type="string" office:string-value="year: 2013, ">
            <text:p>year: 2013, </text:p>
          </table:table-cell>
          <table:table-cell office:value-type="float" office:value="7">
            <text:p>7</text:p>
          </table:table-cell>
          <table:table-cell office:value-type="string">
            <text:p>Clayton</text:p>
          </table:table-cell>
          <table:table-cell table:formula="of:=IF([.P10]&lt;&gt;&quot;&quot;;CONCATENATE(&quot;'&quot;;[.P10]; &quot;'&quot;); &quot;&quot;)" office:value-type="string" office:string-value="'Clayton'">
            <text:p>'Clayton'</text:p>
          </table:table-cell>
          <table:table-cell office:value-type="string">
            <text:p><text:s/></text:p>
          </table:table-cell>
          <table:table-cell table:style-name="ce4" table:formula="of:=IF([.R10]&lt;&gt;&quot;&quot;;CONCATENATE(&quot;'&quot;;[.R10]; &quot;'&quot;); &quot;&quot;)" office:value-type="string" office:string-value="' '">
            <text:p>' '</text:p>
          </table:table-cell>
          <table:table-cell table:style-name="ce4"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IF([.O10]&lt;&gt;&quot;&quot;;CONCATENATE([.$H$1]; &quot;: [&quot;; &quot; {&quot;; ;[.$O$2];&quot;: &quot;; [.O10]; &quot;, &quot;;[.$P$2];&quot;: &quot;; [.Q10]; &quot;, &quot;;[.$R$2];&quot;: &quot;; [.S10]; &quot;} &quot;; &quot; ],&quot;);&quot;&quot;)" office:value-type="string" office:string-value="rate: [ {rating: 7, reviewer: 'Clayton', comment: ' '}  ],">
            <text:p>rate: [ {rating: 7, reviewer: 'Clayton', comment: ' '} <text:s/>],</text:p>
          </table:table-cell>
          <table:table-cell/>
          <table:table-cell table:formula="of:=IF([.B10]&lt;&gt;&quot;&quot;;CONCATENATE(&quot;{&quot;;&quot; &quot;;[.$B$2];&quot;: &quot;; [.C10]; &quot;, &quot;;[.$D$2];&quot;: &quot;; [.E10]; &quot;, &quot;;[.$F$2];&quot;: &quot;; [.G10]; &quot;, &quot;;[.$I$2];&quot;: &quot;; [.J10]; &quot;, &quot;;[.$K$2];&quot;: &quot;; [.L10]; &quot;, &quot;; IF([.M10]&lt;&gt;&quot;&quot;;[.N10];&quot;&quot;); IF([.O10]&lt;&gt;&quot;&quot;;[.V10];&quot;&quot;); [.$U$2];&quot;: &quot;; [.U10]; &quot; },&quot;);&quot;&quot;)" office:value-type="string" office:string-value="{ title: 'Sushi and Juice', creator: 'Beyond Sushi', series: 'USQ', category: 'food', subcategory: 'restaurant', year: 2013, rate: [ {rating: 7, reviewer: 'Clayton', comment: ' '}  ],price: 15 },">
            <text:p>{ title: 'Sushi and Juice', creator: 'Beyond Sushi', series: 'USQ', category: 'food', subcategory: 'restaurant', year: 2013, rate: [ {rating: 7, reviewer: 'Clayton', comment: ' '} <text:s/>],price: 1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Milkshake</text:p>
          </table:table-cell>
          <table:table-cell table:formula="of:=IF([.B11]&lt;&gt;&quot;&quot;;CONCATENATE(&quot;'&quot;;[.B11]; &quot;'&quot;); &quot;&quot;)" office:value-type="string" office:string-value="'Milkshake'">
            <text:p>'Milkshake'</text:p>
          </table:table-cell>
          <table:table-cell office:value-type="string">
            <text:p>One Lucky Duck</text:p>
          </table:table-cell>
          <table:table-cell table:formula="of:=IF([.D11]&lt;&gt;&quot;&quot;;CONCATENATE(&quot;'&quot;;[.D11]; &quot;'&quot;); &quot;&quot;)" office:value-type="string" office:string-value="'One Lucky Duck'">
            <text:p>'One Lucky Duck'</text:p>
          </table:table-cell>
          <table:table-cell office:value-type="string">
            <text:p>Gramercy</text:p>
          </table:table-cell>
          <table:table-cell table:style-name="ce4" table:formula="of:=IF([.F11]&lt;&gt;&quot;&quot;;CONCATENATE(&quot;'&quot;;[.F11]; &quot;'&quot;); &quot;&quot;)" office:value-type="string" office:string-value="'Gramercy'">
            <text:p>'Gramercy'</text:p>
          </table:table-cell>
          <table:table-cell/>
          <table:table-cell office:value-type="string">
            <text:p>food</text:p>
          </table:table-cell>
          <table:table-cell table:formula="of:=IF([.I11]&lt;&gt;&quot;&quot;;CONCATENATE(&quot;'&quot;;[.I11];&quot;'&quot;); &quot;&quot;)" office:value-type="string" office:string-value="'food'">
            <text:p>'food'</text:p>
          </table:table-cell>
          <table:table-cell office:value-type="string">
            <text:p>restaurant</text:p>
          </table:table-cell>
          <table:table-cell table:formula="of:=IF([.K11]&lt;&gt;&quot;&quot;;CONCATENATE(&quot;'&quot;;[.K11];&quot;'&quot;); &quot;&quot;)" office:value-type="string" office:string-value="'restaurant'">
            <text:p>'restaurant'</text:p>
          </table:table-cell>
          <table:table-cell office:value-type="float" office:value="2013">
            <text:p>2013</text:p>
          </table:table-cell>
          <table:table-cell table:formula="of:=IF([.M11]&lt;&gt;&quot;&quot;;CONCATENATE([.$M$2]; &quot;: &quot;; [.M11]; &quot;, &quot;); &quot;&quot;)" office:value-type="string" office:string-value="year: 2013, ">
            <text:p>year: 2013, </text:p>
          </table:table-cell>
          <table:table-cell office:value-type="float" office:value="3">
            <text:p>3</text:p>
          </table:table-cell>
          <table:table-cell office:value-type="string">
            <text:p>Clayton</text:p>
          </table:table-cell>
          <table:table-cell table:formula="of:=IF([.P11]&lt;&gt;&quot;&quot;;CONCATENATE(&quot;'&quot;;[.P11]; &quot;'&quot;); &quot;&quot;)" office:value-type="string" office:string-value="'Clayton'">
            <text:p>'Clayton'</text:p>
          </table:table-cell>
          <table:table-cell office:value-type="string">
            <text:p>I felt like crying</text:p>
          </table:table-cell>
          <table:table-cell table:style-name="ce4" table:formula="of:=IF([.R11]&lt;&gt;&quot;&quot;;CONCATENATE(&quot;'&quot;;[.R11]; &quot;'&quot;); &quot;&quot;)" office:value-type="string" office:string-value="'I felt like crying'">
            <text:p>'I felt like crying'</text:p>
          </table:table-cell>
          <table:table-cell table:style-name="ce4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IF([.O11]&lt;&gt;&quot;&quot;;CONCATENATE([.$H$1]; &quot;: [&quot;; &quot; {&quot;; ;[.$O$2];&quot;: &quot;; [.O11]; &quot;, &quot;;[.$P$2];&quot;: &quot;; [.Q11]; &quot;, &quot;;[.$R$2];&quot;: &quot;; [.S11]; &quot;} &quot;; &quot; ],&quot;);&quot;&quot;)" office:value-type="string" office:string-value="rate: [ {rating: 3, reviewer: 'Clayton', comment: 'I felt like crying'}  ],">
            <text:p>rate: [ {rating: 3, reviewer: 'Clayton', comment: 'I felt like crying'} <text:s/>],</text:p>
          </table:table-cell>
          <table:table-cell/>
          <table:table-cell table:formula="of:=IF([.B11]&lt;&gt;&quot;&quot;;CONCATENATE(&quot;{&quot;;&quot; &quot;;[.$B$2];&quot;: &quot;; [.C11]; &quot;, &quot;;[.$D$2];&quot;: &quot;; [.E11]; &quot;, &quot;;[.$F$2];&quot;: &quot;; [.G11]; &quot;, &quot;;[.$I$2];&quot;: &quot;; [.J11]; &quot;, &quot;;[.$K$2];&quot;: &quot;; [.L11]; &quot;, &quot;; IF([.M11]&lt;&gt;&quot;&quot;;[.N11];&quot;&quot;); IF([.O11]&lt;&gt;&quot;&quot;;[.V11];&quot;&quot;); [.$U$2];&quot;: &quot;; [.U11]; &quot; },&quot;);&quot;&quot;)" office:value-type="string" office:string-value="{ title: 'Milkshake', creator: 'One Lucky Duck', series: 'Gramercy', category: 'food', subcategory: 'restaurant', year: 2013, rate: [ {rating: 3, reviewer: 'Clayton', comment: 'I felt like crying'}  ],price: 13 },">
            <text:p>{ title: 'Milkshake', creator: 'One Lucky Duck', series: 'Gramercy', category: 'food', subcategory: 'restaurant', year: 2013, rate: [ {rating: 3, reviewer: 'Clayton', comment: 'I felt like crying'} <text:s/>],price: 13 },</text:p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12]&lt;&gt;&quot;&quot;;CONCATENATE(&quot;'&quot;;[.B12]; &quot;'&quot;); &quot;&quot;)">
            <text:p/>
          </table:table-cell>
          <table:table-cell/>
          <table:table-cell table:formula="of:=IF([.D12]&lt;&gt;&quot;&quot;;CONCATENATE(&quot;'&quot;;[.D12]; &quot;'&quot;); &quot;&quot;)">
            <text:p/>
          </table:table-cell>
          <table:table-cell/>
          <table:table-cell table:style-name="ce4" table:formula="of:=IF([.F12]&lt;&gt;&quot;&quot;;CONCATENATE(&quot;'&quot;;[.F12]; &quot;'&quot;); &quot;&quot;)">
            <text:p/>
          </table:table-cell>
          <table:table-cell/>
          <table:table-cell/>
          <table:table-cell table:formula="of:=IF([.I12]&lt;&gt;&quot;&quot;;CONCATENATE(&quot;'&quot;;[.I12];&quot;'&quot;); &quot;&quot;)">
            <text:p/>
          </table:table-cell>
          <table:table-cell/>
          <table:table-cell table:formula="of:=IF([.K12]&lt;&gt;&quot;&quot;;CONCATENATE(&quot;'&quot;;[.K12];&quot;'&quot;); &quot;&quot;)">
            <text:p/>
          </table:table-cell>
          <table:table-cell/>
          <table:table-cell table:formula="of:=IF([.M12]&lt;&gt;&quot;&quot;;CONCATENATE([.$M$2]; &quot;: &quot;; [.M12]; &quot;, &quot;); &quot;&quot;)">
            <text:p/>
          </table:table-cell>
          <table:table-cell table:number-columns-repeated="2"/>
          <table:table-cell table:formula="of:=IF([.P12]&lt;&gt;&quot;&quot;;CONCATENATE(&quot;'&quot;;[.P12]; &quot;'&quot;); &quot;&quot;)">
            <text:p/>
          </table:table-cell>
          <table:table-cell/>
          <table:table-cell table:style-name="ce4" table:formula="of:=IF([.R12]&lt;&gt;&quot;&quot;;CONCATENATE(&quot;'&quot;;[.R12]; &quot;'&quot;); &quot;&quot;)">
            <text:p/>
          </table:table-cell>
          <table:table-cell table:style-name="ce4" office:value-type="float" office:value="18">
            <text:p>18</text:p>
          </table:table-cell>
          <table:table-cell table:formula="of:=IF([.T12]&lt;&gt;&quot;&quot;;CONCATENATE(&quot;pricetest(&quot;;[.T12];&quot;)&quot;);&quot;&quot;)" office:value-type="string" office:string-value="pricetest(18)">
            <text:p>pricetest(18)</text:p>
          </table:table-cell>
          <table:table-cell table:formula="of:=IF([.O12]&lt;&gt;&quot;&quot;;CONCATENATE([.$H$1]; &quot;: [&quot;; &quot; {&quot;; ;[.$O$2];&quot;: &quot;; [.O12]; &quot;, &quot;;[.$P$2];&quot;: &quot;; [.Q12]; &quot;, &quot;;[.$R$2];&quot;: &quot;; [.S12]; &quot;} &quot;; &quot; ],&quot;);&quot;&quot;)">
            <text:p/>
          </table:table-cell>
          <table:table-cell/>
          <table:table-cell table:formula="of:=IF([.B12]&lt;&gt;&quot;&quot;;CONCATENATE(&quot;{&quot;;&quot; &quot;;[.$B$2];&quot;: &quot;; [.C12]; &quot;, &quot;;[.$D$2];&quot;: &quot;; [.E12]; &quot;, &quot;;[.$F$2];&quot;: &quot;; [.G12]; &quot;, &quot;;[.$I$2];&quot;: &quot;; [.J12]; &quot;, &quot;;[.$K$2];&quot;: &quot;; [.L12]; &quot;, &quot;; IF([.M12]&lt;&gt;&quot;&quot;;[.N12];&quot;&quot;); IF([.O12]&lt;&gt;&quot;&quot;;[.V12];&quot;&quot;); [.$U$2];&quot;: &quot;; [.U12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 office:value-type="float" office:value="8302013">
            <text:p>8302013</text:p>
          </table:table-cell>
          <table:table-cell table:formula="of:=IF([.B13]&lt;&gt;&quot;&quot;;CONCATENATE(&quot;'&quot;;[.B13]; &quot;'&quot;); &quot;&quot;)" office:value-type="string" office:string-value="'8302013'">
            <text:p>'8302013'</text:p>
          </table:table-cell>
          <table:table-cell office:value-type="string">
            <text:p>YACHT</text:p>
          </table:table-cell>
          <table:table-cell table:formula="of:=IF([.D13]&lt;&gt;&quot;&quot;;CONCATENATE(&quot;'&quot;;[.D13]; &quot;'&quot;); &quot;&quot;)" office:value-type="string" office:string-value="'YACHT'">
            <text:p>'YACHT'</text:p>
          </table:table-cell>
          <table:table-cell office:value-type="string">
            <text:p>Music Hall of Williamsburg</text:p>
          </table:table-cell>
          <table:table-cell table:style-name="ce4" table:formula="of:=IF([.F13]&lt;&gt;&quot;&quot;;CONCATENATE(&quot;'&quot;;[.F13]; &quot;'&quot;); &quot;&quot;)" office:value-type="string" office:string-value="'Music Hall of Williamsburg'">
            <text:p>'Music Hall of Williamsburg'</text:p>
          </table:table-cell>
          <table:table-cell/>
          <table:table-cell office:value-type="string">
            <text:p>music</text:p>
          </table:table-cell>
          <table:table-cell table:formula="of:=IF([.I13]&lt;&gt;&quot;&quot;;CONCATENATE(&quot;'&quot;;[.I13];&quot;'&quot;); &quot;&quot;)" office:value-type="string" office:string-value="'music'">
            <text:p>'music'</text:p>
          </table:table-cell>
          <table:table-cell office:value-type="string">
            <text:p>concert</text:p>
          </table:table-cell>
          <table:table-cell table:formula="of:=IF([.K13]&lt;&gt;&quot;&quot;;CONCATENATE(&quot;'&quot;;[.K13];&quot;'&quot;); &quot;&quot;)" office:value-type="string" office:string-value="'concert'">
            <text:p>'concert'</text:p>
          </table:table-cell>
          <table:table-cell office:value-type="float" office:value="2013">
            <text:p>2013</text:p>
          </table:table-cell>
          <table:table-cell table:formula="of:=IF([.M13]&lt;&gt;&quot;&quot;;CONCATENATE([.$M$2]; &quot;: &quot;; [.M13]; &quot;, &quot;); &quot;&quot;)" office:value-type="string" office:string-value="year: 2013, ">
            <text:p>year: 2013, </text:p>
          </table:table-cell>
          <table:table-cell office:value-type="float" office:value="9">
            <text:p>9</text:p>
          </table:table-cell>
          <table:table-cell office:value-type="string">
            <text:p>Cheryl</text:p>
          </table:table-cell>
          <table:table-cell table:formula="of:=IF([.P13]&lt;&gt;&quot;&quot;;CONCATENATE(&quot;'&quot;;[.P13]; &quot;'&quot;); &quot;&quot;)" office:value-type="string" office:string-value="'Cheryl'">
            <text:p>'Cheryl'</text:p>
          </table:table-cell>
          <table:table-cell office:value-type="string">
            <text:p>hoping it will be good</text:p>
          </table:table-cell>
          <table:table-cell table:style-name="ce4" table:formula="of:=IF([.R13]&lt;&gt;&quot;&quot;;CONCATENATE(&quot;'&quot;;[.R13]; &quot;'&quot;); &quot;&quot;)" office:value-type="string" office:string-value="'hoping it will be good'">
            <text:p>'hoping it will be good'</text:p>
          </table:table-cell>
          <table:table-cell table:style-name="ce4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IF([.O13]&lt;&gt;&quot;&quot;;CONCATENATE([.$H$1]; &quot;: [&quot;; &quot; {&quot;; ;[.$O$2];&quot;: &quot;; [.O13]; &quot;, &quot;;[.$P$2];&quot;: &quot;; [.Q13]; &quot;, &quot;;[.$R$2];&quot;: &quot;; [.S13]; &quot;} &quot;; &quot; ],&quot;);&quot;&quot;)" office:value-type="string" office:string-value="rate: [ {rating: 9, reviewer: 'Cheryl', comment: 'hoping it will be good'}  ],">
            <text:p>rate: [ {rating: 9, reviewer: 'Cheryl', comment: 'hoping it will be good'} <text:s/>],</text:p>
          </table:table-cell>
          <table:table-cell/>
          <table:table-cell table:formula="of:=IF([.B13]&lt;&gt;&quot;&quot;;CONCATENATE(&quot;{&quot;;&quot; &quot;;[.$B$2];&quot;: &quot;; [.C13]; &quot;, &quot;;[.$D$2];&quot;: &quot;; [.E13]; &quot;, &quot;;[.$F$2];&quot;: &quot;; [.G13]; &quot;, &quot;;[.$I$2];&quot;: &quot;; [.J13]; &quot;, &quot;;[.$K$2];&quot;: &quot;; [.L13]; &quot;, &quot;; IF([.M13]&lt;&gt;&quot;&quot;;[.N13];&quot;&quot;); IF([.O13]&lt;&gt;&quot;&quot;;[.V13];&quot;&quot;); [.$U$2];&quot;: &quot;; [.U13]; &quot; },&quot;);&quot;&quot;)" office:value-type="string" office:string-value="{ title: '8302013', creator: 'YACHT', series: 'Music Hall of Williamsburg', category: 'music', subcategory: 'concert', year: 2013, rate: [ {rating: 9, reviewer: 'Cheryl', comment: 'hoping it will be good'}  ],price: 17 },">
            <text:p>{ title: '8302013', creator: 'YACHT', series: 'Music Hall of Williamsburg', category: 'music', subcategory: 'concert', year: 2013, rate: [ {rating: 9, reviewer: 'Cheryl', comment: 'hoping it will be good'} <text:s/>],price: 17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Psychic City</text:p>
          </table:table-cell>
          <table:table-cell table:formula="of:=IF([.B14]&lt;&gt;&quot;&quot;;CONCATENATE(&quot;'&quot;;[.B14]; &quot;'&quot;); &quot;&quot;)" office:value-type="string" office:string-value="'Psychic City'">
            <text:p>'Psychic City'</text:p>
          </table:table-cell>
          <table:table-cell office:value-type="string">
            <text:p>YACHT</text:p>
          </table:table-cell>
          <table:table-cell table:formula="of:=IF([.D14]&lt;&gt;&quot;&quot;;CONCATENATE(&quot;'&quot;;[.D14]; &quot;'&quot;); &quot;&quot;)" office:value-type="string" office:string-value="'YACHT'">
            <text:p>'YACHT'</text:p>
          </table:table-cell>
          <table:table-cell office:value-type="string">
            <text:p>See Mystery Lights</text:p>
          </table:table-cell>
          <table:table-cell table:style-name="ce4" table:formula="of:=IF([.F14]&lt;&gt;&quot;&quot;;CONCATENATE(&quot;'&quot;;[.F14]; &quot;'&quot;); &quot;&quot;)" office:value-type="string" office:string-value="'See Mystery Lights'">
            <text:p>'See Mystery Lights'</text:p>
          </table:table-cell>
          <table:table-cell/>
          <table:table-cell office:value-type="string">
            <text:p>music</text:p>
          </table:table-cell>
          <table:table-cell table:formula="of:=IF([.I14]&lt;&gt;&quot;&quot;;CONCATENATE(&quot;'&quot;;[.I14];&quot;'&quot;); &quot;&quot;)" office:value-type="string" office:string-value="'music'">
            <text:p>'music'</text:p>
          </table:table-cell>
          <table:table-cell office:value-type="string">
            <text:p>song</text:p>
          </table:table-cell>
          <table:table-cell table:formula="of:=IF([.K14]&lt;&gt;&quot;&quot;;CONCATENATE(&quot;'&quot;;[.K14];&quot;'&quot;); &quot;&quot;)" office:value-type="string" office:string-value="'song'">
            <text:p>'song'</text:p>
          </table:table-cell>
          <table:table-cell office:value-type="float" office:value="2010">
            <text:p>2010</text:p>
          </table:table-cell>
          <table:table-cell table:formula="of:=IF([.M14]&lt;&gt;&quot;&quot;;CONCATENATE([.$M$2]; &quot;: &quot;; [.M14]; &quot;, &quot;); &quot;&quot;)" office:value-type="string" office:string-value="year: 2010, ">
            <text:p>year: 2010, </text:p>
          </table:table-cell>
          <table:table-cell office:value-type="float" office:value="6">
            <text:p>6</text:p>
          </table:table-cell>
          <table:table-cell office:value-type="string">
            <text:p>Cheryl</text:p>
          </table:table-cell>
          <table:table-cell table:formula="of:=IF([.P14]&lt;&gt;&quot;&quot;;CONCATENATE(&quot;'&quot;;[.P14]; &quot;'&quot;); &quot;&quot;)" office:value-type="string" office:string-value="'Cheryl'">
            <text:p>'Cheryl'</text:p>
          </table:table-cell>
          <table:table-cell office:value-type="string">
            <text:p>really feels like NYC</text:p>
          </table:table-cell>
          <table:table-cell table:style-name="ce4" table:formula="of:=IF([.R14]&lt;&gt;&quot;&quot;;CONCATENATE(&quot;'&quot;;[.R14]; &quot;'&quot;); &quot;&quot;)" office:value-type="string" office:string-value="'really feels like NYC'">
            <text:p>'really feels like NYC'</text:p>
          </table:table-cell>
          <table:table-cell table:style-name="ce4"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IF([.O14]&lt;&gt;&quot;&quot;;CONCATENATE([.$H$1]; &quot;: [&quot;; &quot; {&quot;; ;[.$O$2];&quot;: &quot;; [.O14]; &quot;, &quot;;[.$P$2];&quot;: &quot;; [.Q14]; &quot;, &quot;;[.$R$2];&quot;: &quot;; [.S14]; &quot;} &quot;; &quot; ],&quot;);&quot;&quot;)" office:value-type="string" office:string-value="rate: [ {rating: 6, reviewer: 'Cheryl', comment: 'really feels like NYC'}  ],">
            <text:p>rate: [ {rating: 6, reviewer: 'Cheryl', comment: 'really feels like NYC'} <text:s/>],</text:p>
          </table:table-cell>
          <table:table-cell/>
          <table:table-cell table:formula="of:=IF([.B14]&lt;&gt;&quot;&quot;;CONCATENATE(&quot;{&quot;;&quot; &quot;;[.$B$2];&quot;: &quot;; [.C14]; &quot;, &quot;;[.$D$2];&quot;: &quot;; [.E14]; &quot;, &quot;;[.$F$2];&quot;: &quot;; [.G14]; &quot;, &quot;;[.$I$2];&quot;: &quot;; [.J14]; &quot;, &quot;;[.$K$2];&quot;: &quot;; [.L14]; &quot;, &quot;; IF([.M14]&lt;&gt;&quot;&quot;;[.N14];&quot;&quot;); IF([.O14]&lt;&gt;&quot;&quot;;[.V14];&quot;&quot;); [.$U$2];&quot;: &quot;; [.U14]; &quot; },&quot;);&quot;&quot;)" office:value-type="string" office:string-value="{ title: 'Psychic City', creator: 'YACHT', series: 'See Mystery Lights', category: 'music', subcategory: 'song', year: 2010, rate: [ {rating: 6, reviewer: 'Cheryl', comment: 'really feels like NYC'}  ],price: 5 },">
            <text:p>{ title: 'Psychic City', creator: 'YACHT', series: 'See Mystery Lights', category: 'music', subcategory: 'song', year: 2010, rate: [ {rating: 6, reviewer: 'Cheryl', comment: 'really feels like NYC'} <text:s/>],price: 5 },</text:p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15]&lt;&gt;&quot;&quot;;CONCATENATE(&quot;'&quot;;[.B15]; &quot;'&quot;); &quot;&quot;)">
            <text:p/>
          </table:table-cell>
          <table:table-cell/>
          <table:table-cell table:formula="of:=IF([.D15]&lt;&gt;&quot;&quot;;CONCATENATE(&quot;'&quot;;[.D15]; &quot;'&quot;); &quot;&quot;)">
            <text:p/>
          </table:table-cell>
          <table:table-cell/>
          <table:table-cell table:style-name="ce4" table:formula="of:=IF([.F15]&lt;&gt;&quot;&quot;;CONCATENATE(&quot;'&quot;;[.F15]; &quot;'&quot;); &quot;&quot;)">
            <text:p/>
          </table:table-cell>
          <table:table-cell/>
          <table:table-cell/>
          <table:table-cell table:formula="of:=IF([.I15]&lt;&gt;&quot;&quot;;CONCATENATE(&quot;'&quot;;[.I15];&quot;'&quot;); &quot;&quot;)">
            <text:p/>
          </table:table-cell>
          <table:table-cell/>
          <table:table-cell table:formula="of:=IF([.K15]&lt;&gt;&quot;&quot;;CONCATENATE(&quot;'&quot;;[.K15];&quot;'&quot;); &quot;&quot;)">
            <text:p/>
          </table:table-cell>
          <table:table-cell/>
          <table:table-cell table:formula="of:=IF([.M15]&lt;&gt;&quot;&quot;;CONCATENATE([.$M$2]; &quot;: &quot;; [.M15]; &quot;, &quot;); &quot;&quot;)">
            <text:p/>
          </table:table-cell>
          <table:table-cell table:number-columns-repeated="2"/>
          <table:table-cell table:formula="of:=IF([.P15]&lt;&gt;&quot;&quot;;CONCATENATE(&quot;'&quot;;[.P15]; &quot;'&quot;); &quot;&quot;)">
            <text:p/>
          </table:table-cell>
          <table:table-cell/>
          <table:table-cell table:style-name="ce4" table:formula="of:=IF([.R15]&lt;&gt;&quot;&quot;;CONCATENATE(&quot;'&quot;;[.R15]; &quot;'&quot;); &quot;&quot;)">
            <text:p/>
          </table:table-cell>
          <table:table-cell table:style-name="ce4" office:value-type="float" office:value="21">
            <text:p>21</text:p>
          </table:table-cell>
          <table:table-cell table:formula="of:=IF([.T15]&lt;&gt;&quot;&quot;;CONCATENATE(&quot;pricetest(&quot;;[.T15];&quot;)&quot;);&quot;&quot;)" office:value-type="string" office:string-value="pricetest(21)">
            <text:p>pricetest(21)</text:p>
          </table:table-cell>
          <table:table-cell table:formula="of:=IF([.O15]&lt;&gt;&quot;&quot;;CONCATENATE([.$H$1]; &quot;: [&quot;; &quot; {&quot;; ;[.$O$2];&quot;: &quot;; [.O15]; &quot;, &quot;;[.$P$2];&quot;: &quot;; [.Q15]; &quot;, &quot;;[.$R$2];&quot;: &quot;; [.S15]; &quot;} &quot;; &quot; ],&quot;);&quot;&quot;)">
            <text:p/>
          </table:table-cell>
          <table:table-cell/>
          <table:table-cell table:formula="of:=IF([.B15]&lt;&gt;&quot;&quot;;CONCATENATE(&quot;{&quot;;&quot; &quot;;[.$B$2];&quot;: &quot;; [.C15]; &quot;, &quot;;[.$D$2];&quot;: &quot;; [.E15]; &quot;, &quot;;[.$F$2];&quot;: &quot;; [.G15]; &quot;, &quot;;[.$I$2];&quot;: &quot;; [.J15]; &quot;, &quot;;[.$K$2];&quot;: &quot;; [.L15]; &quot;, &quot;; IF([.M15]&lt;&gt;&quot;&quot;;[.N15];&quot;&quot;); IF([.O15]&lt;&gt;&quot;&quot;;[.V15];&quot;&quot;); [.$U$2];&quot;: &quot;; [.U15]; &quot; },&quot;);&quot;&quot;)">
            <text:p/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Marcel Duchamp: The Afternoon Interviews</text:p>
          </table:table-cell>
          <table:table-cell table:formula="of:=IF([.B16]&lt;&gt;&quot;&quot;;CONCATENATE(&quot;'&quot;;[.B16]; &quot;'&quot;); &quot;&quot;)" office:value-type="string" office:string-value="'Marcel Duchamp: The Afternoon Interviews'">
            <text:p>'Marcel Duchamp: The Afternoon Interviews'</text:p>
          </table:table-cell>
          <table:table-cell office:value-type="string">
            <text:p>Calvin Tomkins</text:p>
          </table:table-cell>
          <table:table-cell table:formula="of:=IF([.D16]&lt;&gt;&quot;&quot;;CONCATENATE(&quot;'&quot;;[.D16]; &quot;'&quot;); &quot;&quot;)" office:value-type="string" office:string-value="'Calvin Tomkins'">
            <text:p>'Calvin Tomkins'</text:p>
          </table:table-cell>
          <table:table-cell office:value-type="string">
            <text:p>Badlands United</text:p>
          </table:table-cell>
          <table:table-cell table:style-name="ce4" table:formula="of:=IF([.F16]&lt;&gt;&quot;&quot;;CONCATENATE(&quot;'&quot;;[.F16]; &quot;'&quot;); &quot;&quot;)" office:value-type="string" office:string-value="'Badlands United'">
            <text:p>'Badlands United'</text:p>
          </table:table-cell>
          <table:table-cell/>
          <table:table-cell office:value-type="string">
            <text:p>book</text:p>
          </table:table-cell>
          <table:table-cell table:formula="of:=IF([.I16]&lt;&gt;&quot;&quot;;CONCATENATE(&quot;'&quot;;[.I16];&quot;'&quot;); &quot;&quot;)" office:value-type="string" office:string-value="'book'">
            <text:p>'book'</text:p>
          </table:table-cell>
          <table:table-cell office:value-type="string">
            <text:p>nonfiction</text:p>
          </table:table-cell>
          <table:table-cell table:formula="of:=IF([.K16]&lt;&gt;&quot;&quot;;CONCATENATE(&quot;'&quot;;[.K16];&quot;'&quot;); &quot;&quot;)" office:value-type="string" office:string-value="'nonfiction'">
            <text:p>'nonfiction'</text:p>
          </table:table-cell>
          <table:table-cell office:value-type="float" office:value="2013">
            <text:p>2013</text:p>
          </table:table-cell>
          <table:table-cell table:formula="of:=IF([.M16]&lt;&gt;&quot;&quot;;CONCATENATE([.$M$2]; &quot;: &quot;; [.M16]; &quot;, &quot;); &quot;&quot;)" office:value-type="string" office:string-value="year: 2013, ">
            <text:p>year: 2013, </text:p>
          </table:table-cell>
          <table:table-cell table:number-columns-repeated="2"/>
          <table:table-cell table:formula="of:=IF([.P16]&lt;&gt;&quot;&quot;;CONCATENATE(&quot;'&quot;;[.P16]; &quot;'&quot;); &quot;&quot;)">
            <text:p/>
          </table:table-cell>
          <table:table-cell/>
          <table:table-cell table:style-name="ce4" table:formula="of:=IF([.R16]&lt;&gt;&quot;&quot;;CONCATENATE(&quot;'&quot;;[.R16]; &quot;'&quot;); &quot;&quot;)">
            <text:p/>
          </table:table-cell>
          <table:table-cell table:style-name="ce4"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IF([.O16]&lt;&gt;&quot;&quot;;CONCATENATE([.$H$1]; &quot;: [&quot;; &quot; {&quot;; ;[.$O$2];&quot;: &quot;; [.O16]; &quot;, &quot;;[.$P$2];&quot;: &quot;; [.Q16]; &quot;, &quot;;[.$R$2];&quot;: &quot;; [.S16]; &quot;} &quot;; &quot; ],&quot;);&quot;&quot;)">
            <text:p/>
          </table:table-cell>
          <table:table-cell/>
          <table:table-cell table:formula="of:=IF([.B16]&lt;&gt;&quot;&quot;;CONCATENATE(&quot;{&quot;;&quot; &quot;;[.$B$2];&quot;: &quot;; [.C16]; &quot;, &quot;;[.$D$2];&quot;: &quot;; [.E16]; &quot;, &quot;;[.$F$2];&quot;: &quot;; [.G16]; &quot;, &quot;;[.$I$2];&quot;: &quot;; [.J16]; &quot;, &quot;;[.$K$2];&quot;: &quot;; [.L16]; &quot;, &quot;; IF([.M16]&lt;&gt;&quot;&quot;;[.N16];&quot;&quot;); IF([.O16]&lt;&gt;&quot;&quot;;[.V16];&quot;&quot;); [.$U$2];&quot;: &quot;; [.U16]; &quot; },&quot;);&quot;&quot;)" office:value-type="string" office:string-value="{ title: 'Marcel Duchamp: The Afternoon Interviews', creator: 'Calvin Tomkins', series: 'Badlands United', category: 'book', subcategory: 'nonfiction', year: 2013, price: 16 },">
            <text:p>{ title: 'Marcel Duchamp: The Afternoon Interviews', creator: 'Calvin Tomkins', series: 'Badlands United', category: 'book', subcategory: 'nonfiction', year: 2013, price: 16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Friday</text:p>
          </table:table-cell>
          <table:table-cell table:formula="of:=IF([.B17]&lt;&gt;&quot;&quot;;CONCATENATE(&quot;'&quot;;[.B17]; &quot;'&quot;); &quot;&quot;)" office:value-type="string" office:string-value="'Friday'">
            <text:p>'Friday'</text:p>
          </table:table-cell>
          <table:table-cell office:value-type="string">
            <text:p>Rebecca Black</text:p>
          </table:table-cell>
          <table:table-cell table:formula="of:=IF([.D17]&lt;&gt;&quot;&quot;;CONCATENATE(&quot;'&quot;;[.D17]; &quot;'&quot;); &quot;&quot;)" office:value-type="string" office:string-value="'Rebecca Black'">
            <text:p>'Rebecca Black'</text:p>
          </table:table-cell>
          <table:table-cell office:value-type="string">
            <text:p>Friday</text:p>
          </table:table-cell>
          <table:table-cell table:style-name="ce4" table:formula="of:=IF([.F17]&lt;&gt;&quot;&quot;;CONCATENATE(&quot;'&quot;;[.F17]; &quot;'&quot;); &quot;&quot;)" office:value-type="string" office:string-value="'Friday'">
            <text:p>'Friday'</text:p>
          </table:table-cell>
          <table:table-cell/>
          <table:table-cell office:value-type="string">
            <text:p>music</text:p>
          </table:table-cell>
          <table:table-cell table:formula="of:=IF([.I17]&lt;&gt;&quot;&quot;;CONCATENATE(&quot;'&quot;;[.I17];&quot;'&quot;); &quot;&quot;)" office:value-type="string" office:string-value="'music'">
            <text:p>'music'</text:p>
          </table:table-cell>
          <table:table-cell office:value-type="string">
            <text:p>song</text:p>
          </table:table-cell>
          <table:table-cell table:formula="of:=IF([.K17]&lt;&gt;&quot;&quot;;CONCATENATE(&quot;'&quot;;[.K17];&quot;'&quot;); &quot;&quot;)" office:value-type="string" office:string-value="'song'">
            <text:p>'song'</text:p>
          </table:table-cell>
          <table:table-cell office:value-type="float" office:value="2011">
            <text:p>2011</text:p>
          </table:table-cell>
          <table:table-cell table:formula="of:=IF([.M17]&lt;&gt;&quot;&quot;;CONCATENATE([.$M$2]; &quot;: &quot;; [.M17]; &quot;, &quot;); &quot;&quot;)" office:value-type="string" office:string-value="year: 2011, ">
            <text:p>year: 2011, </text:p>
          </table:table-cell>
          <table:table-cell office:value-type="float" office:value="2">
            <text:p>2</text:p>
          </table:table-cell>
          <table:table-cell office:value-type="string">
            <text:p>Pitchfork</text:p>
          </table:table-cell>
          <table:table-cell table:formula="of:=IF([.P17]&lt;&gt;&quot;&quot;;CONCATENATE(&quot;'&quot;;[.P17]; &quot;'&quot;); &quot;&quot;)" office:value-type="string" office:string-value="'Pitchfork'">
            <text:p>'Pitchfork'</text:p>
          </table:table-cell>
          <table:table-cell office:value-type="string">
            <text:p>what</text:p>
          </table:table-cell>
          <table:table-cell table:style-name="ce4" table:formula="of:=IF([.R17]&lt;&gt;&quot;&quot;;CONCATENATE(&quot;'&quot;;[.R17]; &quot;'&quot;); &quot;&quot;)" office:value-type="string" office:string-value="'what'">
            <text:p>'what'</text:p>
          </table:table-cell>
          <table:table-cell table:style-name="ce4"/>
          <table:table-cell office:value-type="float" office:value="1">
            <text:p>1</text:p>
          </table:table-cell>
          <table:table-cell table:formula="of:=IF([.O17]&lt;&gt;&quot;&quot;;CONCATENATE([.$H$1]; &quot;: [&quot;; &quot; {&quot;; ;[.$O$2];&quot;: &quot;; [.O17]; &quot;, &quot;;[.$P$2];&quot;: &quot;; [.Q17]; &quot;, &quot;;[.$R$2];&quot;: &quot;; [.S17]; &quot;} &quot;; &quot; ],&quot;);&quot;&quot;)" office:value-type="string" office:string-value="rate: [ {rating: 2, reviewer: 'Pitchfork', comment: 'what'}  ],">
            <text:p>rate: [ {rating: 2, reviewer: 'Pitchfork', comment: 'what'} <text:s/>],</text:p>
          </table:table-cell>
          <table:table-cell/>
          <table:table-cell table:formula="of:=IF([.B17]&lt;&gt;&quot;&quot;;CONCATENATE(&quot;{&quot;;&quot; &quot;;[.$B$2];&quot;: &quot;; [.C17]; &quot;, &quot;;[.$D$2];&quot;: &quot;; [.E17]; &quot;, &quot;;[.$F$2];&quot;: &quot;; [.G17]; &quot;, &quot;;[.$I$2];&quot;: &quot;; [.J17]; &quot;, &quot;;[.$K$2];&quot;: &quot;; [.L17]; &quot;, &quot;; IF([.M17]&lt;&gt;&quot;&quot;;[.N17];&quot;&quot;); IF([.O17]&lt;&gt;&quot;&quot;;[.V17];&quot;&quot;); [.$U$2];&quot;: &quot;; [.U17]; &quot; },&quot;);&quot;&quot;)" office:value-type="string" office:string-value="{ title: 'Friday', creator: 'Rebecca Black', series: 'Friday', category: 'music', subcategory: 'song', year: 2011, rate: [ {rating: 2, reviewer: 'Pitchfork', comment: 'what'}  ],price: 1 },">
            <text:p>{ title: 'Friday', creator: 'Rebecca Black', series: 'Friday', category: 'music', subcategory: 'song', year: 2011, rate: [ {rating: 2, reviewer: 'Pitchfork', comment: 'what'} <text:s/>],price: 1 },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Flank Steak</text:p>
          </table:table-cell>
          <table:table-cell table:formula="of:=IF([.B18]&lt;&gt;&quot;&quot;;CONCATENATE(&quot;'&quot;;[.B18]; &quot;'&quot;); &quot;&quot;)" office:value-type="string" office:string-value="'Flank Steak'">
            <text:p>'Flank Steak'</text:p>
          </table:table-cell>
          <table:table-cell office:value-type="string">
            <text:p>Do or Dine</text:p>
          </table:table-cell>
          <table:table-cell table:formula="of:=IF([.D18]&lt;&gt;&quot;&quot;;CONCATENATE(&quot;'&quot;;[.D18]; &quot;'&quot;); &quot;&quot;)" office:value-type="string" office:string-value="'Do or Dine'">
            <text:p>'Do or Dine'</text:p>
          </table:table-cell>
          <table:table-cell office:value-type="string">
            <text:p>Bed Stuy</text:p>
          </table:table-cell>
          <table:table-cell table:style-name="ce4" table:formula="of:=IF([.F18]&lt;&gt;&quot;&quot;;CONCATENATE(&quot;'&quot;;[.F18]; &quot;'&quot;); &quot;&quot;)" office:value-type="string" office:string-value="'Bed Stuy'">
            <text:p>'Bed Stuy'</text:p>
          </table:table-cell>
          <table:table-cell/>
          <table:table-cell office:value-type="string">
            <text:p>food</text:p>
          </table:table-cell>
          <table:table-cell table:formula="of:=IF([.I18]&lt;&gt;&quot;&quot;;CONCATENATE(&quot;'&quot;;[.I18];&quot;'&quot;); &quot;&quot;)" office:value-type="string" office:string-value="'food'">
            <text:p>'food'</text:p>
          </table:table-cell>
          <table:table-cell office:value-type="string">
            <text:p>restaurant</text:p>
          </table:table-cell>
          <table:table-cell table:formula="of:=IF([.K18]&lt;&gt;&quot;&quot;;CONCATENATE(&quot;'&quot;;[.K18];&quot;'&quot;); &quot;&quot;)" office:value-type="string" office:string-value="'restaurant'">
            <text:p>'restaurant'</text:p>
          </table:table-cell>
          <table:table-cell office:value-type="float" office:value="2013">
            <text:p>2013</text:p>
          </table:table-cell>
          <table:table-cell table:formula="of:=IF([.M18]&lt;&gt;&quot;&quot;;CONCATENATE([.$M$2]; &quot;: &quot;; [.M18]; &quot;, &quot;); &quot;&quot;)" office:value-type="string" office:string-value="year: 2013, ">
            <text:p>year: 2013, </text:p>
          </table:table-cell>
          <table:table-cell office:value-type="float" office:value="9">
            <text:p>9</text:p>
          </table:table-cell>
          <table:table-cell office:value-type="string">
            <text:p>Cheryl</text:p>
          </table:table-cell>
          <table:table-cell table:formula="of:=IF([.P18]&lt;&gt;&quot;&quot;;CONCATENATE(&quot;'&quot;;[.P18]; &quot;'&quot;); &quot;&quot;)" office:value-type="string" office:string-value="'Cheryl'">
            <text:p>'Cheryl'</text:p>
          </table:table-cell>
          <table:table-cell office:value-type="string">
            <text:p>mmm</text:p>
          </table:table-cell>
          <table:table-cell table:style-name="ce4" table:formula="of:=IF([.R18]&lt;&gt;&quot;&quot;;CONCATENATE(&quot;'&quot;;[.R18]; &quot;'&quot;); &quot;&quot;)" office:value-type="string" office:string-value="'mmm'">
            <text:p>'mmm'</text:p>
          </table:table-cell>
          <table:table-cell table:style-name="ce4"/>
          <table:table-cell office:value-type="float" office:value="22">
            <text:p>22</text:p>
          </table:table-cell>
          <table:table-cell table:formula="of:=IF([.O18]&lt;&gt;&quot;&quot;;CONCATENATE([.$H$1]; &quot;: [&quot;; &quot; {&quot;; ;[.$O$2];&quot;: &quot;; [.O18]; &quot;, &quot;;[.$P$2];&quot;: &quot;; [.Q18]; &quot;, &quot;;[.$R$2];&quot;: &quot;; [.S18]; &quot;} &quot;; &quot; ],&quot;);&quot;&quot;)" office:value-type="string" office:string-value="rate: [ {rating: 9, reviewer: 'Cheryl', comment: 'mmm'}  ],">
            <text:p>rate: [ {rating: 9, reviewer: 'Cheryl', comment: 'mmm'} <text:s/>],</text:p>
          </table:table-cell>
          <table:table-cell/>
          <table:table-cell table:formula="of:=IF([.B18]&lt;&gt;&quot;&quot;;CONCATENATE(&quot;{&quot;;&quot; &quot;;[.$B$2];&quot;: &quot;; [.C18]; &quot;, &quot;;[.$D$2];&quot;: &quot;; [.E18]; &quot;, &quot;;[.$F$2];&quot;: &quot;; [.G18]; &quot;, &quot;;[.$I$2];&quot;: &quot;; [.J18]; &quot;, &quot;;[.$K$2];&quot;: &quot;; [.L18]; &quot;, &quot;; IF([.M18]&lt;&gt;&quot;&quot;;[.N18];&quot;&quot;); IF([.O18]&lt;&gt;&quot;&quot;;[.V18];&quot;&quot;); [.$U$2];&quot;: &quot;; [.U18]; &quot; },&quot;);&quot;&quot;)" office:value-type="string" office:string-value="{ title: 'Flank Steak', creator: 'Do or Dine', series: 'Bed Stuy', category: 'food', subcategory: 'restaurant', year: 2013, rate: [ {rating: 9, reviewer: 'Cheryl', comment: 'mmm'}  ],price: 22 },">
            <text:p>{ title: 'Flank Steak', creator: 'Do or Dine', series: 'Bed Stuy', category: 'food', subcategory: 'restaurant', year: 2013, rate: [ {rating: 9, reviewer: 'Cheryl', comment: 'mmm'} <text:s/>],price: 22 },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Foie Gras Donut</text:p>
          </table:table-cell>
          <table:table-cell table:formula="of:=IF([.B19]&lt;&gt;&quot;&quot;;CONCATENATE(&quot;'&quot;;[.B19]; &quot;'&quot;); &quot;&quot;)" office:value-type="string" office:string-value="'Foie Gras Donut'">
            <text:p>'Foie Gras Donut'</text:p>
          </table:table-cell>
          <table:table-cell office:value-type="string">
            <text:p>Do or Dine</text:p>
          </table:table-cell>
          <table:table-cell table:formula="of:=IF([.D19]&lt;&gt;&quot;&quot;;CONCATENATE(&quot;'&quot;;[.D19]; &quot;'&quot;); &quot;&quot;)" office:value-type="string" office:string-value="'Do or Dine'">
            <text:p>'Do or Dine'</text:p>
          </table:table-cell>
          <table:table-cell office:value-type="string">
            <text:p>Bed Stuy</text:p>
          </table:table-cell>
          <table:table-cell table:style-name="ce4" table:formula="of:=IF([.F19]&lt;&gt;&quot;&quot;;CONCATENATE(&quot;'&quot;;[.F19]; &quot;'&quot;); &quot;&quot;)" office:value-type="string" office:string-value="'Bed Stuy'">
            <text:p>'Bed Stuy'</text:p>
          </table:table-cell>
          <table:table-cell/>
          <table:table-cell office:value-type="string">
            <text:p>food</text:p>
          </table:table-cell>
          <table:table-cell table:formula="of:=IF([.I19]&lt;&gt;&quot;&quot;;CONCATENATE(&quot;'&quot;;[.I19];&quot;'&quot;); &quot;&quot;)" office:value-type="string" office:string-value="'food'">
            <text:p>'food'</text:p>
          </table:table-cell>
          <table:table-cell office:value-type="string">
            <text:p>restaurant</text:p>
          </table:table-cell>
          <table:table-cell table:formula="of:=IF([.K19]&lt;&gt;&quot;&quot;;CONCATENATE(&quot;'&quot;;[.K19];&quot;'&quot;); &quot;&quot;)" office:value-type="string" office:string-value="'restaurant'">
            <text:p>'restaurant'</text:p>
          </table:table-cell>
          <table:table-cell office:value-type="float" office:value="2013">
            <text:p>2013</text:p>
          </table:table-cell>
          <table:table-cell table:formula="of:=IF([.M19]&lt;&gt;&quot;&quot;;CONCATENATE([.$M$2]; &quot;: &quot;; [.M19]; &quot;, &quot;); &quot;&quot;)" office:value-type="string" office:string-value="year: 2013, ">
            <text:p>year: 2013, </text:p>
          </table:table-cell>
          <table:table-cell office:value-type="float" office:value="10">
            <text:p>10</text:p>
          </table:table-cell>
          <table:table-cell office:value-type="string">
            <text:p>Cheryl</text:p>
          </table:table-cell>
          <table:table-cell table:formula="of:=IF([.P19]&lt;&gt;&quot;&quot;;CONCATENATE(&quot;'&quot;;[.P19]; &quot;'&quot;); &quot;&quot;)" office:value-type="string" office:string-value="'Cheryl'">
            <text:p>'Cheryl'</text:p>
          </table:table-cell>
          <table:table-cell office:value-type="string">
            <text:p>delicious</text:p>
          </table:table-cell>
          <table:table-cell table:style-name="ce4" table:formula="of:=IF([.R19]&lt;&gt;&quot;&quot;;CONCATENATE(&quot;'&quot;;[.R19]; &quot;'&quot;); &quot;&quot;)" office:value-type="string" office:string-value="'delicious'">
            <text:p>'delicious'</text:p>
          </table:table-cell>
          <table:table-cell table:style-name="ce4"/>
          <table:table-cell office:value-type="float" office:value="11">
            <text:p>11</text:p>
          </table:table-cell>
          <table:table-cell table:formula="of:=IF([.O19]&lt;&gt;&quot;&quot;;CONCATENATE([.$H$1]; &quot;: [&quot;; &quot; {&quot;; ;[.$O$2];&quot;: &quot;; [.O19]; &quot;, &quot;;[.$P$2];&quot;: &quot;; [.Q19]; &quot;, &quot;;[.$R$2];&quot;: &quot;; [.S19]; &quot;} &quot;; &quot; ],&quot;);&quot;&quot;)" office:value-type="string" office:string-value="rate: [ {rating: 10, reviewer: 'Cheryl', comment: 'delicious'}  ],">
            <text:p>rate: [ {rating: 10, reviewer: 'Cheryl', comment: 'delicious'} <text:s/>],</text:p>
          </table:table-cell>
          <table:table-cell/>
          <table:table-cell table:formula="of:=IF([.B19]&lt;&gt;&quot;&quot;;CONCATENATE(&quot;{&quot;;&quot; &quot;;[.$B$2];&quot;: &quot;; [.C19]; &quot;, &quot;;[.$D$2];&quot;: &quot;; [.E19]; &quot;, &quot;;[.$F$2];&quot;: &quot;; [.G19]; &quot;, &quot;;[.$I$2];&quot;: &quot;; [.J19]; &quot;, &quot;;[.$K$2];&quot;: &quot;; [.L19]; &quot;, &quot;; IF([.M19]&lt;&gt;&quot;&quot;;[.N19];&quot;&quot;); IF([.O19]&lt;&gt;&quot;&quot;;[.V19];&quot;&quot;); [.$U$2];&quot;: &quot;; [.U19]; &quot; },&quot;);&quot;&quot;)" office:value-type="string" office:string-value="{ title: 'Foie Gras Donut', creator: 'Do or Dine', series: 'Bed Stuy', category: 'food', subcategory: 'restaurant', year: 2013, rate: [ {rating: 10, reviewer: 'Cheryl', comment: 'delicious'}  ],price: 11 },">
            <text:p>{ title: 'Foie Gras Donut', creator: 'Do or Dine', series: 'Bed Stuy', category: 'food', subcategory: 'restaurant', year: 2013, rate: [ {rating: 10, reviewer: 'Cheryl', comment: 'delicious'} <text:s/>],price: 11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Starling, Tiger, Fox</text:p>
          </table:table-cell>
          <table:table-cell table:formula="of:=IF([.B20]&lt;&gt;&quot;&quot;;CONCATENATE(&quot;'&quot;;[.B20]; &quot;'&quot;); &quot;&quot;)" office:value-type="string" office:string-value="'Starling, Tiger, Fox'">
            <text:p>'Starling, Tiger, Fox'</text:p>
          </table:table-cell>
          <table:table-cell office:value-type="string">
            <text:p>HOTEL MEXICO</text:p>
          </table:table-cell>
          <table:table-cell table:formula="of:=IF([.D20]&lt;&gt;&quot;&quot;;CONCATENATE(&quot;'&quot;;[.D20]; &quot;'&quot;); &quot;&quot;)" office:value-type="string" office:string-value="'HOTEL MEXICO'">
            <text:p>'HOTEL MEXICO'</text:p>
          </table:table-cell>
          <table:table-cell office:value-type="string">
            <text:p>HIS JEWELLED LETTER BOX</text:p>
          </table:table-cell>
          <table:table-cell table:style-name="ce4" table:formula="of:=IF([.F20]&lt;&gt;&quot;&quot;;CONCATENATE(&quot;'&quot;;[.F20]; &quot;'&quot;); &quot;&quot;)" office:value-type="string" office:string-value="'HIS JEWELLED LETTER BOX'">
            <text:p>'HIS JEWELLED LETTER BOX'</text:p>
          </table:table-cell>
          <table:table-cell/>
          <table:table-cell office:value-type="string">
            <text:p>music</text:p>
          </table:table-cell>
          <table:table-cell table:formula="of:=IF([.I20]&lt;&gt;&quot;&quot;;CONCATENATE(&quot;'&quot;;[.I20];&quot;'&quot;); &quot;&quot;)" office:value-type="string" office:string-value="'music'">
            <text:p>'music'</text:p>
          </table:table-cell>
          <table:table-cell office:value-type="string">
            <text:p>song</text:p>
          </table:table-cell>
          <table:table-cell table:formula="of:=IF([.K20]&lt;&gt;&quot;&quot;;CONCATENATE(&quot;'&quot;;[.K20];&quot;'&quot;); &quot;&quot;)" office:value-type="string" office:string-value="'song'">
            <text:p>'song'</text:p>
          </table:table-cell>
          <table:table-cell office:value-type="float" office:value="2011">
            <text:p>2011</text:p>
          </table:table-cell>
          <table:table-cell table:formula="of:=IF([.M20]&lt;&gt;&quot;&quot;;CONCATENATE([.$M$2]; &quot;: &quot;; [.M20]; &quot;, &quot;); &quot;&quot;)" office:value-type="string" office:string-value="year: 2011, ">
            <text:p>year: 2011, </text:p>
          </table:table-cell>
          <table:table-cell table:number-columns-repeated="2"/>
          <table:table-cell table:formula="of:=IF([.P20]&lt;&gt;&quot;&quot;;CONCATENATE(&quot;'&quot;;[.P20]; &quot;'&quot;); &quot;&quot;)">
            <text:p/>
          </table:table-cell>
          <table:table-cell/>
          <table:table-cell table:style-name="ce4" table:formula="of:=IF([.R20]&lt;&gt;&quot;&quot;;CONCATENATE(&quot;'&quot;;[.R20]; &quot;'&quot;); &quot;&quot;)">
            <text:p/>
          </table:table-cell>
          <table:table-cell table:style-name="ce4"/>
          <table:table-cell office:value-type="float" office:value="12">
            <text:p>12</text:p>
          </table:table-cell>
          <table:table-cell table:formula="of:=IF([.O20]&lt;&gt;&quot;&quot;;CONCATENATE([.$H$1]; &quot;: [&quot;; &quot; {&quot;; ;[.$O$2];&quot;: &quot;; [.O20]; &quot;, &quot;;[.$P$2];&quot;: &quot;; [.Q20]; &quot;, &quot;;[.$R$2];&quot;: &quot;; [.S20]; &quot;} &quot;; &quot; ],&quot;);&quot;&quot;)">
            <text:p/>
          </table:table-cell>
          <table:table-cell/>
          <table:table-cell table:formula="of:=IF([.B20]&lt;&gt;&quot;&quot;;CONCATENATE(&quot;{&quot;;&quot; &quot;;[.$B$2];&quot;: &quot;; [.C20]; &quot;, &quot;;[.$D$2];&quot;: &quot;; [.E20]; &quot;, &quot;;[.$F$2];&quot;: &quot;; [.G20]; &quot;, &quot;;[.$I$2];&quot;: &quot;; [.J20]; &quot;, &quot;;[.$K$2];&quot;: &quot;; [.L20]; &quot;, &quot;; IF([.M20]&lt;&gt;&quot;&quot;;[.N20];&quot;&quot;); IF([.O20]&lt;&gt;&quot;&quot;;[.V20];&quot;&quot;); [.$U$2];&quot;: &quot;; [.U20]; &quot; },&quot;);&quot;&quot;)" office:value-type="string" office:string-value="{ title: 'Starling, Tiger, Fox', creator: 'HOTEL MEXICO', series: 'HIS JEWELLED LETTER BOX', category: 'music', subcategory: 'song', year: 2011, price: 12 },">
            <text:p>{ title: 'Starling, Tiger, Fox', creator: 'HOTEL MEXICO', series: 'HIS JEWELLED LETTER BOX', category: 'music', subcategory: 'song', year: 2011, price: 12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JFK – SFO</text:p>
          </table:table-cell>
          <table:table-cell table:formula="of:=IF([.B21]&lt;&gt;&quot;&quot;;CONCATENATE(&quot;'&quot;;[.B21]; &quot;'&quot;); &quot;&quot;)" office:value-type="string" office:string-value="'JFK – SFO'">
            <text:p>'JFK – SFO'</text:p>
          </table:table-cell>
          <table:table-cell office:value-type="string">
            <text:p>Delta</text:p>
          </table:table-cell>
          <table:table-cell table:formula="of:=IF([.D21]&lt;&gt;&quot;&quot;;CONCATENATE(&quot;'&quot;;[.D21]; &quot;'&quot;); &quot;&quot;)" office:value-type="string" office:string-value="'Delta'">
            <text:p>'Delta'</text:p>
          </table:table-cell>
          <table:table-cell office:value-type="string">
            <text:p>USA</text:p>
          </table:table-cell>
          <table:table-cell table:style-name="ce4" table:formula="of:=IF([.F21]&lt;&gt;&quot;&quot;;CONCATENATE(&quot;'&quot;;[.F21]; &quot;'&quot;); &quot;&quot;)" office:value-type="string" office:string-value="'USA'">
            <text:p>'USA'</text:p>
          </table:table-cell>
          <table:table-cell/>
          <table:table-cell office:value-type="string">
            <text:p>travel</text:p>
          </table:table-cell>
          <table:table-cell table:formula="of:=IF([.I21]&lt;&gt;&quot;&quot;;CONCATENATE(&quot;'&quot;;[.I21];&quot;'&quot;); &quot;&quot;)" office:value-type="string" office:string-value="'travel'">
            <text:p>'travel'</text:p>
          </table:table-cell>
          <table:table-cell office:value-type="string">
            <text:p>air</text:p>
          </table:table-cell>
          <table:table-cell table:formula="of:=IF([.K21]&lt;&gt;&quot;&quot;;CONCATENATE(&quot;'&quot;;[.K21];&quot;'&quot;); &quot;&quot;)" office:value-type="string" office:string-value="'air'">
            <text:p>'air'</text:p>
          </table:table-cell>
          <table:table-cell office:value-type="float" office:value="2010">
            <text:p>2010</text:p>
          </table:table-cell>
          <table:table-cell table:formula="of:=IF([.M21]&lt;&gt;&quot;&quot;;CONCATENATE([.$M$2]; &quot;: &quot;; [.M21]; &quot;, &quot;); &quot;&quot;)" office:value-type="string" office:string-value="year: 2010, ">
            <text:p>year: 2010, </text:p>
          </table:table-cell>
          <table:table-cell office:value-type="float" office:value="1">
            <text:p>1</text:p>
          </table:table-cell>
          <table:table-cell office:value-type="string">
            <text:p>Cheryl</text:p>
          </table:table-cell>
          <table:table-cell table:formula="of:=IF([.P21]&lt;&gt;&quot;&quot;;CONCATENATE(&quot;'&quot;;[.P21]; &quot;'&quot;); &quot;&quot;)" office:value-type="string" office:string-value="'Cheryl'">
            <text:p>'Cheryl'</text:p>
          </table:table-cell>
          <table:table-cell office:value-type="string">
            <text:p>shitty shitty shitty</text:p>
          </table:table-cell>
          <table:table-cell table:style-name="ce4" table:formula="of:=IF([.R21]&lt;&gt;&quot;&quot;;CONCATENATE(&quot;'&quot;;[.R21]; &quot;'&quot;); &quot;&quot;)" office:value-type="string" office:string-value="'shitty shitty shitty'">
            <text:p>'shitty shitty shitty'</text:p>
          </table:table-cell>
          <table:table-cell table:style-name="ce4"/>
          <table:table-cell office:value-type="float" office:value="400">
            <text:p>400</text:p>
          </table:table-cell>
          <table:table-cell table:formula="of:=IF([.O21]&lt;&gt;&quot;&quot;;CONCATENATE([.$H$1]; &quot;: [&quot;; &quot; {&quot;; ;[.$O$2];&quot;: &quot;; [.O21]; &quot;, &quot;;[.$P$2];&quot;: &quot;; [.Q21]; &quot;, &quot;;[.$R$2];&quot;: &quot;; [.S21]; &quot;} &quot;; &quot; ],&quot;);&quot;&quot;)" office:value-type="string" office:string-value="rate: [ {rating: 1, reviewer: 'Cheryl', comment: 'shitty shitty shitty'}  ],">
            <text:p>rate: [ {rating: 1, reviewer: 'Cheryl', comment: 'shitty shitty shitty'} <text:s/>],</text:p>
          </table:table-cell>
          <table:table-cell/>
          <table:table-cell table:formula="of:=IF([.B21]&lt;&gt;&quot;&quot;;CONCATENATE(&quot;{&quot;;&quot; &quot;;[.$B$2];&quot;: &quot;; [.C21]; &quot;, &quot;;[.$D$2];&quot;: &quot;; [.E21]; &quot;, &quot;;[.$F$2];&quot;: &quot;; [.G21]; &quot;, &quot;;[.$I$2];&quot;: &quot;; [.J21]; &quot;, &quot;;[.$K$2];&quot;: &quot;; [.L21]; &quot;, &quot;; IF([.M21]&lt;&gt;&quot;&quot;;[.N21];&quot;&quot;); IF([.O21]&lt;&gt;&quot;&quot;;[.V21];&quot;&quot;); [.$U$2];&quot;: &quot;; [.U21]; &quot; },&quot;);&quot;&quot;)" office:value-type="string" office:string-value="{ title: 'JFK – SFO', creator: 'Delta', series: 'USA', category: 'travel', subcategory: 'air', year: 2010, rate: [ {rating: 1, reviewer: 'Cheryl', comment: 'shitty shitty shitty'}  ],price: 400 },">
            <text:p>{ title: 'JFK – SFO', creator: 'Delta', series: 'USA', category: 'travel', subcategory: 'air', year: 2010, rate: [ {rating: 1, reviewer: 'Cheryl', comment: 'shitty shitty shitty'} <text:s/>],price: 400 },</text:p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22]&lt;&gt;&quot;&quot;;CONCATENATE(&quot;'&quot;;[.B22]; &quot;'&quot;); &quot;&quot;)">
            <text:p/>
          </table:table-cell>
          <table:table-cell/>
          <table:table-cell table:formula="of:=IF([.D22]&lt;&gt;&quot;&quot;;CONCATENATE(&quot;'&quot;;[.D22]; &quot;'&quot;); &quot;&quot;)">
            <text:p/>
          </table:table-cell>
          <table:table-cell/>
          <table:table-cell table:style-name="ce4" table:formula="of:=IF([.F22]&lt;&gt;&quot;&quot;;CONCATENATE(&quot;'&quot;;[.F22]; &quot;'&quot;); &quot;&quot;)">
            <text:p/>
          </table:table-cell>
          <table:table-cell/>
          <table:table-cell/>
          <table:table-cell table:formula="of:=IF([.I22]&lt;&gt;&quot;&quot;;CONCATENATE(&quot;'&quot;;[.I22];&quot;'&quot;); &quot;&quot;)">
            <text:p/>
          </table:table-cell>
          <table:table-cell/>
          <table:table-cell table:formula="of:=IF([.K22]&lt;&gt;&quot;&quot;;CONCATENATE(&quot;'&quot;;[.K22];&quot;'&quot;); &quot;&quot;)">
            <text:p/>
          </table:table-cell>
          <table:table-cell/>
          <table:table-cell table:formula="of:=IF([.M22]&lt;&gt;&quot;&quot;;CONCATENATE([.$M$2]; &quot;: &quot;; [.M22]; &quot;, &quot;); &quot;&quot;)">
            <text:p/>
          </table:table-cell>
          <table:table-cell table:number-columns-repeated="2"/>
          <table:table-cell table:formula="of:=IF([.P22]&lt;&gt;&quot;&quot;;CONCATENATE(&quot;'&quot;;[.P22]; &quot;'&quot;); &quot;&quot;)">
            <text:p/>
          </table:table-cell>
          <table:table-cell/>
          <table:table-cell table:style-name="ce4" table:formula="of:=IF([.R22]&lt;&gt;&quot;&quot;;CONCATENATE(&quot;'&quot;;[.R22]; &quot;'&quot;); &quot;&quot;)">
            <text:p/>
          </table:table-cell>
          <table:table-cell table:style-name="ce4"/>
          <table:table-cell office:value-type="float" office:value="14">
            <text:p>14</text:p>
          </table:table-cell>
          <table:table-cell table:formula="of:=IF([.O22]&lt;&gt;&quot;&quot;;CONCATENATE([.$H$1]; &quot;: [&quot;; &quot; {&quot;; ;[.$O$2];&quot;: &quot;; [.O22]; &quot;, &quot;;[.$P$2];&quot;: &quot;; [.Q22]; &quot;, &quot;;[.$R$2];&quot;: &quot;; [.S22]; &quot;} &quot;; &quot; ],&quot;);&quot;&quot;)">
            <text:p/>
          </table:table-cell>
          <table:table-cell/>
          <table:table-cell table:formula="of:=IF([.B22]&lt;&gt;&quot;&quot;;CONCATENATE(&quot;{&quot;;&quot; &quot;;[.$B$2];&quot;: &quot;; [.C22]; &quot;, &quot;;[.$D$2];&quot;: &quot;; [.E22]; &quot;, &quot;;[.$F$2];&quot;: &quot;; [.G22]; &quot;, &quot;;[.$I$2];&quot;: &quot;; [.J22]; &quot;, &quot;;[.$K$2];&quot;: &quot;; [.L22]; &quot;, &quot;; IF([.M22]&lt;&gt;&quot;&quot;;[.N22];&quot;&quot;); IF([.O22]&lt;&gt;&quot;&quot;;[.V22];&quot;&quot;); [.$U$2];&quot;: &quot;; [.U22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23]&lt;&gt;&quot;&quot;;CONCATENATE(&quot;'&quot;;[.B23]; &quot;'&quot;); &quot;&quot;)">
            <text:p/>
          </table:table-cell>
          <table:table-cell/>
          <table:table-cell table:formula="of:=IF([.D23]&lt;&gt;&quot;&quot;;CONCATENATE(&quot;'&quot;;[.D23]; &quot;'&quot;); &quot;&quot;)">
            <text:p/>
          </table:table-cell>
          <table:table-cell/>
          <table:table-cell table:style-name="ce4" table:formula="of:=IF([.F23]&lt;&gt;&quot;&quot;;CONCATENATE(&quot;'&quot;;[.F23]; &quot;'&quot;); &quot;&quot;)">
            <text:p/>
          </table:table-cell>
          <table:table-cell/>
          <table:table-cell/>
          <table:table-cell table:formula="of:=IF([.I23]&lt;&gt;&quot;&quot;;CONCATENATE(&quot;'&quot;;[.I23];&quot;'&quot;); &quot;&quot;)">
            <text:p/>
          </table:table-cell>
          <table:table-cell/>
          <table:table-cell table:formula="of:=IF([.K23]&lt;&gt;&quot;&quot;;CONCATENATE(&quot;'&quot;;[.K23];&quot;'&quot;); &quot;&quot;)">
            <text:p/>
          </table:table-cell>
          <table:table-cell/>
          <table:table-cell table:formula="of:=IF([.M23]&lt;&gt;&quot;&quot;;CONCATENATE([.$M$2]; &quot;: &quot;; [.M23]; &quot;, &quot;); &quot;&quot;)">
            <text:p/>
          </table:table-cell>
          <table:table-cell table:number-columns-repeated="2"/>
          <table:table-cell table:formula="of:=IF([.P23]&lt;&gt;&quot;&quot;;CONCATENATE(&quot;'&quot;;[.P23]; &quot;'&quot;); &quot;&quot;)">
            <text:p/>
          </table:table-cell>
          <table:table-cell/>
          <table:table-cell table:style-name="ce4" table:formula="of:=IF([.R23]&lt;&gt;&quot;&quot;;CONCATENATE(&quot;'&quot;;[.R23]; &quot;'&quot;); &quot;&quot;)">
            <text:p/>
          </table:table-cell>
          <table:table-cell table:style-name="ce4"/>
          <table:table-cell table:formula="of:=IF([.T23]&lt;&gt;&quot;&quot;;CONCATENATE(&quot;pricetest(&quot;;[.T23];&quot;)&quot;);&quot;&quot;)">
            <text:p/>
          </table:table-cell>
          <table:table-cell table:formula="of:=IF([.O23]&lt;&gt;&quot;&quot;;CONCATENATE([.$H$1]; &quot;: [&quot;; &quot; {&quot;; ;[.$O$2];&quot;: &quot;; [.O23]; &quot;, &quot;;[.$P$2];&quot;: &quot;; [.Q23]; &quot;, &quot;;[.$R$2];&quot;: &quot;; [.S23]; &quot;} &quot;; &quot; ],&quot;);&quot;&quot;)">
            <text:p/>
          </table:table-cell>
          <table:table-cell/>
          <table:table-cell table:formula="of:=IF([.B23]&lt;&gt;&quot;&quot;;CONCATENATE(&quot;{&quot;;&quot; &quot;;[.$B$2];&quot;: &quot;; [.C23]; &quot;, &quot;;[.$D$2];&quot;: &quot;; [.E23]; &quot;, &quot;;[.$F$2];&quot;: &quot;; [.G23]; &quot;, &quot;;[.$I$2];&quot;: &quot;; [.J23]; &quot;, &quot;;[.$K$2];&quot;: &quot;; [.L23]; &quot;, &quot;; IF([.M23]&lt;&gt;&quot;&quot;;[.N23];&quot;&quot;); IF([.O23]&lt;&gt;&quot;&quot;;[.V23];&quot;&quot;); [.$U$2];&quot;: &quot;; [.U23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24]&lt;&gt;&quot;&quot;;CONCATENATE(&quot;'&quot;;[.B24]; &quot;'&quot;); &quot;&quot;)">
            <text:p/>
          </table:table-cell>
          <table:table-cell/>
          <table:table-cell table:formula="of:=IF([.D24]&lt;&gt;&quot;&quot;;CONCATENATE(&quot;'&quot;;[.D24]; &quot;'&quot;); &quot;&quot;)">
            <text:p/>
          </table:table-cell>
          <table:table-cell/>
          <table:table-cell table:style-name="ce4" table:formula="of:=IF([.F24]&lt;&gt;&quot;&quot;;CONCATENATE(&quot;'&quot;;[.F24]; &quot;'&quot;); &quot;&quot;)">
            <text:p/>
          </table:table-cell>
          <table:table-cell/>
          <table:table-cell/>
          <table:table-cell table:formula="of:=IF([.I24]&lt;&gt;&quot;&quot;;CONCATENATE(&quot;'&quot;;[.I24];&quot;'&quot;); &quot;&quot;)">
            <text:p/>
          </table:table-cell>
          <table:table-cell/>
          <table:table-cell table:formula="of:=IF([.K24]&lt;&gt;&quot;&quot;;CONCATENATE(&quot;'&quot;;[.K24];&quot;'&quot;); &quot;&quot;)">
            <text:p/>
          </table:table-cell>
          <table:table-cell/>
          <table:table-cell table:formula="of:=IF([.M24]&lt;&gt;&quot;&quot;;CONCATENATE([.$M$2]; &quot;: &quot;; [.M24]; &quot;, &quot;); &quot;&quot;)">
            <text:p/>
          </table:table-cell>
          <table:table-cell table:number-columns-repeated="2"/>
          <table:table-cell table:formula="of:=IF([.P24]&lt;&gt;&quot;&quot;;CONCATENATE(&quot;'&quot;;[.P24]; &quot;'&quot;); &quot;&quot;)">
            <text:p/>
          </table:table-cell>
          <table:table-cell/>
          <table:table-cell table:style-name="ce4" table:formula="of:=IF([.R24]&lt;&gt;&quot;&quot;;CONCATENATE(&quot;'&quot;;[.R24]; &quot;'&quot;); &quot;&quot;)">
            <text:p/>
          </table:table-cell>
          <table:table-cell table:style-name="ce4"/>
          <table:table-cell table:formula="of:=IF([.T24]&lt;&gt;&quot;&quot;;CONCATENATE(&quot;pricetest(&quot;;[.T24];&quot;)&quot;);&quot;&quot;)">
            <text:p/>
          </table:table-cell>
          <table:table-cell table:formula="of:=IF([.O24]&lt;&gt;&quot;&quot;;CONCATENATE([.$H$1]; &quot;: [&quot;; &quot; {&quot;; ;[.$O$2];&quot;: &quot;; [.O24]; &quot;, &quot;;[.$P$2];&quot;: &quot;; [.Q24]; &quot;, &quot;;[.$R$2];&quot;: &quot;; [.S24]; &quot;} &quot;; &quot; ],&quot;);&quot;&quot;)">
            <text:p/>
          </table:table-cell>
          <table:table-cell/>
          <table:table-cell table:formula="of:=IF([.B24]&lt;&gt;&quot;&quot;;CONCATENATE(&quot;{&quot;;&quot; &quot;;[.$B$2];&quot;: &quot;; [.C24]; &quot;, &quot;;[.$D$2];&quot;: &quot;; [.E24]; &quot;, &quot;;[.$F$2];&quot;: &quot;; [.G24]; &quot;, &quot;;[.$I$2];&quot;: &quot;; [.J24]; &quot;, &quot;;[.$K$2];&quot;: &quot;; [.L24]; &quot;, &quot;; IF([.M24]&lt;&gt;&quot;&quot;;[.N24];&quot;&quot;); IF([.O24]&lt;&gt;&quot;&quot;;[.V24];&quot;&quot;); [.$U$2];&quot;: &quot;; [.U24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25]&lt;&gt;&quot;&quot;;CONCATENATE(&quot;'&quot;;[.B25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25]&lt;&gt;&quot;&quot;;CONCATENATE(&quot;'&quot;;[.D25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25]&lt;&gt;&quot;&quot;;CONCATENATE(&quot;'&quot;;[.F25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25]&lt;&gt;&quot;&quot;;CONCATENATE(&quot;'&quot;;[.I25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25]&lt;&gt;&quot;&quot;;CONCATENATE(&quot;'&quot;;[.K25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25]&lt;&gt;&quot;&quot;;CONCATENATE([.$M$2]; &quot;: &quot;; [.M25]; &quot;, &quot;); &quot;&quot;)" office:value-type="string" office:string-value="year: 0, ">
            <text:p>year: 0, </text:p>
          </table:table-cell>
          <table:table-cell table:number-columns-repeated="2"/>
          <table:table-cell table:formula="of:=IF([.P25]&lt;&gt;&quot;&quot;;CONCATENATE(&quot;'&quot;;[.P25]; &quot;'&quot;); &quot;&quot;)">
            <text:p/>
          </table:table-cell>
          <table:table-cell office:value-type="string">
            <text:p><text:s/></text:p>
          </table:table-cell>
          <table:table-cell table:style-name="ce4" table:formula="of:=IF([.R25]&lt;&gt;&quot;&quot;;CONCATENATE(&quot;'&quot;;[.R25]; &quot;'&quot;); &quot;&quot;)" office:value-type="string" office:string-value="' '">
            <text:p>' 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25]&lt;&gt;&quot;&quot;;CONCATENATE([.$H$1]; &quot;: [&quot;; &quot; {&quot;; ;[.$O$2];&quot;: &quot;; [.O25]; &quot;, &quot;;[.$P$2];&quot;: &quot;; [.Q25]; &quot;, &quot;;[.$R$2];&quot;: &quot;; [.S25]; &quot;} &quot;; &quot; ],&quot;);&quot;&quot;)">
            <text:p/>
          </table:table-cell>
          <table:table-cell/>
          <table:table-cell table:formula="of:=IF([.B25]&lt;&gt;&quot;&quot;;CONCATENATE(&quot;{&quot;;&quot; &quot;;[.$B$2];&quot;: &quot;; [.C25]; &quot;, &quot;;[.$D$2];&quot;: &quot;; [.E25]; &quot;, &quot;;[.$F$2];&quot;: &quot;; [.G25]; &quot;, &quot;;[.$I$2];&quot;: &quot;; [.J25]; &quot;, &quot;;[.$K$2];&quot;: &quot;; [.L25]; &quot;, &quot;; IF([.M25]&lt;&gt;&quot;&quot;;[.N25];&quot;&quot;); IF([.O25]&lt;&gt;&quot;&quot;;[.V25];&quot;&quot;); [.$U$2];&quot;: &quot;; [.U25]; &quot; },&quot;);&quot;&quot;)" office:value-type="string" office:string-value="{ title: 'TEST', creator: 'TEST', series: 'TEST', category: 'TEST', subcategory: 'TEST', year: 0, price: 5 },">
            <text:p>{ title: 'TEST', creator: 'TEST', series: 'TEST', category: 'TEST', subcategory: 'TEST', year: 0, price: 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26]&lt;&gt;&quot;&quot;;CONCATENATE(&quot;'&quot;;[.B26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26]&lt;&gt;&quot;&quot;;CONCATENATE(&quot;'&quot;;[.D26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26]&lt;&gt;&quot;&quot;;CONCATENATE(&quot;'&quot;;[.F26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26]&lt;&gt;&quot;&quot;;CONCATENATE(&quot;'&quot;;[.I26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26]&lt;&gt;&quot;&quot;;CONCATENATE(&quot;'&quot;;[.K26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26]&lt;&gt;&quot;&quot;;CONCATENATE([.$M$2]; &quot;: &quot;; [.M26]; &quot;, &quot;); &quot;&quot;)" office:value-type="string" office:string-value="year: 0, ">
            <text:p>year: 0, </text:p>
          </table:table-cell>
          <table:table-cell office:value-type="float" office:value="1">
            <text:p>1</text:p>
          </table:table-cell>
          <table:table-cell office:value-type="string">
            <text:p>test</text:p>
          </table:table-cell>
          <table:table-cell table:formula="of:=IF([.P26]&lt;&gt;&quot;&quot;;CONCATENATE(&quot;'&quot;;[.P26]; &quot;'&quot;); &quot;&quot;)" office:value-type="string" office:string-value="'test'">
            <text:p>'test'</text:p>
          </table:table-cell>
          <table:table-cell office:value-type="string">
            <text:p>whatever forever</text:p>
          </table:table-cell>
          <table:table-cell table:style-name="ce4" table:formula="of:=IF([.R26]&lt;&gt;&quot;&quot;;CONCATENATE(&quot;'&quot;;[.R26]; &quot;'&quot;); &quot;&quot;)" office:value-type="string" office:string-value="'whatever forever'">
            <text:p>'whatever forever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26]&lt;&gt;&quot;&quot;;CONCATENATE([.$H$1]; &quot;: [&quot;; &quot; {&quot;; ;[.$O$2];&quot;: &quot;; [.O26]; &quot;, &quot;;[.$P$2];&quot;: &quot;; [.Q26]; &quot;, &quot;;[.$R$2];&quot;: &quot;; [.S26]; &quot;} &quot;; &quot; ],&quot;);&quot;&quot;)" office:value-type="string" office:string-value="rate: [ {rating: 1, reviewer: 'test', comment: 'whatever forever'}  ],">
            <text:p>rate: [ {rating: 1, reviewer: 'test', comment: 'whatever forever'} <text:s/>],</text:p>
          </table:table-cell>
          <table:table-cell/>
          <table:table-cell table:formula="of:=IF([.B26]&lt;&gt;&quot;&quot;;CONCATENATE(&quot;{&quot;;&quot; &quot;;[.$B$2];&quot;: &quot;; [.C26]; &quot;, &quot;;[.$D$2];&quot;: &quot;; [.E26]; &quot;, &quot;;[.$F$2];&quot;: &quot;; [.G26]; &quot;, &quot;;[.$I$2];&quot;: &quot;; [.J26]; &quot;, &quot;;[.$K$2];&quot;: &quot;; [.L26]; &quot;, &quot;; IF([.M26]&lt;&gt;&quot;&quot;;[.N26];&quot;&quot;); IF([.O26]&lt;&gt;&quot;&quot;;[.V26];&quot;&quot;); [.$U$2];&quot;: &quot;; [.U26]; &quot; },&quot;);&quot;&quot;)" office:value-type="string" office:string-value="{ title: 'TEST', creator: 'TEST', series: 'TEST', category: 'TEST', subcategory: 'TEST', year: 0, rate: [ {rating: 1, reviewer: 'test', comment: 'whatever forever'}  ],price: 5 },">
            <text:p>{ title: 'TEST', creator: 'TEST', series: 'TEST', category: 'TEST', subcategory: 'TEST', year: 0, rate: [ {rating: 1, reviewer: 'test', comment: 'whatever forever'} <text:s/>],price: 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27]&lt;&gt;&quot;&quot;;CONCATENATE(&quot;'&quot;;[.B27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27]&lt;&gt;&quot;&quot;;CONCATENATE(&quot;'&quot;;[.D27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27]&lt;&gt;&quot;&quot;;CONCATENATE(&quot;'&quot;;[.F27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27]&lt;&gt;&quot;&quot;;CONCATENATE(&quot;'&quot;;[.I27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27]&lt;&gt;&quot;&quot;;CONCATENATE(&quot;'&quot;;[.K27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27]&lt;&gt;&quot;&quot;;CONCATENATE([.$M$2]; &quot;: &quot;; [.M27]; &quot;, &quot;); &quot;&quot;)" office:value-type="string" office:string-value="year: 0, ">
            <text:p>year: 0, 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table:formula="of:=IF([.P27]&lt;&gt;&quot;&quot;;CONCATENATE(&quot;'&quot;;[.P27]; &quot;'&quot;); &quot;&quot;)" office:value-type="string" office:string-value="'test'">
            <text:p>'test'</text:p>
          </table:table-cell>
          <table:table-cell office:value-type="string">
            <text:p>whatever forever</text:p>
          </table:table-cell>
          <table:table-cell table:style-name="ce4" table:formula="of:=IF([.R27]&lt;&gt;&quot;&quot;;CONCATENATE(&quot;'&quot;;[.R27]; &quot;'&quot;); &quot;&quot;)" office:value-type="string" office:string-value="'whatever forever'">
            <text:p>'whatever forever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27]&lt;&gt;&quot;&quot;;CONCATENATE([.$H$1]; &quot;: [&quot;; &quot; {&quot;; ;[.$O$2];&quot;: &quot;; [.O27]; &quot;, &quot;;[.$P$2];&quot;: &quot;; [.Q27]; &quot;, &quot;;[.$R$2];&quot;: &quot;; [.S27]; &quot;} &quot;; &quot; ],&quot;);&quot;&quot;)" office:value-type="string" office:string-value="rate: [ {rating: 2, reviewer: 'test', comment: 'whatever forever'}  ],">
            <text:p>rate: [ {rating: 2, reviewer: 'test', comment: 'whatever forever'} <text:s/>],</text:p>
          </table:table-cell>
          <table:table-cell/>
          <table:table-cell table:formula="of:=IF([.B27]&lt;&gt;&quot;&quot;;CONCATENATE(&quot;{&quot;;&quot; &quot;;[.$B$2];&quot;: &quot;; [.C27]; &quot;, &quot;;[.$D$2];&quot;: &quot;; [.E27]; &quot;, &quot;;[.$F$2];&quot;: &quot;; [.G27]; &quot;, &quot;;[.$I$2];&quot;: &quot;; [.J27]; &quot;, &quot;;[.$K$2];&quot;: &quot;; [.L27]; &quot;, &quot;; IF([.M27]&lt;&gt;&quot;&quot;;[.N27];&quot;&quot;); IF([.O27]&lt;&gt;&quot;&quot;;[.V27];&quot;&quot;); [.$U$2];&quot;: &quot;; [.U27]; &quot; },&quot;);&quot;&quot;)" office:value-type="string" office:string-value="{ title: 'TEST', creator: 'TEST', series: 'TEST', category: 'TEST', subcategory: 'TEST', year: 0, rate: [ {rating: 2, reviewer: 'test', comment: 'whatever forever'}  ],price: 5 },">
            <text:p>{ title: 'TEST', creator: 'TEST', series: 'TEST', category: 'TEST', subcategory: 'TEST', year: 0, rate: [ {rating: 2, reviewer: 'test', comment: 'whatever forever'} <text:s/>],price: 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28]&lt;&gt;&quot;&quot;;CONCATENATE(&quot;'&quot;;[.B28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28]&lt;&gt;&quot;&quot;;CONCATENATE(&quot;'&quot;;[.D28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28]&lt;&gt;&quot;&quot;;CONCATENATE(&quot;'&quot;;[.F28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28]&lt;&gt;&quot;&quot;;CONCATENATE(&quot;'&quot;;[.I28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28]&lt;&gt;&quot;&quot;;CONCATENATE(&quot;'&quot;;[.K28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28]&lt;&gt;&quot;&quot;;CONCATENATE([.$M$2]; &quot;: &quot;; [.M28]; &quot;, &quot;); &quot;&quot;)" office:value-type="string" office:string-value="year: 0, ">
            <text:p>year: 0, </text:p>
          </table:table-cell>
          <table:table-cell office:value-type="float" office:value="3">
            <text:p>3</text:p>
          </table:table-cell>
          <table:table-cell office:value-type="string">
            <text:p>test</text:p>
          </table:table-cell>
          <table:table-cell table:formula="of:=IF([.P28]&lt;&gt;&quot;&quot;;CONCATENATE(&quot;'&quot;;[.P28]; &quot;'&quot;); &quot;&quot;)" office:value-type="string" office:string-value="'test'">
            <text:p>'test'</text:p>
          </table:table-cell>
          <table:table-cell office:value-type="string">
            <text:p>whatever forever</text:p>
          </table:table-cell>
          <table:table-cell table:style-name="ce4" table:formula="of:=IF([.R28]&lt;&gt;&quot;&quot;;CONCATENATE(&quot;'&quot;;[.R28]; &quot;'&quot;); &quot;&quot;)" office:value-type="string" office:string-value="'whatever forever'">
            <text:p>'whatever forever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28]&lt;&gt;&quot;&quot;;CONCATENATE([.$H$1]; &quot;: [&quot;; &quot; {&quot;; ;[.$O$2];&quot;: &quot;; [.O28]; &quot;, &quot;;[.$P$2];&quot;: &quot;; [.Q28]; &quot;, &quot;;[.$R$2];&quot;: &quot;; [.S28]; &quot;} &quot;; &quot; ],&quot;);&quot;&quot;)" office:value-type="string" office:string-value="rate: [ {rating: 3, reviewer: 'test', comment: 'whatever forever'}  ],">
            <text:p>rate: [ {rating: 3, reviewer: 'test', comment: 'whatever forever'} <text:s/>],</text:p>
          </table:table-cell>
          <table:table-cell/>
          <table:table-cell table:formula="of:=IF([.B28]&lt;&gt;&quot;&quot;;CONCATENATE(&quot;{&quot;;&quot; &quot;;[.$B$2];&quot;: &quot;; [.C28]; &quot;, &quot;;[.$D$2];&quot;: &quot;; [.E28]; &quot;, &quot;;[.$F$2];&quot;: &quot;; [.G28]; &quot;, &quot;;[.$I$2];&quot;: &quot;; [.J28]; &quot;, &quot;;[.$K$2];&quot;: &quot;; [.L28]; &quot;, &quot;; IF([.M28]&lt;&gt;&quot;&quot;;[.N28];&quot;&quot;); IF([.O28]&lt;&gt;&quot;&quot;;[.V28];&quot;&quot;); [.$U$2];&quot;: &quot;; [.U28]; &quot; },&quot;);&quot;&quot;)" office:value-type="string" office:string-value="{ title: 'TEST', creator: 'TEST', series: 'TEST', category: 'TEST', subcategory: 'TEST', year: 0, rate: [ {rating: 3, reviewer: 'test', comment: 'whatever forever'}  ],price: 5 },">
            <text:p>{ title: 'TEST', creator: 'TEST', series: 'TEST', category: 'TEST', subcategory: 'TEST', year: 0, rate: [ {rating: 3, reviewer: 'test', comment: 'whatever forever'} <text:s/>],price: 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29]&lt;&gt;&quot;&quot;;CONCATENATE(&quot;'&quot;;[.B29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29]&lt;&gt;&quot;&quot;;CONCATENATE(&quot;'&quot;;[.D29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29]&lt;&gt;&quot;&quot;;CONCATENATE(&quot;'&quot;;[.F29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29]&lt;&gt;&quot;&quot;;CONCATENATE(&quot;'&quot;;[.I29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29]&lt;&gt;&quot;&quot;;CONCATENATE(&quot;'&quot;;[.K29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29]&lt;&gt;&quot;&quot;;CONCATENATE([.$M$2]; &quot;: &quot;; [.M29]; &quot;, &quot;); &quot;&quot;)" office:value-type="string" office:string-value="year: 0, ">
            <text:p>year: 0, </text:p>
          </table:table-cell>
          <table:table-cell office:value-type="float" office:value="4">
            <text:p>4</text:p>
          </table:table-cell>
          <table:table-cell office:value-type="string">
            <text:p>test</text:p>
          </table:table-cell>
          <table:table-cell table:formula="of:=IF([.P29]&lt;&gt;&quot;&quot;;CONCATENATE(&quot;'&quot;;[.P29]; &quot;'&quot;); &quot;&quot;)" office:value-type="string" office:string-value="'test'">
            <text:p>'test'</text:p>
          </table:table-cell>
          <table:table-cell office:value-type="string">
            <text:p>whatever forever</text:p>
          </table:table-cell>
          <table:table-cell table:style-name="ce4" table:formula="of:=IF([.R29]&lt;&gt;&quot;&quot;;CONCATENATE(&quot;'&quot;;[.R29]; &quot;'&quot;); &quot;&quot;)" office:value-type="string" office:string-value="'whatever forever'">
            <text:p>'whatever forever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29]&lt;&gt;&quot;&quot;;CONCATENATE([.$H$1]; &quot;: [&quot;; &quot; {&quot;; ;[.$O$2];&quot;: &quot;; [.O29]; &quot;, &quot;;[.$P$2];&quot;: &quot;; [.Q29]; &quot;, &quot;;[.$R$2];&quot;: &quot;; [.S29]; &quot;} &quot;; &quot; ],&quot;);&quot;&quot;)" office:value-type="string" office:string-value="rate: [ {rating: 4, reviewer: 'test', comment: 'whatever forever'}  ],">
            <text:p>rate: [ {rating: 4, reviewer: 'test', comment: 'whatever forever'} <text:s/>],</text:p>
          </table:table-cell>
          <table:table-cell/>
          <table:table-cell table:formula="of:=IF([.B29]&lt;&gt;&quot;&quot;;CONCATENATE(&quot;{&quot;;&quot; &quot;;[.$B$2];&quot;: &quot;; [.C29]; &quot;, &quot;;[.$D$2];&quot;: &quot;; [.E29]; &quot;, &quot;;[.$F$2];&quot;: &quot;; [.G29]; &quot;, &quot;;[.$I$2];&quot;: &quot;; [.J29]; &quot;, &quot;;[.$K$2];&quot;: &quot;; [.L29]; &quot;, &quot;; IF([.M29]&lt;&gt;&quot;&quot;;[.N29];&quot;&quot;); IF([.O29]&lt;&gt;&quot;&quot;;[.V29];&quot;&quot;); [.$U$2];&quot;: &quot;; [.U29]; &quot; },&quot;);&quot;&quot;)" office:value-type="string" office:string-value="{ title: 'TEST', creator: 'TEST', series: 'TEST', category: 'TEST', subcategory: 'TEST', year: 0, rate: [ {rating: 4, reviewer: 'test', comment: 'whatever forever'}  ],price: 5 },">
            <text:p>{ title: 'TEST', creator: 'TEST', series: 'TEST', category: 'TEST', subcategory: 'TEST', year: 0, rate: [ {rating: 4, reviewer: 'test', comment: 'whatever forever'} <text:s/>],price: 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30]&lt;&gt;&quot;&quot;;CONCATENATE(&quot;'&quot;;[.B30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30]&lt;&gt;&quot;&quot;;CONCATENATE(&quot;'&quot;;[.D30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30]&lt;&gt;&quot;&quot;;CONCATENATE(&quot;'&quot;;[.F30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30]&lt;&gt;&quot;&quot;;CONCATENATE(&quot;'&quot;;[.I30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30]&lt;&gt;&quot;&quot;;CONCATENATE(&quot;'&quot;;[.K30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30]&lt;&gt;&quot;&quot;;CONCATENATE([.$M$2]; &quot;: &quot;; [.M30]; &quot;, &quot;); &quot;&quot;)" office:value-type="string" office:string-value="year: 0, ">
            <text:p>year: 0, </text:p>
          </table:table-cell>
          <table:table-cell office:value-type="float" office:value="5">
            <text:p>5</text:p>
          </table:table-cell>
          <table:table-cell office:value-type="string">
            <text:p>test</text:p>
          </table:table-cell>
          <table:table-cell table:formula="of:=IF([.P30]&lt;&gt;&quot;&quot;;CONCATENATE(&quot;'&quot;;[.P30]; &quot;'&quot;); &quot;&quot;)" office:value-type="string" office:string-value="'test'">
            <text:p>'test'</text:p>
          </table:table-cell>
          <table:table-cell office:value-type="string">
            <text:p>whatever forever</text:p>
          </table:table-cell>
          <table:table-cell table:style-name="ce4" table:formula="of:=IF([.R30]&lt;&gt;&quot;&quot;;CONCATENATE(&quot;'&quot;;[.R30]; &quot;'&quot;); &quot;&quot;)" office:value-type="string" office:string-value="'whatever forever'">
            <text:p>'whatever forever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30]&lt;&gt;&quot;&quot;;CONCATENATE([.$H$1]; &quot;: [&quot;; &quot; {&quot;; ;[.$O$2];&quot;: &quot;; [.O30]; &quot;, &quot;;[.$P$2];&quot;: &quot;; [.Q30]; &quot;, &quot;;[.$R$2];&quot;: &quot;; [.S30]; &quot;} &quot;; &quot; ],&quot;);&quot;&quot;)" office:value-type="string" office:string-value="rate: [ {rating: 5, reviewer: 'test', comment: 'whatever forever'}  ],">
            <text:p>rate: [ {rating: 5, reviewer: 'test', comment: 'whatever forever'} <text:s/>],</text:p>
          </table:table-cell>
          <table:table-cell/>
          <table:table-cell table:formula="of:=IF([.B30]&lt;&gt;&quot;&quot;;CONCATENATE(&quot;{&quot;;&quot; &quot;;[.$B$2];&quot;: &quot;; [.C30]; &quot;, &quot;;[.$D$2];&quot;: &quot;; [.E30]; &quot;, &quot;;[.$F$2];&quot;: &quot;; [.G30]; &quot;, &quot;;[.$I$2];&quot;: &quot;; [.J30]; &quot;, &quot;;[.$K$2];&quot;: &quot;; [.L30]; &quot;, &quot;; IF([.M30]&lt;&gt;&quot;&quot;;[.N30];&quot;&quot;); IF([.O30]&lt;&gt;&quot;&quot;;[.V30];&quot;&quot;); [.$U$2];&quot;: &quot;; [.U30]; &quot; },&quot;);&quot;&quot;)" office:value-type="string" office:string-value="{ title: 'TEST', creator: 'TEST', series: 'TEST', category: 'TEST', subcategory: 'TEST', year: 0, rate: [ {rating: 5, reviewer: 'test', comment: 'whatever forever'}  ],price: 5 },">
            <text:p>{ title: 'TEST', creator: 'TEST', series: 'TEST', category: 'TEST', subcategory: 'TEST', year: 0, rate: [ {rating: 5, reviewer: 'test', comment: 'whatever forever'} <text:s/>],price: 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31]&lt;&gt;&quot;&quot;;CONCATENATE(&quot;'&quot;;[.B31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31]&lt;&gt;&quot;&quot;;CONCATENATE(&quot;'&quot;;[.D31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31]&lt;&gt;&quot;&quot;;CONCATENATE(&quot;'&quot;;[.F31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31]&lt;&gt;&quot;&quot;;CONCATENATE(&quot;'&quot;;[.I31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31]&lt;&gt;&quot;&quot;;CONCATENATE(&quot;'&quot;;[.K31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31]&lt;&gt;&quot;&quot;;CONCATENATE([.$M$2]; &quot;: &quot;; [.M31]; &quot;, &quot;); &quot;&quot;)" office:value-type="string" office:string-value="year: 0, ">
            <text:p>year: 0, </text:p>
          </table:table-cell>
          <table:table-cell office:value-type="float" office:value="6">
            <text:p>6</text:p>
          </table:table-cell>
          <table:table-cell office:value-type="string">
            <text:p>test</text:p>
          </table:table-cell>
          <table:table-cell table:formula="of:=IF([.P31]&lt;&gt;&quot;&quot;;CONCATENATE(&quot;'&quot;;[.P31]; &quot;'&quot;); &quot;&quot;)" office:value-type="string" office:string-value="'test'">
            <text:p>'test'</text:p>
          </table:table-cell>
          <table:table-cell office:value-type="string">
            <text:p>whatever forever</text:p>
          </table:table-cell>
          <table:table-cell table:style-name="ce4" table:formula="of:=IF([.R31]&lt;&gt;&quot;&quot;;CONCATENATE(&quot;'&quot;;[.R31]; &quot;'&quot;); &quot;&quot;)" office:value-type="string" office:string-value="'whatever forever'">
            <text:p>'whatever forever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31]&lt;&gt;&quot;&quot;;CONCATENATE([.$H$1]; &quot;: [&quot;; &quot; {&quot;; ;[.$O$2];&quot;: &quot;; [.O31]; &quot;, &quot;;[.$P$2];&quot;: &quot;; [.Q31]; &quot;, &quot;;[.$R$2];&quot;: &quot;; [.S31]; &quot;} &quot;; &quot; ],&quot;);&quot;&quot;)" office:value-type="string" office:string-value="rate: [ {rating: 6, reviewer: 'test', comment: 'whatever forever'}  ],">
            <text:p>rate: [ {rating: 6, reviewer: 'test', comment: 'whatever forever'} <text:s/>],</text:p>
          </table:table-cell>
          <table:table-cell/>
          <table:table-cell table:formula="of:=IF([.B31]&lt;&gt;&quot;&quot;;CONCATENATE(&quot;{&quot;;&quot; &quot;;[.$B$2];&quot;: &quot;; [.C31]; &quot;, &quot;;[.$D$2];&quot;: &quot;; [.E31]; &quot;, &quot;;[.$F$2];&quot;: &quot;; [.G31]; &quot;, &quot;;[.$I$2];&quot;: &quot;; [.J31]; &quot;, &quot;;[.$K$2];&quot;: &quot;; [.L31]; &quot;, &quot;; IF([.M31]&lt;&gt;&quot;&quot;;[.N31];&quot;&quot;); IF([.O31]&lt;&gt;&quot;&quot;;[.V31];&quot;&quot;); [.$U$2];&quot;: &quot;; [.U31]; &quot; },&quot;);&quot;&quot;)" office:value-type="string" office:string-value="{ title: 'TEST', creator: 'TEST', series: 'TEST', category: 'TEST', subcategory: 'TEST', year: 0, rate: [ {rating: 6, reviewer: 'test', comment: 'whatever forever'}  ],price: 5 },">
            <text:p>{ title: 'TEST', creator: 'TEST', series: 'TEST', category: 'TEST', subcategory: 'TEST', year: 0, rate: [ {rating: 6, reviewer: 'test', comment: 'whatever forever'} <text:s/>],price: 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32]&lt;&gt;&quot;&quot;;CONCATENATE(&quot;'&quot;;[.B32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32]&lt;&gt;&quot;&quot;;CONCATENATE(&quot;'&quot;;[.D32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32]&lt;&gt;&quot;&quot;;CONCATENATE(&quot;'&quot;;[.F32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32]&lt;&gt;&quot;&quot;;CONCATENATE(&quot;'&quot;;[.I32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32]&lt;&gt;&quot;&quot;;CONCATENATE(&quot;'&quot;;[.K32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32]&lt;&gt;&quot;&quot;;CONCATENATE([.$M$2]; &quot;: &quot;; [.M32]; &quot;, &quot;); &quot;&quot;)" office:value-type="string" office:string-value="year: 0, ">
            <text:p>year: 0, </text:p>
          </table:table-cell>
          <table:table-cell office:value-type="float" office:value="7">
            <text:p>7</text:p>
          </table:table-cell>
          <table:table-cell office:value-type="string">
            <text:p>test</text:p>
          </table:table-cell>
          <table:table-cell table:formula="of:=IF([.P32]&lt;&gt;&quot;&quot;;CONCATENATE(&quot;'&quot;;[.P32]; &quot;'&quot;); &quot;&quot;)" office:value-type="string" office:string-value="'test'">
            <text:p>'test'</text:p>
          </table:table-cell>
          <table:table-cell office:value-type="string">
            <text:p>whatever forever</text:p>
          </table:table-cell>
          <table:table-cell table:style-name="ce4" table:formula="of:=IF([.R32]&lt;&gt;&quot;&quot;;CONCATENATE(&quot;'&quot;;[.R32]; &quot;'&quot;); &quot;&quot;)" office:value-type="string" office:string-value="'whatever forever'">
            <text:p>'whatever forever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32]&lt;&gt;&quot;&quot;;CONCATENATE([.$H$1]; &quot;: [&quot;; &quot; {&quot;; ;[.$O$2];&quot;: &quot;; [.O32]; &quot;, &quot;;[.$P$2];&quot;: &quot;; [.Q32]; &quot;, &quot;;[.$R$2];&quot;: &quot;; [.S32]; &quot;} &quot;; &quot; ],&quot;);&quot;&quot;)" office:value-type="string" office:string-value="rate: [ {rating: 7, reviewer: 'test', comment: 'whatever forever'}  ],">
            <text:p>rate: [ {rating: 7, reviewer: 'test', comment: 'whatever forever'} <text:s/>],</text:p>
          </table:table-cell>
          <table:table-cell/>
          <table:table-cell table:formula="of:=IF([.B32]&lt;&gt;&quot;&quot;;CONCATENATE(&quot;{&quot;;&quot; &quot;;[.$B$2];&quot;: &quot;; [.C32]; &quot;, &quot;;[.$D$2];&quot;: &quot;; [.E32]; &quot;, &quot;;[.$F$2];&quot;: &quot;; [.G32]; &quot;, &quot;;[.$I$2];&quot;: &quot;; [.J32]; &quot;, &quot;;[.$K$2];&quot;: &quot;; [.L32]; &quot;, &quot;; IF([.M32]&lt;&gt;&quot;&quot;;[.N32];&quot;&quot;); IF([.O32]&lt;&gt;&quot;&quot;;[.V32];&quot;&quot;); [.$U$2];&quot;: &quot;; [.U32]; &quot; },&quot;);&quot;&quot;)" office:value-type="string" office:string-value="{ title: 'TEST', creator: 'TEST', series: 'TEST', category: 'TEST', subcategory: 'TEST', year: 0, rate: [ {rating: 7, reviewer: 'test', comment: 'whatever forever'}  ],price: 5 },">
            <text:p>{ title: 'TEST', creator: 'TEST', series: 'TEST', category: 'TEST', subcategory: 'TEST', year: 0, rate: [ {rating: 7, reviewer: 'test', comment: 'whatever forever'} <text:s/>],price: 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33]&lt;&gt;&quot;&quot;;CONCATENATE(&quot;'&quot;;[.B33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33]&lt;&gt;&quot;&quot;;CONCATENATE(&quot;'&quot;;[.D33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33]&lt;&gt;&quot;&quot;;CONCATENATE(&quot;'&quot;;[.F33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33]&lt;&gt;&quot;&quot;;CONCATENATE(&quot;'&quot;;[.I33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33]&lt;&gt;&quot;&quot;;CONCATENATE(&quot;'&quot;;[.K33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33]&lt;&gt;&quot;&quot;;CONCATENATE([.$M$2]; &quot;: &quot;; [.M33]; &quot;, &quot;); &quot;&quot;)" office:value-type="string" office:string-value="year: 0, ">
            <text:p>year: 0, </text:p>
          </table:table-cell>
          <table:table-cell office:value-type="float" office:value="8">
            <text:p>8</text:p>
          </table:table-cell>
          <table:table-cell office:value-type="string">
            <text:p>test</text:p>
          </table:table-cell>
          <table:table-cell table:formula="of:=IF([.P33]&lt;&gt;&quot;&quot;;CONCATENATE(&quot;'&quot;;[.P33]; &quot;'&quot;); &quot;&quot;)" office:value-type="string" office:string-value="'test'">
            <text:p>'test'</text:p>
          </table:table-cell>
          <table:table-cell office:value-type="string">
            <text:p>whatever forever</text:p>
          </table:table-cell>
          <table:table-cell table:style-name="ce4" table:formula="of:=IF([.R33]&lt;&gt;&quot;&quot;;CONCATENATE(&quot;'&quot;;[.R33]; &quot;'&quot;); &quot;&quot;)" office:value-type="string" office:string-value="'whatever forever'">
            <text:p>'whatever forever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33]&lt;&gt;&quot;&quot;;CONCATENATE([.$H$1]; &quot;: [&quot;; &quot; {&quot;; ;[.$O$2];&quot;: &quot;; [.O33]; &quot;, &quot;;[.$P$2];&quot;: &quot;; [.Q33]; &quot;, &quot;;[.$R$2];&quot;: &quot;; [.S33]; &quot;} &quot;; &quot; ],&quot;);&quot;&quot;)" office:value-type="string" office:string-value="rate: [ {rating: 8, reviewer: 'test', comment: 'whatever forever'}  ],">
            <text:p>rate: [ {rating: 8, reviewer: 'test', comment: 'whatever forever'} <text:s/>],</text:p>
          </table:table-cell>
          <table:table-cell/>
          <table:table-cell table:formula="of:=IF([.B33]&lt;&gt;&quot;&quot;;CONCATENATE(&quot;{&quot;;&quot; &quot;;[.$B$2];&quot;: &quot;; [.C33]; &quot;, &quot;;[.$D$2];&quot;: &quot;; [.E33]; &quot;, &quot;;[.$F$2];&quot;: &quot;; [.G33]; &quot;, &quot;;[.$I$2];&quot;: &quot;; [.J33]; &quot;, &quot;;[.$K$2];&quot;: &quot;; [.L33]; &quot;, &quot;; IF([.M33]&lt;&gt;&quot;&quot;;[.N33];&quot;&quot;); IF([.O33]&lt;&gt;&quot;&quot;;[.V33];&quot;&quot;); [.$U$2];&quot;: &quot;; [.U33]; &quot; },&quot;);&quot;&quot;)" office:value-type="string" office:string-value="{ title: 'TEST', creator: 'TEST', series: 'TEST', category: 'TEST', subcategory: 'TEST', year: 0, rate: [ {rating: 8, reviewer: 'test', comment: 'whatever forever'}  ],price: 5 },">
            <text:p>{ title: 'TEST', creator: 'TEST', series: 'TEST', category: 'TEST', subcategory: 'TEST', year: 0, rate: [ {rating: 8, reviewer: 'test', comment: 'whatever forever'} <text:s/>],price: 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34]&lt;&gt;&quot;&quot;;CONCATENATE(&quot;'&quot;;[.B34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34]&lt;&gt;&quot;&quot;;CONCATENATE(&quot;'&quot;;[.D34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34]&lt;&gt;&quot;&quot;;CONCATENATE(&quot;'&quot;;[.F34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34]&lt;&gt;&quot;&quot;;CONCATENATE(&quot;'&quot;;[.I34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34]&lt;&gt;&quot;&quot;;CONCATENATE(&quot;'&quot;;[.K34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34]&lt;&gt;&quot;&quot;;CONCATENATE([.$M$2]; &quot;: &quot;; [.M34]; &quot;, &quot;); &quot;&quot;)" office:value-type="string" office:string-value="year: 0, ">
            <text:p>year: 0, </text:p>
          </table:table-cell>
          <table:table-cell office:value-type="float" office:value="9">
            <text:p>9</text:p>
          </table:table-cell>
          <table:table-cell office:value-type="string">
            <text:p>test</text:p>
          </table:table-cell>
          <table:table-cell table:formula="of:=IF([.P34]&lt;&gt;&quot;&quot;;CONCATENATE(&quot;'&quot;;[.P34]; &quot;'&quot;); &quot;&quot;)" office:value-type="string" office:string-value="'test'">
            <text:p>'test'</text:p>
          </table:table-cell>
          <table:table-cell office:value-type="string">
            <text:p>whatever forever</text:p>
          </table:table-cell>
          <table:table-cell table:style-name="ce4" table:formula="of:=IF([.R34]&lt;&gt;&quot;&quot;;CONCATENATE(&quot;'&quot;;[.R34]; &quot;'&quot;); &quot;&quot;)" office:value-type="string" office:string-value="'whatever forever'">
            <text:p>'whatever forever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34]&lt;&gt;&quot;&quot;;CONCATENATE([.$H$1]; &quot;: [&quot;; &quot; {&quot;; ;[.$O$2];&quot;: &quot;; [.O34]; &quot;, &quot;;[.$P$2];&quot;: &quot;; [.Q34]; &quot;, &quot;;[.$R$2];&quot;: &quot;; [.S34]; &quot;} &quot;; &quot; ],&quot;);&quot;&quot;)" office:value-type="string" office:string-value="rate: [ {rating: 9, reviewer: 'test', comment: 'whatever forever'}  ],">
            <text:p>rate: [ {rating: 9, reviewer: 'test', comment: 'whatever forever'} <text:s/>],</text:p>
          </table:table-cell>
          <table:table-cell/>
          <table:table-cell table:formula="of:=IF([.B34]&lt;&gt;&quot;&quot;;CONCATENATE(&quot;{&quot;;&quot; &quot;;[.$B$2];&quot;: &quot;; [.C34]; &quot;, &quot;;[.$D$2];&quot;: &quot;; [.E34]; &quot;, &quot;;[.$F$2];&quot;: &quot;; [.G34]; &quot;, &quot;;[.$I$2];&quot;: &quot;; [.J34]; &quot;, &quot;;[.$K$2];&quot;: &quot;; [.L34]; &quot;, &quot;; IF([.M34]&lt;&gt;&quot;&quot;;[.N34];&quot;&quot;); IF([.O34]&lt;&gt;&quot;&quot;;[.V34];&quot;&quot;); [.$U$2];&quot;: &quot;; [.U34]; &quot; },&quot;);&quot;&quot;)" office:value-type="string" office:string-value="{ title: 'TEST', creator: 'TEST', series: 'TEST', category: 'TEST', subcategory: 'TEST', year: 0, rate: [ {rating: 9, reviewer: 'test', comment: 'whatever forever'}  ],price: 5 },">
            <text:p>{ title: 'TEST', creator: 'TEST', series: 'TEST', category: 'TEST', subcategory: 'TEST', year: 0, rate: [ {rating: 9, reviewer: 'test', comment: 'whatever forever'} <text:s/>],price: 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35]&lt;&gt;&quot;&quot;;CONCATENATE(&quot;'&quot;;[.B35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35]&lt;&gt;&quot;&quot;;CONCATENATE(&quot;'&quot;;[.D35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35]&lt;&gt;&quot;&quot;;CONCATENATE(&quot;'&quot;;[.F35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35]&lt;&gt;&quot;&quot;;CONCATENATE(&quot;'&quot;;[.I35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35]&lt;&gt;&quot;&quot;;CONCATENATE(&quot;'&quot;;[.K35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35]&lt;&gt;&quot;&quot;;CONCATENATE([.$M$2]; &quot;: &quot;; [.M35]; &quot;, &quot;); &quot;&quot;)" office:value-type="string" office:string-value="year: 0, ">
            <text:p>year: 0, </text:p>
          </table:table-cell>
          <table:table-cell office:value-type="float" office:value="10">
            <text:p>10</text:p>
          </table:table-cell>
          <table:table-cell office:value-type="string">
            <text:p>test</text:p>
          </table:table-cell>
          <table:table-cell table:formula="of:=IF([.P35]&lt;&gt;&quot;&quot;;CONCATENATE(&quot;'&quot;;[.P35]; &quot;'&quot;); &quot;&quot;)" office:value-type="string" office:string-value="'test'">
            <text:p>'test'</text:p>
          </table:table-cell>
          <table:table-cell office:value-type="string">
            <text:p>whatever forever</text:p>
          </table:table-cell>
          <table:table-cell table:style-name="ce4" table:formula="of:=IF([.R35]&lt;&gt;&quot;&quot;;CONCATENATE(&quot;'&quot;;[.R35]; &quot;'&quot;); &quot;&quot;)" office:value-type="string" office:string-value="'whatever forever'">
            <text:p>'whatever forever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35]&lt;&gt;&quot;&quot;;CONCATENATE([.$H$1]; &quot;: [&quot;; &quot; {&quot;; ;[.$O$2];&quot;: &quot;; [.O35]; &quot;, &quot;;[.$P$2];&quot;: &quot;; [.Q35]; &quot;, &quot;;[.$R$2];&quot;: &quot;; [.S35]; &quot;} &quot;; &quot; ],&quot;);&quot;&quot;)" office:value-type="string" office:string-value="rate: [ {rating: 10, reviewer: 'test', comment: 'whatever forever'}  ],">
            <text:p>rate: [ {rating: 10, reviewer: 'test', comment: 'whatever forever'} <text:s/>],</text:p>
          </table:table-cell>
          <table:table-cell/>
          <table:table-cell table:formula="of:=IF([.B35]&lt;&gt;&quot;&quot;;CONCATENATE(&quot;{&quot;;&quot; &quot;;[.$B$2];&quot;: &quot;; [.C35]; &quot;, &quot;;[.$D$2];&quot;: &quot;; [.E35]; &quot;, &quot;;[.$F$2];&quot;: &quot;; [.G35]; &quot;, &quot;;[.$I$2];&quot;: &quot;; [.J35]; &quot;, &quot;;[.$K$2];&quot;: &quot;; [.L35]; &quot;, &quot;; IF([.M35]&lt;&gt;&quot;&quot;;[.N35];&quot;&quot;); IF([.O35]&lt;&gt;&quot;&quot;;[.V35];&quot;&quot;); [.$U$2];&quot;: &quot;; [.U35]; &quot; },&quot;);&quot;&quot;)" office:value-type="string" office:string-value="{ title: 'TEST', creator: 'TEST', series: 'TEST', category: 'TEST', subcategory: 'TEST', year: 0, rate: [ {rating: 10, reviewer: 'test', comment: 'whatever forever'}  ],price: 5 },">
            <text:p>{ title: 'TEST', creator: 'TEST', series: 'TEST', category: 'TEST', subcategory: 'TEST', year: 0, rate: [ {rating: 10, reviewer: 'test', comment: 'whatever forever'} <text:s/>],price: 5 },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TEST</text:p>
          </table:table-cell>
          <table:table-cell table:formula="of:=IF([.B36]&lt;&gt;&quot;&quot;;CONCATENATE(&quot;'&quot;;[.B36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formula="of:=IF([.D36]&lt;&gt;&quot;&quot;;CONCATENATE(&quot;'&quot;;[.D36]; &quot;'&quot;); &quot;&quot;)" office:value-type="string" office:string-value="'TEST'">
            <text:p>'TEST'</text:p>
          </table:table-cell>
          <table:table-cell office:value-type="string">
            <text:p>TEST</text:p>
          </table:table-cell>
          <table:table-cell table:style-name="ce4" table:formula="of:=IF([.F36]&lt;&gt;&quot;&quot;;CONCATENATE(&quot;'&quot;;[.F36]; &quot;'&quot;); &quot;&quot;)" office:value-type="string" office:string-value="'TEST'">
            <text:p>'TEST'</text:p>
          </table:table-cell>
          <table:table-cell/>
          <table:table-cell table:style-name="ce2" office:value-type="string">
            <text:p>TEST</text:p>
          </table:table-cell>
          <table:table-cell table:formula="of:=IF([.I36]&lt;&gt;&quot;&quot;;CONCATENATE(&quot;'&quot;;[.I36];&quot;'&quot;); &quot;&quot;)" office:value-type="string" office:string-value="'TEST'">
            <text:p>'TEST'</text:p>
          </table:table-cell>
          <table:table-cell table:style-name="ce2" office:value-type="string">
            <text:p>TEST</text:p>
          </table:table-cell>
          <table:table-cell table:formula="of:=IF([.K36]&lt;&gt;&quot;&quot;;CONCATENATE(&quot;'&quot;;[.K36];&quot;'&quot;); &quot;&quot;)" office:value-type="string" office:string-value="'TEST'">
            <text:p>'TEST'</text:p>
          </table:table-cell>
          <table:table-cell table:style-name="ce2" office:value-type="float" office:value="0">
            <text:p>0</text:p>
          </table:table-cell>
          <table:table-cell table:formula="of:=IF([.M36]&lt;&gt;&quot;&quot;;CONCATENATE([.$M$2]; &quot;: &quot;; [.M36]; &quot;, &quot;); &quot;&quot;)" office:value-type="string" office:string-value="year: 0, ">
            <text:p>year: 0, </text:p>
          </table:table-cell>
          <table:table-cell table:number-columns-repeated="2"/>
          <table:table-cell table:formula="of:=IF([.P36]&lt;&gt;&quot;&quot;;CONCATENATE(&quot;'&quot;;[.P36]; &quot;'&quot;); &quot;&quot;)">
            <text:p/>
          </table:table-cell>
          <table:table-cell office:value-type="string">
            <text:p><text:s/></text:p>
          </table:table-cell>
          <table:table-cell table:style-name="ce4" table:formula="of:=IF([.R36]&lt;&gt;&quot;&quot;;CONCATENATE(&quot;'&quot;;[.R36]; &quot;'&quot;); &quot;&quot;)" office:value-type="string" office:string-value="' '">
            <text:p>' '</text:p>
          </table:table-cell>
          <table:table-cell table:style-name="ce4"/>
          <table:table-cell office:value-type="float" office:value="5">
            <text:p>5</text:p>
          </table:table-cell>
          <table:table-cell table:formula="of:=IF([.O36]&lt;&gt;&quot;&quot;;CONCATENATE([.$H$1]; &quot;: [&quot;; &quot; {&quot;; ;[.$O$2];&quot;: &quot;; [.O36]; &quot;, &quot;;[.$P$2];&quot;: &quot;; [.Q36]; &quot;, &quot;;[.$R$2];&quot;: &quot;; [.S36]; &quot;} &quot;; &quot; ],&quot;);&quot;&quot;)">
            <text:p/>
          </table:table-cell>
          <table:table-cell/>
          <table:table-cell table:formula="of:=IF([.B36]&lt;&gt;&quot;&quot;;CONCATENATE(&quot;{&quot;;&quot; &quot;;[.$B$2];&quot;: &quot;; [.C36]; &quot;, &quot;;[.$D$2];&quot;: &quot;; [.E36]; &quot;, &quot;;[.$F$2];&quot;: &quot;; [.G36]; &quot;, &quot;;[.$I$2];&quot;: &quot;; [.J36]; &quot;, &quot;;[.$K$2];&quot;: &quot;; [.L36]; &quot;, &quot;; IF([.M36]&lt;&gt;&quot;&quot;;[.N36];&quot;&quot;); IF([.O36]&lt;&gt;&quot;&quot;;[.V36];&quot;&quot;); [.$U$2];&quot;: &quot;; [.U36]; &quot; },&quot;);&quot;&quot;)" office:value-type="string" office:string-value="{ title: 'TEST', creator: 'TEST', series: 'TEST', category: 'TEST', subcategory: 'TEST', year: 0, price: 5 },">
            <text:p>{ title: 'TEST', creator: 'TEST', series: 'TEST', category: 'TEST', subcategory: 'TEST', year: 0, price: 5 },</text:p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37]&lt;&gt;&quot;&quot;;CONCATENATE(&quot;'&quot;;[.B37]; &quot;'&quot;); &quot;&quot;)">
            <text:p/>
          </table:table-cell>
          <table:table-cell/>
          <table:table-cell table:formula="of:=IF([.D37]&lt;&gt;&quot;&quot;;CONCATENATE(&quot;'&quot;;[.D37]; &quot;'&quot;); &quot;&quot;)">
            <text:p/>
          </table:table-cell>
          <table:table-cell/>
          <table:table-cell table:style-name="ce4" table:formula="of:=IF([.F37]&lt;&gt;&quot;&quot;;CONCATENATE(&quot;'&quot;;[.F37]; &quot;'&quot;); &quot;&quot;)">
            <text:p/>
          </table:table-cell>
          <table:table-cell/>
          <table:table-cell/>
          <table:table-cell table:formula="of:=IF([.I37]&lt;&gt;&quot;&quot;;CONCATENATE(&quot;'&quot;;[.I37];&quot;'&quot;); &quot;&quot;)">
            <text:p/>
          </table:table-cell>
          <table:table-cell/>
          <table:table-cell table:formula="of:=IF([.K37]&lt;&gt;&quot;&quot;;CONCATENATE(&quot;'&quot;;[.K37];&quot;'&quot;); &quot;&quot;)">
            <text:p/>
          </table:table-cell>
          <table:table-cell/>
          <table:table-cell table:formula="of:=IF([.M37]&lt;&gt;&quot;&quot;;CONCATENATE([.$M$2]; &quot;: &quot;; [.M37]; &quot;, &quot;); &quot;&quot;)">
            <text:p/>
          </table:table-cell>
          <table:table-cell table:number-columns-repeated="2"/>
          <table:table-cell table:formula="of:=IF([.P37]&lt;&gt;&quot;&quot;;CONCATENATE(&quot;'&quot;;[.P37]; &quot;'&quot;); &quot;&quot;)">
            <text:p/>
          </table:table-cell>
          <table:table-cell/>
          <table:table-cell table:style-name="ce4" table:formula="of:=IF([.R37]&lt;&gt;&quot;&quot;;CONCATENATE(&quot;'&quot;;[.R37]; &quot;'&quot;); &quot;&quot;)">
            <text:p/>
          </table:table-cell>
          <table:table-cell table:style-name="ce4"/>
          <table:table-cell/>
          <table:table-cell table:formula="of:=IF([.O37]&lt;&gt;&quot;&quot;;CONCATENATE([.$H$1]; &quot;: [&quot;; &quot; {&quot;; ;[.$O$2];&quot;: &quot;; [.O37]; &quot;, &quot;;[.$P$2];&quot;: &quot;; [.Q37]; &quot;, &quot;;[.$R$2];&quot;: &quot;; [.S37]; &quot;} &quot;; &quot; ],&quot;);&quot;&quot;)">
            <text:p/>
          </table:table-cell>
          <table:table-cell/>
          <table:table-cell table:formula="of:=IF([.B37]&lt;&gt;&quot;&quot;;CONCATENATE(&quot;{&quot;;&quot; &quot;;[.$B$2];&quot;: &quot;; [.C37]; &quot;, &quot;;[.$D$2];&quot;: &quot;; [.E37]; &quot;, &quot;;[.$F$2];&quot;: &quot;; [.G37]; &quot;, &quot;;[.$I$2];&quot;: &quot;; [.J37]; &quot;, &quot;;[.$K$2];&quot;: &quot;; [.L37]; &quot;, &quot;; IF([.M37]&lt;&gt;&quot;&quot;;[.N37];&quot;&quot;); IF([.O37]&lt;&gt;&quot;&quot;;[.V37];&quot;&quot;); [.$U$2];&quot;: &quot;; [.U37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38]&lt;&gt;&quot;&quot;;CONCATENATE(&quot;'&quot;;[.B38]; &quot;'&quot;); &quot;&quot;)">
            <text:p/>
          </table:table-cell>
          <table:table-cell/>
          <table:table-cell table:formula="of:=IF([.D38]&lt;&gt;&quot;&quot;;CONCATENATE(&quot;'&quot;;[.D38]; &quot;'&quot;); &quot;&quot;)">
            <text:p/>
          </table:table-cell>
          <table:table-cell/>
          <table:table-cell table:style-name="ce4" table:formula="of:=IF([.F38]&lt;&gt;&quot;&quot;;CONCATENATE(&quot;'&quot;;[.F38]; &quot;'&quot;); &quot;&quot;)">
            <text:p/>
          </table:table-cell>
          <table:table-cell/>
          <table:table-cell/>
          <table:table-cell table:formula="of:=IF([.I38]&lt;&gt;&quot;&quot;;CONCATENATE(&quot;'&quot;;[.I38];&quot;'&quot;); &quot;&quot;)">
            <text:p/>
          </table:table-cell>
          <table:table-cell/>
          <table:table-cell table:formula="of:=IF([.K38]&lt;&gt;&quot;&quot;;CONCATENATE(&quot;'&quot;;[.K38];&quot;'&quot;); &quot;&quot;)">
            <text:p/>
          </table:table-cell>
          <table:table-cell/>
          <table:table-cell table:formula="of:=IF([.M38]&lt;&gt;&quot;&quot;;CONCATENATE([.$M$2]; &quot;: &quot;; [.M38]; &quot;, &quot;); &quot;&quot;)">
            <text:p/>
          </table:table-cell>
          <table:table-cell table:number-columns-repeated="2"/>
          <table:table-cell table:formula="of:=IF([.P38]&lt;&gt;&quot;&quot;;CONCATENATE(&quot;'&quot;;[.P38]; &quot;'&quot;); &quot;&quot;)">
            <text:p/>
          </table:table-cell>
          <table:table-cell/>
          <table:table-cell table:style-name="ce4" table:formula="of:=IF([.R38]&lt;&gt;&quot;&quot;;CONCATENATE(&quot;'&quot;;[.R38]; &quot;'&quot;); &quot;&quot;)">
            <text:p/>
          </table:table-cell>
          <table:table-cell table:style-name="ce4"/>
          <table:table-cell/>
          <table:table-cell table:formula="of:=IF([.O38]&lt;&gt;&quot;&quot;;CONCATENATE([.$H$1]; &quot;: [&quot;; &quot; {&quot;; ;[.$O$2];&quot;: &quot;; [.O38]; &quot;, &quot;;[.$P$2];&quot;: &quot;; [.Q38]; &quot;, &quot;;[.$R$2];&quot;: &quot;; [.S38]; &quot;} &quot;; &quot; ],&quot;);&quot;&quot;)">
            <text:p/>
          </table:table-cell>
          <table:table-cell/>
          <table:table-cell table:formula="of:=IF([.B38]&lt;&gt;&quot;&quot;;CONCATENATE(&quot;{&quot;;&quot; &quot;;[.$B$2];&quot;: &quot;; [.C38]; &quot;, &quot;;[.$D$2];&quot;: &quot;; [.E38]; &quot;, &quot;;[.$F$2];&quot;: &quot;; [.G38]; &quot;, &quot;;[.$I$2];&quot;: &quot;; [.J38]; &quot;, &quot;;[.$K$2];&quot;: &quot;; [.L38]; &quot;, &quot;; IF([.M38]&lt;&gt;&quot;&quot;;[.N38];&quot;&quot;); IF([.O38]&lt;&gt;&quot;&quot;;[.V38];&quot;&quot;); [.$U$2];&quot;: &quot;; [.U38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39]&lt;&gt;&quot;&quot;;CONCATENATE(&quot;'&quot;;[.B39]; &quot;'&quot;); &quot;&quot;)">
            <text:p/>
          </table:table-cell>
          <table:table-cell/>
          <table:table-cell table:formula="of:=IF([.D39]&lt;&gt;&quot;&quot;;CONCATENATE(&quot;'&quot;;[.D39]; &quot;'&quot;); &quot;&quot;)">
            <text:p/>
          </table:table-cell>
          <table:table-cell/>
          <table:table-cell table:style-name="ce4" table:formula="of:=IF([.F39]&lt;&gt;&quot;&quot;;CONCATENATE(&quot;'&quot;;[.F39]; &quot;'&quot;); &quot;&quot;)">
            <text:p/>
          </table:table-cell>
          <table:table-cell/>
          <table:table-cell/>
          <table:table-cell table:formula="of:=IF([.I39]&lt;&gt;&quot;&quot;;CONCATENATE(&quot;'&quot;;[.I39];&quot;'&quot;); &quot;&quot;)">
            <text:p/>
          </table:table-cell>
          <table:table-cell/>
          <table:table-cell table:formula="of:=IF([.K39]&lt;&gt;&quot;&quot;;CONCATENATE(&quot;'&quot;;[.K39];&quot;'&quot;); &quot;&quot;)">
            <text:p/>
          </table:table-cell>
          <table:table-cell/>
          <table:table-cell table:formula="of:=IF([.M39]&lt;&gt;&quot;&quot;;CONCATENATE([.$M$2]; &quot;: &quot;; [.M39]; &quot;, &quot;); &quot;&quot;)">
            <text:p/>
          </table:table-cell>
          <table:table-cell table:number-columns-repeated="2"/>
          <table:table-cell table:formula="of:=IF([.P39]&lt;&gt;&quot;&quot;;CONCATENATE(&quot;'&quot;;[.P39]; &quot;'&quot;); &quot;&quot;)">
            <text:p/>
          </table:table-cell>
          <table:table-cell/>
          <table:table-cell table:style-name="ce4" table:formula="of:=IF([.R39]&lt;&gt;&quot;&quot;;CONCATENATE(&quot;'&quot;;[.R39]; &quot;'&quot;); &quot;&quot;)">
            <text:p/>
          </table:table-cell>
          <table:table-cell table:style-name="ce4"/>
          <table:table-cell/>
          <table:table-cell table:formula="of:=IF([.O39]&lt;&gt;&quot;&quot;;CONCATENATE([.$H$1]; &quot;: [&quot;; &quot; {&quot;; ;[.$O$2];&quot;: &quot;; [.O39]; &quot;, &quot;;[.$P$2];&quot;: &quot;; [.Q39]; &quot;, &quot;;[.$R$2];&quot;: &quot;; [.S39]; &quot;} &quot;; &quot; ],&quot;);&quot;&quot;)">
            <text:p/>
          </table:table-cell>
          <table:table-cell/>
          <table:table-cell table:formula="of:=IF([.B39]&lt;&gt;&quot;&quot;;CONCATENATE(&quot;{&quot;;&quot; &quot;;[.$B$2];&quot;: &quot;; [.C39]; &quot;, &quot;;[.$D$2];&quot;: &quot;; [.E39]; &quot;, &quot;;[.$F$2];&quot;: &quot;; [.G39]; &quot;, &quot;;[.$I$2];&quot;: &quot;; [.J39]; &quot;, &quot;;[.$K$2];&quot;: &quot;; [.L39]; &quot;, &quot;; IF([.M39]&lt;&gt;&quot;&quot;;[.N39];&quot;&quot;); IF([.O39]&lt;&gt;&quot;&quot;;[.V39];&quot;&quot;); [.$U$2];&quot;: &quot;; [.U39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40]&lt;&gt;&quot;&quot;;CONCATENATE(&quot;'&quot;;[.B40]; &quot;'&quot;); &quot;&quot;)">
            <text:p/>
          </table:table-cell>
          <table:table-cell/>
          <table:table-cell table:formula="of:=IF([.D40]&lt;&gt;&quot;&quot;;CONCATENATE(&quot;'&quot;;[.D40]; &quot;'&quot;); &quot;&quot;)">
            <text:p/>
          </table:table-cell>
          <table:table-cell/>
          <table:table-cell table:style-name="ce4" table:formula="of:=IF([.F40]&lt;&gt;&quot;&quot;;CONCATENATE(&quot;'&quot;;[.F40]; &quot;'&quot;); &quot;&quot;)">
            <text:p/>
          </table:table-cell>
          <table:table-cell/>
          <table:table-cell/>
          <table:table-cell table:formula="of:=IF([.I40]&lt;&gt;&quot;&quot;;CONCATENATE(&quot;'&quot;;[.I40];&quot;'&quot;); &quot;&quot;)">
            <text:p/>
          </table:table-cell>
          <table:table-cell/>
          <table:table-cell table:formula="of:=IF([.K40]&lt;&gt;&quot;&quot;;CONCATENATE(&quot;'&quot;;[.K40];&quot;'&quot;); &quot;&quot;)">
            <text:p/>
          </table:table-cell>
          <table:table-cell/>
          <table:table-cell table:formula="of:=IF([.M40]&lt;&gt;&quot;&quot;;CONCATENATE([.$M$2]; &quot;: &quot;; [.M40]; &quot;, &quot;); &quot;&quot;)">
            <text:p/>
          </table:table-cell>
          <table:table-cell table:number-columns-repeated="2"/>
          <table:table-cell table:formula="of:=IF([.P40]&lt;&gt;&quot;&quot;;CONCATENATE(&quot;'&quot;;[.P40]; &quot;'&quot;); &quot;&quot;)">
            <text:p/>
          </table:table-cell>
          <table:table-cell/>
          <table:table-cell table:style-name="ce4" table:formula="of:=IF([.R40]&lt;&gt;&quot;&quot;;CONCATENATE(&quot;'&quot;;[.R40]; &quot;'&quot;); &quot;&quot;)">
            <text:p/>
          </table:table-cell>
          <table:table-cell table:style-name="ce4"/>
          <table:table-cell/>
          <table:table-cell table:formula="of:=IF([.O40]&lt;&gt;&quot;&quot;;CONCATENATE([.$H$1]; &quot;: [&quot;; &quot; {&quot;; ;[.$O$2];&quot;: &quot;; [.O40]; &quot;, &quot;;[.$P$2];&quot;: &quot;; [.Q40]; &quot;, &quot;;[.$R$2];&quot;: &quot;; [.S40]; &quot;} &quot;; &quot; ],&quot;);&quot;&quot;)">
            <text:p/>
          </table:table-cell>
          <table:table-cell/>
          <table:table-cell table:formula="of:=IF([.B40]&lt;&gt;&quot;&quot;;CONCATENATE(&quot;{&quot;;&quot; &quot;;[.$B$2];&quot;: &quot;; [.C40]; &quot;, &quot;;[.$D$2];&quot;: &quot;; [.E40]; &quot;, &quot;;[.$F$2];&quot;: &quot;; [.G40]; &quot;, &quot;;[.$I$2];&quot;: &quot;; [.J40]; &quot;, &quot;;[.$K$2];&quot;: &quot;; [.L40]; &quot;, &quot;; IF([.M40]&lt;&gt;&quot;&quot;;[.N40];&quot;&quot;); IF([.O40]&lt;&gt;&quot;&quot;;[.V40];&quot;&quot;); [.$U$2];&quot;: &quot;; [.U40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41]&lt;&gt;&quot;&quot;;CONCATENATE(&quot;'&quot;;[.B41]; &quot;'&quot;); &quot;&quot;)">
            <text:p/>
          </table:table-cell>
          <table:table-cell/>
          <table:table-cell table:formula="of:=IF([.D41]&lt;&gt;&quot;&quot;;CONCATENATE(&quot;'&quot;;[.D41]; &quot;'&quot;); &quot;&quot;)">
            <text:p/>
          </table:table-cell>
          <table:table-cell/>
          <table:table-cell table:style-name="ce4" table:formula="of:=IF([.F41]&lt;&gt;&quot;&quot;;CONCATENATE(&quot;'&quot;;[.F41]; &quot;'&quot;); &quot;&quot;)">
            <text:p/>
          </table:table-cell>
          <table:table-cell/>
          <table:table-cell/>
          <table:table-cell table:formula="of:=IF([.I41]&lt;&gt;&quot;&quot;;CONCATENATE(&quot;'&quot;;[.I41];&quot;'&quot;); &quot;&quot;)">
            <text:p/>
          </table:table-cell>
          <table:table-cell/>
          <table:table-cell table:formula="of:=IF([.K41]&lt;&gt;&quot;&quot;;CONCATENATE(&quot;'&quot;;[.K41];&quot;'&quot;); &quot;&quot;)">
            <text:p/>
          </table:table-cell>
          <table:table-cell/>
          <table:table-cell table:formula="of:=IF([.M41]&lt;&gt;&quot;&quot;;CONCATENATE([.$M$2]; &quot;: &quot;; [.M41]; &quot;, &quot;); &quot;&quot;)">
            <text:p/>
          </table:table-cell>
          <table:table-cell table:number-columns-repeated="2"/>
          <table:table-cell table:formula="of:=IF([.P41]&lt;&gt;&quot;&quot;;CONCATENATE(&quot;'&quot;;[.P41]; &quot;'&quot;); &quot;&quot;)">
            <text:p/>
          </table:table-cell>
          <table:table-cell/>
          <table:table-cell table:style-name="ce4" table:formula="of:=IF([.R41]&lt;&gt;&quot;&quot;;CONCATENATE(&quot;'&quot;;[.R41]; &quot;'&quot;); &quot;&quot;)">
            <text:p/>
          </table:table-cell>
          <table:table-cell table:style-name="ce4"/>
          <table:table-cell/>
          <table:table-cell table:formula="of:=IF([.O41]&lt;&gt;&quot;&quot;;CONCATENATE([.$H$1]; &quot;: [&quot;; &quot; {&quot;; ;[.$O$2];&quot;: &quot;; [.O41]; &quot;, &quot;;[.$P$2];&quot;: &quot;; [.Q41]; &quot;, &quot;;[.$R$2];&quot;: &quot;; [.S41]; &quot;} &quot;; &quot; ],&quot;);&quot;&quot;)">
            <text:p/>
          </table:table-cell>
          <table:table-cell/>
          <table:table-cell table:formula="of:=IF([.B41]&lt;&gt;&quot;&quot;;CONCATENATE(&quot;{&quot;;&quot; &quot;;[.$B$2];&quot;: &quot;; [.C41]; &quot;, &quot;;[.$D$2];&quot;: &quot;; [.E41]; &quot;, &quot;;[.$F$2];&quot;: &quot;; [.G41]; &quot;, &quot;;[.$I$2];&quot;: &quot;; [.J41]; &quot;, &quot;;[.$K$2];&quot;: &quot;; [.L41]; &quot;, &quot;; IF([.M41]&lt;&gt;&quot;&quot;;[.N41];&quot;&quot;); IF([.O41]&lt;&gt;&quot;&quot;;[.V41];&quot;&quot;); [.$U$2];&quot;: &quot;; [.U41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42]&lt;&gt;&quot;&quot;;CONCATENATE(&quot;'&quot;;[.B42]; &quot;'&quot;); &quot;&quot;)">
            <text:p/>
          </table:table-cell>
          <table:table-cell/>
          <table:table-cell table:formula="of:=IF([.D42]&lt;&gt;&quot;&quot;;CONCATENATE(&quot;'&quot;;[.D42]; &quot;'&quot;); &quot;&quot;)">
            <text:p/>
          </table:table-cell>
          <table:table-cell/>
          <table:table-cell table:style-name="ce4" table:formula="of:=IF([.F42]&lt;&gt;&quot;&quot;;CONCATENATE(&quot;'&quot;;[.F42]; &quot;'&quot;); &quot;&quot;)">
            <text:p/>
          </table:table-cell>
          <table:table-cell/>
          <table:table-cell/>
          <table:table-cell table:formula="of:=IF([.I42]&lt;&gt;&quot;&quot;;CONCATENATE(&quot;'&quot;;[.I42];&quot;'&quot;); &quot;&quot;)">
            <text:p/>
          </table:table-cell>
          <table:table-cell/>
          <table:table-cell table:formula="of:=IF([.K42]&lt;&gt;&quot;&quot;;CONCATENATE(&quot;'&quot;;[.K42];&quot;'&quot;); &quot;&quot;)">
            <text:p/>
          </table:table-cell>
          <table:table-cell/>
          <table:table-cell table:formula="of:=IF([.M42]&lt;&gt;&quot;&quot;;CONCATENATE([.$M$2]; &quot;: &quot;; [.M42]; &quot;, &quot;); &quot;&quot;)">
            <text:p/>
          </table:table-cell>
          <table:table-cell table:number-columns-repeated="2"/>
          <table:table-cell table:formula="of:=IF([.P42]&lt;&gt;&quot;&quot;;CONCATENATE(&quot;'&quot;;[.P42]; &quot;'&quot;); &quot;&quot;)">
            <text:p/>
          </table:table-cell>
          <table:table-cell/>
          <table:table-cell table:style-name="ce4" table:formula="of:=IF([.R42]&lt;&gt;&quot;&quot;;CONCATENATE(&quot;'&quot;;[.R42]; &quot;'&quot;); &quot;&quot;)">
            <text:p/>
          </table:table-cell>
          <table:table-cell table:style-name="ce4"/>
          <table:table-cell/>
          <table:table-cell table:formula="of:=IF([.O42]&lt;&gt;&quot;&quot;;CONCATENATE([.$H$1]; &quot;: [&quot;; &quot; {&quot;; ;[.$O$2];&quot;: &quot;; [.O42]; &quot;, &quot;;[.$P$2];&quot;: &quot;; [.Q42]; &quot;, &quot;;[.$R$2];&quot;: &quot;; [.S42]; &quot;} &quot;; &quot; ],&quot;);&quot;&quot;)">
            <text:p/>
          </table:table-cell>
          <table:table-cell/>
          <table:table-cell table:formula="of:=IF([.B42]&lt;&gt;&quot;&quot;;CONCATENATE(&quot;{&quot;;&quot; &quot;;[.$B$2];&quot;: &quot;; [.C42]; &quot;, &quot;;[.$D$2];&quot;: &quot;; [.E42]; &quot;, &quot;;[.$F$2];&quot;: &quot;; [.G42]; &quot;, &quot;;[.$I$2];&quot;: &quot;; [.J42]; &quot;, &quot;;[.$K$2];&quot;: &quot;; [.L42]; &quot;, &quot;; IF([.M42]&lt;&gt;&quot;&quot;;[.N42];&quot;&quot;); IF([.O42]&lt;&gt;&quot;&quot;;[.V42];&quot;&quot;); [.$U$2];&quot;: &quot;; [.U42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43]&lt;&gt;&quot;&quot;;CONCATENATE(&quot;'&quot;;[.B43]; &quot;'&quot;); &quot;&quot;)">
            <text:p/>
          </table:table-cell>
          <table:table-cell/>
          <table:table-cell table:formula="of:=IF([.D43]&lt;&gt;&quot;&quot;;CONCATENATE(&quot;'&quot;;[.D43]; &quot;'&quot;); &quot;&quot;)">
            <text:p/>
          </table:table-cell>
          <table:table-cell/>
          <table:table-cell table:style-name="ce4" table:formula="of:=IF([.F43]&lt;&gt;&quot;&quot;;CONCATENATE(&quot;'&quot;;[.F43]; &quot;'&quot;); &quot;&quot;)">
            <text:p/>
          </table:table-cell>
          <table:table-cell/>
          <table:table-cell/>
          <table:table-cell table:formula="of:=IF([.I43]&lt;&gt;&quot;&quot;;CONCATENATE(&quot;'&quot;;[.I43];&quot;'&quot;); &quot;&quot;)">
            <text:p/>
          </table:table-cell>
          <table:table-cell/>
          <table:table-cell table:formula="of:=IF([.K43]&lt;&gt;&quot;&quot;;CONCATENATE(&quot;'&quot;;[.K43];&quot;'&quot;); &quot;&quot;)">
            <text:p/>
          </table:table-cell>
          <table:table-cell/>
          <table:table-cell table:formula="of:=IF([.M43]&lt;&gt;&quot;&quot;;CONCATENATE([.$M$2]; &quot;: &quot;; [.M43]; &quot;, &quot;); &quot;&quot;)">
            <text:p/>
          </table:table-cell>
          <table:table-cell table:number-columns-repeated="2"/>
          <table:table-cell table:formula="of:=IF([.P43]&lt;&gt;&quot;&quot;;CONCATENATE(&quot;'&quot;;[.P43]; &quot;'&quot;); &quot;&quot;)">
            <text:p/>
          </table:table-cell>
          <table:table-cell/>
          <table:table-cell table:style-name="ce4" table:formula="of:=IF([.R43]&lt;&gt;&quot;&quot;;CONCATENATE(&quot;'&quot;;[.R43]; &quot;'&quot;); &quot;&quot;)">
            <text:p/>
          </table:table-cell>
          <table:table-cell table:style-name="ce4"/>
          <table:table-cell/>
          <table:table-cell table:formula="of:=IF([.O43]&lt;&gt;&quot;&quot;;CONCATENATE([.$H$1]; &quot;: [&quot;; &quot; {&quot;; ;[.$O$2];&quot;: &quot;; [.O43]; &quot;, &quot;;[.$P$2];&quot;: &quot;; [.Q43]; &quot;, &quot;;[.$R$2];&quot;: &quot;; [.S43]; &quot;} &quot;; &quot; ],&quot;);&quot;&quot;)">
            <text:p/>
          </table:table-cell>
          <table:table-cell/>
          <table:table-cell table:formula="of:=IF([.B43]&lt;&gt;&quot;&quot;;CONCATENATE(&quot;{&quot;;&quot; &quot;;[.$B$2];&quot;: &quot;; [.C43]; &quot;, &quot;;[.$D$2];&quot;: &quot;; [.E43]; &quot;, &quot;;[.$F$2];&quot;: &quot;; [.G43]; &quot;, &quot;;[.$I$2];&quot;: &quot;; [.J43]; &quot;, &quot;;[.$K$2];&quot;: &quot;; [.L43]; &quot;, &quot;; IF([.M43]&lt;&gt;&quot;&quot;;[.N43];&quot;&quot;); IF([.O43]&lt;&gt;&quot;&quot;;[.V43];&quot;&quot;); [.$U$2];&quot;: &quot;; [.U43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44]&lt;&gt;&quot;&quot;;CONCATENATE(&quot;'&quot;;[.B44]; &quot;'&quot;); &quot;&quot;)">
            <text:p/>
          </table:table-cell>
          <table:table-cell/>
          <table:table-cell table:formula="of:=IF([.D44]&lt;&gt;&quot;&quot;;CONCATENATE(&quot;'&quot;;[.D44]; &quot;'&quot;); &quot;&quot;)">
            <text:p/>
          </table:table-cell>
          <table:table-cell/>
          <table:table-cell table:style-name="ce4" table:formula="of:=IF([.F44]&lt;&gt;&quot;&quot;;CONCATENATE(&quot;'&quot;;[.F44]; &quot;'&quot;); &quot;&quot;)">
            <text:p/>
          </table:table-cell>
          <table:table-cell/>
          <table:table-cell/>
          <table:table-cell table:formula="of:=IF([.I44]&lt;&gt;&quot;&quot;;CONCATENATE(&quot;'&quot;;[.I44];&quot;'&quot;); &quot;&quot;)">
            <text:p/>
          </table:table-cell>
          <table:table-cell/>
          <table:table-cell table:formula="of:=IF([.K44]&lt;&gt;&quot;&quot;;CONCATENATE(&quot;'&quot;;[.K44];&quot;'&quot;); &quot;&quot;)">
            <text:p/>
          </table:table-cell>
          <table:table-cell/>
          <table:table-cell table:formula="of:=IF([.M44]&lt;&gt;&quot;&quot;;CONCATENATE([.$M$2]; &quot;: &quot;; [.M44]; &quot;, &quot;); &quot;&quot;)">
            <text:p/>
          </table:table-cell>
          <table:table-cell table:number-columns-repeated="2"/>
          <table:table-cell table:formula="of:=IF([.P44]&lt;&gt;&quot;&quot;;CONCATENATE(&quot;'&quot;;[.P44]; &quot;'&quot;); &quot;&quot;)">
            <text:p/>
          </table:table-cell>
          <table:table-cell/>
          <table:table-cell table:style-name="ce4" table:formula="of:=IF([.R44]&lt;&gt;&quot;&quot;;CONCATENATE(&quot;'&quot;;[.R44]; &quot;'&quot;); &quot;&quot;)">
            <text:p/>
          </table:table-cell>
          <table:table-cell table:style-name="ce4"/>
          <table:table-cell/>
          <table:table-cell table:formula="of:=IF([.O44]&lt;&gt;&quot;&quot;;CONCATENATE([.$H$1]; &quot;: [&quot;; &quot; {&quot;; ;[.$O$2];&quot;: &quot;; [.O44]; &quot;, &quot;;[.$P$2];&quot;: &quot;; [.Q44]; &quot;, &quot;;[.$R$2];&quot;: &quot;; [.S44]; &quot;} &quot;; &quot; ],&quot;);&quot;&quot;)">
            <text:p/>
          </table:table-cell>
          <table:table-cell/>
          <table:table-cell table:formula="of:=IF([.B44]&lt;&gt;&quot;&quot;;CONCATENATE(&quot;{&quot;;&quot; &quot;;[.$B$2];&quot;: &quot;; [.C44]; &quot;, &quot;;[.$D$2];&quot;: &quot;; [.E44]; &quot;, &quot;;[.$F$2];&quot;: &quot;; [.G44]; &quot;, &quot;;[.$I$2];&quot;: &quot;; [.J44]; &quot;, &quot;;[.$K$2];&quot;: &quot;; [.L44]; &quot;, &quot;; IF([.M44]&lt;&gt;&quot;&quot;;[.N44];&quot;&quot;); IF([.O44]&lt;&gt;&quot;&quot;;[.V44];&quot;&quot;); [.$U$2];&quot;: &quot;; [.U44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45]&lt;&gt;&quot;&quot;;CONCATENATE(&quot;'&quot;;[.B45]; &quot;'&quot;); &quot;&quot;)">
            <text:p/>
          </table:table-cell>
          <table:table-cell/>
          <table:table-cell table:formula="of:=IF([.D45]&lt;&gt;&quot;&quot;;CONCATENATE(&quot;'&quot;;[.D45]; &quot;'&quot;); &quot;&quot;)">
            <text:p/>
          </table:table-cell>
          <table:table-cell/>
          <table:table-cell table:style-name="ce4" table:formula="of:=IF([.F45]&lt;&gt;&quot;&quot;;CONCATENATE(&quot;'&quot;;[.F45]; &quot;'&quot;); &quot;&quot;)">
            <text:p/>
          </table:table-cell>
          <table:table-cell/>
          <table:table-cell/>
          <table:table-cell table:formula="of:=IF([.I45]&lt;&gt;&quot;&quot;;CONCATENATE(&quot;'&quot;;[.I45];&quot;'&quot;); &quot;&quot;)">
            <text:p/>
          </table:table-cell>
          <table:table-cell/>
          <table:table-cell table:formula="of:=IF([.K45]&lt;&gt;&quot;&quot;;CONCATENATE(&quot;'&quot;;[.K45];&quot;'&quot;); &quot;&quot;)">
            <text:p/>
          </table:table-cell>
          <table:table-cell/>
          <table:table-cell table:formula="of:=IF([.M45]&lt;&gt;&quot;&quot;;CONCATENATE([.$M$2]; &quot;: &quot;; [.M45]; &quot;, &quot;); &quot;&quot;)">
            <text:p/>
          </table:table-cell>
          <table:table-cell table:number-columns-repeated="2"/>
          <table:table-cell table:formula="of:=IF([.P45]&lt;&gt;&quot;&quot;;CONCATENATE(&quot;'&quot;;[.P45]; &quot;'&quot;); &quot;&quot;)">
            <text:p/>
          </table:table-cell>
          <table:table-cell/>
          <table:table-cell table:style-name="ce4" table:formula="of:=IF([.R45]&lt;&gt;&quot;&quot;;CONCATENATE(&quot;'&quot;;[.R45]; &quot;'&quot;); &quot;&quot;)">
            <text:p/>
          </table:table-cell>
          <table:table-cell table:style-name="ce4"/>
          <table:table-cell/>
          <table:table-cell table:formula="of:=IF([.O45]&lt;&gt;&quot;&quot;;CONCATENATE([.$H$1]; &quot;: [&quot;; &quot; {&quot;; ;[.$O$2];&quot;: &quot;; [.O45]; &quot;, &quot;;[.$P$2];&quot;: &quot;; [.Q45]; &quot;, &quot;;[.$R$2];&quot;: &quot;; [.S45]; &quot;} &quot;; &quot; ],&quot;);&quot;&quot;)">
            <text:p/>
          </table:table-cell>
          <table:table-cell/>
          <table:table-cell table:formula="of:=IF([.B45]&lt;&gt;&quot;&quot;;CONCATENATE(&quot;{&quot;;&quot; &quot;;[.$B$2];&quot;: &quot;; [.C45]; &quot;, &quot;;[.$D$2];&quot;: &quot;; [.E45]; &quot;, &quot;;[.$F$2];&quot;: &quot;; [.G45]; &quot;, &quot;;[.$I$2];&quot;: &quot;; [.J45]; &quot;, &quot;;[.$K$2];&quot;: &quot;; [.L45]; &quot;, &quot;; IF([.M45]&lt;&gt;&quot;&quot;;[.N45];&quot;&quot;); IF([.O45]&lt;&gt;&quot;&quot;;[.V45];&quot;&quot;); [.$U$2];&quot;: &quot;; [.U45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46]&lt;&gt;&quot;&quot;;CONCATENATE(&quot;'&quot;;[.B46]; &quot;'&quot;); &quot;&quot;)">
            <text:p/>
          </table:table-cell>
          <table:table-cell/>
          <table:table-cell table:formula="of:=IF([.D46]&lt;&gt;&quot;&quot;;CONCATENATE(&quot;'&quot;;[.D46]; &quot;'&quot;); &quot;&quot;)">
            <text:p/>
          </table:table-cell>
          <table:table-cell/>
          <table:table-cell table:style-name="ce4" table:formula="of:=IF([.F46]&lt;&gt;&quot;&quot;;CONCATENATE(&quot;'&quot;;[.F46]; &quot;'&quot;); &quot;&quot;)">
            <text:p/>
          </table:table-cell>
          <table:table-cell/>
          <table:table-cell/>
          <table:table-cell table:formula="of:=IF([.I46]&lt;&gt;&quot;&quot;;CONCATENATE(&quot;'&quot;;[.I46];&quot;'&quot;); &quot;&quot;)">
            <text:p/>
          </table:table-cell>
          <table:table-cell/>
          <table:table-cell table:formula="of:=IF([.K46]&lt;&gt;&quot;&quot;;CONCATENATE(&quot;'&quot;;[.K46];&quot;'&quot;); &quot;&quot;)">
            <text:p/>
          </table:table-cell>
          <table:table-cell/>
          <table:table-cell table:formula="of:=IF([.M46]&lt;&gt;&quot;&quot;;CONCATENATE([.$M$2]; &quot;: &quot;; [.M46]; &quot;, &quot;); &quot;&quot;)">
            <text:p/>
          </table:table-cell>
          <table:table-cell table:number-columns-repeated="2"/>
          <table:table-cell table:formula="of:=IF([.P46]&lt;&gt;&quot;&quot;;CONCATENATE(&quot;'&quot;;[.P46]; &quot;'&quot;); &quot;&quot;)">
            <text:p/>
          </table:table-cell>
          <table:table-cell/>
          <table:table-cell table:style-name="ce4" table:formula="of:=IF([.R46]&lt;&gt;&quot;&quot;;CONCATENATE(&quot;'&quot;;[.R46]; &quot;'&quot;); &quot;&quot;)">
            <text:p/>
          </table:table-cell>
          <table:table-cell table:style-name="ce4"/>
          <table:table-cell/>
          <table:table-cell table:formula="of:=IF([.O46]&lt;&gt;&quot;&quot;;CONCATENATE([.$H$1]; &quot;: [&quot;; &quot; {&quot;; ;[.$O$2];&quot;: &quot;; [.O46]; &quot;, &quot;;[.$P$2];&quot;: &quot;; [.Q46]; &quot;, &quot;;[.$R$2];&quot;: &quot;; [.S46]; &quot;} &quot;; &quot; ],&quot;);&quot;&quot;)">
            <text:p/>
          </table:table-cell>
          <table:table-cell/>
          <table:table-cell table:formula="of:=IF([.B46]&lt;&gt;&quot;&quot;;CONCATENATE(&quot;{&quot;;&quot; &quot;;[.$B$2];&quot;: &quot;; [.C46]; &quot;, &quot;;[.$D$2];&quot;: &quot;; [.E46]; &quot;, &quot;;[.$F$2];&quot;: &quot;; [.G46]; &quot;, &quot;;[.$I$2];&quot;: &quot;; [.J46]; &quot;, &quot;;[.$K$2];&quot;: &quot;; [.L46]; &quot;, &quot;; IF([.M46]&lt;&gt;&quot;&quot;;[.N46];&quot;&quot;); IF([.O46]&lt;&gt;&quot;&quot;;[.V46];&quot;&quot;); [.$U$2];&quot;: &quot;; [.U46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47]&lt;&gt;&quot;&quot;;CONCATENATE(&quot;'&quot;;[.B47]; &quot;'&quot;); &quot;&quot;)">
            <text:p/>
          </table:table-cell>
          <table:table-cell/>
          <table:table-cell table:formula="of:=IF([.D47]&lt;&gt;&quot;&quot;;CONCATENATE(&quot;'&quot;;[.D47]; &quot;'&quot;); &quot;&quot;)">
            <text:p/>
          </table:table-cell>
          <table:table-cell/>
          <table:table-cell table:style-name="ce4" table:formula="of:=IF([.F47]&lt;&gt;&quot;&quot;;CONCATENATE(&quot;'&quot;;[.F47]; &quot;'&quot;); &quot;&quot;)">
            <text:p/>
          </table:table-cell>
          <table:table-cell/>
          <table:table-cell/>
          <table:table-cell table:formula="of:=IF([.I47]&lt;&gt;&quot;&quot;;CONCATENATE(&quot;'&quot;;[.I47];&quot;'&quot;); &quot;&quot;)">
            <text:p/>
          </table:table-cell>
          <table:table-cell/>
          <table:table-cell table:formula="of:=IF([.K47]&lt;&gt;&quot;&quot;;CONCATENATE(&quot;'&quot;;[.K47];&quot;'&quot;); &quot;&quot;)">
            <text:p/>
          </table:table-cell>
          <table:table-cell/>
          <table:table-cell table:formula="of:=IF([.M47]&lt;&gt;&quot;&quot;;CONCATENATE([.$M$2]; &quot;: &quot;; [.M47]; &quot;, &quot;); &quot;&quot;)">
            <text:p/>
          </table:table-cell>
          <table:table-cell table:number-columns-repeated="2"/>
          <table:table-cell table:formula="of:=IF([.P47]&lt;&gt;&quot;&quot;;CONCATENATE(&quot;'&quot;;[.P47]; &quot;'&quot;); &quot;&quot;)">
            <text:p/>
          </table:table-cell>
          <table:table-cell/>
          <table:table-cell table:style-name="ce4" table:formula="of:=IF([.R47]&lt;&gt;&quot;&quot;;CONCATENATE(&quot;'&quot;;[.R47]; &quot;'&quot;); &quot;&quot;)">
            <text:p/>
          </table:table-cell>
          <table:table-cell table:style-name="ce4"/>
          <table:table-cell/>
          <table:table-cell table:formula="of:=IF([.O47]&lt;&gt;&quot;&quot;;CONCATENATE([.$H$1]; &quot;: [&quot;; &quot; {&quot;; ;[.$O$2];&quot;: &quot;; [.O47]; &quot;, &quot;;[.$P$2];&quot;: &quot;; [.Q47]; &quot;, &quot;;[.$R$2];&quot;: &quot;; [.S47]; &quot;} &quot;; &quot; ],&quot;);&quot;&quot;)">
            <text:p/>
          </table:table-cell>
          <table:table-cell/>
          <table:table-cell table:formula="of:=IF([.B47]&lt;&gt;&quot;&quot;;CONCATENATE(&quot;{&quot;;&quot; &quot;;[.$B$2];&quot;: &quot;; [.C47]; &quot;, &quot;;[.$D$2];&quot;: &quot;; [.E47]; &quot;, &quot;;[.$F$2];&quot;: &quot;; [.G47]; &quot;, &quot;;[.$I$2];&quot;: &quot;; [.J47]; &quot;, &quot;;[.$K$2];&quot;: &quot;; [.L47]; &quot;, &quot;; IF([.M47]&lt;&gt;&quot;&quot;;[.N47];&quot;&quot;); IF([.O47]&lt;&gt;&quot;&quot;;[.V47];&quot;&quot;); [.$U$2];&quot;: &quot;; [.U47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48]&lt;&gt;&quot;&quot;;CONCATENATE(&quot;'&quot;;[.B48]; &quot;'&quot;); &quot;&quot;)">
            <text:p/>
          </table:table-cell>
          <table:table-cell/>
          <table:table-cell table:formula="of:=IF([.D48]&lt;&gt;&quot;&quot;;CONCATENATE(&quot;'&quot;;[.D48]; &quot;'&quot;); &quot;&quot;)">
            <text:p/>
          </table:table-cell>
          <table:table-cell/>
          <table:table-cell table:style-name="ce4" table:formula="of:=IF([.F48]&lt;&gt;&quot;&quot;;CONCATENATE(&quot;'&quot;;[.F48]; &quot;'&quot;); &quot;&quot;)">
            <text:p/>
          </table:table-cell>
          <table:table-cell/>
          <table:table-cell/>
          <table:table-cell table:formula="of:=IF([.I48]&lt;&gt;&quot;&quot;;CONCATENATE(&quot;'&quot;;[.I48];&quot;'&quot;); &quot;&quot;)">
            <text:p/>
          </table:table-cell>
          <table:table-cell/>
          <table:table-cell table:formula="of:=IF([.K48]&lt;&gt;&quot;&quot;;CONCATENATE(&quot;'&quot;;[.K48];&quot;'&quot;); &quot;&quot;)">
            <text:p/>
          </table:table-cell>
          <table:table-cell/>
          <table:table-cell table:formula="of:=IF([.M48]&lt;&gt;&quot;&quot;;CONCATENATE([.$M$2]; &quot;: &quot;; [.M48]; &quot;, &quot;); &quot;&quot;)">
            <text:p/>
          </table:table-cell>
          <table:table-cell table:number-columns-repeated="2"/>
          <table:table-cell table:formula="of:=IF([.P48]&lt;&gt;&quot;&quot;;CONCATENATE(&quot;'&quot;;[.P48]; &quot;'&quot;); &quot;&quot;)">
            <text:p/>
          </table:table-cell>
          <table:table-cell/>
          <table:table-cell table:style-name="ce4" table:formula="of:=IF([.R48]&lt;&gt;&quot;&quot;;CONCATENATE(&quot;'&quot;;[.R48]; &quot;'&quot;); &quot;&quot;)">
            <text:p/>
          </table:table-cell>
          <table:table-cell table:style-name="ce4"/>
          <table:table-cell/>
          <table:table-cell table:formula="of:=IF([.O48]&lt;&gt;&quot;&quot;;CONCATENATE([.$H$1]; &quot;: [&quot;; &quot; {&quot;; ;[.$O$2];&quot;: &quot;; [.O48]; &quot;, &quot;;[.$P$2];&quot;: &quot;; [.Q48]; &quot;, &quot;;[.$R$2];&quot;: &quot;; [.S48]; &quot;} &quot;; &quot; ],&quot;);&quot;&quot;)">
            <text:p/>
          </table:table-cell>
          <table:table-cell/>
          <table:table-cell table:formula="of:=IF([.B48]&lt;&gt;&quot;&quot;;CONCATENATE(&quot;{&quot;;&quot; &quot;;[.$B$2];&quot;: &quot;; [.C48]; &quot;, &quot;;[.$D$2];&quot;: &quot;; [.E48]; &quot;, &quot;;[.$F$2];&quot;: &quot;; [.G48]; &quot;, &quot;;[.$I$2];&quot;: &quot;; [.J48]; &quot;, &quot;;[.$K$2];&quot;: &quot;; [.L48]; &quot;, &quot;; IF([.M48]&lt;&gt;&quot;&quot;;[.N48];&quot;&quot;); IF([.O48]&lt;&gt;&quot;&quot;;[.V48];&quot;&quot;); [.$U$2];&quot;: &quot;; [.U48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49]&lt;&gt;&quot;&quot;;CONCATENATE(&quot;'&quot;;[.B49]; &quot;'&quot;); &quot;&quot;)">
            <text:p/>
          </table:table-cell>
          <table:table-cell/>
          <table:table-cell table:formula="of:=IF([.D49]&lt;&gt;&quot;&quot;;CONCATENATE(&quot;'&quot;;[.D49]; &quot;'&quot;); &quot;&quot;)">
            <text:p/>
          </table:table-cell>
          <table:table-cell/>
          <table:table-cell table:style-name="ce4" table:formula="of:=IF([.F49]&lt;&gt;&quot;&quot;;CONCATENATE(&quot;'&quot;;[.F49]; &quot;'&quot;); &quot;&quot;)">
            <text:p/>
          </table:table-cell>
          <table:table-cell/>
          <table:table-cell/>
          <table:table-cell table:formula="of:=IF([.I49]&lt;&gt;&quot;&quot;;CONCATENATE(&quot;'&quot;;[.I49];&quot;'&quot;); &quot;&quot;)">
            <text:p/>
          </table:table-cell>
          <table:table-cell/>
          <table:table-cell table:formula="of:=IF([.K49]&lt;&gt;&quot;&quot;;CONCATENATE(&quot;'&quot;;[.K49];&quot;'&quot;); &quot;&quot;)">
            <text:p/>
          </table:table-cell>
          <table:table-cell/>
          <table:table-cell table:formula="of:=IF([.M49]&lt;&gt;&quot;&quot;;CONCATENATE([.$M$2]; &quot;: &quot;; [.M49]; &quot;, &quot;); &quot;&quot;)">
            <text:p/>
          </table:table-cell>
          <table:table-cell table:number-columns-repeated="2"/>
          <table:table-cell table:formula="of:=IF([.P49]&lt;&gt;&quot;&quot;;CONCATENATE(&quot;'&quot;;[.P49]; &quot;'&quot;); &quot;&quot;)">
            <text:p/>
          </table:table-cell>
          <table:table-cell/>
          <table:table-cell table:style-name="ce4" table:formula="of:=IF([.R49]&lt;&gt;&quot;&quot;;CONCATENATE(&quot;'&quot;;[.R49]; &quot;'&quot;); &quot;&quot;)">
            <text:p/>
          </table:table-cell>
          <table:table-cell table:style-name="ce4"/>
          <table:table-cell/>
          <table:table-cell table:formula="of:=IF([.O49]&lt;&gt;&quot;&quot;;CONCATENATE([.$H$1]; &quot;: [&quot;; &quot; {&quot;; ;[.$O$2];&quot;: &quot;; [.O49]; &quot;, &quot;;[.$P$2];&quot;: &quot;; [.Q49]; &quot;, &quot;;[.$R$2];&quot;: &quot;; [.S49]; &quot;} &quot;; &quot; ],&quot;);&quot;&quot;)">
            <text:p/>
          </table:table-cell>
          <table:table-cell/>
          <table:table-cell table:formula="of:=IF([.B49]&lt;&gt;&quot;&quot;;CONCATENATE(&quot;{&quot;;&quot; &quot;;[.$B$2];&quot;: &quot;; [.C49]; &quot;, &quot;;[.$D$2];&quot;: &quot;; [.E49]; &quot;, &quot;;[.$F$2];&quot;: &quot;; [.G49]; &quot;, &quot;;[.$I$2];&quot;: &quot;; [.J49]; &quot;, &quot;;[.$K$2];&quot;: &quot;; [.L49]; &quot;, &quot;; IF([.M49]&lt;&gt;&quot;&quot;;[.N49];&quot;&quot;); IF([.O49]&lt;&gt;&quot;&quot;;[.V49];&quot;&quot;); [.$U$2];&quot;: &quot;; [.U49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50]&lt;&gt;&quot;&quot;;CONCATENATE(&quot;'&quot;;[.B50]; &quot;'&quot;); &quot;&quot;)">
            <text:p/>
          </table:table-cell>
          <table:table-cell/>
          <table:table-cell table:formula="of:=IF([.D50]&lt;&gt;&quot;&quot;;CONCATENATE(&quot;'&quot;;[.D50]; &quot;'&quot;); &quot;&quot;)">
            <text:p/>
          </table:table-cell>
          <table:table-cell/>
          <table:table-cell table:style-name="ce4" table:formula="of:=IF([.F50]&lt;&gt;&quot;&quot;;CONCATENATE(&quot;'&quot;;[.F50]; &quot;'&quot;); &quot;&quot;)">
            <text:p/>
          </table:table-cell>
          <table:table-cell/>
          <table:table-cell/>
          <table:table-cell table:formula="of:=IF([.I50]&lt;&gt;&quot;&quot;;CONCATENATE(&quot;'&quot;;[.I50];&quot;'&quot;); &quot;&quot;)">
            <text:p/>
          </table:table-cell>
          <table:table-cell/>
          <table:table-cell table:formula="of:=IF([.K50]&lt;&gt;&quot;&quot;;CONCATENATE(&quot;'&quot;;[.K50];&quot;'&quot;); &quot;&quot;)">
            <text:p/>
          </table:table-cell>
          <table:table-cell/>
          <table:table-cell table:formula="of:=IF([.M50]&lt;&gt;&quot;&quot;;CONCATENATE([.$M$2]; &quot;: &quot;; [.M50]; &quot;, &quot;); &quot;&quot;)">
            <text:p/>
          </table:table-cell>
          <table:table-cell table:number-columns-repeated="2"/>
          <table:table-cell table:formula="of:=IF([.P50]&lt;&gt;&quot;&quot;;CONCATENATE(&quot;'&quot;;[.P50]; &quot;'&quot;); &quot;&quot;)">
            <text:p/>
          </table:table-cell>
          <table:table-cell/>
          <table:table-cell table:style-name="ce4" table:formula="of:=IF([.R50]&lt;&gt;&quot;&quot;;CONCATENATE(&quot;'&quot;;[.R50]; &quot;'&quot;); &quot;&quot;)">
            <text:p/>
          </table:table-cell>
          <table:table-cell table:style-name="ce4"/>
          <table:table-cell/>
          <table:table-cell table:formula="of:=IF([.O50]&lt;&gt;&quot;&quot;;CONCATENATE([.$H$1]; &quot;: [&quot;; &quot; {&quot;; ;[.$O$2];&quot;: &quot;; [.O50]; &quot;, &quot;;[.$P$2];&quot;: &quot;; [.Q50]; &quot;, &quot;;[.$R$2];&quot;: &quot;; [.S50]; &quot;} &quot;; &quot; ],&quot;);&quot;&quot;)">
            <text:p/>
          </table:table-cell>
          <table:table-cell/>
          <table:table-cell table:formula="of:=IF([.B50]&lt;&gt;&quot;&quot;;CONCATENATE(&quot;{&quot;;&quot; &quot;;[.$B$2];&quot;: &quot;; [.C50]; &quot;, &quot;;[.$D$2];&quot;: &quot;; [.E50]; &quot;, &quot;;[.$F$2];&quot;: &quot;; [.G50]; &quot;, &quot;;[.$I$2];&quot;: &quot;; [.J50]; &quot;, &quot;;[.$K$2];&quot;: &quot;; [.L50]; &quot;, &quot;; IF([.M50]&lt;&gt;&quot;&quot;;[.N50];&quot;&quot;); IF([.O50]&lt;&gt;&quot;&quot;;[.V50];&quot;&quot;); [.$U$2];&quot;: &quot;; [.U50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51]&lt;&gt;&quot;&quot;;CONCATENATE(&quot;'&quot;;[.B51]; &quot;'&quot;); &quot;&quot;)">
            <text:p/>
          </table:table-cell>
          <table:table-cell/>
          <table:table-cell table:formula="of:=IF([.D51]&lt;&gt;&quot;&quot;;CONCATENATE(&quot;'&quot;;[.D51]; &quot;'&quot;); &quot;&quot;)">
            <text:p/>
          </table:table-cell>
          <table:table-cell/>
          <table:table-cell table:style-name="ce4" table:formula="of:=IF([.F51]&lt;&gt;&quot;&quot;;CONCATENATE(&quot;'&quot;;[.F51]; &quot;'&quot;); &quot;&quot;)">
            <text:p/>
          </table:table-cell>
          <table:table-cell/>
          <table:table-cell/>
          <table:table-cell table:formula="of:=IF([.I51]&lt;&gt;&quot;&quot;;CONCATENATE(&quot;'&quot;;[.I51];&quot;'&quot;); &quot;&quot;)">
            <text:p/>
          </table:table-cell>
          <table:table-cell/>
          <table:table-cell table:formula="of:=IF([.K51]&lt;&gt;&quot;&quot;;CONCATENATE(&quot;'&quot;;[.K51];&quot;'&quot;); &quot;&quot;)">
            <text:p/>
          </table:table-cell>
          <table:table-cell/>
          <table:table-cell table:formula="of:=IF([.M51]&lt;&gt;&quot;&quot;;CONCATENATE([.$M$2]; &quot;: &quot;; [.M51]; &quot;, &quot;); &quot;&quot;)">
            <text:p/>
          </table:table-cell>
          <table:table-cell table:number-columns-repeated="2"/>
          <table:table-cell table:formula="of:=IF([.P51]&lt;&gt;&quot;&quot;;CONCATENATE(&quot;'&quot;;[.P51]; &quot;'&quot;); &quot;&quot;)">
            <text:p/>
          </table:table-cell>
          <table:table-cell/>
          <table:table-cell table:style-name="ce4" table:formula="of:=IF([.R51]&lt;&gt;&quot;&quot;;CONCATENATE(&quot;'&quot;;[.R51]; &quot;'&quot;); &quot;&quot;)">
            <text:p/>
          </table:table-cell>
          <table:table-cell table:style-name="ce4"/>
          <table:table-cell/>
          <table:table-cell table:formula="of:=IF([.O51]&lt;&gt;&quot;&quot;;CONCATENATE([.$H$1]; &quot;: [&quot;; &quot; {&quot;; ;[.$O$2];&quot;: &quot;; [.O51]; &quot;, &quot;;[.$P$2];&quot;: &quot;; [.Q51]; &quot;, &quot;;[.$R$2];&quot;: &quot;; [.S51]; &quot;} &quot;; &quot; ],&quot;);&quot;&quot;)">
            <text:p/>
          </table:table-cell>
          <table:table-cell/>
          <table:table-cell table:formula="of:=IF([.B51]&lt;&gt;&quot;&quot;;CONCATENATE(&quot;{&quot;;&quot; &quot;;[.$B$2];&quot;: &quot;; [.C51]; &quot;, &quot;;[.$D$2];&quot;: &quot;; [.E51]; &quot;, &quot;;[.$F$2];&quot;: &quot;; [.G51]; &quot;, &quot;;[.$I$2];&quot;: &quot;; [.J51]; &quot;, &quot;;[.$K$2];&quot;: &quot;; [.L51]; &quot;, &quot;; IF([.M51]&lt;&gt;&quot;&quot;;[.N51];&quot;&quot;); IF([.O51]&lt;&gt;&quot;&quot;;[.V51];&quot;&quot;); [.$U$2];&quot;: &quot;; [.U51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52]&lt;&gt;&quot;&quot;;CONCATENATE(&quot;'&quot;;[.B52]; &quot;'&quot;); &quot;&quot;)">
            <text:p/>
          </table:table-cell>
          <table:table-cell/>
          <table:table-cell table:formula="of:=IF([.D52]&lt;&gt;&quot;&quot;;CONCATENATE(&quot;'&quot;;[.D52]; &quot;'&quot;); &quot;&quot;)">
            <text:p/>
          </table:table-cell>
          <table:table-cell/>
          <table:table-cell table:style-name="ce4" table:formula="of:=IF([.F52]&lt;&gt;&quot;&quot;;CONCATENATE(&quot;'&quot;;[.F52]; &quot;'&quot;); &quot;&quot;)">
            <text:p/>
          </table:table-cell>
          <table:table-cell/>
          <table:table-cell/>
          <table:table-cell table:formula="of:=IF([.I52]&lt;&gt;&quot;&quot;;CONCATENATE(&quot;'&quot;;[.I52];&quot;'&quot;); &quot;&quot;)">
            <text:p/>
          </table:table-cell>
          <table:table-cell/>
          <table:table-cell table:formula="of:=IF([.K52]&lt;&gt;&quot;&quot;;CONCATENATE(&quot;'&quot;;[.K52];&quot;'&quot;); &quot;&quot;)">
            <text:p/>
          </table:table-cell>
          <table:table-cell/>
          <table:table-cell table:formula="of:=IF([.M52]&lt;&gt;&quot;&quot;;CONCATENATE([.$M$2]; &quot;: &quot;; [.M52]; &quot;, &quot;); &quot;&quot;)">
            <text:p/>
          </table:table-cell>
          <table:table-cell table:number-columns-repeated="2"/>
          <table:table-cell table:formula="of:=IF([.P52]&lt;&gt;&quot;&quot;;CONCATENATE(&quot;'&quot;;[.P52]; &quot;'&quot;); &quot;&quot;)">
            <text:p/>
          </table:table-cell>
          <table:table-cell/>
          <table:table-cell table:style-name="ce4" table:formula="of:=IF([.R52]&lt;&gt;&quot;&quot;;CONCATENATE(&quot;'&quot;;[.R52]; &quot;'&quot;); &quot;&quot;)">
            <text:p/>
          </table:table-cell>
          <table:table-cell table:style-name="ce4"/>
          <table:table-cell/>
          <table:table-cell table:formula="of:=IF([.O52]&lt;&gt;&quot;&quot;;CONCATENATE([.$H$1]; &quot;: [&quot;; &quot; {&quot;; ;[.$O$2];&quot;: &quot;; [.O52]; &quot;, &quot;;[.$P$2];&quot;: &quot;; [.Q52]; &quot;, &quot;;[.$R$2];&quot;: &quot;; [.S52]; &quot;} &quot;; &quot; ],&quot;);&quot;&quot;)">
            <text:p/>
          </table:table-cell>
          <table:table-cell/>
          <table:table-cell table:formula="of:=IF([.B52]&lt;&gt;&quot;&quot;;CONCATENATE(&quot;{&quot;;&quot; &quot;;[.$B$2];&quot;: &quot;; [.C52]; &quot;, &quot;;[.$D$2];&quot;: &quot;; [.E52]; &quot;, &quot;;[.$F$2];&quot;: &quot;; [.G52]; &quot;, &quot;;[.$I$2];&quot;: &quot;; [.J52]; &quot;, &quot;;[.$K$2];&quot;: &quot;; [.L52]; &quot;, &quot;; IF([.M52]&lt;&gt;&quot;&quot;;[.N52];&quot;&quot;); IF([.O52]&lt;&gt;&quot;&quot;;[.V52];&quot;&quot;); [.$U$2];&quot;: &quot;; [.U52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53]&lt;&gt;&quot;&quot;;CONCATENATE(&quot;'&quot;;[.B53]; &quot;'&quot;); &quot;&quot;)">
            <text:p/>
          </table:table-cell>
          <table:table-cell/>
          <table:table-cell table:formula="of:=IF([.D53]&lt;&gt;&quot;&quot;;CONCATENATE(&quot;'&quot;;[.D53]; &quot;'&quot;); &quot;&quot;)">
            <text:p/>
          </table:table-cell>
          <table:table-cell/>
          <table:table-cell table:style-name="ce4" table:formula="of:=IF([.F53]&lt;&gt;&quot;&quot;;CONCATENATE(&quot;'&quot;;[.F53]; &quot;'&quot;); &quot;&quot;)">
            <text:p/>
          </table:table-cell>
          <table:table-cell/>
          <table:table-cell/>
          <table:table-cell table:formula="of:=IF([.I53]&lt;&gt;&quot;&quot;;CONCATENATE(&quot;'&quot;;[.I53];&quot;'&quot;); &quot;&quot;)">
            <text:p/>
          </table:table-cell>
          <table:table-cell/>
          <table:table-cell table:formula="of:=IF([.K53]&lt;&gt;&quot;&quot;;CONCATENATE(&quot;'&quot;;[.K53];&quot;'&quot;); &quot;&quot;)">
            <text:p/>
          </table:table-cell>
          <table:table-cell/>
          <table:table-cell table:formula="of:=IF([.M53]&lt;&gt;&quot;&quot;;CONCATENATE([.$M$2]; &quot;: &quot;; [.M53]; &quot;, &quot;); &quot;&quot;)">
            <text:p/>
          </table:table-cell>
          <table:table-cell table:number-columns-repeated="2"/>
          <table:table-cell table:formula="of:=IF([.P53]&lt;&gt;&quot;&quot;;CONCATENATE(&quot;'&quot;;[.P53]; &quot;'&quot;); &quot;&quot;)">
            <text:p/>
          </table:table-cell>
          <table:table-cell/>
          <table:table-cell table:style-name="ce4" table:formula="of:=IF([.R53]&lt;&gt;&quot;&quot;;CONCATENATE(&quot;'&quot;;[.R53]; &quot;'&quot;); &quot;&quot;)">
            <text:p/>
          </table:table-cell>
          <table:table-cell table:style-name="ce4"/>
          <table:table-cell/>
          <table:table-cell table:formula="of:=IF([.O53]&lt;&gt;&quot;&quot;;CONCATENATE([.$H$1]; &quot;: [&quot;; &quot; {&quot;; ;[.$O$2];&quot;: &quot;; [.O53]; &quot;, &quot;;[.$P$2];&quot;: &quot;; [.Q53]; &quot;, &quot;;[.$R$2];&quot;: &quot;; [.S53]; &quot;} &quot;; &quot; ],&quot;);&quot;&quot;)">
            <text:p/>
          </table:table-cell>
          <table:table-cell/>
          <table:table-cell table:formula="of:=IF([.B53]&lt;&gt;&quot;&quot;;CONCATENATE(&quot;{&quot;;&quot; &quot;;[.$B$2];&quot;: &quot;; [.C53]; &quot;, &quot;;[.$D$2];&quot;: &quot;; [.E53]; &quot;, &quot;;[.$F$2];&quot;: &quot;; [.G53]; &quot;, &quot;;[.$I$2];&quot;: &quot;; [.J53]; &quot;, &quot;;[.$K$2];&quot;: &quot;; [.L53]; &quot;, &quot;; IF([.M53]&lt;&gt;&quot;&quot;;[.N53];&quot;&quot;); IF([.O53]&lt;&gt;&quot;&quot;;[.V53];&quot;&quot;); [.$U$2];&quot;: &quot;; [.U53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54]&lt;&gt;&quot;&quot;;CONCATENATE(&quot;'&quot;;[.B54]; &quot;'&quot;); &quot;&quot;)">
            <text:p/>
          </table:table-cell>
          <table:table-cell/>
          <table:table-cell table:formula="of:=IF([.D54]&lt;&gt;&quot;&quot;;CONCATENATE(&quot;'&quot;;[.D54]; &quot;'&quot;); &quot;&quot;)">
            <text:p/>
          </table:table-cell>
          <table:table-cell/>
          <table:table-cell table:style-name="ce4" table:formula="of:=IF([.F54]&lt;&gt;&quot;&quot;;CONCATENATE(&quot;'&quot;;[.F54]; &quot;'&quot;); &quot;&quot;)">
            <text:p/>
          </table:table-cell>
          <table:table-cell/>
          <table:table-cell/>
          <table:table-cell table:formula="of:=IF([.I54]&lt;&gt;&quot;&quot;;CONCATENATE(&quot;'&quot;;[.I54];&quot;'&quot;); &quot;&quot;)">
            <text:p/>
          </table:table-cell>
          <table:table-cell/>
          <table:table-cell table:formula="of:=IF([.K54]&lt;&gt;&quot;&quot;;CONCATENATE(&quot;'&quot;;[.K54];&quot;'&quot;); &quot;&quot;)">
            <text:p/>
          </table:table-cell>
          <table:table-cell/>
          <table:table-cell table:formula="of:=IF([.M54]&lt;&gt;&quot;&quot;;CONCATENATE([.$M$2]; &quot;: &quot;; [.M54]; &quot;, &quot;); &quot;&quot;)">
            <text:p/>
          </table:table-cell>
          <table:table-cell table:number-columns-repeated="2"/>
          <table:table-cell table:formula="of:=IF([.P54]&lt;&gt;&quot;&quot;;CONCATENATE(&quot;'&quot;;[.P54]; &quot;'&quot;); &quot;&quot;)">
            <text:p/>
          </table:table-cell>
          <table:table-cell/>
          <table:table-cell table:style-name="ce4" table:formula="of:=IF([.R54]&lt;&gt;&quot;&quot;;CONCATENATE(&quot;'&quot;;[.R54]; &quot;'&quot;); &quot;&quot;)">
            <text:p/>
          </table:table-cell>
          <table:table-cell table:style-name="ce4"/>
          <table:table-cell/>
          <table:table-cell table:formula="of:=IF([.O54]&lt;&gt;&quot;&quot;;CONCATENATE([.$H$1]; &quot;: [&quot;; &quot; {&quot;; ;[.$O$2];&quot;: &quot;; [.O54]; &quot;, &quot;;[.$P$2];&quot;: &quot;; [.Q54]; &quot;, &quot;;[.$R$2];&quot;: &quot;; [.S54]; &quot;} &quot;; &quot; ],&quot;);&quot;&quot;)">
            <text:p/>
          </table:table-cell>
          <table:table-cell/>
          <table:table-cell table:formula="of:=IF([.B54]&lt;&gt;&quot;&quot;;CONCATENATE(&quot;{&quot;;&quot; &quot;;[.$B$2];&quot;: &quot;; [.C54]; &quot;, &quot;;[.$D$2];&quot;: &quot;; [.E54]; &quot;, &quot;;[.$F$2];&quot;: &quot;; [.G54]; &quot;, &quot;;[.$I$2];&quot;: &quot;; [.J54]; &quot;, &quot;;[.$K$2];&quot;: &quot;; [.L54]; &quot;, &quot;; IF([.M54]&lt;&gt;&quot;&quot;;[.N54];&quot;&quot;); IF([.O54]&lt;&gt;&quot;&quot;;[.V54];&quot;&quot;); [.$U$2];&quot;: &quot;; [.U54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55]&lt;&gt;&quot;&quot;;CONCATENATE(&quot;'&quot;;[.B55]; &quot;'&quot;); &quot;&quot;)">
            <text:p/>
          </table:table-cell>
          <table:table-cell/>
          <table:table-cell table:formula="of:=IF([.D55]&lt;&gt;&quot;&quot;;CONCATENATE(&quot;'&quot;;[.D55]; &quot;'&quot;); &quot;&quot;)">
            <text:p/>
          </table:table-cell>
          <table:table-cell/>
          <table:table-cell table:style-name="ce4" table:formula="of:=IF([.F55]&lt;&gt;&quot;&quot;;CONCATENATE(&quot;'&quot;;[.F55]; &quot;'&quot;); &quot;&quot;)">
            <text:p/>
          </table:table-cell>
          <table:table-cell/>
          <table:table-cell/>
          <table:table-cell table:formula="of:=IF([.I55]&lt;&gt;&quot;&quot;;CONCATENATE(&quot;'&quot;;[.I55];&quot;'&quot;); &quot;&quot;)">
            <text:p/>
          </table:table-cell>
          <table:table-cell/>
          <table:table-cell table:formula="of:=IF([.K55]&lt;&gt;&quot;&quot;;CONCATENATE(&quot;'&quot;;[.K55];&quot;'&quot;); &quot;&quot;)">
            <text:p/>
          </table:table-cell>
          <table:table-cell/>
          <table:table-cell table:formula="of:=IF([.M55]&lt;&gt;&quot;&quot;;CONCATENATE([.$M$2]; &quot;: &quot;; [.M55]; &quot;, &quot;); &quot;&quot;)">
            <text:p/>
          </table:table-cell>
          <table:table-cell table:number-columns-repeated="2"/>
          <table:table-cell table:formula="of:=IF([.P55]&lt;&gt;&quot;&quot;;CONCATENATE(&quot;'&quot;;[.P55]; &quot;'&quot;); &quot;&quot;)">
            <text:p/>
          </table:table-cell>
          <table:table-cell/>
          <table:table-cell table:style-name="ce4" table:formula="of:=IF([.R55]&lt;&gt;&quot;&quot;;CONCATENATE(&quot;'&quot;;[.R55]; &quot;'&quot;); &quot;&quot;)">
            <text:p/>
          </table:table-cell>
          <table:table-cell table:style-name="ce4"/>
          <table:table-cell/>
          <table:table-cell table:formula="of:=IF([.O55]&lt;&gt;&quot;&quot;;CONCATENATE([.$H$1]; &quot;: [&quot;; &quot; {&quot;; ;[.$O$2];&quot;: &quot;; [.O55]; &quot;, &quot;;[.$P$2];&quot;: &quot;; [.Q55]; &quot;, &quot;;[.$R$2];&quot;: &quot;; [.S55]; &quot;} &quot;; &quot; ],&quot;);&quot;&quot;)">
            <text:p/>
          </table:table-cell>
          <table:table-cell/>
          <table:table-cell table:formula="of:=IF([.B55]&lt;&gt;&quot;&quot;;CONCATENATE(&quot;{&quot;;&quot; &quot;;[.$B$2];&quot;: &quot;; [.C55]; &quot;, &quot;;[.$D$2];&quot;: &quot;; [.E55]; &quot;, &quot;;[.$F$2];&quot;: &quot;; [.G55]; &quot;, &quot;;[.$I$2];&quot;: &quot;; [.J55]; &quot;, &quot;;[.$K$2];&quot;: &quot;; [.L55]; &quot;, &quot;; IF([.M55]&lt;&gt;&quot;&quot;;[.N55];&quot;&quot;); IF([.O55]&lt;&gt;&quot;&quot;;[.V55];&quot;&quot;); [.$U$2];&quot;: &quot;; [.U55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56]&lt;&gt;&quot;&quot;;CONCATENATE(&quot;'&quot;;[.B56]; &quot;'&quot;); &quot;&quot;)">
            <text:p/>
          </table:table-cell>
          <table:table-cell/>
          <table:table-cell table:formula="of:=IF([.D56]&lt;&gt;&quot;&quot;;CONCATENATE(&quot;'&quot;;[.D56]; &quot;'&quot;); &quot;&quot;)">
            <text:p/>
          </table:table-cell>
          <table:table-cell/>
          <table:table-cell table:style-name="ce4" table:formula="of:=IF([.F56]&lt;&gt;&quot;&quot;;CONCATENATE(&quot;'&quot;;[.F56]; &quot;'&quot;); &quot;&quot;)">
            <text:p/>
          </table:table-cell>
          <table:table-cell/>
          <table:table-cell/>
          <table:table-cell table:formula="of:=IF([.I56]&lt;&gt;&quot;&quot;;CONCATENATE(&quot;'&quot;;[.I56];&quot;'&quot;); &quot;&quot;)">
            <text:p/>
          </table:table-cell>
          <table:table-cell/>
          <table:table-cell table:formula="of:=IF([.K56]&lt;&gt;&quot;&quot;;CONCATENATE(&quot;'&quot;;[.K56];&quot;'&quot;); &quot;&quot;)">
            <text:p/>
          </table:table-cell>
          <table:table-cell/>
          <table:table-cell table:formula="of:=IF([.M56]&lt;&gt;&quot;&quot;;CONCATENATE([.$M$2]; &quot;: &quot;; [.M56]; &quot;, &quot;); &quot;&quot;)">
            <text:p/>
          </table:table-cell>
          <table:table-cell table:number-columns-repeated="2"/>
          <table:table-cell table:formula="of:=IF([.P56]&lt;&gt;&quot;&quot;;CONCATENATE(&quot;'&quot;;[.P56]; &quot;'&quot;); &quot;&quot;)">
            <text:p/>
          </table:table-cell>
          <table:table-cell/>
          <table:table-cell table:style-name="ce4" table:formula="of:=IF([.R56]&lt;&gt;&quot;&quot;;CONCATENATE(&quot;'&quot;;[.R56]; &quot;'&quot;); &quot;&quot;)">
            <text:p/>
          </table:table-cell>
          <table:table-cell table:style-name="ce4"/>
          <table:table-cell/>
          <table:table-cell table:formula="of:=IF([.O56]&lt;&gt;&quot;&quot;;CONCATENATE([.$H$1]; &quot;: [&quot;; &quot; {&quot;; ;[.$O$2];&quot;: &quot;; [.O56]; &quot;, &quot;;[.$P$2];&quot;: &quot;; [.Q56]; &quot;, &quot;;[.$R$2];&quot;: &quot;; [.S56]; &quot;} &quot;; &quot; ],&quot;);&quot;&quot;)">
            <text:p/>
          </table:table-cell>
          <table:table-cell/>
          <table:table-cell table:formula="of:=IF([.B56]&lt;&gt;&quot;&quot;;CONCATENATE(&quot;{&quot;;&quot; &quot;;[.$B$2];&quot;: &quot;; [.C56]; &quot;, &quot;;[.$D$2];&quot;: &quot;; [.E56]; &quot;, &quot;;[.$F$2];&quot;: &quot;; [.G56]; &quot;, &quot;;[.$I$2];&quot;: &quot;; [.J56]; &quot;, &quot;;[.$K$2];&quot;: &quot;; [.L56]; &quot;, &quot;; IF([.M56]&lt;&gt;&quot;&quot;;[.N56];&quot;&quot;); IF([.O56]&lt;&gt;&quot;&quot;;[.V56];&quot;&quot;); [.$U$2];&quot;: &quot;; [.U56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57]&lt;&gt;&quot;&quot;;CONCATENATE(&quot;'&quot;;[.B57]; &quot;'&quot;); &quot;&quot;)">
            <text:p/>
          </table:table-cell>
          <table:table-cell/>
          <table:table-cell table:formula="of:=IF([.D57]&lt;&gt;&quot;&quot;;CONCATENATE(&quot;'&quot;;[.D57]; &quot;'&quot;); &quot;&quot;)">
            <text:p/>
          </table:table-cell>
          <table:table-cell/>
          <table:table-cell table:style-name="ce4" table:formula="of:=IF([.F57]&lt;&gt;&quot;&quot;;CONCATENATE(&quot;'&quot;;[.F57]; &quot;'&quot;); &quot;&quot;)">
            <text:p/>
          </table:table-cell>
          <table:table-cell/>
          <table:table-cell/>
          <table:table-cell table:formula="of:=IF([.I57]&lt;&gt;&quot;&quot;;CONCATENATE(&quot;'&quot;;[.I57];&quot;'&quot;); &quot;&quot;)">
            <text:p/>
          </table:table-cell>
          <table:table-cell/>
          <table:table-cell table:formula="of:=IF([.K57]&lt;&gt;&quot;&quot;;CONCATENATE(&quot;'&quot;;[.K57];&quot;'&quot;); &quot;&quot;)">
            <text:p/>
          </table:table-cell>
          <table:table-cell/>
          <table:table-cell table:formula="of:=IF([.M57]&lt;&gt;&quot;&quot;;CONCATENATE([.$M$2]; &quot;: &quot;; [.M57]; &quot;, &quot;); &quot;&quot;)">
            <text:p/>
          </table:table-cell>
          <table:table-cell table:number-columns-repeated="2"/>
          <table:table-cell table:formula="of:=IF([.P57]&lt;&gt;&quot;&quot;;CONCATENATE(&quot;'&quot;;[.P57]; &quot;'&quot;); &quot;&quot;)">
            <text:p/>
          </table:table-cell>
          <table:table-cell/>
          <table:table-cell table:style-name="ce4" table:formula="of:=IF([.R57]&lt;&gt;&quot;&quot;;CONCATENATE(&quot;'&quot;;[.R57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57]&lt;&gt;&quot;&quot;;CONCATENATE(&quot;{&quot;;&quot; &quot;;[.$B$2];&quot;: &quot;; [.C57]; &quot;, &quot;;[.$D$2];&quot;: &quot;; [.E57]; &quot;, &quot;;[.$F$2];&quot;: &quot;; [.G57]; &quot;, &quot;;[.$I$2];&quot;: &quot;; [.J57]; &quot;, &quot;;[.$K$2];&quot;: &quot;; [.L57]; &quot;, &quot;; IF([.M57]&lt;&gt;&quot;&quot;;[.N57];&quot;&quot;); IF([.O57]&lt;&gt;&quot;&quot;;[.V57];&quot;&quot;); [.$U$2];&quot;: &quot;; [.U57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58]&lt;&gt;&quot;&quot;;CONCATENATE(&quot;'&quot;;[.B58]; &quot;'&quot;); &quot;&quot;)">
            <text:p/>
          </table:table-cell>
          <table:table-cell/>
          <table:table-cell table:formula="of:=IF([.D58]&lt;&gt;&quot;&quot;;CONCATENATE(&quot;'&quot;;[.D58]; &quot;'&quot;); &quot;&quot;)">
            <text:p/>
          </table:table-cell>
          <table:table-cell/>
          <table:table-cell table:style-name="ce4" table:formula="of:=IF([.F58]&lt;&gt;&quot;&quot;;CONCATENATE(&quot;'&quot;;[.F58]; &quot;'&quot;); &quot;&quot;)">
            <text:p/>
          </table:table-cell>
          <table:table-cell/>
          <table:table-cell/>
          <table:table-cell table:formula="of:=IF([.I58]&lt;&gt;&quot;&quot;;CONCATENATE(&quot;'&quot;;[.I58];&quot;'&quot;); &quot;&quot;)">
            <text:p/>
          </table:table-cell>
          <table:table-cell/>
          <table:table-cell table:formula="of:=IF([.K58]&lt;&gt;&quot;&quot;;CONCATENATE(&quot;'&quot;;[.K58];&quot;'&quot;); &quot;&quot;)">
            <text:p/>
          </table:table-cell>
          <table:table-cell/>
          <table:table-cell table:formula="of:=IF([.M58]&lt;&gt;&quot;&quot;;CONCATENATE([.$M$2]; &quot;: &quot;; [.M58]; &quot;, &quot;); &quot;&quot;)">
            <text:p/>
          </table:table-cell>
          <table:table-cell table:number-columns-repeated="2"/>
          <table:table-cell table:formula="of:=IF([.P58]&lt;&gt;&quot;&quot;;CONCATENATE(&quot;'&quot;;[.P58]; &quot;'&quot;); &quot;&quot;)">
            <text:p/>
          </table:table-cell>
          <table:table-cell/>
          <table:table-cell table:style-name="ce4" table:formula="of:=IF([.R58]&lt;&gt;&quot;&quot;;CONCATENATE(&quot;'&quot;;[.R58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58]&lt;&gt;&quot;&quot;;CONCATENATE(&quot;{&quot;;&quot; &quot;;[.$B$2];&quot;: &quot;; [.C58]; &quot;, &quot;;[.$D$2];&quot;: &quot;; [.E58]; &quot;, &quot;;[.$F$2];&quot;: &quot;; [.G58]; &quot;, &quot;;[.$I$2];&quot;: &quot;; [.J58]; &quot;, &quot;;[.$K$2];&quot;: &quot;; [.L58]; &quot;, &quot;; IF([.M58]&lt;&gt;&quot;&quot;;[.N58];&quot;&quot;); IF([.O58]&lt;&gt;&quot;&quot;;[.V58];&quot;&quot;); [.$U$2];&quot;: &quot;; [.U58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59]&lt;&gt;&quot;&quot;;CONCATENATE(&quot;'&quot;;[.B59]; &quot;'&quot;); &quot;&quot;)">
            <text:p/>
          </table:table-cell>
          <table:table-cell/>
          <table:table-cell table:formula="of:=IF([.D59]&lt;&gt;&quot;&quot;;CONCATENATE(&quot;'&quot;;[.D59]; &quot;'&quot;); &quot;&quot;)">
            <text:p/>
          </table:table-cell>
          <table:table-cell/>
          <table:table-cell table:style-name="ce4" table:formula="of:=IF([.F59]&lt;&gt;&quot;&quot;;CONCATENATE(&quot;'&quot;;[.F59]; &quot;'&quot;); &quot;&quot;)">
            <text:p/>
          </table:table-cell>
          <table:table-cell/>
          <table:table-cell/>
          <table:table-cell table:formula="of:=IF([.I59]&lt;&gt;&quot;&quot;;CONCATENATE(&quot;'&quot;;[.I59];&quot;'&quot;); &quot;&quot;)">
            <text:p/>
          </table:table-cell>
          <table:table-cell/>
          <table:table-cell table:formula="of:=IF([.K59]&lt;&gt;&quot;&quot;;CONCATENATE(&quot;'&quot;;[.K59];&quot;'&quot;); &quot;&quot;)">
            <text:p/>
          </table:table-cell>
          <table:table-cell/>
          <table:table-cell table:formula="of:=IF([.M59]&lt;&gt;&quot;&quot;;CONCATENATE([.$M$2]; &quot;: &quot;; [.M59]; &quot;, &quot;); &quot;&quot;)">
            <text:p/>
          </table:table-cell>
          <table:table-cell table:number-columns-repeated="2"/>
          <table:table-cell table:formula="of:=IF([.P59]&lt;&gt;&quot;&quot;;CONCATENATE(&quot;'&quot;;[.P59]; &quot;'&quot;); &quot;&quot;)">
            <text:p/>
          </table:table-cell>
          <table:table-cell/>
          <table:table-cell table:style-name="ce4" table:formula="of:=IF([.R59]&lt;&gt;&quot;&quot;;CONCATENATE(&quot;'&quot;;[.R59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59]&lt;&gt;&quot;&quot;;CONCATENATE(&quot;{&quot;;&quot; &quot;;[.$B$2];&quot;: &quot;; [.C59]; &quot;, &quot;;[.$D$2];&quot;: &quot;; [.E59]; &quot;, &quot;;[.$F$2];&quot;: &quot;; [.G59]; &quot;, &quot;;[.$I$2];&quot;: &quot;; [.J59]; &quot;, &quot;;[.$K$2];&quot;: &quot;; [.L59]; &quot;, &quot;; IF([.M59]&lt;&gt;&quot;&quot;;[.N59];&quot;&quot;); IF([.O59]&lt;&gt;&quot;&quot;;[.V59];&quot;&quot;); [.$U$2];&quot;: &quot;; [.U59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60]&lt;&gt;&quot;&quot;;CONCATENATE(&quot;'&quot;;[.B60]; &quot;'&quot;); &quot;&quot;)">
            <text:p/>
          </table:table-cell>
          <table:table-cell/>
          <table:table-cell table:formula="of:=IF([.D60]&lt;&gt;&quot;&quot;;CONCATENATE(&quot;'&quot;;[.D60]; &quot;'&quot;); &quot;&quot;)">
            <text:p/>
          </table:table-cell>
          <table:table-cell/>
          <table:table-cell table:style-name="ce4" table:formula="of:=IF([.F60]&lt;&gt;&quot;&quot;;CONCATENATE(&quot;'&quot;;[.F60]; &quot;'&quot;); &quot;&quot;)">
            <text:p/>
          </table:table-cell>
          <table:table-cell/>
          <table:table-cell/>
          <table:table-cell table:formula="of:=IF([.I60]&lt;&gt;&quot;&quot;;CONCATENATE(&quot;'&quot;;[.I60];&quot;'&quot;); &quot;&quot;)">
            <text:p/>
          </table:table-cell>
          <table:table-cell/>
          <table:table-cell table:formula="of:=IF([.K60]&lt;&gt;&quot;&quot;;CONCATENATE(&quot;'&quot;;[.K60];&quot;'&quot;); &quot;&quot;)">
            <text:p/>
          </table:table-cell>
          <table:table-cell/>
          <table:table-cell table:formula="of:=IF([.M60]&lt;&gt;&quot;&quot;;CONCATENATE([.$M$2]; &quot;: &quot;; [.M60]; &quot;, &quot;); &quot;&quot;)">
            <text:p/>
          </table:table-cell>
          <table:table-cell table:number-columns-repeated="2"/>
          <table:table-cell table:formula="of:=IF([.P60]&lt;&gt;&quot;&quot;;CONCATENATE(&quot;'&quot;;[.P60]; &quot;'&quot;); &quot;&quot;)">
            <text:p/>
          </table:table-cell>
          <table:table-cell/>
          <table:table-cell table:style-name="ce4" table:formula="of:=IF([.R60]&lt;&gt;&quot;&quot;;CONCATENATE(&quot;'&quot;;[.R60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60]&lt;&gt;&quot;&quot;;CONCATENATE(&quot;{&quot;;&quot; &quot;;[.$B$2];&quot;: &quot;; [.C60]; &quot;, &quot;;[.$D$2];&quot;: &quot;; [.E60]; &quot;, &quot;;[.$F$2];&quot;: &quot;; [.G60]; &quot;, &quot;;[.$I$2];&quot;: &quot;; [.J60]; &quot;, &quot;;[.$K$2];&quot;: &quot;; [.L60]; &quot;, &quot;; IF([.M60]&lt;&gt;&quot;&quot;;[.N60];&quot;&quot;); IF([.O60]&lt;&gt;&quot;&quot;;[.V60];&quot;&quot;); [.$U$2];&quot;: &quot;; [.U60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61]&lt;&gt;&quot;&quot;;CONCATENATE(&quot;'&quot;;[.B61]; &quot;'&quot;); &quot;&quot;)">
            <text:p/>
          </table:table-cell>
          <table:table-cell/>
          <table:table-cell table:formula="of:=IF([.D61]&lt;&gt;&quot;&quot;;CONCATENATE(&quot;'&quot;;[.D61]; &quot;'&quot;); &quot;&quot;)">
            <text:p/>
          </table:table-cell>
          <table:table-cell/>
          <table:table-cell table:style-name="ce4" table:formula="of:=IF([.F61]&lt;&gt;&quot;&quot;;CONCATENATE(&quot;'&quot;;[.F61]; &quot;'&quot;); &quot;&quot;)">
            <text:p/>
          </table:table-cell>
          <table:table-cell/>
          <table:table-cell/>
          <table:table-cell table:formula="of:=IF([.I61]&lt;&gt;&quot;&quot;;CONCATENATE(&quot;'&quot;;[.I61];&quot;'&quot;); &quot;&quot;)">
            <text:p/>
          </table:table-cell>
          <table:table-cell/>
          <table:table-cell table:formula="of:=IF([.K61]&lt;&gt;&quot;&quot;;CONCATENATE(&quot;'&quot;;[.K61];&quot;'&quot;); &quot;&quot;)">
            <text:p/>
          </table:table-cell>
          <table:table-cell/>
          <table:table-cell table:formula="of:=IF([.M61]&lt;&gt;&quot;&quot;;CONCATENATE([.$M$2]; &quot;: &quot;; [.M61]; &quot;, &quot;); &quot;&quot;)">
            <text:p/>
          </table:table-cell>
          <table:table-cell table:number-columns-repeated="2"/>
          <table:table-cell table:formula="of:=IF([.P61]&lt;&gt;&quot;&quot;;CONCATENATE(&quot;'&quot;;[.P61]; &quot;'&quot;); &quot;&quot;)">
            <text:p/>
          </table:table-cell>
          <table:table-cell/>
          <table:table-cell table:style-name="ce4" table:formula="of:=IF([.R61]&lt;&gt;&quot;&quot;;CONCATENATE(&quot;'&quot;;[.R61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61]&lt;&gt;&quot;&quot;;CONCATENATE(&quot;{&quot;;&quot; &quot;;[.$B$2];&quot;: &quot;; [.C61]; &quot;, &quot;;[.$D$2];&quot;: &quot;; [.E61]; &quot;, &quot;;[.$F$2];&quot;: &quot;; [.G61]; &quot;, &quot;;[.$I$2];&quot;: &quot;; [.J61]; &quot;, &quot;;[.$K$2];&quot;: &quot;; [.L61]; &quot;, &quot;; IF([.M61]&lt;&gt;&quot;&quot;;[.N61];&quot;&quot;); IF([.O61]&lt;&gt;&quot;&quot;;[.V61];&quot;&quot;); [.$U$2];&quot;: &quot;; [.U61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62]&lt;&gt;&quot;&quot;;CONCATENATE(&quot;'&quot;;[.B62]; &quot;'&quot;); &quot;&quot;)">
            <text:p/>
          </table:table-cell>
          <table:table-cell/>
          <table:table-cell table:formula="of:=IF([.D62]&lt;&gt;&quot;&quot;;CONCATENATE(&quot;'&quot;;[.D62]; &quot;'&quot;); &quot;&quot;)">
            <text:p/>
          </table:table-cell>
          <table:table-cell/>
          <table:table-cell table:style-name="ce4" table:formula="of:=IF([.F62]&lt;&gt;&quot;&quot;;CONCATENATE(&quot;'&quot;;[.F62]; &quot;'&quot;); &quot;&quot;)">
            <text:p/>
          </table:table-cell>
          <table:table-cell/>
          <table:table-cell/>
          <table:table-cell table:formula="of:=IF([.I62]&lt;&gt;&quot;&quot;;CONCATENATE(&quot;'&quot;;[.I62];&quot;'&quot;); &quot;&quot;)">
            <text:p/>
          </table:table-cell>
          <table:table-cell/>
          <table:table-cell table:formula="of:=IF([.K62]&lt;&gt;&quot;&quot;;CONCATENATE(&quot;'&quot;;[.K62];&quot;'&quot;); &quot;&quot;)">
            <text:p/>
          </table:table-cell>
          <table:table-cell/>
          <table:table-cell table:formula="of:=IF([.M62]&lt;&gt;&quot;&quot;;CONCATENATE([.$M$2]; &quot;: &quot;; [.M62]; &quot;, &quot;); &quot;&quot;)">
            <text:p/>
          </table:table-cell>
          <table:table-cell table:number-columns-repeated="2"/>
          <table:table-cell table:formula="of:=IF([.P62]&lt;&gt;&quot;&quot;;CONCATENATE(&quot;'&quot;;[.P62]; &quot;'&quot;); &quot;&quot;)">
            <text:p/>
          </table:table-cell>
          <table:table-cell/>
          <table:table-cell table:style-name="ce4" table:formula="of:=IF([.R62]&lt;&gt;&quot;&quot;;CONCATENATE(&quot;'&quot;;[.R62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62]&lt;&gt;&quot;&quot;;CONCATENATE(&quot;{&quot;;&quot; &quot;;[.$B$2];&quot;: &quot;; [.C62]; &quot;, &quot;;[.$D$2];&quot;: &quot;; [.E62]; &quot;, &quot;;[.$F$2];&quot;: &quot;; [.G62]; &quot;, &quot;;[.$I$2];&quot;: &quot;; [.J62]; &quot;, &quot;;[.$K$2];&quot;: &quot;; [.L62]; &quot;, &quot;; IF([.M62]&lt;&gt;&quot;&quot;;[.N62];&quot;&quot;); IF([.O62]&lt;&gt;&quot;&quot;;[.V62];&quot;&quot;); [.$U$2];&quot;: &quot;; [.U62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63]&lt;&gt;&quot;&quot;;CONCATENATE(&quot;'&quot;;[.B63]; &quot;'&quot;); &quot;&quot;)">
            <text:p/>
          </table:table-cell>
          <table:table-cell/>
          <table:table-cell table:formula="of:=IF([.D63]&lt;&gt;&quot;&quot;;CONCATENATE(&quot;'&quot;;[.D63]; &quot;'&quot;); &quot;&quot;)">
            <text:p/>
          </table:table-cell>
          <table:table-cell/>
          <table:table-cell table:style-name="ce4" table:formula="of:=IF([.F63]&lt;&gt;&quot;&quot;;CONCATENATE(&quot;'&quot;;[.F63]; &quot;'&quot;); &quot;&quot;)">
            <text:p/>
          </table:table-cell>
          <table:table-cell/>
          <table:table-cell/>
          <table:table-cell table:formula="of:=IF([.I63]&lt;&gt;&quot;&quot;;CONCATENATE(&quot;'&quot;;[.I63];&quot;'&quot;); &quot;&quot;)">
            <text:p/>
          </table:table-cell>
          <table:table-cell/>
          <table:table-cell table:formula="of:=IF([.K63]&lt;&gt;&quot;&quot;;CONCATENATE(&quot;'&quot;;[.K63];&quot;'&quot;); &quot;&quot;)">
            <text:p/>
          </table:table-cell>
          <table:table-cell/>
          <table:table-cell table:formula="of:=IF([.M63]&lt;&gt;&quot;&quot;;CONCATENATE([.$M$2]; &quot;: &quot;; [.M63]; &quot;, &quot;); &quot;&quot;)">
            <text:p/>
          </table:table-cell>
          <table:table-cell table:number-columns-repeated="2"/>
          <table:table-cell table:formula="of:=IF([.P63]&lt;&gt;&quot;&quot;;CONCATENATE(&quot;'&quot;;[.P63]; &quot;'&quot;); &quot;&quot;)">
            <text:p/>
          </table:table-cell>
          <table:table-cell/>
          <table:table-cell table:style-name="ce4" table:formula="of:=IF([.R63]&lt;&gt;&quot;&quot;;CONCATENATE(&quot;'&quot;;[.R63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63]&lt;&gt;&quot;&quot;;CONCATENATE(&quot;{&quot;;&quot; &quot;;[.$B$2];&quot;: &quot;; [.C63]; &quot;, &quot;;[.$D$2];&quot;: &quot;; [.E63]; &quot;, &quot;;[.$F$2];&quot;: &quot;; [.G63]; &quot;, &quot;;[.$I$2];&quot;: &quot;; [.J63]; &quot;, &quot;;[.$K$2];&quot;: &quot;; [.L63]; &quot;, &quot;; IF([.M63]&lt;&gt;&quot;&quot;;[.N63];&quot;&quot;); IF([.O63]&lt;&gt;&quot;&quot;;[.V63];&quot;&quot;); [.$U$2];&quot;: &quot;; [.U63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64]&lt;&gt;&quot;&quot;;CONCATENATE(&quot;'&quot;;[.B64]; &quot;'&quot;); &quot;&quot;)">
            <text:p/>
          </table:table-cell>
          <table:table-cell/>
          <table:table-cell table:formula="of:=IF([.D64]&lt;&gt;&quot;&quot;;CONCATENATE(&quot;'&quot;;[.D64]; &quot;'&quot;); &quot;&quot;)">
            <text:p/>
          </table:table-cell>
          <table:table-cell/>
          <table:table-cell table:style-name="ce4" table:formula="of:=IF([.F64]&lt;&gt;&quot;&quot;;CONCATENATE(&quot;'&quot;;[.F64]; &quot;'&quot;); &quot;&quot;)">
            <text:p/>
          </table:table-cell>
          <table:table-cell/>
          <table:table-cell/>
          <table:table-cell table:formula="of:=IF([.I64]&lt;&gt;&quot;&quot;;CONCATENATE(&quot;'&quot;;[.I64];&quot;'&quot;); &quot;&quot;)">
            <text:p/>
          </table:table-cell>
          <table:table-cell/>
          <table:table-cell table:formula="of:=IF([.K64]&lt;&gt;&quot;&quot;;CONCATENATE(&quot;'&quot;;[.K64];&quot;'&quot;); &quot;&quot;)">
            <text:p/>
          </table:table-cell>
          <table:table-cell/>
          <table:table-cell table:formula="of:=IF([.M64]&lt;&gt;&quot;&quot;;CONCATENATE([.$M$2]; &quot;: &quot;; [.M64]; &quot;, &quot;); &quot;&quot;)">
            <text:p/>
          </table:table-cell>
          <table:table-cell table:number-columns-repeated="2"/>
          <table:table-cell table:formula="of:=IF([.P64]&lt;&gt;&quot;&quot;;CONCATENATE(&quot;'&quot;;[.P64]; &quot;'&quot;); &quot;&quot;)">
            <text:p/>
          </table:table-cell>
          <table:table-cell/>
          <table:table-cell table:style-name="ce4" table:formula="of:=IF([.R64]&lt;&gt;&quot;&quot;;CONCATENATE(&quot;'&quot;;[.R64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64]&lt;&gt;&quot;&quot;;CONCATENATE(&quot;{&quot;;&quot; &quot;;[.$B$2];&quot;: &quot;; [.C64]; &quot;, &quot;;[.$D$2];&quot;: &quot;; [.E64]; &quot;, &quot;;[.$F$2];&quot;: &quot;; [.G64]; &quot;, &quot;;[.$I$2];&quot;: &quot;; [.J64]; &quot;, &quot;;[.$K$2];&quot;: &quot;; [.L64]; &quot;, &quot;; IF([.M64]&lt;&gt;&quot;&quot;;[.N64];&quot;&quot;); IF([.O64]&lt;&gt;&quot;&quot;;[.V64];&quot;&quot;); [.$U$2];&quot;: &quot;; [.U64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65]&lt;&gt;&quot;&quot;;CONCATENATE(&quot;'&quot;;[.B65]; &quot;'&quot;); &quot;&quot;)">
            <text:p/>
          </table:table-cell>
          <table:table-cell/>
          <table:table-cell table:formula="of:=IF([.D65]&lt;&gt;&quot;&quot;;CONCATENATE(&quot;'&quot;;[.D65]; &quot;'&quot;); &quot;&quot;)">
            <text:p/>
          </table:table-cell>
          <table:table-cell/>
          <table:table-cell table:style-name="ce4" table:formula="of:=IF([.F65]&lt;&gt;&quot;&quot;;CONCATENATE(&quot;'&quot;;[.F65]; &quot;'&quot;); &quot;&quot;)">
            <text:p/>
          </table:table-cell>
          <table:table-cell/>
          <table:table-cell/>
          <table:table-cell table:formula="of:=IF([.I65]&lt;&gt;&quot;&quot;;CONCATENATE(&quot;'&quot;;[.I65];&quot;'&quot;); &quot;&quot;)">
            <text:p/>
          </table:table-cell>
          <table:table-cell/>
          <table:table-cell table:formula="of:=IF([.K65]&lt;&gt;&quot;&quot;;CONCATENATE(&quot;'&quot;;[.K65];&quot;'&quot;); &quot;&quot;)">
            <text:p/>
          </table:table-cell>
          <table:table-cell/>
          <table:table-cell table:formula="of:=IF([.M65]&lt;&gt;&quot;&quot;;CONCATENATE([.$M$2]; &quot;: &quot;; [.M65]; &quot;, &quot;); &quot;&quot;)">
            <text:p/>
          </table:table-cell>
          <table:table-cell table:number-columns-repeated="2"/>
          <table:table-cell table:formula="of:=IF([.P65]&lt;&gt;&quot;&quot;;CONCATENATE(&quot;'&quot;;[.P65]; &quot;'&quot;); &quot;&quot;)">
            <text:p/>
          </table:table-cell>
          <table:table-cell/>
          <table:table-cell table:style-name="ce4" table:formula="of:=IF([.R65]&lt;&gt;&quot;&quot;;CONCATENATE(&quot;'&quot;;[.R65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65]&lt;&gt;&quot;&quot;;CONCATENATE(&quot;{&quot;;&quot; &quot;;[.$B$2];&quot;: &quot;; [.C65]; &quot;, &quot;;[.$D$2];&quot;: &quot;; [.E65]; &quot;, &quot;;[.$F$2];&quot;: &quot;; [.G65]; &quot;, &quot;;[.$I$2];&quot;: &quot;; [.J65]; &quot;, &quot;;[.$K$2];&quot;: &quot;; [.L65]; &quot;, &quot;; IF([.M65]&lt;&gt;&quot;&quot;;[.N65];&quot;&quot;); IF([.O65]&lt;&gt;&quot;&quot;;[.V65];&quot;&quot;); [.$U$2];&quot;: &quot;; [.U65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66]&lt;&gt;&quot;&quot;;CONCATENATE(&quot;'&quot;;[.B66]; &quot;'&quot;); &quot;&quot;)">
            <text:p/>
          </table:table-cell>
          <table:table-cell/>
          <table:table-cell table:formula="of:=IF([.D66]&lt;&gt;&quot;&quot;;CONCATENATE(&quot;'&quot;;[.D66]; &quot;'&quot;); &quot;&quot;)">
            <text:p/>
          </table:table-cell>
          <table:table-cell/>
          <table:table-cell table:style-name="ce4" table:formula="of:=IF([.F66]&lt;&gt;&quot;&quot;;CONCATENATE(&quot;'&quot;;[.F66]; &quot;'&quot;); &quot;&quot;)">
            <text:p/>
          </table:table-cell>
          <table:table-cell/>
          <table:table-cell/>
          <table:table-cell table:formula="of:=IF([.I66]&lt;&gt;&quot;&quot;;CONCATENATE(&quot;'&quot;;[.I66];&quot;'&quot;); &quot;&quot;)">
            <text:p/>
          </table:table-cell>
          <table:table-cell/>
          <table:table-cell table:formula="of:=IF([.K66]&lt;&gt;&quot;&quot;;CONCATENATE(&quot;'&quot;;[.K66];&quot;'&quot;); &quot;&quot;)">
            <text:p/>
          </table:table-cell>
          <table:table-cell/>
          <table:table-cell table:formula="of:=IF([.M66]&lt;&gt;&quot;&quot;;CONCATENATE([.$M$2]; &quot;: &quot;; [.M66]; &quot;, &quot;); &quot;&quot;)">
            <text:p/>
          </table:table-cell>
          <table:table-cell table:number-columns-repeated="2"/>
          <table:table-cell table:formula="of:=IF([.P66]&lt;&gt;&quot;&quot;;CONCATENATE(&quot;'&quot;;[.P66]; &quot;'&quot;); &quot;&quot;)">
            <text:p/>
          </table:table-cell>
          <table:table-cell/>
          <table:table-cell table:style-name="ce4" table:formula="of:=IF([.R66]&lt;&gt;&quot;&quot;;CONCATENATE(&quot;'&quot;;[.R66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66]&lt;&gt;&quot;&quot;;CONCATENATE(&quot;{&quot;;&quot; &quot;;[.$B$2];&quot;: &quot;; [.C66]; &quot;, &quot;;[.$D$2];&quot;: &quot;; [.E66]; &quot;, &quot;;[.$F$2];&quot;: &quot;; [.G66]; &quot;, &quot;;[.$I$2];&quot;: &quot;; [.J66]; &quot;, &quot;;[.$K$2];&quot;: &quot;; [.L66]; &quot;, &quot;; IF([.M66]&lt;&gt;&quot;&quot;;[.N66];&quot;&quot;); IF([.O66]&lt;&gt;&quot;&quot;;[.V66];&quot;&quot;); [.$U$2];&quot;: &quot;; [.U66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67]&lt;&gt;&quot;&quot;;CONCATENATE(&quot;'&quot;;[.B67]; &quot;'&quot;); &quot;&quot;)">
            <text:p/>
          </table:table-cell>
          <table:table-cell/>
          <table:table-cell table:formula="of:=IF([.D67]&lt;&gt;&quot;&quot;;CONCATENATE(&quot;'&quot;;[.D67]; &quot;'&quot;); &quot;&quot;)">
            <text:p/>
          </table:table-cell>
          <table:table-cell/>
          <table:table-cell table:style-name="ce4" table:formula="of:=IF([.F67]&lt;&gt;&quot;&quot;;CONCATENATE(&quot;'&quot;;[.F67]; &quot;'&quot;); &quot;&quot;)">
            <text:p/>
          </table:table-cell>
          <table:table-cell/>
          <table:table-cell/>
          <table:table-cell table:formula="of:=IF([.I67]&lt;&gt;&quot;&quot;;CONCATENATE(&quot;'&quot;;[.I67];&quot;'&quot;); &quot;&quot;)">
            <text:p/>
          </table:table-cell>
          <table:table-cell/>
          <table:table-cell table:formula="of:=IF([.K67]&lt;&gt;&quot;&quot;;CONCATENATE(&quot;'&quot;;[.K67];&quot;'&quot;); &quot;&quot;)">
            <text:p/>
          </table:table-cell>
          <table:table-cell/>
          <table:table-cell table:formula="of:=IF([.M67]&lt;&gt;&quot;&quot;;CONCATENATE([.$M$2]; &quot;: &quot;; [.M67]; &quot;, &quot;); &quot;&quot;)">
            <text:p/>
          </table:table-cell>
          <table:table-cell table:number-columns-repeated="2"/>
          <table:table-cell table:formula="of:=IF([.P67]&lt;&gt;&quot;&quot;;CONCATENATE(&quot;'&quot;;[.P67]; &quot;'&quot;); &quot;&quot;)">
            <text:p/>
          </table:table-cell>
          <table:table-cell/>
          <table:table-cell table:style-name="ce4" table:formula="of:=IF([.R67]&lt;&gt;&quot;&quot;;CONCATENATE(&quot;'&quot;;[.R67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67]&lt;&gt;&quot;&quot;;CONCATENATE(&quot;{&quot;;&quot; &quot;;[.$B$2];&quot;: &quot;; [.C67]; &quot;, &quot;;[.$D$2];&quot;: &quot;; [.E67]; &quot;, &quot;;[.$F$2];&quot;: &quot;; [.G67]; &quot;, &quot;;[.$I$2];&quot;: &quot;; [.J67]; &quot;, &quot;;[.$K$2];&quot;: &quot;; [.L67]; &quot;, &quot;; IF([.M67]&lt;&gt;&quot;&quot;;[.N67];&quot;&quot;); IF([.O67]&lt;&gt;&quot;&quot;;[.V67];&quot;&quot;); [.$U$2];&quot;: &quot;; [.U67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68]&lt;&gt;&quot;&quot;;CONCATENATE(&quot;'&quot;;[.B68]; &quot;'&quot;); &quot;&quot;)">
            <text:p/>
          </table:table-cell>
          <table:table-cell/>
          <table:table-cell table:formula="of:=IF([.D68]&lt;&gt;&quot;&quot;;CONCATENATE(&quot;'&quot;;[.D68]; &quot;'&quot;); &quot;&quot;)">
            <text:p/>
          </table:table-cell>
          <table:table-cell/>
          <table:table-cell table:style-name="ce4" table:formula="of:=IF([.F68]&lt;&gt;&quot;&quot;;CONCATENATE(&quot;'&quot;;[.F68]; &quot;'&quot;); &quot;&quot;)">
            <text:p/>
          </table:table-cell>
          <table:table-cell/>
          <table:table-cell/>
          <table:table-cell table:formula="of:=IF([.I68]&lt;&gt;&quot;&quot;;CONCATENATE(&quot;'&quot;;[.I68];&quot;'&quot;); &quot;&quot;)">
            <text:p/>
          </table:table-cell>
          <table:table-cell/>
          <table:table-cell table:formula="of:=IF([.K68]&lt;&gt;&quot;&quot;;CONCATENATE(&quot;'&quot;;[.K68];&quot;'&quot;); &quot;&quot;)">
            <text:p/>
          </table:table-cell>
          <table:table-cell/>
          <table:table-cell table:formula="of:=IF([.M68]&lt;&gt;&quot;&quot;;CONCATENATE([.$M$2]; &quot;: &quot;; [.M68]; &quot;, &quot;); &quot;&quot;)">
            <text:p/>
          </table:table-cell>
          <table:table-cell table:number-columns-repeated="2"/>
          <table:table-cell table:formula="of:=IF([.P68]&lt;&gt;&quot;&quot;;CONCATENATE(&quot;'&quot;;[.P68]; &quot;'&quot;); &quot;&quot;)">
            <text:p/>
          </table:table-cell>
          <table:table-cell/>
          <table:table-cell table:style-name="ce4" table:formula="of:=IF([.R68]&lt;&gt;&quot;&quot;;CONCATENATE(&quot;'&quot;;[.R68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68]&lt;&gt;&quot;&quot;;CONCATENATE(&quot;{&quot;;&quot; &quot;;[.$B$2];&quot;: &quot;; [.C68]; &quot;, &quot;;[.$D$2];&quot;: &quot;; [.E68]; &quot;, &quot;;[.$F$2];&quot;: &quot;; [.G68]; &quot;, &quot;;[.$I$2];&quot;: &quot;; [.J68]; &quot;, &quot;;[.$K$2];&quot;: &quot;; [.L68]; &quot;, &quot;; IF([.M68]&lt;&gt;&quot;&quot;;[.N68];&quot;&quot;); IF([.O68]&lt;&gt;&quot;&quot;;[.V68];&quot;&quot;); [.$U$2];&quot;: &quot;; [.U68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69]&lt;&gt;&quot;&quot;;CONCATENATE(&quot;'&quot;;[.B69]; &quot;'&quot;); &quot;&quot;)">
            <text:p/>
          </table:table-cell>
          <table:table-cell/>
          <table:table-cell table:formula="of:=IF([.D69]&lt;&gt;&quot;&quot;;CONCATENATE(&quot;'&quot;;[.D69]; &quot;'&quot;); &quot;&quot;)">
            <text:p/>
          </table:table-cell>
          <table:table-cell/>
          <table:table-cell table:style-name="ce4" table:formula="of:=IF([.F69]&lt;&gt;&quot;&quot;;CONCATENATE(&quot;'&quot;;[.F69]; &quot;'&quot;); &quot;&quot;)">
            <text:p/>
          </table:table-cell>
          <table:table-cell/>
          <table:table-cell/>
          <table:table-cell table:formula="of:=IF([.I69]&lt;&gt;&quot;&quot;;CONCATENATE(&quot;'&quot;;[.I69];&quot;'&quot;); &quot;&quot;)">
            <text:p/>
          </table:table-cell>
          <table:table-cell/>
          <table:table-cell table:formula="of:=IF([.K69]&lt;&gt;&quot;&quot;;CONCATENATE(&quot;'&quot;;[.K69];&quot;'&quot;); &quot;&quot;)">
            <text:p/>
          </table:table-cell>
          <table:table-cell/>
          <table:table-cell table:formula="of:=IF([.M69]&lt;&gt;&quot;&quot;;CONCATENATE([.$M$2]; &quot;: &quot;; [.M69]; &quot;, &quot;); &quot;&quot;)">
            <text:p/>
          </table:table-cell>
          <table:table-cell table:number-columns-repeated="2"/>
          <table:table-cell table:formula="of:=IF([.P69]&lt;&gt;&quot;&quot;;CONCATENATE(&quot;'&quot;;[.P69]; &quot;'&quot;); &quot;&quot;)">
            <text:p/>
          </table:table-cell>
          <table:table-cell/>
          <table:table-cell table:style-name="ce4" table:formula="of:=IF([.R69]&lt;&gt;&quot;&quot;;CONCATENATE(&quot;'&quot;;[.R69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69]&lt;&gt;&quot;&quot;;CONCATENATE(&quot;{&quot;;&quot; &quot;;[.$B$2];&quot;: &quot;; [.C69]; &quot;, &quot;;[.$D$2];&quot;: &quot;; [.E69]; &quot;, &quot;;[.$F$2];&quot;: &quot;; [.G69]; &quot;, &quot;;[.$I$2];&quot;: &quot;; [.J69]; &quot;, &quot;;[.$K$2];&quot;: &quot;; [.L69]; &quot;, &quot;; IF([.M69]&lt;&gt;&quot;&quot;;[.N69];&quot;&quot;); IF([.O69]&lt;&gt;&quot;&quot;;[.V69];&quot;&quot;); [.$U$2];&quot;: &quot;; [.U69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70]&lt;&gt;&quot;&quot;;CONCATENATE(&quot;'&quot;;[.B70]; &quot;'&quot;); &quot;&quot;)">
            <text:p/>
          </table:table-cell>
          <table:table-cell/>
          <table:table-cell table:formula="of:=IF([.D70]&lt;&gt;&quot;&quot;;CONCATENATE(&quot;'&quot;;[.D70]; &quot;'&quot;); &quot;&quot;)">
            <text:p/>
          </table:table-cell>
          <table:table-cell/>
          <table:table-cell table:style-name="ce4" table:formula="of:=IF([.F70]&lt;&gt;&quot;&quot;;CONCATENATE(&quot;'&quot;;[.F70]; &quot;'&quot;); &quot;&quot;)">
            <text:p/>
          </table:table-cell>
          <table:table-cell/>
          <table:table-cell/>
          <table:table-cell table:formula="of:=IF([.I70]&lt;&gt;&quot;&quot;;CONCATENATE(&quot;'&quot;;[.I70];&quot;'&quot;); &quot;&quot;)">
            <text:p/>
          </table:table-cell>
          <table:table-cell/>
          <table:table-cell table:formula="of:=IF([.K70]&lt;&gt;&quot;&quot;;CONCATENATE(&quot;'&quot;;[.K70];&quot;'&quot;); &quot;&quot;)">
            <text:p/>
          </table:table-cell>
          <table:table-cell/>
          <table:table-cell table:formula="of:=IF([.M70]&lt;&gt;&quot;&quot;;CONCATENATE([.$M$2]; &quot;: &quot;; [.M70]; &quot;, &quot;); &quot;&quot;)">
            <text:p/>
          </table:table-cell>
          <table:table-cell table:number-columns-repeated="2"/>
          <table:table-cell table:formula="of:=IF([.P70]&lt;&gt;&quot;&quot;;CONCATENATE(&quot;'&quot;;[.P70]; &quot;'&quot;); &quot;&quot;)">
            <text:p/>
          </table:table-cell>
          <table:table-cell/>
          <table:table-cell table:style-name="ce4" table:formula="of:=IF([.R70]&lt;&gt;&quot;&quot;;CONCATENATE(&quot;'&quot;;[.R70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70]&lt;&gt;&quot;&quot;;CONCATENATE(&quot;{&quot;;&quot; &quot;;[.$B$2];&quot;: &quot;; [.C70]; &quot;, &quot;;[.$D$2];&quot;: &quot;; [.E70]; &quot;, &quot;;[.$F$2];&quot;: &quot;; [.G70]; &quot;, &quot;;[.$I$2];&quot;: &quot;; [.J70]; &quot;, &quot;;[.$K$2];&quot;: &quot;; [.L70]; &quot;, &quot;; IF([.M70]&lt;&gt;&quot;&quot;;[.N70];&quot;&quot;); IF([.O70]&lt;&gt;&quot;&quot;;[.V70];&quot;&quot;); [.$U$2];&quot;: &quot;; [.U70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71]&lt;&gt;&quot;&quot;;CONCATENATE(&quot;'&quot;;[.B71]; &quot;'&quot;); &quot;&quot;)">
            <text:p/>
          </table:table-cell>
          <table:table-cell/>
          <table:table-cell table:formula="of:=IF([.D71]&lt;&gt;&quot;&quot;;CONCATENATE(&quot;'&quot;;[.D71]; &quot;'&quot;); &quot;&quot;)">
            <text:p/>
          </table:table-cell>
          <table:table-cell/>
          <table:table-cell table:style-name="ce4" table:formula="of:=IF([.F71]&lt;&gt;&quot;&quot;;CONCATENATE(&quot;'&quot;;[.F71]; &quot;'&quot;); &quot;&quot;)">
            <text:p/>
          </table:table-cell>
          <table:table-cell/>
          <table:table-cell/>
          <table:table-cell table:formula="of:=IF([.I71]&lt;&gt;&quot;&quot;;CONCATENATE(&quot;'&quot;;[.I71];&quot;'&quot;); &quot;&quot;)">
            <text:p/>
          </table:table-cell>
          <table:table-cell/>
          <table:table-cell table:formula="of:=IF([.K71]&lt;&gt;&quot;&quot;;CONCATENATE(&quot;'&quot;;[.K71];&quot;'&quot;); &quot;&quot;)">
            <text:p/>
          </table:table-cell>
          <table:table-cell/>
          <table:table-cell table:formula="of:=IF([.M71]&lt;&gt;&quot;&quot;;CONCATENATE([.$M$2]; &quot;: &quot;; [.M71]; &quot;, &quot;); &quot;&quot;)">
            <text:p/>
          </table:table-cell>
          <table:table-cell table:number-columns-repeated="2"/>
          <table:table-cell table:formula="of:=IF([.P71]&lt;&gt;&quot;&quot;;CONCATENATE(&quot;'&quot;;[.P71]; &quot;'&quot;); &quot;&quot;)">
            <text:p/>
          </table:table-cell>
          <table:table-cell/>
          <table:table-cell table:style-name="ce4" table:formula="of:=IF([.R71]&lt;&gt;&quot;&quot;;CONCATENATE(&quot;'&quot;;[.R71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71]&lt;&gt;&quot;&quot;;CONCATENATE(&quot;{&quot;;&quot; &quot;;[.$B$2];&quot;: &quot;; [.C71]; &quot;, &quot;;[.$D$2];&quot;: &quot;; [.E71]; &quot;, &quot;;[.$F$2];&quot;: &quot;; [.G71]; &quot;, &quot;;[.$I$2];&quot;: &quot;; [.J71]; &quot;, &quot;;[.$K$2];&quot;: &quot;; [.L71]; &quot;, &quot;; IF([.M71]&lt;&gt;&quot;&quot;;[.N71];&quot;&quot;); IF([.O71]&lt;&gt;&quot;&quot;;[.V71];&quot;&quot;); [.$U$2];&quot;: &quot;; [.U71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72]&lt;&gt;&quot;&quot;;CONCATENATE(&quot;'&quot;;[.B72]; &quot;'&quot;); &quot;&quot;)">
            <text:p/>
          </table:table-cell>
          <table:table-cell/>
          <table:table-cell table:formula="of:=IF([.D72]&lt;&gt;&quot;&quot;;CONCATENATE(&quot;'&quot;;[.D72]; &quot;'&quot;); &quot;&quot;)">
            <text:p/>
          </table:table-cell>
          <table:table-cell/>
          <table:table-cell table:style-name="ce4" table:formula="of:=IF([.F72]&lt;&gt;&quot;&quot;;CONCATENATE(&quot;'&quot;;[.F72]; &quot;'&quot;); &quot;&quot;)">
            <text:p/>
          </table:table-cell>
          <table:table-cell/>
          <table:table-cell/>
          <table:table-cell table:formula="of:=IF([.I72]&lt;&gt;&quot;&quot;;CONCATENATE(&quot;'&quot;;[.I72];&quot;'&quot;); &quot;&quot;)">
            <text:p/>
          </table:table-cell>
          <table:table-cell/>
          <table:table-cell table:formula="of:=IF([.K72]&lt;&gt;&quot;&quot;;CONCATENATE(&quot;'&quot;;[.K72];&quot;'&quot;); &quot;&quot;)">
            <text:p/>
          </table:table-cell>
          <table:table-cell/>
          <table:table-cell table:formula="of:=IF([.M72]&lt;&gt;&quot;&quot;;CONCATENATE([.$M$2]; &quot;: &quot;; [.M72]; &quot;, &quot;); &quot;&quot;)">
            <text:p/>
          </table:table-cell>
          <table:table-cell table:number-columns-repeated="2"/>
          <table:table-cell table:formula="of:=IF([.P72]&lt;&gt;&quot;&quot;;CONCATENATE(&quot;'&quot;;[.P72]; &quot;'&quot;); &quot;&quot;)">
            <text:p/>
          </table:table-cell>
          <table:table-cell/>
          <table:table-cell table:style-name="ce4" table:formula="of:=IF([.R72]&lt;&gt;&quot;&quot;;CONCATENATE(&quot;'&quot;;[.R72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72]&lt;&gt;&quot;&quot;;CONCATENATE(&quot;{&quot;;&quot; &quot;;[.$B$2];&quot;: &quot;; [.C72]; &quot;, &quot;;[.$D$2];&quot;: &quot;; [.E72]; &quot;, &quot;;[.$F$2];&quot;: &quot;; [.G72]; &quot;, &quot;;[.$I$2];&quot;: &quot;; [.J72]; &quot;, &quot;;[.$K$2];&quot;: &quot;; [.L72]; &quot;, &quot;; IF([.M72]&lt;&gt;&quot;&quot;;[.N72];&quot;&quot;); IF([.O72]&lt;&gt;&quot;&quot;;[.V72];&quot;&quot;); [.$U$2];&quot;: &quot;; [.U72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73]&lt;&gt;&quot;&quot;;CONCATENATE(&quot;'&quot;;[.B73]; &quot;'&quot;); &quot;&quot;)">
            <text:p/>
          </table:table-cell>
          <table:table-cell/>
          <table:table-cell table:formula="of:=IF([.D73]&lt;&gt;&quot;&quot;;CONCATENATE(&quot;'&quot;;[.D73]; &quot;'&quot;); &quot;&quot;)">
            <text:p/>
          </table:table-cell>
          <table:table-cell/>
          <table:table-cell table:style-name="ce4" table:formula="of:=IF([.F73]&lt;&gt;&quot;&quot;;CONCATENATE(&quot;'&quot;;[.F73]; &quot;'&quot;); &quot;&quot;)">
            <text:p/>
          </table:table-cell>
          <table:table-cell/>
          <table:table-cell/>
          <table:table-cell table:formula="of:=IF([.I73]&lt;&gt;&quot;&quot;;CONCATENATE(&quot;'&quot;;[.I73];&quot;'&quot;); &quot;&quot;)">
            <text:p/>
          </table:table-cell>
          <table:table-cell/>
          <table:table-cell table:formula="of:=IF([.K73]&lt;&gt;&quot;&quot;;CONCATENATE(&quot;'&quot;;[.K73];&quot;'&quot;); &quot;&quot;)">
            <text:p/>
          </table:table-cell>
          <table:table-cell/>
          <table:table-cell table:formula="of:=IF([.M73]&lt;&gt;&quot;&quot;;CONCATENATE([.$M$2]; &quot;: &quot;; [.M73]; &quot;, &quot;); &quot;&quot;)">
            <text:p/>
          </table:table-cell>
          <table:table-cell table:number-columns-repeated="2"/>
          <table:table-cell table:formula="of:=IF([.P73]&lt;&gt;&quot;&quot;;CONCATENATE(&quot;'&quot;;[.P73]; &quot;'&quot;); &quot;&quot;)">
            <text:p/>
          </table:table-cell>
          <table:table-cell/>
          <table:table-cell table:style-name="ce4" table:formula="of:=IF([.R73]&lt;&gt;&quot;&quot;;CONCATENATE(&quot;'&quot;;[.R73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73]&lt;&gt;&quot;&quot;;CONCATENATE(&quot;{&quot;;&quot; &quot;;[.$B$2];&quot;: &quot;; [.C73]; &quot;, &quot;;[.$D$2];&quot;: &quot;; [.E73]; &quot;, &quot;;[.$F$2];&quot;: &quot;; [.G73]; &quot;, &quot;;[.$I$2];&quot;: &quot;; [.J73]; &quot;, &quot;;[.$K$2];&quot;: &quot;; [.L73]; &quot;, &quot;; IF([.M73]&lt;&gt;&quot;&quot;;[.N73];&quot;&quot;); IF([.O73]&lt;&gt;&quot;&quot;;[.V73];&quot;&quot;); [.$U$2];&quot;: &quot;; [.U73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74]&lt;&gt;&quot;&quot;;CONCATENATE(&quot;'&quot;;[.B74]; &quot;'&quot;); &quot;&quot;)">
            <text:p/>
          </table:table-cell>
          <table:table-cell/>
          <table:table-cell table:formula="of:=IF([.D74]&lt;&gt;&quot;&quot;;CONCATENATE(&quot;'&quot;;[.D74]; &quot;'&quot;); &quot;&quot;)">
            <text:p/>
          </table:table-cell>
          <table:table-cell/>
          <table:table-cell table:style-name="ce4" table:formula="of:=IF([.F74]&lt;&gt;&quot;&quot;;CONCATENATE(&quot;'&quot;;[.F74]; &quot;'&quot;); &quot;&quot;)">
            <text:p/>
          </table:table-cell>
          <table:table-cell/>
          <table:table-cell/>
          <table:table-cell table:formula="of:=IF([.I74]&lt;&gt;&quot;&quot;;CONCATENATE(&quot;'&quot;;[.I74];&quot;'&quot;); &quot;&quot;)">
            <text:p/>
          </table:table-cell>
          <table:table-cell/>
          <table:table-cell table:formula="of:=IF([.K74]&lt;&gt;&quot;&quot;;CONCATENATE(&quot;'&quot;;[.K74];&quot;'&quot;); &quot;&quot;)">
            <text:p/>
          </table:table-cell>
          <table:table-cell/>
          <table:table-cell table:formula="of:=IF([.M74]&lt;&gt;&quot;&quot;;CONCATENATE([.$M$2]; &quot;: &quot;; [.M74]; &quot;, &quot;); &quot;&quot;)">
            <text:p/>
          </table:table-cell>
          <table:table-cell table:number-columns-repeated="2"/>
          <table:table-cell table:formula="of:=IF([.P74]&lt;&gt;&quot;&quot;;CONCATENATE(&quot;'&quot;;[.P74]; &quot;'&quot;); &quot;&quot;)">
            <text:p/>
          </table:table-cell>
          <table:table-cell/>
          <table:table-cell table:style-name="ce4" table:formula="of:=IF([.R74]&lt;&gt;&quot;&quot;;CONCATENATE(&quot;'&quot;;[.R74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74]&lt;&gt;&quot;&quot;;CONCATENATE(&quot;{&quot;;&quot; &quot;;[.$B$2];&quot;: &quot;; [.C74]; &quot;, &quot;;[.$D$2];&quot;: &quot;; [.E74]; &quot;, &quot;;[.$F$2];&quot;: &quot;; [.G74]; &quot;, &quot;;[.$I$2];&quot;: &quot;; [.J74]; &quot;, &quot;;[.$K$2];&quot;: &quot;; [.L74]; &quot;, &quot;; IF([.M74]&lt;&gt;&quot;&quot;;[.N74];&quot;&quot;); IF([.O74]&lt;&gt;&quot;&quot;;[.V74];&quot;&quot;); [.$U$2];&quot;: &quot;; [.U74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75]&lt;&gt;&quot;&quot;;CONCATENATE(&quot;'&quot;;[.B75]; &quot;'&quot;); &quot;&quot;)">
            <text:p/>
          </table:table-cell>
          <table:table-cell/>
          <table:table-cell table:formula="of:=IF([.D75]&lt;&gt;&quot;&quot;;CONCATENATE(&quot;'&quot;;[.D75]; &quot;'&quot;); &quot;&quot;)">
            <text:p/>
          </table:table-cell>
          <table:table-cell/>
          <table:table-cell table:style-name="ce4" table:formula="of:=IF([.F75]&lt;&gt;&quot;&quot;;CONCATENATE(&quot;'&quot;;[.F75]; &quot;'&quot;); &quot;&quot;)">
            <text:p/>
          </table:table-cell>
          <table:table-cell/>
          <table:table-cell/>
          <table:table-cell table:formula="of:=IF([.I75]&lt;&gt;&quot;&quot;;CONCATENATE(&quot;'&quot;;[.I75];&quot;'&quot;); &quot;&quot;)">
            <text:p/>
          </table:table-cell>
          <table:table-cell/>
          <table:table-cell table:formula="of:=IF([.K75]&lt;&gt;&quot;&quot;;CONCATENATE(&quot;'&quot;;[.K75];&quot;'&quot;); &quot;&quot;)">
            <text:p/>
          </table:table-cell>
          <table:table-cell/>
          <table:table-cell table:formula="of:=IF([.M75]&lt;&gt;&quot;&quot;;CONCATENATE([.$M$2]; &quot;: &quot;; [.M75]; &quot;, &quot;); &quot;&quot;)">
            <text:p/>
          </table:table-cell>
          <table:table-cell table:number-columns-repeated="2"/>
          <table:table-cell table:formula="of:=IF([.P75]&lt;&gt;&quot;&quot;;CONCATENATE(&quot;'&quot;;[.P75]; &quot;'&quot;); &quot;&quot;)">
            <text:p/>
          </table:table-cell>
          <table:table-cell/>
          <table:table-cell table:style-name="ce4" table:formula="of:=IF([.R75]&lt;&gt;&quot;&quot;;CONCATENATE(&quot;'&quot;;[.R75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75]&lt;&gt;&quot;&quot;;CONCATENATE(&quot;{&quot;;&quot; &quot;;[.$B$2];&quot;: &quot;; [.C75]; &quot;, &quot;;[.$D$2];&quot;: &quot;; [.E75]; &quot;, &quot;;[.$F$2];&quot;: &quot;; [.G75]; &quot;, &quot;;[.$I$2];&quot;: &quot;; [.J75]; &quot;, &quot;;[.$K$2];&quot;: &quot;; [.L75]; &quot;, &quot;; IF([.M75]&lt;&gt;&quot;&quot;;[.N75];&quot;&quot;); IF([.O75]&lt;&gt;&quot;&quot;;[.V75];&quot;&quot;); [.$U$2];&quot;: &quot;; [.U75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76]&lt;&gt;&quot;&quot;;CONCATENATE(&quot;'&quot;;[.B76]; &quot;'&quot;); &quot;&quot;)">
            <text:p/>
          </table:table-cell>
          <table:table-cell/>
          <table:table-cell table:formula="of:=IF([.D76]&lt;&gt;&quot;&quot;;CONCATENATE(&quot;'&quot;;[.D76]; &quot;'&quot;); &quot;&quot;)">
            <text:p/>
          </table:table-cell>
          <table:table-cell/>
          <table:table-cell table:style-name="ce4" table:formula="of:=IF([.F76]&lt;&gt;&quot;&quot;;CONCATENATE(&quot;'&quot;;[.F76]; &quot;'&quot;); &quot;&quot;)">
            <text:p/>
          </table:table-cell>
          <table:table-cell/>
          <table:table-cell/>
          <table:table-cell table:formula="of:=IF([.I76]&lt;&gt;&quot;&quot;;CONCATENATE(&quot;'&quot;;[.I76];&quot;'&quot;); &quot;&quot;)">
            <text:p/>
          </table:table-cell>
          <table:table-cell/>
          <table:table-cell table:formula="of:=IF([.K76]&lt;&gt;&quot;&quot;;CONCATENATE(&quot;'&quot;;[.K76];&quot;'&quot;); &quot;&quot;)">
            <text:p/>
          </table:table-cell>
          <table:table-cell/>
          <table:table-cell table:formula="of:=IF([.M76]&lt;&gt;&quot;&quot;;CONCATENATE([.$M$2]; &quot;: &quot;; [.M76]; &quot;, &quot;); &quot;&quot;)">
            <text:p/>
          </table:table-cell>
          <table:table-cell table:number-columns-repeated="2"/>
          <table:table-cell table:formula="of:=IF([.P76]&lt;&gt;&quot;&quot;;CONCATENATE(&quot;'&quot;;[.P76]; &quot;'&quot;); &quot;&quot;)">
            <text:p/>
          </table:table-cell>
          <table:table-cell/>
          <table:table-cell table:style-name="ce4" table:formula="of:=IF([.R76]&lt;&gt;&quot;&quot;;CONCATENATE(&quot;'&quot;;[.R76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76]&lt;&gt;&quot;&quot;;CONCATENATE(&quot;{&quot;;&quot; &quot;;[.$B$2];&quot;: &quot;; [.C76]; &quot;, &quot;;[.$D$2];&quot;: &quot;; [.E76]; &quot;, &quot;;[.$F$2];&quot;: &quot;; [.G76]; &quot;, &quot;;[.$I$2];&quot;: &quot;; [.J76]; &quot;, &quot;;[.$K$2];&quot;: &quot;; [.L76]; &quot;, &quot;; IF([.M76]&lt;&gt;&quot;&quot;;[.N76];&quot;&quot;); IF([.O76]&lt;&gt;&quot;&quot;;[.V76];&quot;&quot;); [.$U$2];&quot;: &quot;; [.U76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77]&lt;&gt;&quot;&quot;;CONCATENATE(&quot;'&quot;;[.B77]; &quot;'&quot;); &quot;&quot;)">
            <text:p/>
          </table:table-cell>
          <table:table-cell/>
          <table:table-cell table:formula="of:=IF([.D77]&lt;&gt;&quot;&quot;;CONCATENATE(&quot;'&quot;;[.D77]; &quot;'&quot;); &quot;&quot;)">
            <text:p/>
          </table:table-cell>
          <table:table-cell/>
          <table:table-cell table:style-name="ce4" table:formula="of:=IF([.F77]&lt;&gt;&quot;&quot;;CONCATENATE(&quot;'&quot;;[.F77]; &quot;'&quot;); &quot;&quot;)">
            <text:p/>
          </table:table-cell>
          <table:table-cell/>
          <table:table-cell/>
          <table:table-cell table:formula="of:=IF([.I77]&lt;&gt;&quot;&quot;;CONCATENATE(&quot;'&quot;;[.I77];&quot;'&quot;); &quot;&quot;)">
            <text:p/>
          </table:table-cell>
          <table:table-cell/>
          <table:table-cell table:formula="of:=IF([.K77]&lt;&gt;&quot;&quot;;CONCATENATE(&quot;'&quot;;[.K77];&quot;'&quot;); &quot;&quot;)">
            <text:p/>
          </table:table-cell>
          <table:table-cell/>
          <table:table-cell table:formula="of:=IF([.M77]&lt;&gt;&quot;&quot;;CONCATENATE([.$M$2]; &quot;: &quot;; [.M77]; &quot;, &quot;); &quot;&quot;)">
            <text:p/>
          </table:table-cell>
          <table:table-cell table:number-columns-repeated="2"/>
          <table:table-cell table:formula="of:=IF([.P77]&lt;&gt;&quot;&quot;;CONCATENATE(&quot;'&quot;;[.P77]; &quot;'&quot;); &quot;&quot;)">
            <text:p/>
          </table:table-cell>
          <table:table-cell/>
          <table:table-cell table:style-name="ce4" table:formula="of:=IF([.R77]&lt;&gt;&quot;&quot;;CONCATENATE(&quot;'&quot;;[.R77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77]&lt;&gt;&quot;&quot;;CONCATENATE(&quot;{&quot;;&quot; &quot;;[.$B$2];&quot;: &quot;; [.C77]; &quot;, &quot;;[.$D$2];&quot;: &quot;; [.E77]; &quot;, &quot;;[.$F$2];&quot;: &quot;; [.G77]; &quot;, &quot;;[.$I$2];&quot;: &quot;; [.J77]; &quot;, &quot;;[.$K$2];&quot;: &quot;; [.L77]; &quot;, &quot;; IF([.M77]&lt;&gt;&quot;&quot;;[.N77];&quot;&quot;); IF([.O77]&lt;&gt;&quot;&quot;;[.V77];&quot;&quot;); [.$U$2];&quot;: &quot;; [.U77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78]&lt;&gt;&quot;&quot;;CONCATENATE(&quot;'&quot;;[.B78]; &quot;'&quot;); &quot;&quot;)">
            <text:p/>
          </table:table-cell>
          <table:table-cell/>
          <table:table-cell table:formula="of:=IF([.D78]&lt;&gt;&quot;&quot;;CONCATENATE(&quot;'&quot;;[.D78]; &quot;'&quot;); &quot;&quot;)">
            <text:p/>
          </table:table-cell>
          <table:table-cell/>
          <table:table-cell table:style-name="ce4" table:formula="of:=IF([.F78]&lt;&gt;&quot;&quot;;CONCATENATE(&quot;'&quot;;[.F78]; &quot;'&quot;); &quot;&quot;)">
            <text:p/>
          </table:table-cell>
          <table:table-cell/>
          <table:table-cell/>
          <table:table-cell table:formula="of:=IF([.I78]&lt;&gt;&quot;&quot;;CONCATENATE(&quot;'&quot;;[.I78];&quot;'&quot;); &quot;&quot;)">
            <text:p/>
          </table:table-cell>
          <table:table-cell/>
          <table:table-cell table:formula="of:=IF([.K78]&lt;&gt;&quot;&quot;;CONCATENATE(&quot;'&quot;;[.K78];&quot;'&quot;); &quot;&quot;)">
            <text:p/>
          </table:table-cell>
          <table:table-cell/>
          <table:table-cell table:formula="of:=IF([.M78]&lt;&gt;&quot;&quot;;CONCATENATE([.$M$2]; &quot;: &quot;; [.M78]; &quot;, &quot;); &quot;&quot;)">
            <text:p/>
          </table:table-cell>
          <table:table-cell table:number-columns-repeated="2"/>
          <table:table-cell table:formula="of:=IF([.P78]&lt;&gt;&quot;&quot;;CONCATENATE(&quot;'&quot;;[.P78]; &quot;'&quot;); &quot;&quot;)">
            <text:p/>
          </table:table-cell>
          <table:table-cell/>
          <table:table-cell table:style-name="ce4" table:formula="of:=IF([.R78]&lt;&gt;&quot;&quot;;CONCATENATE(&quot;'&quot;;[.R78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78]&lt;&gt;&quot;&quot;;CONCATENATE(&quot;{&quot;;&quot; &quot;;[.$B$2];&quot;: &quot;; [.C78]; &quot;, &quot;;[.$D$2];&quot;: &quot;; [.E78]; &quot;, &quot;;[.$F$2];&quot;: &quot;; [.G78]; &quot;, &quot;;[.$I$2];&quot;: &quot;; [.J78]; &quot;, &quot;;[.$K$2];&quot;: &quot;; [.L78]; &quot;, &quot;; IF([.M78]&lt;&gt;&quot;&quot;;[.N78];&quot;&quot;); IF([.O78]&lt;&gt;&quot;&quot;;[.V78];&quot;&quot;); [.$U$2];&quot;: &quot;; [.U78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79]&lt;&gt;&quot;&quot;;CONCATENATE(&quot;'&quot;;[.B79]; &quot;'&quot;); &quot;&quot;)">
            <text:p/>
          </table:table-cell>
          <table:table-cell/>
          <table:table-cell table:formula="of:=IF([.D79]&lt;&gt;&quot;&quot;;CONCATENATE(&quot;'&quot;;[.D79]; &quot;'&quot;); &quot;&quot;)">
            <text:p/>
          </table:table-cell>
          <table:table-cell/>
          <table:table-cell table:style-name="ce4" table:formula="of:=IF([.F79]&lt;&gt;&quot;&quot;;CONCATENATE(&quot;'&quot;;[.F79]; &quot;'&quot;); &quot;&quot;)">
            <text:p/>
          </table:table-cell>
          <table:table-cell/>
          <table:table-cell/>
          <table:table-cell table:formula="of:=IF([.I79]&lt;&gt;&quot;&quot;;CONCATENATE(&quot;'&quot;;[.I79];&quot;'&quot;); &quot;&quot;)">
            <text:p/>
          </table:table-cell>
          <table:table-cell/>
          <table:table-cell table:formula="of:=IF([.K79]&lt;&gt;&quot;&quot;;CONCATENATE(&quot;'&quot;;[.K79];&quot;'&quot;); &quot;&quot;)">
            <text:p/>
          </table:table-cell>
          <table:table-cell/>
          <table:table-cell table:formula="of:=IF([.M79]&lt;&gt;&quot;&quot;;CONCATENATE([.$M$2]; &quot;: &quot;; [.M79]; &quot;, &quot;); &quot;&quot;)">
            <text:p/>
          </table:table-cell>
          <table:table-cell table:number-columns-repeated="2"/>
          <table:table-cell table:formula="of:=IF([.P79]&lt;&gt;&quot;&quot;;CONCATENATE(&quot;'&quot;;[.P79]; &quot;'&quot;); &quot;&quot;)">
            <text:p/>
          </table:table-cell>
          <table:table-cell/>
          <table:table-cell table:style-name="ce4" table:formula="of:=IF([.R79]&lt;&gt;&quot;&quot;;CONCATENATE(&quot;'&quot;;[.R79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79]&lt;&gt;&quot;&quot;;CONCATENATE(&quot;{&quot;;&quot; &quot;;[.$B$2];&quot;: &quot;; [.C79]; &quot;, &quot;;[.$D$2];&quot;: &quot;; [.E79]; &quot;, &quot;;[.$F$2];&quot;: &quot;; [.G79]; &quot;, &quot;;[.$I$2];&quot;: &quot;; [.J79]; &quot;, &quot;;[.$K$2];&quot;: &quot;; [.L79]; &quot;, &quot;; IF([.M79]&lt;&gt;&quot;&quot;;[.N79];&quot;&quot;); IF([.O79]&lt;&gt;&quot;&quot;;[.V79];&quot;&quot;); [.$U$2];&quot;: &quot;; [.U79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80]&lt;&gt;&quot;&quot;;CONCATENATE(&quot;'&quot;;[.B80]; &quot;'&quot;); &quot;&quot;)">
            <text:p/>
          </table:table-cell>
          <table:table-cell/>
          <table:table-cell table:formula="of:=IF([.D80]&lt;&gt;&quot;&quot;;CONCATENATE(&quot;'&quot;;[.D80]; &quot;'&quot;); &quot;&quot;)">
            <text:p/>
          </table:table-cell>
          <table:table-cell/>
          <table:table-cell table:style-name="ce4" table:formula="of:=IF([.F80]&lt;&gt;&quot;&quot;;CONCATENATE(&quot;'&quot;;[.F80]; &quot;'&quot;); &quot;&quot;)">
            <text:p/>
          </table:table-cell>
          <table:table-cell/>
          <table:table-cell/>
          <table:table-cell table:formula="of:=IF([.I80]&lt;&gt;&quot;&quot;;CONCATENATE(&quot;'&quot;;[.I80];&quot;'&quot;); &quot;&quot;)">
            <text:p/>
          </table:table-cell>
          <table:table-cell/>
          <table:table-cell table:formula="of:=IF([.K80]&lt;&gt;&quot;&quot;;CONCATENATE(&quot;'&quot;;[.K80];&quot;'&quot;); &quot;&quot;)">
            <text:p/>
          </table:table-cell>
          <table:table-cell/>
          <table:table-cell table:formula="of:=IF([.M80]&lt;&gt;&quot;&quot;;CONCATENATE([.$M$2]; &quot;: &quot;; [.M80]; &quot;, &quot;); &quot;&quot;)">
            <text:p/>
          </table:table-cell>
          <table:table-cell table:number-columns-repeated="2"/>
          <table:table-cell table:formula="of:=IF([.P80]&lt;&gt;&quot;&quot;;CONCATENATE(&quot;'&quot;;[.P80]; &quot;'&quot;); &quot;&quot;)">
            <text:p/>
          </table:table-cell>
          <table:table-cell/>
          <table:table-cell table:style-name="ce4" table:formula="of:=IF([.R80]&lt;&gt;&quot;&quot;;CONCATENATE(&quot;'&quot;;[.R80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80]&lt;&gt;&quot;&quot;;CONCATENATE(&quot;{&quot;;&quot; &quot;;[.$B$2];&quot;: &quot;; [.C80]; &quot;, &quot;;[.$D$2];&quot;: &quot;; [.E80]; &quot;, &quot;;[.$F$2];&quot;: &quot;; [.G80]; &quot;, &quot;;[.$I$2];&quot;: &quot;; [.J80]; &quot;, &quot;;[.$K$2];&quot;: &quot;; [.L80]; &quot;, &quot;; IF([.M80]&lt;&gt;&quot;&quot;;[.N80];&quot;&quot;); IF([.O80]&lt;&gt;&quot;&quot;;[.V80];&quot;&quot;); [.$U$2];&quot;: &quot;; [.U80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81]&lt;&gt;&quot;&quot;;CONCATENATE(&quot;'&quot;;[.B81]; &quot;'&quot;); &quot;&quot;)">
            <text:p/>
          </table:table-cell>
          <table:table-cell/>
          <table:table-cell table:formula="of:=IF([.D81]&lt;&gt;&quot;&quot;;CONCATENATE(&quot;'&quot;;[.D81]; &quot;'&quot;); &quot;&quot;)">
            <text:p/>
          </table:table-cell>
          <table:table-cell/>
          <table:table-cell table:style-name="ce4" table:formula="of:=IF([.F81]&lt;&gt;&quot;&quot;;CONCATENATE(&quot;'&quot;;[.F81]; &quot;'&quot;); &quot;&quot;)">
            <text:p/>
          </table:table-cell>
          <table:table-cell/>
          <table:table-cell/>
          <table:table-cell table:formula="of:=IF([.I81]&lt;&gt;&quot;&quot;;CONCATENATE(&quot;'&quot;;[.I81];&quot;'&quot;); &quot;&quot;)">
            <text:p/>
          </table:table-cell>
          <table:table-cell/>
          <table:table-cell table:formula="of:=IF([.K81]&lt;&gt;&quot;&quot;;CONCATENATE(&quot;'&quot;;[.K81];&quot;'&quot;); &quot;&quot;)">
            <text:p/>
          </table:table-cell>
          <table:table-cell/>
          <table:table-cell table:formula="of:=IF([.M81]&lt;&gt;&quot;&quot;;CONCATENATE([.$M$2]; &quot;: &quot;; [.M81]; &quot;, &quot;); &quot;&quot;)">
            <text:p/>
          </table:table-cell>
          <table:table-cell table:number-columns-repeated="2"/>
          <table:table-cell table:formula="of:=IF([.P81]&lt;&gt;&quot;&quot;;CONCATENATE(&quot;'&quot;;[.P81]; &quot;'&quot;); &quot;&quot;)">
            <text:p/>
          </table:table-cell>
          <table:table-cell/>
          <table:table-cell table:style-name="ce4" table:formula="of:=IF([.R81]&lt;&gt;&quot;&quot;;CONCATENATE(&quot;'&quot;;[.R81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81]&lt;&gt;&quot;&quot;;CONCATENATE(&quot;{&quot;;&quot; &quot;;[.$B$2];&quot;: &quot;; [.C81]; &quot;, &quot;;[.$D$2];&quot;: &quot;; [.E81]; &quot;, &quot;;[.$F$2];&quot;: &quot;; [.G81]; &quot;, &quot;;[.$I$2];&quot;: &quot;; [.J81]; &quot;, &quot;;[.$K$2];&quot;: &quot;; [.L81]; &quot;, &quot;; IF([.M81]&lt;&gt;&quot;&quot;;[.N81];&quot;&quot;); IF([.O81]&lt;&gt;&quot;&quot;;[.V81];&quot;&quot;); [.$U$2];&quot;: &quot;; [.U81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82]&lt;&gt;&quot;&quot;;CONCATENATE(&quot;'&quot;;[.B82]; &quot;'&quot;); &quot;&quot;)">
            <text:p/>
          </table:table-cell>
          <table:table-cell/>
          <table:table-cell table:formula="of:=IF([.D82]&lt;&gt;&quot;&quot;;CONCATENATE(&quot;'&quot;;[.D82]; &quot;'&quot;); &quot;&quot;)">
            <text:p/>
          </table:table-cell>
          <table:table-cell/>
          <table:table-cell table:style-name="ce4" table:formula="of:=IF([.F82]&lt;&gt;&quot;&quot;;CONCATENATE(&quot;'&quot;;[.F82]; &quot;'&quot;); &quot;&quot;)">
            <text:p/>
          </table:table-cell>
          <table:table-cell/>
          <table:table-cell/>
          <table:table-cell table:formula="of:=IF([.I82]&lt;&gt;&quot;&quot;;CONCATENATE(&quot;'&quot;;[.I82];&quot;'&quot;); &quot;&quot;)">
            <text:p/>
          </table:table-cell>
          <table:table-cell/>
          <table:table-cell table:formula="of:=IF([.K82]&lt;&gt;&quot;&quot;;CONCATENATE(&quot;'&quot;;[.K82];&quot;'&quot;); &quot;&quot;)">
            <text:p/>
          </table:table-cell>
          <table:table-cell/>
          <table:table-cell table:formula="of:=IF([.M82]&lt;&gt;&quot;&quot;;CONCATENATE([.$M$2]; &quot;: &quot;; [.M82]; &quot;, &quot;); &quot;&quot;)">
            <text:p/>
          </table:table-cell>
          <table:table-cell table:number-columns-repeated="2"/>
          <table:table-cell table:formula="of:=IF([.P82]&lt;&gt;&quot;&quot;;CONCATENATE(&quot;'&quot;;[.P82]; &quot;'&quot;); &quot;&quot;)">
            <text:p/>
          </table:table-cell>
          <table:table-cell/>
          <table:table-cell table:style-name="ce4" table:formula="of:=IF([.R82]&lt;&gt;&quot;&quot;;CONCATENATE(&quot;'&quot;;[.R82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82]&lt;&gt;&quot;&quot;;CONCATENATE(&quot;{&quot;;&quot; &quot;;[.$B$2];&quot;: &quot;; [.C82]; &quot;, &quot;;[.$D$2];&quot;: &quot;; [.E82]; &quot;, &quot;;[.$F$2];&quot;: &quot;; [.G82]; &quot;, &quot;;[.$I$2];&quot;: &quot;; [.J82]; &quot;, &quot;;[.$K$2];&quot;: &quot;; [.L82]; &quot;, &quot;; IF([.M82]&lt;&gt;&quot;&quot;;[.N82];&quot;&quot;); IF([.O82]&lt;&gt;&quot;&quot;;[.V82];&quot;&quot;); [.$U$2];&quot;: &quot;; [.U82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83]&lt;&gt;&quot;&quot;;CONCATENATE(&quot;'&quot;;[.B83]; &quot;'&quot;); &quot;&quot;)">
            <text:p/>
          </table:table-cell>
          <table:table-cell/>
          <table:table-cell table:formula="of:=IF([.D83]&lt;&gt;&quot;&quot;;CONCATENATE(&quot;'&quot;;[.D83]; &quot;'&quot;); &quot;&quot;)">
            <text:p/>
          </table:table-cell>
          <table:table-cell/>
          <table:table-cell table:style-name="ce4" table:formula="of:=IF([.F83]&lt;&gt;&quot;&quot;;CONCATENATE(&quot;'&quot;;[.F83]; &quot;'&quot;); &quot;&quot;)">
            <text:p/>
          </table:table-cell>
          <table:table-cell/>
          <table:table-cell/>
          <table:table-cell table:formula="of:=IF([.I83]&lt;&gt;&quot;&quot;;CONCATENATE(&quot;'&quot;;[.I83];&quot;'&quot;); &quot;&quot;)">
            <text:p/>
          </table:table-cell>
          <table:table-cell/>
          <table:table-cell table:formula="of:=IF([.K83]&lt;&gt;&quot;&quot;;CONCATENATE(&quot;'&quot;;[.K83];&quot;'&quot;); &quot;&quot;)">
            <text:p/>
          </table:table-cell>
          <table:table-cell/>
          <table:table-cell table:formula="of:=IF([.M83]&lt;&gt;&quot;&quot;;CONCATENATE([.$M$2]; &quot;: &quot;; [.M83]; &quot;, &quot;); &quot;&quot;)">
            <text:p/>
          </table:table-cell>
          <table:table-cell table:number-columns-repeated="2"/>
          <table:table-cell table:formula="of:=IF([.P83]&lt;&gt;&quot;&quot;;CONCATENATE(&quot;'&quot;;[.P83]; &quot;'&quot;); &quot;&quot;)">
            <text:p/>
          </table:table-cell>
          <table:table-cell/>
          <table:table-cell table:style-name="ce4" table:formula="of:=IF([.R83]&lt;&gt;&quot;&quot;;CONCATENATE(&quot;'&quot;;[.R83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83]&lt;&gt;&quot;&quot;;CONCATENATE(&quot;{&quot;;&quot; &quot;;[.$B$2];&quot;: &quot;; [.C83]; &quot;, &quot;;[.$D$2];&quot;: &quot;; [.E83]; &quot;, &quot;;[.$F$2];&quot;: &quot;; [.G83]; &quot;, &quot;;[.$I$2];&quot;: &quot;; [.J83]; &quot;, &quot;;[.$K$2];&quot;: &quot;; [.L83]; &quot;, &quot;; IF([.M83]&lt;&gt;&quot;&quot;;[.N83];&quot;&quot;); IF([.O83]&lt;&gt;&quot;&quot;;[.V83];&quot;&quot;); [.$U$2];&quot;: &quot;; [.U83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84]&lt;&gt;&quot;&quot;;CONCATENATE(&quot;'&quot;;[.B84]; &quot;'&quot;); &quot;&quot;)">
            <text:p/>
          </table:table-cell>
          <table:table-cell/>
          <table:table-cell table:formula="of:=IF([.D84]&lt;&gt;&quot;&quot;;CONCATENATE(&quot;'&quot;;[.D84]; &quot;'&quot;); &quot;&quot;)">
            <text:p/>
          </table:table-cell>
          <table:table-cell/>
          <table:table-cell table:style-name="ce4" table:formula="of:=IF([.F84]&lt;&gt;&quot;&quot;;CONCATENATE(&quot;'&quot;;[.F84]; &quot;'&quot;); &quot;&quot;)">
            <text:p/>
          </table:table-cell>
          <table:table-cell/>
          <table:table-cell/>
          <table:table-cell table:formula="of:=IF([.I84]&lt;&gt;&quot;&quot;;CONCATENATE(&quot;'&quot;;[.I84];&quot;'&quot;); &quot;&quot;)">
            <text:p/>
          </table:table-cell>
          <table:table-cell/>
          <table:table-cell table:formula="of:=IF([.K84]&lt;&gt;&quot;&quot;;CONCATENATE(&quot;'&quot;;[.K84];&quot;'&quot;); &quot;&quot;)">
            <text:p/>
          </table:table-cell>
          <table:table-cell/>
          <table:table-cell table:formula="of:=IF([.M84]&lt;&gt;&quot;&quot;;CONCATENATE([.$M$2]; &quot;: &quot;; [.M84]; &quot;, &quot;); &quot;&quot;)">
            <text:p/>
          </table:table-cell>
          <table:table-cell table:number-columns-repeated="2"/>
          <table:table-cell table:formula="of:=IF([.P84]&lt;&gt;&quot;&quot;;CONCATENATE(&quot;'&quot;;[.P84]; &quot;'&quot;); &quot;&quot;)">
            <text:p/>
          </table:table-cell>
          <table:table-cell/>
          <table:table-cell table:style-name="ce4" table:formula="of:=IF([.R84]&lt;&gt;&quot;&quot;;CONCATENATE(&quot;'&quot;;[.R84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84]&lt;&gt;&quot;&quot;;CONCATENATE(&quot;{&quot;;&quot; &quot;;[.$B$2];&quot;: &quot;; [.C84]; &quot;, &quot;;[.$D$2];&quot;: &quot;; [.E84]; &quot;, &quot;;[.$F$2];&quot;: &quot;; [.G84]; &quot;, &quot;;[.$I$2];&quot;: &quot;; [.J84]; &quot;, &quot;;[.$K$2];&quot;: &quot;; [.L84]; &quot;, &quot;; IF([.M84]&lt;&gt;&quot;&quot;;[.N84];&quot;&quot;); IF([.O84]&lt;&gt;&quot;&quot;;[.V84];&quot;&quot;); [.$U$2];&quot;: &quot;; [.U84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85]&lt;&gt;&quot;&quot;;CONCATENATE(&quot;'&quot;;[.B85]; &quot;'&quot;); &quot;&quot;)">
            <text:p/>
          </table:table-cell>
          <table:table-cell/>
          <table:table-cell table:formula="of:=IF([.D85]&lt;&gt;&quot;&quot;;CONCATENATE(&quot;'&quot;;[.D85]; &quot;'&quot;); &quot;&quot;)">
            <text:p/>
          </table:table-cell>
          <table:table-cell/>
          <table:table-cell table:style-name="ce4" table:formula="of:=IF([.F85]&lt;&gt;&quot;&quot;;CONCATENATE(&quot;'&quot;;[.F85]; &quot;'&quot;); &quot;&quot;)">
            <text:p/>
          </table:table-cell>
          <table:table-cell/>
          <table:table-cell/>
          <table:table-cell table:formula="of:=IF([.I85]&lt;&gt;&quot;&quot;;CONCATENATE(&quot;'&quot;;[.I85];&quot;'&quot;); &quot;&quot;)">
            <text:p/>
          </table:table-cell>
          <table:table-cell/>
          <table:table-cell table:formula="of:=IF([.K85]&lt;&gt;&quot;&quot;;CONCATENATE(&quot;'&quot;;[.K85];&quot;'&quot;); &quot;&quot;)">
            <text:p/>
          </table:table-cell>
          <table:table-cell/>
          <table:table-cell table:formula="of:=IF([.M85]&lt;&gt;&quot;&quot;;CONCATENATE([.$M$2]; &quot;: &quot;; [.M85]; &quot;, &quot;); &quot;&quot;)">
            <text:p/>
          </table:table-cell>
          <table:table-cell table:number-columns-repeated="2"/>
          <table:table-cell table:formula="of:=IF([.P85]&lt;&gt;&quot;&quot;;CONCATENATE(&quot;'&quot;;[.P85]; &quot;'&quot;); &quot;&quot;)">
            <text:p/>
          </table:table-cell>
          <table:table-cell/>
          <table:table-cell table:style-name="ce4" table:formula="of:=IF([.R85]&lt;&gt;&quot;&quot;;CONCATENATE(&quot;'&quot;;[.R85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85]&lt;&gt;&quot;&quot;;CONCATENATE(&quot;{&quot;;&quot; &quot;;[.$B$2];&quot;: &quot;; [.C85]; &quot;, &quot;;[.$D$2];&quot;: &quot;; [.E85]; &quot;, &quot;;[.$F$2];&quot;: &quot;; [.G85]; &quot;, &quot;;[.$I$2];&quot;: &quot;; [.J85]; &quot;, &quot;;[.$K$2];&quot;: &quot;; [.L85]; &quot;, &quot;; IF([.M85]&lt;&gt;&quot;&quot;;[.N85];&quot;&quot;); IF([.O85]&lt;&gt;&quot;&quot;;[.V85];&quot;&quot;); [.$U$2];&quot;: &quot;; [.U85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86]&lt;&gt;&quot;&quot;;CONCATENATE(&quot;'&quot;;[.B86]; &quot;'&quot;); &quot;&quot;)">
            <text:p/>
          </table:table-cell>
          <table:table-cell/>
          <table:table-cell table:formula="of:=IF([.D86]&lt;&gt;&quot;&quot;;CONCATENATE(&quot;'&quot;;[.D86]; &quot;'&quot;); &quot;&quot;)">
            <text:p/>
          </table:table-cell>
          <table:table-cell/>
          <table:table-cell table:style-name="ce4" table:formula="of:=IF([.F86]&lt;&gt;&quot;&quot;;CONCATENATE(&quot;'&quot;;[.F86]; &quot;'&quot;); &quot;&quot;)">
            <text:p/>
          </table:table-cell>
          <table:table-cell/>
          <table:table-cell/>
          <table:table-cell table:formula="of:=IF([.I86]&lt;&gt;&quot;&quot;;CONCATENATE(&quot;'&quot;;[.I86];&quot;'&quot;); &quot;&quot;)">
            <text:p/>
          </table:table-cell>
          <table:table-cell/>
          <table:table-cell table:formula="of:=IF([.K86]&lt;&gt;&quot;&quot;;CONCATENATE(&quot;'&quot;;[.K86];&quot;'&quot;); &quot;&quot;)">
            <text:p/>
          </table:table-cell>
          <table:table-cell/>
          <table:table-cell table:formula="of:=IF([.M86]&lt;&gt;&quot;&quot;;CONCATENATE([.$M$2]; &quot;: &quot;; [.M86]; &quot;, &quot;); &quot;&quot;)">
            <text:p/>
          </table:table-cell>
          <table:table-cell table:number-columns-repeated="2"/>
          <table:table-cell table:formula="of:=IF([.P86]&lt;&gt;&quot;&quot;;CONCATENATE(&quot;'&quot;;[.P86]; &quot;'&quot;); &quot;&quot;)">
            <text:p/>
          </table:table-cell>
          <table:table-cell/>
          <table:table-cell table:style-name="ce4" table:formula="of:=IF([.R86]&lt;&gt;&quot;&quot;;CONCATENATE(&quot;'&quot;;[.R86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86]&lt;&gt;&quot;&quot;;CONCATENATE(&quot;{&quot;;&quot; &quot;;[.$B$2];&quot;: &quot;; [.C86]; &quot;, &quot;;[.$D$2];&quot;: &quot;; [.E86]; &quot;, &quot;;[.$F$2];&quot;: &quot;; [.G86]; &quot;, &quot;;[.$I$2];&quot;: &quot;; [.J86]; &quot;, &quot;;[.$K$2];&quot;: &quot;; [.L86]; &quot;, &quot;; IF([.M86]&lt;&gt;&quot;&quot;;[.N86];&quot;&quot;); IF([.O86]&lt;&gt;&quot;&quot;;[.V86];&quot;&quot;); [.$U$2];&quot;: &quot;; [.U86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87]&lt;&gt;&quot;&quot;;CONCATENATE(&quot;'&quot;;[.B87]; &quot;'&quot;); &quot;&quot;)">
            <text:p/>
          </table:table-cell>
          <table:table-cell/>
          <table:table-cell table:formula="of:=IF([.D87]&lt;&gt;&quot;&quot;;CONCATENATE(&quot;'&quot;;[.D87]; &quot;'&quot;); &quot;&quot;)">
            <text:p/>
          </table:table-cell>
          <table:table-cell/>
          <table:table-cell table:style-name="ce4" table:formula="of:=IF([.F87]&lt;&gt;&quot;&quot;;CONCATENATE(&quot;'&quot;;[.F87]; &quot;'&quot;); &quot;&quot;)">
            <text:p/>
          </table:table-cell>
          <table:table-cell/>
          <table:table-cell/>
          <table:table-cell table:formula="of:=IF([.I87]&lt;&gt;&quot;&quot;;CONCATENATE(&quot;'&quot;;[.I87];&quot;'&quot;); &quot;&quot;)">
            <text:p/>
          </table:table-cell>
          <table:table-cell/>
          <table:table-cell table:formula="of:=IF([.K87]&lt;&gt;&quot;&quot;;CONCATENATE(&quot;'&quot;;[.K87];&quot;'&quot;); &quot;&quot;)">
            <text:p/>
          </table:table-cell>
          <table:table-cell/>
          <table:table-cell table:formula="of:=IF([.M87]&lt;&gt;&quot;&quot;;CONCATENATE([.$M$2]; &quot;: &quot;; [.M87]; &quot;, &quot;); &quot;&quot;)">
            <text:p/>
          </table:table-cell>
          <table:table-cell table:number-columns-repeated="2"/>
          <table:table-cell table:formula="of:=IF([.P87]&lt;&gt;&quot;&quot;;CONCATENATE(&quot;'&quot;;[.P87]; &quot;'&quot;); &quot;&quot;)">
            <text:p/>
          </table:table-cell>
          <table:table-cell/>
          <table:table-cell table:style-name="ce4" table:formula="of:=IF([.R87]&lt;&gt;&quot;&quot;;CONCATENATE(&quot;'&quot;;[.R87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87]&lt;&gt;&quot;&quot;;CONCATENATE(&quot;{&quot;;&quot; &quot;;[.$B$2];&quot;: &quot;; [.C87]; &quot;, &quot;;[.$D$2];&quot;: &quot;; [.E87]; &quot;, &quot;;[.$F$2];&quot;: &quot;; [.G87]; &quot;, &quot;;[.$I$2];&quot;: &quot;; [.J87]; &quot;, &quot;;[.$K$2];&quot;: &quot;; [.L87]; &quot;, &quot;; IF([.M87]&lt;&gt;&quot;&quot;;[.N87];&quot;&quot;); IF([.O87]&lt;&gt;&quot;&quot;;[.V87];&quot;&quot;); [.$U$2];&quot;: &quot;; [.U87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88]&lt;&gt;&quot;&quot;;CONCATENATE(&quot;'&quot;;[.B88]; &quot;'&quot;); &quot;&quot;)">
            <text:p/>
          </table:table-cell>
          <table:table-cell/>
          <table:table-cell table:formula="of:=IF([.D88]&lt;&gt;&quot;&quot;;CONCATENATE(&quot;'&quot;;[.D88]; &quot;'&quot;); &quot;&quot;)">
            <text:p/>
          </table:table-cell>
          <table:table-cell/>
          <table:table-cell table:style-name="ce4" table:formula="of:=IF([.F88]&lt;&gt;&quot;&quot;;CONCATENATE(&quot;'&quot;;[.F88]; &quot;'&quot;); &quot;&quot;)">
            <text:p/>
          </table:table-cell>
          <table:table-cell/>
          <table:table-cell/>
          <table:table-cell table:formula="of:=IF([.I88]&lt;&gt;&quot;&quot;;CONCATENATE(&quot;'&quot;;[.I88];&quot;'&quot;); &quot;&quot;)">
            <text:p/>
          </table:table-cell>
          <table:table-cell/>
          <table:table-cell table:formula="of:=IF([.K88]&lt;&gt;&quot;&quot;;CONCATENATE(&quot;'&quot;;[.K88];&quot;'&quot;); &quot;&quot;)">
            <text:p/>
          </table:table-cell>
          <table:table-cell/>
          <table:table-cell table:formula="of:=IF([.M88]&lt;&gt;&quot;&quot;;CONCATENATE([.$M$2]; &quot;: &quot;; [.M88]; &quot;, &quot;); &quot;&quot;)">
            <text:p/>
          </table:table-cell>
          <table:table-cell table:number-columns-repeated="2"/>
          <table:table-cell table:formula="of:=IF([.P88]&lt;&gt;&quot;&quot;;CONCATENATE(&quot;'&quot;;[.P88]; &quot;'&quot;); &quot;&quot;)">
            <text:p/>
          </table:table-cell>
          <table:table-cell/>
          <table:table-cell table:style-name="ce4" table:formula="of:=IF([.R88]&lt;&gt;&quot;&quot;;CONCATENATE(&quot;'&quot;;[.R88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88]&lt;&gt;&quot;&quot;;CONCATENATE(&quot;{&quot;;&quot; &quot;;[.$B$2];&quot;: &quot;; [.C88]; &quot;, &quot;;[.$D$2];&quot;: &quot;; [.E88]; &quot;, &quot;;[.$F$2];&quot;: &quot;; [.G88]; &quot;, &quot;;[.$I$2];&quot;: &quot;; [.J88]; &quot;, &quot;;[.$K$2];&quot;: &quot;; [.L88]; &quot;, &quot;; IF([.M88]&lt;&gt;&quot;&quot;;[.N88];&quot;&quot;); IF([.O88]&lt;&gt;&quot;&quot;;[.V88];&quot;&quot;); [.$U$2];&quot;: &quot;; [.U88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89]&lt;&gt;&quot;&quot;;CONCATENATE(&quot;'&quot;;[.B89]; &quot;'&quot;); &quot;&quot;)">
            <text:p/>
          </table:table-cell>
          <table:table-cell/>
          <table:table-cell table:formula="of:=IF([.D89]&lt;&gt;&quot;&quot;;CONCATENATE(&quot;'&quot;;[.D89]; &quot;'&quot;); &quot;&quot;)">
            <text:p/>
          </table:table-cell>
          <table:table-cell/>
          <table:table-cell table:style-name="ce4" table:formula="of:=IF([.F89]&lt;&gt;&quot;&quot;;CONCATENATE(&quot;'&quot;;[.F89]; &quot;'&quot;); &quot;&quot;)">
            <text:p/>
          </table:table-cell>
          <table:table-cell/>
          <table:table-cell/>
          <table:table-cell table:formula="of:=IF([.I89]&lt;&gt;&quot;&quot;;CONCATENATE(&quot;'&quot;;[.I89];&quot;'&quot;); &quot;&quot;)">
            <text:p/>
          </table:table-cell>
          <table:table-cell/>
          <table:table-cell table:formula="of:=IF([.K89]&lt;&gt;&quot;&quot;;CONCATENATE(&quot;'&quot;;[.K89];&quot;'&quot;); &quot;&quot;)">
            <text:p/>
          </table:table-cell>
          <table:table-cell/>
          <table:table-cell table:formula="of:=IF([.M89]&lt;&gt;&quot;&quot;;CONCATENATE([.$M$2]; &quot;: &quot;; [.M89]; &quot;, &quot;); &quot;&quot;)">
            <text:p/>
          </table:table-cell>
          <table:table-cell table:number-columns-repeated="2"/>
          <table:table-cell table:formula="of:=IF([.P89]&lt;&gt;&quot;&quot;;CONCATENATE(&quot;'&quot;;[.P89]; &quot;'&quot;); &quot;&quot;)">
            <text:p/>
          </table:table-cell>
          <table:table-cell/>
          <table:table-cell table:style-name="ce4" table:formula="of:=IF([.R89]&lt;&gt;&quot;&quot;;CONCATENATE(&quot;'&quot;;[.R89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89]&lt;&gt;&quot;&quot;;CONCATENATE(&quot;{&quot;;&quot; &quot;;[.$B$2];&quot;: &quot;; [.C89]; &quot;, &quot;;[.$D$2];&quot;: &quot;; [.E89]; &quot;, &quot;;[.$F$2];&quot;: &quot;; [.G89]; &quot;, &quot;;[.$I$2];&quot;: &quot;; [.J89]; &quot;, &quot;;[.$K$2];&quot;: &quot;; [.L89]; &quot;, &quot;; IF([.M89]&lt;&gt;&quot;&quot;;[.N89];&quot;&quot;); IF([.O89]&lt;&gt;&quot;&quot;;[.V89];&quot;&quot;); [.$U$2];&quot;: &quot;; [.U89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90]&lt;&gt;&quot;&quot;;CONCATENATE(&quot;'&quot;;[.B90]; &quot;'&quot;); &quot;&quot;)">
            <text:p/>
          </table:table-cell>
          <table:table-cell/>
          <table:table-cell table:formula="of:=IF([.D90]&lt;&gt;&quot;&quot;;CONCATENATE(&quot;'&quot;;[.D90]; &quot;'&quot;); &quot;&quot;)">
            <text:p/>
          </table:table-cell>
          <table:table-cell/>
          <table:table-cell table:style-name="ce4" table:formula="of:=IF([.F90]&lt;&gt;&quot;&quot;;CONCATENATE(&quot;'&quot;;[.F90]; &quot;'&quot;); &quot;&quot;)">
            <text:p/>
          </table:table-cell>
          <table:table-cell/>
          <table:table-cell/>
          <table:table-cell table:formula="of:=IF([.I90]&lt;&gt;&quot;&quot;;CONCATENATE(&quot;'&quot;;[.I90];&quot;'&quot;); &quot;&quot;)">
            <text:p/>
          </table:table-cell>
          <table:table-cell/>
          <table:table-cell table:formula="of:=IF([.K90]&lt;&gt;&quot;&quot;;CONCATENATE(&quot;'&quot;;[.K90];&quot;'&quot;); &quot;&quot;)">
            <text:p/>
          </table:table-cell>
          <table:table-cell/>
          <table:table-cell table:formula="of:=IF([.M90]&lt;&gt;&quot;&quot;;CONCATENATE([.$M$2]; &quot;: &quot;; [.M90]; &quot;, &quot;); &quot;&quot;)">
            <text:p/>
          </table:table-cell>
          <table:table-cell table:number-columns-repeated="2"/>
          <table:table-cell table:formula="of:=IF([.P90]&lt;&gt;&quot;&quot;;CONCATENATE(&quot;'&quot;;[.P90]; &quot;'&quot;); &quot;&quot;)">
            <text:p/>
          </table:table-cell>
          <table:table-cell/>
          <table:table-cell table:style-name="ce4" table:formula="of:=IF([.R90]&lt;&gt;&quot;&quot;;CONCATENATE(&quot;'&quot;;[.R90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90]&lt;&gt;&quot;&quot;;CONCATENATE(&quot;{&quot;;&quot; &quot;;[.$B$2];&quot;: &quot;; [.C90]; &quot;, &quot;;[.$D$2];&quot;: &quot;; [.E90]; &quot;, &quot;;[.$F$2];&quot;: &quot;; [.G90]; &quot;, &quot;;[.$I$2];&quot;: &quot;; [.J90]; &quot;, &quot;;[.$K$2];&quot;: &quot;; [.L90]; &quot;, &quot;; IF([.M90]&lt;&gt;&quot;&quot;;[.N90];&quot;&quot;); IF([.O90]&lt;&gt;&quot;&quot;;[.V90];&quot;&quot;); [.$U$2];&quot;: &quot;; [.U90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91]&lt;&gt;&quot;&quot;;CONCATENATE(&quot;'&quot;;[.B91]; &quot;'&quot;); &quot;&quot;)">
            <text:p/>
          </table:table-cell>
          <table:table-cell/>
          <table:table-cell table:formula="of:=IF([.D91]&lt;&gt;&quot;&quot;;CONCATENATE(&quot;'&quot;;[.D91]; &quot;'&quot;); &quot;&quot;)">
            <text:p/>
          </table:table-cell>
          <table:table-cell/>
          <table:table-cell table:style-name="ce4" table:formula="of:=IF([.F91]&lt;&gt;&quot;&quot;;CONCATENATE(&quot;'&quot;;[.F91]; &quot;'&quot;); &quot;&quot;)">
            <text:p/>
          </table:table-cell>
          <table:table-cell/>
          <table:table-cell/>
          <table:table-cell table:formula="of:=IF([.I91]&lt;&gt;&quot;&quot;;CONCATENATE(&quot;'&quot;;[.I91];&quot;'&quot;); &quot;&quot;)">
            <text:p/>
          </table:table-cell>
          <table:table-cell/>
          <table:table-cell table:formula="of:=IF([.K91]&lt;&gt;&quot;&quot;;CONCATENATE(&quot;'&quot;;[.K91];&quot;'&quot;); &quot;&quot;)">
            <text:p/>
          </table:table-cell>
          <table:table-cell/>
          <table:table-cell table:formula="of:=IF([.M91]&lt;&gt;&quot;&quot;;CONCATENATE([.$M$2]; &quot;: &quot;; [.M91]; &quot;, &quot;); &quot;&quot;)">
            <text:p/>
          </table:table-cell>
          <table:table-cell table:number-columns-repeated="2"/>
          <table:table-cell table:formula="of:=IF([.P91]&lt;&gt;&quot;&quot;;CONCATENATE(&quot;'&quot;;[.P91]; &quot;'&quot;); &quot;&quot;)">
            <text:p/>
          </table:table-cell>
          <table:table-cell/>
          <table:table-cell table:style-name="ce4" table:formula="of:=IF([.R91]&lt;&gt;&quot;&quot;;CONCATENATE(&quot;'&quot;;[.R91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91]&lt;&gt;&quot;&quot;;CONCATENATE(&quot;{&quot;;&quot; &quot;;[.$B$2];&quot;: &quot;; [.C91]; &quot;, &quot;;[.$D$2];&quot;: &quot;; [.E91]; &quot;, &quot;;[.$F$2];&quot;: &quot;; [.G91]; &quot;, &quot;;[.$I$2];&quot;: &quot;; [.J91]; &quot;, &quot;;[.$K$2];&quot;: &quot;; [.L91]; &quot;, &quot;; IF([.M91]&lt;&gt;&quot;&quot;;[.N91];&quot;&quot;); IF([.O91]&lt;&gt;&quot;&quot;;[.V91];&quot;&quot;); [.$U$2];&quot;: &quot;; [.U91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92]&lt;&gt;&quot;&quot;;CONCATENATE(&quot;'&quot;;[.B92]; &quot;'&quot;); &quot;&quot;)">
            <text:p/>
          </table:table-cell>
          <table:table-cell/>
          <table:table-cell table:formula="of:=IF([.D92]&lt;&gt;&quot;&quot;;CONCATENATE(&quot;'&quot;;[.D92]; &quot;'&quot;); &quot;&quot;)">
            <text:p/>
          </table:table-cell>
          <table:table-cell/>
          <table:table-cell table:style-name="ce4" table:formula="of:=IF([.F92]&lt;&gt;&quot;&quot;;CONCATENATE(&quot;'&quot;;[.F92]; &quot;'&quot;); &quot;&quot;)">
            <text:p/>
          </table:table-cell>
          <table:table-cell/>
          <table:table-cell/>
          <table:table-cell table:formula="of:=IF([.I92]&lt;&gt;&quot;&quot;;CONCATENATE(&quot;'&quot;;[.I92];&quot;'&quot;); &quot;&quot;)">
            <text:p/>
          </table:table-cell>
          <table:table-cell/>
          <table:table-cell table:formula="of:=IF([.K92]&lt;&gt;&quot;&quot;;CONCATENATE(&quot;'&quot;;[.K92];&quot;'&quot;); &quot;&quot;)">
            <text:p/>
          </table:table-cell>
          <table:table-cell/>
          <table:table-cell table:formula="of:=IF([.M92]&lt;&gt;&quot;&quot;;CONCATENATE([.$M$2]; &quot;: &quot;; [.M92]; &quot;, &quot;); &quot;&quot;)">
            <text:p/>
          </table:table-cell>
          <table:table-cell table:number-columns-repeated="2"/>
          <table:table-cell table:formula="of:=IF([.P92]&lt;&gt;&quot;&quot;;CONCATENATE(&quot;'&quot;;[.P92]; &quot;'&quot;); &quot;&quot;)">
            <text:p/>
          </table:table-cell>
          <table:table-cell/>
          <table:table-cell table:style-name="ce4" table:formula="of:=IF([.R92]&lt;&gt;&quot;&quot;;CONCATENATE(&quot;'&quot;;[.R92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92]&lt;&gt;&quot;&quot;;CONCATENATE(&quot;{&quot;;&quot; &quot;;[.$B$2];&quot;: &quot;; [.C92]; &quot;, &quot;;[.$D$2];&quot;: &quot;; [.E92]; &quot;, &quot;;[.$F$2];&quot;: &quot;; [.G92]; &quot;, &quot;;[.$I$2];&quot;: &quot;; [.J92]; &quot;, &quot;;[.$K$2];&quot;: &quot;; [.L92]; &quot;, &quot;; IF([.M92]&lt;&gt;&quot;&quot;;[.N92];&quot;&quot;); IF([.O92]&lt;&gt;&quot;&quot;;[.V92];&quot;&quot;); [.$U$2];&quot;: &quot;; [.U92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93]&lt;&gt;&quot;&quot;;CONCATENATE(&quot;'&quot;;[.B93]; &quot;'&quot;); &quot;&quot;)">
            <text:p/>
          </table:table-cell>
          <table:table-cell/>
          <table:table-cell table:formula="of:=IF([.D93]&lt;&gt;&quot;&quot;;CONCATENATE(&quot;'&quot;;[.D93]; &quot;'&quot;); &quot;&quot;)">
            <text:p/>
          </table:table-cell>
          <table:table-cell/>
          <table:table-cell table:style-name="ce4" table:formula="of:=IF([.F93]&lt;&gt;&quot;&quot;;CONCATENATE(&quot;'&quot;;[.F93]; &quot;'&quot;); &quot;&quot;)">
            <text:p/>
          </table:table-cell>
          <table:table-cell/>
          <table:table-cell/>
          <table:table-cell table:formula="of:=IF([.I93]&lt;&gt;&quot;&quot;;CONCATENATE(&quot;'&quot;;[.I93];&quot;'&quot;); &quot;&quot;)">
            <text:p/>
          </table:table-cell>
          <table:table-cell/>
          <table:table-cell table:formula="of:=IF([.K93]&lt;&gt;&quot;&quot;;CONCATENATE(&quot;'&quot;;[.K93];&quot;'&quot;); &quot;&quot;)">
            <text:p/>
          </table:table-cell>
          <table:table-cell/>
          <table:table-cell table:formula="of:=IF([.M93]&lt;&gt;&quot;&quot;;CONCATENATE([.$M$2]; &quot;: &quot;; [.M93]; &quot;, &quot;); &quot;&quot;)">
            <text:p/>
          </table:table-cell>
          <table:table-cell table:number-columns-repeated="2"/>
          <table:table-cell table:formula="of:=IF([.P93]&lt;&gt;&quot;&quot;;CONCATENATE(&quot;'&quot;;[.P93]; &quot;'&quot;); &quot;&quot;)">
            <text:p/>
          </table:table-cell>
          <table:table-cell/>
          <table:table-cell table:style-name="ce4" table:formula="of:=IF([.R93]&lt;&gt;&quot;&quot;;CONCATENATE(&quot;'&quot;;[.R93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93]&lt;&gt;&quot;&quot;;CONCATENATE(&quot;{&quot;;&quot; &quot;;[.$B$2];&quot;: &quot;; [.C93]; &quot;, &quot;;[.$D$2];&quot;: &quot;; [.E93]; &quot;, &quot;;[.$F$2];&quot;: &quot;; [.G93]; &quot;, &quot;;[.$I$2];&quot;: &quot;; [.J93]; &quot;, &quot;;[.$K$2];&quot;: &quot;; [.L93]; &quot;, &quot;; IF([.M93]&lt;&gt;&quot;&quot;;[.N93];&quot;&quot;); IF([.O93]&lt;&gt;&quot;&quot;;[.V93];&quot;&quot;); [.$U$2];&quot;: &quot;; [.U93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94]&lt;&gt;&quot;&quot;;CONCATENATE(&quot;'&quot;;[.B94]; &quot;'&quot;); &quot;&quot;)">
            <text:p/>
          </table:table-cell>
          <table:table-cell/>
          <table:table-cell table:formula="of:=IF([.D94]&lt;&gt;&quot;&quot;;CONCATENATE(&quot;'&quot;;[.D94]; &quot;'&quot;); &quot;&quot;)">
            <text:p/>
          </table:table-cell>
          <table:table-cell/>
          <table:table-cell table:style-name="ce4" table:formula="of:=IF([.F94]&lt;&gt;&quot;&quot;;CONCATENATE(&quot;'&quot;;[.F94]; &quot;'&quot;); &quot;&quot;)">
            <text:p/>
          </table:table-cell>
          <table:table-cell/>
          <table:table-cell/>
          <table:table-cell table:formula="of:=IF([.I94]&lt;&gt;&quot;&quot;;CONCATENATE(&quot;'&quot;;[.I94];&quot;'&quot;); &quot;&quot;)">
            <text:p/>
          </table:table-cell>
          <table:table-cell/>
          <table:table-cell table:formula="of:=IF([.K94]&lt;&gt;&quot;&quot;;CONCATENATE(&quot;'&quot;;[.K94];&quot;'&quot;); &quot;&quot;)">
            <text:p/>
          </table:table-cell>
          <table:table-cell/>
          <table:table-cell table:formula="of:=IF([.M94]&lt;&gt;&quot;&quot;;CONCATENATE([.$M$2]; &quot;: &quot;; [.M94]; &quot;, &quot;); &quot;&quot;)">
            <text:p/>
          </table:table-cell>
          <table:table-cell table:number-columns-repeated="2"/>
          <table:table-cell table:formula="of:=IF([.P94]&lt;&gt;&quot;&quot;;CONCATENATE(&quot;'&quot;;[.P94]; &quot;'&quot;); &quot;&quot;)">
            <text:p/>
          </table:table-cell>
          <table:table-cell/>
          <table:table-cell table:style-name="ce4" table:formula="of:=IF([.R94]&lt;&gt;&quot;&quot;;CONCATENATE(&quot;'&quot;;[.R94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94]&lt;&gt;&quot;&quot;;CONCATENATE(&quot;{&quot;;&quot; &quot;;[.$B$2];&quot;: &quot;; [.C94]; &quot;, &quot;;[.$D$2];&quot;: &quot;; [.E94]; &quot;, &quot;;[.$F$2];&quot;: &quot;; [.G94]; &quot;, &quot;;[.$I$2];&quot;: &quot;; [.J94]; &quot;, &quot;;[.$K$2];&quot;: &quot;; [.L94]; &quot;, &quot;; IF([.M94]&lt;&gt;&quot;&quot;;[.N94];&quot;&quot;); IF([.O94]&lt;&gt;&quot;&quot;;[.V94];&quot;&quot;); [.$U$2];&quot;: &quot;; [.U94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95]&lt;&gt;&quot;&quot;;CONCATENATE(&quot;'&quot;;[.B95]; &quot;'&quot;); &quot;&quot;)">
            <text:p/>
          </table:table-cell>
          <table:table-cell/>
          <table:table-cell table:formula="of:=IF([.D95]&lt;&gt;&quot;&quot;;CONCATENATE(&quot;'&quot;;[.D95]; &quot;'&quot;); &quot;&quot;)">
            <text:p/>
          </table:table-cell>
          <table:table-cell/>
          <table:table-cell table:style-name="ce4" table:formula="of:=IF([.F95]&lt;&gt;&quot;&quot;;CONCATENATE(&quot;'&quot;;[.F95]; &quot;'&quot;); &quot;&quot;)">
            <text:p/>
          </table:table-cell>
          <table:table-cell/>
          <table:table-cell/>
          <table:table-cell table:formula="of:=IF([.I95]&lt;&gt;&quot;&quot;;CONCATENATE(&quot;'&quot;;[.I95];&quot;'&quot;); &quot;&quot;)">
            <text:p/>
          </table:table-cell>
          <table:table-cell/>
          <table:table-cell table:formula="of:=IF([.K95]&lt;&gt;&quot;&quot;;CONCATENATE(&quot;'&quot;;[.K95];&quot;'&quot;); &quot;&quot;)">
            <text:p/>
          </table:table-cell>
          <table:table-cell/>
          <table:table-cell table:formula="of:=IF([.M95]&lt;&gt;&quot;&quot;;CONCATENATE([.$M$2]; &quot;: &quot;; [.M95]; &quot;, &quot;); &quot;&quot;)">
            <text:p/>
          </table:table-cell>
          <table:table-cell table:number-columns-repeated="2"/>
          <table:table-cell table:formula="of:=IF([.P95]&lt;&gt;&quot;&quot;;CONCATENATE(&quot;'&quot;;[.P95]; &quot;'&quot;); &quot;&quot;)">
            <text:p/>
          </table:table-cell>
          <table:table-cell/>
          <table:table-cell table:style-name="ce4" table:formula="of:=IF([.R95]&lt;&gt;&quot;&quot;;CONCATENATE(&quot;'&quot;;[.R95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95]&lt;&gt;&quot;&quot;;CONCATENATE(&quot;{&quot;;&quot; &quot;;[.$B$2];&quot;: &quot;; [.C95]; &quot;, &quot;;[.$D$2];&quot;: &quot;; [.E95]; &quot;, &quot;;[.$F$2];&quot;: &quot;; [.G95]; &quot;, &quot;;[.$I$2];&quot;: &quot;; [.J95]; &quot;, &quot;;[.$K$2];&quot;: &quot;; [.L95]; &quot;, &quot;; IF([.M95]&lt;&gt;&quot;&quot;;[.N95];&quot;&quot;); IF([.O95]&lt;&gt;&quot;&quot;;[.V95];&quot;&quot;); [.$U$2];&quot;: &quot;; [.U95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96]&lt;&gt;&quot;&quot;;CONCATENATE(&quot;'&quot;;[.B96]; &quot;'&quot;); &quot;&quot;)">
            <text:p/>
          </table:table-cell>
          <table:table-cell/>
          <table:table-cell table:formula="of:=IF([.D96]&lt;&gt;&quot;&quot;;CONCATENATE(&quot;'&quot;;[.D96]; &quot;'&quot;); &quot;&quot;)">
            <text:p/>
          </table:table-cell>
          <table:table-cell/>
          <table:table-cell table:style-name="ce4" table:formula="of:=IF([.F96]&lt;&gt;&quot;&quot;;CONCATENATE(&quot;'&quot;;[.F96]; &quot;'&quot;); &quot;&quot;)">
            <text:p/>
          </table:table-cell>
          <table:table-cell/>
          <table:table-cell/>
          <table:table-cell table:formula="of:=IF([.I96]&lt;&gt;&quot;&quot;;CONCATENATE(&quot;'&quot;;[.I96];&quot;'&quot;); &quot;&quot;)">
            <text:p/>
          </table:table-cell>
          <table:table-cell/>
          <table:table-cell table:formula="of:=IF([.K96]&lt;&gt;&quot;&quot;;CONCATENATE(&quot;'&quot;;[.K96];&quot;'&quot;); &quot;&quot;)">
            <text:p/>
          </table:table-cell>
          <table:table-cell/>
          <table:table-cell table:formula="of:=IF([.M96]&lt;&gt;&quot;&quot;;CONCATENATE([.$M$2]; &quot;: &quot;; [.M96]; &quot;, &quot;); &quot;&quot;)">
            <text:p/>
          </table:table-cell>
          <table:table-cell table:number-columns-repeated="2"/>
          <table:table-cell table:formula="of:=IF([.P96]&lt;&gt;&quot;&quot;;CONCATENATE(&quot;'&quot;;[.P96]; &quot;'&quot;); &quot;&quot;)">
            <text:p/>
          </table:table-cell>
          <table:table-cell/>
          <table:table-cell table:style-name="ce4" table:formula="of:=IF([.R96]&lt;&gt;&quot;&quot;;CONCATENATE(&quot;'&quot;;[.R96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96]&lt;&gt;&quot;&quot;;CONCATENATE(&quot;{&quot;;&quot; &quot;;[.$B$2];&quot;: &quot;; [.C96]; &quot;, &quot;;[.$D$2];&quot;: &quot;; [.E96]; &quot;, &quot;;[.$F$2];&quot;: &quot;; [.G96]; &quot;, &quot;;[.$I$2];&quot;: &quot;; [.J96]; &quot;, &quot;;[.$K$2];&quot;: &quot;; [.L96]; &quot;, &quot;; IF([.M96]&lt;&gt;&quot;&quot;;[.N96];&quot;&quot;); IF([.O96]&lt;&gt;&quot;&quot;;[.V96];&quot;&quot;); [.$U$2];&quot;: &quot;; [.U96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97]&lt;&gt;&quot;&quot;;CONCATENATE(&quot;'&quot;;[.B97]; &quot;'&quot;); &quot;&quot;)">
            <text:p/>
          </table:table-cell>
          <table:table-cell/>
          <table:table-cell table:formula="of:=IF([.D97]&lt;&gt;&quot;&quot;;CONCATENATE(&quot;'&quot;;[.D97]; &quot;'&quot;); &quot;&quot;)">
            <text:p/>
          </table:table-cell>
          <table:table-cell/>
          <table:table-cell table:style-name="ce4" table:formula="of:=IF([.F97]&lt;&gt;&quot;&quot;;CONCATENATE(&quot;'&quot;;[.F97]; &quot;'&quot;); &quot;&quot;)">
            <text:p/>
          </table:table-cell>
          <table:table-cell/>
          <table:table-cell/>
          <table:table-cell table:formula="of:=IF([.I97]&lt;&gt;&quot;&quot;;CONCATENATE(&quot;'&quot;;[.I97];&quot;'&quot;); &quot;&quot;)">
            <text:p/>
          </table:table-cell>
          <table:table-cell/>
          <table:table-cell table:formula="of:=IF([.K97]&lt;&gt;&quot;&quot;;CONCATENATE(&quot;'&quot;;[.K97];&quot;'&quot;); &quot;&quot;)">
            <text:p/>
          </table:table-cell>
          <table:table-cell/>
          <table:table-cell table:formula="of:=IF([.M97]&lt;&gt;&quot;&quot;;CONCATENATE([.$M$2]; &quot;: &quot;; [.M97]; &quot;, &quot;); &quot;&quot;)">
            <text:p/>
          </table:table-cell>
          <table:table-cell table:number-columns-repeated="2"/>
          <table:table-cell table:formula="of:=IF([.P97]&lt;&gt;&quot;&quot;;CONCATENATE(&quot;'&quot;;[.P97]; &quot;'&quot;); &quot;&quot;)">
            <text:p/>
          </table:table-cell>
          <table:table-cell/>
          <table:table-cell table:style-name="ce4" table:formula="of:=IF([.R97]&lt;&gt;&quot;&quot;;CONCATENATE(&quot;'&quot;;[.R97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97]&lt;&gt;&quot;&quot;;CONCATENATE(&quot;{&quot;;&quot; &quot;;[.$B$2];&quot;: &quot;; [.C97]; &quot;, &quot;;[.$D$2];&quot;: &quot;; [.E97]; &quot;, &quot;;[.$F$2];&quot;: &quot;; [.G97]; &quot;, &quot;;[.$I$2];&quot;: &quot;; [.J97]; &quot;, &quot;;[.$K$2];&quot;: &quot;; [.L97]; &quot;, &quot;; IF([.M97]&lt;&gt;&quot;&quot;;[.N97];&quot;&quot;); IF([.O97]&lt;&gt;&quot;&quot;;[.V97];&quot;&quot;); [.$U$2];&quot;: &quot;; [.U97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98]&lt;&gt;&quot;&quot;;CONCATENATE(&quot;'&quot;;[.B98]; &quot;'&quot;); &quot;&quot;)">
            <text:p/>
          </table:table-cell>
          <table:table-cell/>
          <table:table-cell table:formula="of:=IF([.D98]&lt;&gt;&quot;&quot;;CONCATENATE(&quot;'&quot;;[.D98]; &quot;'&quot;); &quot;&quot;)">
            <text:p/>
          </table:table-cell>
          <table:table-cell/>
          <table:table-cell table:style-name="ce4" table:formula="of:=IF([.F98]&lt;&gt;&quot;&quot;;CONCATENATE(&quot;'&quot;;[.F98]; &quot;'&quot;); &quot;&quot;)">
            <text:p/>
          </table:table-cell>
          <table:table-cell/>
          <table:table-cell/>
          <table:table-cell table:formula="of:=IF([.I98]&lt;&gt;&quot;&quot;;CONCATENATE(&quot;'&quot;;[.I98];&quot;'&quot;); &quot;&quot;)">
            <text:p/>
          </table:table-cell>
          <table:table-cell/>
          <table:table-cell table:formula="of:=IF([.K98]&lt;&gt;&quot;&quot;;CONCATENATE(&quot;'&quot;;[.K98];&quot;'&quot;); &quot;&quot;)">
            <text:p/>
          </table:table-cell>
          <table:table-cell/>
          <table:table-cell table:formula="of:=IF([.M98]&lt;&gt;&quot;&quot;;CONCATENATE([.$M$2]; &quot;: &quot;; [.M98]; &quot;, &quot;); &quot;&quot;)">
            <text:p/>
          </table:table-cell>
          <table:table-cell table:number-columns-repeated="2"/>
          <table:table-cell table:formula="of:=IF([.P98]&lt;&gt;&quot;&quot;;CONCATENATE(&quot;'&quot;;[.P98]; &quot;'&quot;); &quot;&quot;)">
            <text:p/>
          </table:table-cell>
          <table:table-cell/>
          <table:table-cell table:style-name="ce4" table:formula="of:=IF([.R98]&lt;&gt;&quot;&quot;;CONCATENATE(&quot;'&quot;;[.R98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98]&lt;&gt;&quot;&quot;;CONCATENATE(&quot;{&quot;;&quot; &quot;;[.$B$2];&quot;: &quot;; [.C98]; &quot;, &quot;;[.$D$2];&quot;: &quot;; [.E98]; &quot;, &quot;;[.$F$2];&quot;: &quot;; [.G98]; &quot;, &quot;;[.$I$2];&quot;: &quot;; [.J98]; &quot;, &quot;;[.$K$2];&quot;: &quot;; [.L98]; &quot;, &quot;; IF([.M98]&lt;&gt;&quot;&quot;;[.N98];&quot;&quot;); IF([.O98]&lt;&gt;&quot;&quot;;[.V98];&quot;&quot;); [.$U$2];&quot;: &quot;; [.U98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99]&lt;&gt;&quot;&quot;;CONCATENATE(&quot;'&quot;;[.B99]; &quot;'&quot;); &quot;&quot;)">
            <text:p/>
          </table:table-cell>
          <table:table-cell/>
          <table:table-cell table:formula="of:=IF([.D99]&lt;&gt;&quot;&quot;;CONCATENATE(&quot;'&quot;;[.D99]; &quot;'&quot;); &quot;&quot;)">
            <text:p/>
          </table:table-cell>
          <table:table-cell/>
          <table:table-cell table:style-name="ce4" table:formula="of:=IF([.F99]&lt;&gt;&quot;&quot;;CONCATENATE(&quot;'&quot;;[.F99]; &quot;'&quot;); &quot;&quot;)">
            <text:p/>
          </table:table-cell>
          <table:table-cell/>
          <table:table-cell/>
          <table:table-cell table:formula="of:=IF([.I99]&lt;&gt;&quot;&quot;;CONCATENATE(&quot;'&quot;;[.I99];&quot;'&quot;); &quot;&quot;)">
            <text:p/>
          </table:table-cell>
          <table:table-cell/>
          <table:table-cell table:formula="of:=IF([.K99]&lt;&gt;&quot;&quot;;CONCATENATE(&quot;'&quot;;[.K99];&quot;'&quot;); &quot;&quot;)">
            <text:p/>
          </table:table-cell>
          <table:table-cell/>
          <table:table-cell table:formula="of:=IF([.M99]&lt;&gt;&quot;&quot;;CONCATENATE([.$M$2]; &quot;: &quot;; [.M99]; &quot;, &quot;); &quot;&quot;)">
            <text:p/>
          </table:table-cell>
          <table:table-cell table:number-columns-repeated="2"/>
          <table:table-cell table:formula="of:=IF([.P99]&lt;&gt;&quot;&quot;;CONCATENATE(&quot;'&quot;;[.P99]; &quot;'&quot;); &quot;&quot;)">
            <text:p/>
          </table:table-cell>
          <table:table-cell/>
          <table:table-cell table:style-name="ce4" table:formula="of:=IF([.R99]&lt;&gt;&quot;&quot;;CONCATENATE(&quot;'&quot;;[.R99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99]&lt;&gt;&quot;&quot;;CONCATENATE(&quot;{&quot;;&quot; &quot;;[.$B$2];&quot;: &quot;; [.C99]; &quot;, &quot;;[.$D$2];&quot;: &quot;; [.E99]; &quot;, &quot;;[.$F$2];&quot;: &quot;; [.G99]; &quot;, &quot;;[.$I$2];&quot;: &quot;; [.J99]; &quot;, &quot;;[.$K$2];&quot;: &quot;; [.L99]; &quot;, &quot;; IF([.M99]&lt;&gt;&quot;&quot;;[.N99];&quot;&quot;); IF([.O99]&lt;&gt;&quot;&quot;;[.V99];&quot;&quot;); [.$U$2];&quot;: &quot;; [.U99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100]&lt;&gt;&quot;&quot;;CONCATENATE(&quot;'&quot;;[.B100]; &quot;'&quot;); &quot;&quot;)">
            <text:p/>
          </table:table-cell>
          <table:table-cell/>
          <table:table-cell table:formula="of:=IF([.D100]&lt;&gt;&quot;&quot;;CONCATENATE(&quot;'&quot;;[.D100]; &quot;'&quot;); &quot;&quot;)">
            <text:p/>
          </table:table-cell>
          <table:table-cell/>
          <table:table-cell table:style-name="ce4" table:formula="of:=IF([.F100]&lt;&gt;&quot;&quot;;CONCATENATE(&quot;'&quot;;[.F100]; &quot;'&quot;); &quot;&quot;)">
            <text:p/>
          </table:table-cell>
          <table:table-cell/>
          <table:table-cell/>
          <table:table-cell table:formula="of:=IF([.I100]&lt;&gt;&quot;&quot;;CONCATENATE(&quot;'&quot;;[.I100];&quot;'&quot;); &quot;&quot;)">
            <text:p/>
          </table:table-cell>
          <table:table-cell/>
          <table:table-cell table:formula="of:=IF([.K100]&lt;&gt;&quot;&quot;;CONCATENATE(&quot;'&quot;;[.K100];&quot;'&quot;); &quot;&quot;)">
            <text:p/>
          </table:table-cell>
          <table:table-cell/>
          <table:table-cell table:formula="of:=IF([.M100]&lt;&gt;&quot;&quot;;CONCATENATE([.$M$2]; &quot;: &quot;; [.M100]; &quot;, &quot;); &quot;&quot;)">
            <text:p/>
          </table:table-cell>
          <table:table-cell table:number-columns-repeated="2"/>
          <table:table-cell table:formula="of:=IF([.P100]&lt;&gt;&quot;&quot;;CONCATENATE(&quot;'&quot;;[.P100]; &quot;'&quot;); &quot;&quot;)">
            <text:p/>
          </table:table-cell>
          <table:table-cell/>
          <table:table-cell table:style-name="ce4" table:formula="of:=IF([.R100]&lt;&gt;&quot;&quot;;CONCATENATE(&quot;'&quot;;[.R100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100]&lt;&gt;&quot;&quot;;CONCATENATE(&quot;{&quot;;&quot; &quot;;[.$B$2];&quot;: &quot;; [.C100]; &quot;, &quot;;[.$D$2];&quot;: &quot;; [.E100]; &quot;, &quot;;[.$F$2];&quot;: &quot;; [.G100]; &quot;, &quot;;[.$I$2];&quot;: &quot;; [.J100]; &quot;, &quot;;[.$K$2];&quot;: &quot;; [.L100]; &quot;, &quot;; IF([.M100]&lt;&gt;&quot;&quot;;[.N100];&quot;&quot;); IF([.O100]&lt;&gt;&quot;&quot;;[.V100];&quot;&quot;); [.$U$2];&quot;: &quot;; [.U100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101]&lt;&gt;&quot;&quot;;CONCATENATE(&quot;'&quot;;[.B101]; &quot;'&quot;); &quot;&quot;)">
            <text:p/>
          </table:table-cell>
          <table:table-cell/>
          <table:table-cell table:formula="of:=IF([.D101]&lt;&gt;&quot;&quot;;CONCATENATE(&quot;'&quot;;[.D101]; &quot;'&quot;); &quot;&quot;)">
            <text:p/>
          </table:table-cell>
          <table:table-cell/>
          <table:table-cell table:style-name="ce4" table:formula="of:=IF([.F101]&lt;&gt;&quot;&quot;;CONCATENATE(&quot;'&quot;;[.F101]; &quot;'&quot;); &quot;&quot;)">
            <text:p/>
          </table:table-cell>
          <table:table-cell/>
          <table:table-cell/>
          <table:table-cell table:formula="of:=IF([.I101]&lt;&gt;&quot;&quot;;CONCATENATE(&quot;'&quot;;[.I101];&quot;'&quot;); &quot;&quot;)">
            <text:p/>
          </table:table-cell>
          <table:table-cell/>
          <table:table-cell table:formula="of:=IF([.K101]&lt;&gt;&quot;&quot;;CONCATENATE(&quot;'&quot;;[.K101];&quot;'&quot;); &quot;&quot;)">
            <text:p/>
          </table:table-cell>
          <table:table-cell/>
          <table:table-cell table:formula="of:=IF([.M101]&lt;&gt;&quot;&quot;;CONCATENATE([.$M$2]; &quot;: &quot;; [.M101]; &quot;, &quot;); &quot;&quot;)">
            <text:p/>
          </table:table-cell>
          <table:table-cell table:number-columns-repeated="2"/>
          <table:table-cell table:formula="of:=IF([.P101]&lt;&gt;&quot;&quot;;CONCATENATE(&quot;'&quot;;[.P101]; &quot;'&quot;); &quot;&quot;)">
            <text:p/>
          </table:table-cell>
          <table:table-cell/>
          <table:table-cell table:style-name="ce4" table:formula="of:=IF([.R101]&lt;&gt;&quot;&quot;;CONCATENATE(&quot;'&quot;;[.R101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101]&lt;&gt;&quot;&quot;;CONCATENATE(&quot;{&quot;;&quot; &quot;;[.$B$2];&quot;: &quot;; [.C101]; &quot;, &quot;;[.$D$2];&quot;: &quot;; [.E101]; &quot;, &quot;;[.$F$2];&quot;: &quot;; [.G101]; &quot;, &quot;;[.$I$2];&quot;: &quot;; [.J101]; &quot;, &quot;;[.$K$2];&quot;: &quot;; [.L101]; &quot;, &quot;; IF([.M101]&lt;&gt;&quot;&quot;;[.N101];&quot;&quot;); IF([.O101]&lt;&gt;&quot;&quot;;[.V101];&quot;&quot;); [.$U$2];&quot;: &quot;; [.U101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102]&lt;&gt;&quot;&quot;;CONCATENATE(&quot;'&quot;;[.B102]; &quot;'&quot;); &quot;&quot;)">
            <text:p/>
          </table:table-cell>
          <table:table-cell/>
          <table:table-cell table:formula="of:=IF([.D102]&lt;&gt;&quot;&quot;;CONCATENATE(&quot;'&quot;;[.D102]; &quot;'&quot;); &quot;&quot;)">
            <text:p/>
          </table:table-cell>
          <table:table-cell/>
          <table:table-cell table:style-name="ce4" table:formula="of:=IF([.F102]&lt;&gt;&quot;&quot;;CONCATENATE(&quot;'&quot;;[.F102]; &quot;'&quot;); &quot;&quot;)">
            <text:p/>
          </table:table-cell>
          <table:table-cell/>
          <table:table-cell/>
          <table:table-cell table:formula="of:=IF([.I102]&lt;&gt;&quot;&quot;;CONCATENATE(&quot;'&quot;;[.I102];&quot;'&quot;); &quot;&quot;)">
            <text:p/>
          </table:table-cell>
          <table:table-cell/>
          <table:table-cell table:formula="of:=IF([.K102]&lt;&gt;&quot;&quot;;CONCATENATE(&quot;'&quot;;[.K102];&quot;'&quot;); &quot;&quot;)">
            <text:p/>
          </table:table-cell>
          <table:table-cell table:number-columns-repeated="4"/>
          <table:table-cell table:formula="of:=IF([.P102]&lt;&gt;&quot;&quot;;CONCATENATE(&quot;'&quot;;[.P102]; &quot;'&quot;); &quot;&quot;)">
            <text:p/>
          </table:table-cell>
          <table:table-cell/>
          <table:table-cell table:style-name="ce4" table:formula="of:=IF([.R102]&lt;&gt;&quot;&quot;;CONCATENATE(&quot;'&quot;;[.R102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102]&lt;&gt;&quot;&quot;;CONCATENATE(&quot;{&quot;;&quot; &quot;;[.$B$2];&quot;: &quot;; [.C102]; &quot;, &quot;;[.$D$2];&quot;: &quot;; [.E102]; &quot;, &quot;;[.$F$2];&quot;: &quot;; [.G102]; &quot;, &quot;;[.$I$2];&quot;: &quot;; [.J102]; &quot;, &quot;;[.$K$2];&quot;: &quot;; [.L102]; &quot;, &quot;; IF([.M102]&lt;&gt;&quot;&quot;;[.N102];&quot;&quot;); IF([.O102]&lt;&gt;&quot;&quot;;[.V102];&quot;&quot;); [.$U$2];&quot;: &quot;; [.U102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103]&lt;&gt;&quot;&quot;;CONCATENATE(&quot;'&quot;;[.B103]; &quot;'&quot;); &quot;&quot;)">
            <text:p/>
          </table:table-cell>
          <table:table-cell/>
          <table:table-cell table:formula="of:=IF([.D103]&lt;&gt;&quot;&quot;;CONCATENATE(&quot;'&quot;;[.D103]; &quot;'&quot;); &quot;&quot;)">
            <text:p/>
          </table:table-cell>
          <table:table-cell/>
          <table:table-cell table:style-name="ce4" table:formula="of:=IF([.F103]&lt;&gt;&quot;&quot;;CONCATENATE(&quot;'&quot;;[.F103]; &quot;'&quot;); &quot;&quot;)">
            <text:p/>
          </table:table-cell>
          <table:table-cell/>
          <table:table-cell/>
          <table:table-cell table:formula="of:=IF([.I103]&lt;&gt;&quot;&quot;;CONCATENATE(&quot;'&quot;;[.I103];&quot;'&quot;); &quot;&quot;)">
            <text:p/>
          </table:table-cell>
          <table:table-cell/>
          <table:table-cell table:formula="of:=IF([.K103]&lt;&gt;&quot;&quot;;CONCATENATE(&quot;'&quot;;[.K103];&quot;'&quot;); &quot;&quot;)">
            <text:p/>
          </table:table-cell>
          <table:table-cell table:number-columns-repeated="4"/>
          <table:table-cell table:formula="of:=IF([.P103]&lt;&gt;&quot;&quot;;CONCATENATE(&quot;'&quot;;[.P103]; &quot;'&quot;); &quot;&quot;)">
            <text:p/>
          </table:table-cell>
          <table:table-cell/>
          <table:table-cell table:style-name="ce4" table:formula="of:=IF([.R103]&lt;&gt;&quot;&quot;;CONCATENATE(&quot;'&quot;;[.R103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103]&lt;&gt;&quot;&quot;;CONCATENATE(&quot;{&quot;;&quot; &quot;;[.$B$2];&quot;: &quot;; [.C103]; &quot;, &quot;;[.$D$2];&quot;: &quot;; [.E103]; &quot;, &quot;;[.$F$2];&quot;: &quot;; [.G103]; &quot;, &quot;;[.$I$2];&quot;: &quot;; [.J103]; &quot;, &quot;;[.$K$2];&quot;: &quot;; [.L103]; &quot;, &quot;; IF([.M103]&lt;&gt;&quot;&quot;;[.N103];&quot;&quot;); IF([.O103]&lt;&gt;&quot;&quot;;[.V103];&quot;&quot;); [.$U$2];&quot;: &quot;; [.U103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104]&lt;&gt;&quot;&quot;;CONCATENATE(&quot;'&quot;;[.B104]; &quot;'&quot;); &quot;&quot;)">
            <text:p/>
          </table:table-cell>
          <table:table-cell/>
          <table:table-cell table:formula="of:=IF([.D104]&lt;&gt;&quot;&quot;;CONCATENATE(&quot;'&quot;;[.D104]; &quot;'&quot;); &quot;&quot;)">
            <text:p/>
          </table:table-cell>
          <table:table-cell/>
          <table:table-cell table:style-name="ce4" table:formula="of:=IF([.F104]&lt;&gt;&quot;&quot;;CONCATENATE(&quot;'&quot;;[.F104]; &quot;'&quot;); &quot;&quot;)">
            <text:p/>
          </table:table-cell>
          <table:table-cell/>
          <table:table-cell/>
          <table:table-cell table:formula="of:=IF([.I104]&lt;&gt;&quot;&quot;;CONCATENATE(&quot;'&quot;;[.I104];&quot;'&quot;); &quot;&quot;)">
            <text:p/>
          </table:table-cell>
          <table:table-cell/>
          <table:table-cell table:formula="of:=IF([.K104]&lt;&gt;&quot;&quot;;CONCATENATE(&quot;'&quot;;[.K104];&quot;'&quot;); &quot;&quot;)">
            <text:p/>
          </table:table-cell>
          <table:table-cell table:number-columns-repeated="4"/>
          <table:table-cell table:formula="of:=IF([.P104]&lt;&gt;&quot;&quot;;CONCATENATE(&quot;'&quot;;[.P104]; &quot;'&quot;); &quot;&quot;)">
            <text:p/>
          </table:table-cell>
          <table:table-cell/>
          <table:table-cell table:style-name="ce4" table:formula="of:=IF([.R104]&lt;&gt;&quot;&quot;;CONCATENATE(&quot;'&quot;;[.R104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104]&lt;&gt;&quot;&quot;;CONCATENATE(&quot;{&quot;;&quot; &quot;;[.$B$2];&quot;: &quot;; [.C104]; &quot;, &quot;;[.$D$2];&quot;: &quot;; [.E104]; &quot;, &quot;;[.$F$2];&quot;: &quot;; [.G104]; &quot;, &quot;;[.$I$2];&quot;: &quot;; [.J104]; &quot;, &quot;;[.$K$2];&quot;: &quot;; [.L104]; &quot;, &quot;; IF([.M104]&lt;&gt;&quot;&quot;;[.N104];&quot;&quot;); IF([.O104]&lt;&gt;&quot;&quot;;[.V104];&quot;&quot;); [.$U$2];&quot;: &quot;; [.U104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105]&lt;&gt;&quot;&quot;;CONCATENATE(&quot;'&quot;;[.B105]; &quot;'&quot;); &quot;&quot;)">
            <text:p/>
          </table:table-cell>
          <table:table-cell/>
          <table:table-cell table:formula="of:=IF([.D105]&lt;&gt;&quot;&quot;;CONCATENATE(&quot;'&quot;;[.D105]; &quot;'&quot;); &quot;&quot;)">
            <text:p/>
          </table:table-cell>
          <table:table-cell/>
          <table:table-cell table:style-name="ce4" table:formula="of:=IF([.F105]&lt;&gt;&quot;&quot;;CONCATENATE(&quot;'&quot;;[.F105]; &quot;'&quot;); &quot;&quot;)">
            <text:p/>
          </table:table-cell>
          <table:table-cell/>
          <table:table-cell/>
          <table:table-cell table:formula="of:=IF([.I105]&lt;&gt;&quot;&quot;;CONCATENATE(&quot;'&quot;;[.I105];&quot;'&quot;); &quot;&quot;)">
            <text:p/>
          </table:table-cell>
          <table:table-cell/>
          <table:table-cell table:formula="of:=IF([.K105]&lt;&gt;&quot;&quot;;CONCATENATE(&quot;'&quot;;[.K105];&quot;'&quot;); &quot;&quot;)">
            <text:p/>
          </table:table-cell>
          <table:table-cell table:number-columns-repeated="4"/>
          <table:table-cell table:formula="of:=IF([.P105]&lt;&gt;&quot;&quot;;CONCATENATE(&quot;'&quot;;[.P105]; &quot;'&quot;); &quot;&quot;)">
            <text:p/>
          </table:table-cell>
          <table:table-cell/>
          <table:table-cell table:style-name="ce4" table:formula="of:=IF([.R105]&lt;&gt;&quot;&quot;;CONCATENATE(&quot;'&quot;;[.R105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105]&lt;&gt;&quot;&quot;;CONCATENATE(&quot;{&quot;;&quot; &quot;;[.$B$2];&quot;: &quot;; [.C105]; &quot;, &quot;;[.$D$2];&quot;: &quot;; [.E105]; &quot;, &quot;;[.$F$2];&quot;: &quot;; [.G105]; &quot;, &quot;;[.$I$2];&quot;: &quot;; [.J105]; &quot;, &quot;;[.$K$2];&quot;: &quot;; [.L105]; &quot;, &quot;; IF([.M105]&lt;&gt;&quot;&quot;;[.N105];&quot;&quot;); IF([.O105]&lt;&gt;&quot;&quot;;[.V105];&quot;&quot;); [.$U$2];&quot;: &quot;; [.U105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106]&lt;&gt;&quot;&quot;;CONCATENATE(&quot;'&quot;;[.B106]; &quot;'&quot;); &quot;&quot;)">
            <text:p/>
          </table:table-cell>
          <table:table-cell/>
          <table:table-cell table:formula="of:=IF([.D106]&lt;&gt;&quot;&quot;;CONCATENATE(&quot;'&quot;;[.D106]; &quot;'&quot;); &quot;&quot;)">
            <text:p/>
          </table:table-cell>
          <table:table-cell/>
          <table:table-cell table:style-name="ce4" table:formula="of:=IF([.F106]&lt;&gt;&quot;&quot;;CONCATENATE(&quot;'&quot;;[.F106]; &quot;'&quot;); &quot;&quot;)">
            <text:p/>
          </table:table-cell>
          <table:table-cell/>
          <table:table-cell/>
          <table:table-cell table:formula="of:=IF([.I106]&lt;&gt;&quot;&quot;;CONCATENATE(&quot;'&quot;;[.I106];&quot;'&quot;); &quot;&quot;)">
            <text:p/>
          </table:table-cell>
          <table:table-cell/>
          <table:table-cell table:formula="of:=IF([.K106]&lt;&gt;&quot;&quot;;CONCATENATE(&quot;'&quot;;[.K106];&quot;'&quot;); &quot;&quot;)">
            <text:p/>
          </table:table-cell>
          <table:table-cell table:number-columns-repeated="4"/>
          <table:table-cell table:formula="of:=IF([.P106]&lt;&gt;&quot;&quot;;CONCATENATE(&quot;'&quot;;[.P106]; &quot;'&quot;); &quot;&quot;)">
            <text:p/>
          </table:table-cell>
          <table:table-cell/>
          <table:table-cell table:style-name="ce4" table:formula="of:=IF([.R106]&lt;&gt;&quot;&quot;;CONCATENATE(&quot;'&quot;;[.R106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106]&lt;&gt;&quot;&quot;;CONCATENATE(&quot;{&quot;;&quot; &quot;;[.$B$2];&quot;: &quot;; [.C106]; &quot;, &quot;;[.$D$2];&quot;: &quot;; [.E106]; &quot;, &quot;;[.$F$2];&quot;: &quot;; [.G106]; &quot;, &quot;;[.$I$2];&quot;: &quot;; [.J106]; &quot;, &quot;;[.$K$2];&quot;: &quot;; [.L106]; &quot;, &quot;; IF([.M106]&lt;&gt;&quot;&quot;;[.N106];&quot;&quot;); IF([.O106]&lt;&gt;&quot;&quot;;[.V106];&quot;&quot;); [.$U$2];&quot;: &quot;; [.U106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107]&lt;&gt;&quot;&quot;;CONCATENATE(&quot;'&quot;;[.B107]; &quot;'&quot;); &quot;&quot;)">
            <text:p/>
          </table:table-cell>
          <table:table-cell/>
          <table:table-cell table:formula="of:=IF([.D107]&lt;&gt;&quot;&quot;;CONCATENATE(&quot;'&quot;;[.D107]; &quot;'&quot;); &quot;&quot;)">
            <text:p/>
          </table:table-cell>
          <table:table-cell/>
          <table:table-cell table:style-name="ce4" table:formula="of:=IF([.F107]&lt;&gt;&quot;&quot;;CONCATENATE(&quot;'&quot;;[.F107]; &quot;'&quot;); &quot;&quot;)">
            <text:p/>
          </table:table-cell>
          <table:table-cell/>
          <table:table-cell/>
          <table:table-cell table:formula="of:=IF([.I107]&lt;&gt;&quot;&quot;;CONCATENATE(&quot;'&quot;;[.I107];&quot;'&quot;); &quot;&quot;)">
            <text:p/>
          </table:table-cell>
          <table:table-cell/>
          <table:table-cell table:formula="of:=IF([.K107]&lt;&gt;&quot;&quot;;CONCATENATE(&quot;'&quot;;[.K107];&quot;'&quot;); &quot;&quot;)">
            <text:p/>
          </table:table-cell>
          <table:table-cell table:number-columns-repeated="4"/>
          <table:table-cell table:formula="of:=IF([.P107]&lt;&gt;&quot;&quot;;CONCATENATE(&quot;'&quot;;[.P107]; &quot;'&quot;); &quot;&quot;)">
            <text:p/>
          </table:table-cell>
          <table:table-cell/>
          <table:table-cell table:style-name="ce4" table:formula="of:=IF([.R107]&lt;&gt;&quot;&quot;;CONCATENATE(&quot;'&quot;;[.R107]; &quot;'&quot;); &quot;&quot;)">
            <text:p/>
          </table:table-cell>
          <table:table-cell table:style-name="ce4"/>
          <table:table-cell table:number-columns-repeated="2"/>
          <table:table-cell/>
          <table:table-cell table:formula="of:=IF([.B107]&lt;&gt;&quot;&quot;;CONCATENATE(&quot;{&quot;;&quot; &quot;;[.$B$2];&quot;: &quot;; [.C107]; &quot;, &quot;;[.$D$2];&quot;: &quot;; [.E107]; &quot;, &quot;;[.$F$2];&quot;: &quot;; [.G107]; &quot;, &quot;;[.$I$2];&quot;: &quot;; [.J107]; &quot;, &quot;;[.$K$2];&quot;: &quot;; [.L107]; &quot;, &quot;; IF([.M107]&lt;&gt;&quot;&quot;;[.N107];&quot;&quot;); IF([.O107]&lt;&gt;&quot;&quot;;[.V107];&quot;&quot;); [.$U$2];&quot;: &quot;; [.U107]; &quot; },&quot;);&quot;&quot;)">
            <text:p/>
          </table:table-cell>
          <table:table-cell table:number-columns-repeated="1000"/>
        </table:table-row>
        <table:table-row table:style-name="ro1">
          <table:table-cell/>
          <table:table-cell/>
          <table:table-cell table:formula="of:=IF([.B108]&lt;&gt;&quot;&quot;;CONCATENATE(&quot;'&quot;;[.B108]; &quot;'&quot;); &quot;&quot;)">
            <text:p/>
          </table:table-cell>
          <table:table-cell/>
          <table:table-cell table:formula="of:=IF([.D108]&lt;&gt;&quot;&quot;;CONCATENATE(&quot;'&quot;;[.D108]; &quot;'&quot;); &quot;&quot;)">
            <text:p/>
          </table:table-cell>
          <table:table-cell/>
          <table:table-cell table:style-name="ce4" table:formula="of:=IF([.F108]&lt;&gt;&quot;&quot;;CONCATENATE(&quot;'&quot;;[.F108]; &quot;'&quot;); &quot;&quot;)">
            <text:p/>
          </table:table-cell>
          <table:table-cell/>
          <table:table-cell/>
          <table:table-cell table:formula="of:=IF([.I108]&lt;&gt;&quot;&quot;;CONCATENATE(&quot;'&quot;;[.I108];&quot;'&quot;); &quot;&quot;)">
            <text:p/>
          </table:table-cell>
          <table:table-cell/>
          <table:table-cell table:formula="of:=IF([.K108]&lt;&gt;&quot;&quot;;CONCATENATE(&quot;'&quot;;[.K108];&quot;'&quot;); &quot;&quot;)">
            <text:p/>
          </table:table-cell>
          <table:table-cell table:number-columns-repeated="3"/>
          <table:table-cell/>
          <table:table-cell table:formula="of:=IF([.P108]&lt;&gt;&quot;&quot;;CONCATENATE(&quot;'&quot;;[.P108]; &quot;'&quot;); &quot;&quot;)">
            <text:p/>
          </table:table-cell>
          <table:table-cell/>
          <table:table-cell table:style-name="ce4" table:formula="of:=IF([.R108]&lt;&gt;&quot;&quot;;CONCATENATE(&quot;'&quot;;[.R108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09]&lt;&gt;&quot;&quot;;CONCATENATE(&quot;'&quot;;[.B109]; &quot;'&quot;); &quot;&quot;)">
            <text:p/>
          </table:table-cell>
          <table:table-cell/>
          <table:table-cell table:formula="of:=IF([.D109]&lt;&gt;&quot;&quot;;CONCATENATE(&quot;'&quot;;[.D109]; &quot;'&quot;); &quot;&quot;)">
            <text:p/>
          </table:table-cell>
          <table:table-cell/>
          <table:table-cell table:style-name="ce4" table:formula="of:=IF([.F109]&lt;&gt;&quot;&quot;;CONCATENATE(&quot;'&quot;;[.F109]; &quot;'&quot;); &quot;&quot;)">
            <text:p/>
          </table:table-cell>
          <table:table-cell/>
          <table:table-cell/>
          <table:table-cell table:formula="of:=IF([.I109]&lt;&gt;&quot;&quot;;CONCATENATE(&quot;'&quot;;[.I109];&quot;'&quot;); &quot;&quot;)">
            <text:p/>
          </table:table-cell>
          <table:table-cell/>
          <table:table-cell table:formula="of:=IF([.K109]&lt;&gt;&quot;&quot;;CONCATENATE(&quot;'&quot;;[.K109];&quot;'&quot;); &quot;&quot;)">
            <text:p/>
          </table:table-cell>
          <table:table-cell table:number-columns-repeated="3"/>
          <table:table-cell/>
          <table:table-cell table:formula="of:=IF([.P109]&lt;&gt;&quot;&quot;;CONCATENATE(&quot;'&quot;;[.P109]; &quot;'&quot;); &quot;&quot;)">
            <text:p/>
          </table:table-cell>
          <table:table-cell/>
          <table:table-cell table:style-name="ce4" table:formula="of:=IF([.R109]&lt;&gt;&quot;&quot;;CONCATENATE(&quot;'&quot;;[.R109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10]&lt;&gt;&quot;&quot;;CONCATENATE(&quot;'&quot;;[.B110]; &quot;'&quot;); &quot;&quot;)">
            <text:p/>
          </table:table-cell>
          <table:table-cell/>
          <table:table-cell table:formula="of:=IF([.D110]&lt;&gt;&quot;&quot;;CONCATENATE(&quot;'&quot;;[.D110]; &quot;'&quot;); &quot;&quot;)">
            <text:p/>
          </table:table-cell>
          <table:table-cell/>
          <table:table-cell table:style-name="ce4" table:formula="of:=IF([.F110]&lt;&gt;&quot;&quot;;CONCATENATE(&quot;'&quot;;[.F110]; &quot;'&quot;); &quot;&quot;)">
            <text:p/>
          </table:table-cell>
          <table:table-cell/>
          <table:table-cell/>
          <table:table-cell table:formula="of:=IF([.I110]&lt;&gt;&quot;&quot;;CONCATENATE(&quot;'&quot;;[.I110];&quot;'&quot;); &quot;&quot;)">
            <text:p/>
          </table:table-cell>
          <table:table-cell/>
          <table:table-cell table:formula="of:=IF([.K110]&lt;&gt;&quot;&quot;;CONCATENATE(&quot;'&quot;;[.K110];&quot;'&quot;); &quot;&quot;)">
            <text:p/>
          </table:table-cell>
          <table:table-cell table:number-columns-repeated="3"/>
          <table:table-cell/>
          <table:table-cell table:formula="of:=IF([.P110]&lt;&gt;&quot;&quot;;CONCATENATE(&quot;'&quot;;[.P110]; &quot;'&quot;); &quot;&quot;)">
            <text:p/>
          </table:table-cell>
          <table:table-cell/>
          <table:table-cell table:style-name="ce4" table:formula="of:=IF([.R110]&lt;&gt;&quot;&quot;;CONCATENATE(&quot;'&quot;;[.R110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11]&lt;&gt;&quot;&quot;;CONCATENATE(&quot;'&quot;;[.B111]; &quot;'&quot;); &quot;&quot;)">
            <text:p/>
          </table:table-cell>
          <table:table-cell/>
          <table:table-cell table:formula="of:=IF([.D111]&lt;&gt;&quot;&quot;;CONCATENATE(&quot;'&quot;;[.D111]; &quot;'&quot;); &quot;&quot;)">
            <text:p/>
          </table:table-cell>
          <table:table-cell/>
          <table:table-cell table:style-name="ce4" table:formula="of:=IF([.F111]&lt;&gt;&quot;&quot;;CONCATENATE(&quot;'&quot;;[.F111]; &quot;'&quot;); &quot;&quot;)">
            <text:p/>
          </table:table-cell>
          <table:table-cell/>
          <table:table-cell/>
          <table:table-cell table:formula="of:=IF([.I111]&lt;&gt;&quot;&quot;;CONCATENATE(&quot;'&quot;;[.I111];&quot;'&quot;); &quot;&quot;)">
            <text:p/>
          </table:table-cell>
          <table:table-cell/>
          <table:table-cell table:formula="of:=IF([.K111]&lt;&gt;&quot;&quot;;CONCATENATE(&quot;'&quot;;[.K111];&quot;'&quot;); &quot;&quot;)">
            <text:p/>
          </table:table-cell>
          <table:table-cell table:number-columns-repeated="3"/>
          <table:table-cell/>
          <table:table-cell table:formula="of:=IF([.P111]&lt;&gt;&quot;&quot;;CONCATENATE(&quot;'&quot;;[.P111]; &quot;'&quot;); &quot;&quot;)">
            <text:p/>
          </table:table-cell>
          <table:table-cell/>
          <table:table-cell table:style-name="ce4" table:formula="of:=IF([.R111]&lt;&gt;&quot;&quot;;CONCATENATE(&quot;'&quot;;[.R111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12]&lt;&gt;&quot;&quot;;CONCATENATE(&quot;'&quot;;[.B112]; &quot;'&quot;); &quot;&quot;)">
            <text:p/>
          </table:table-cell>
          <table:table-cell/>
          <table:table-cell table:formula="of:=IF([.D112]&lt;&gt;&quot;&quot;;CONCATENATE(&quot;'&quot;;[.D112]; &quot;'&quot;); &quot;&quot;)">
            <text:p/>
          </table:table-cell>
          <table:table-cell/>
          <table:table-cell table:style-name="ce4" table:formula="of:=IF([.F112]&lt;&gt;&quot;&quot;;CONCATENATE(&quot;'&quot;;[.F112]; &quot;'&quot;); &quot;&quot;)">
            <text:p/>
          </table:table-cell>
          <table:table-cell/>
          <table:table-cell/>
          <table:table-cell table:formula="of:=IF([.I112]&lt;&gt;&quot;&quot;;CONCATENATE(&quot;'&quot;;[.I112];&quot;'&quot;); &quot;&quot;)">
            <text:p/>
          </table:table-cell>
          <table:table-cell/>
          <table:table-cell table:formula="of:=IF([.K112]&lt;&gt;&quot;&quot;;CONCATENATE(&quot;'&quot;;[.K112];&quot;'&quot;); &quot;&quot;)">
            <text:p/>
          </table:table-cell>
          <table:table-cell table:number-columns-repeated="3"/>
          <table:table-cell/>
          <table:table-cell table:formula="of:=IF([.P112]&lt;&gt;&quot;&quot;;CONCATENATE(&quot;'&quot;;[.P112]; &quot;'&quot;); &quot;&quot;)">
            <text:p/>
          </table:table-cell>
          <table:table-cell/>
          <table:table-cell table:style-name="ce4" table:formula="of:=IF([.R112]&lt;&gt;&quot;&quot;;CONCATENATE(&quot;'&quot;;[.R112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13]&lt;&gt;&quot;&quot;;CONCATENATE(&quot;'&quot;;[.B113]; &quot;'&quot;); &quot;&quot;)">
            <text:p/>
          </table:table-cell>
          <table:table-cell/>
          <table:table-cell table:formula="of:=IF([.D113]&lt;&gt;&quot;&quot;;CONCATENATE(&quot;'&quot;;[.D113]; &quot;'&quot;); &quot;&quot;)">
            <text:p/>
          </table:table-cell>
          <table:table-cell/>
          <table:table-cell table:style-name="ce4" table:formula="of:=IF([.F113]&lt;&gt;&quot;&quot;;CONCATENATE(&quot;'&quot;;[.F113]; &quot;'&quot;); &quot;&quot;)">
            <text:p/>
          </table:table-cell>
          <table:table-cell/>
          <table:table-cell/>
          <table:table-cell table:formula="of:=IF([.I113]&lt;&gt;&quot;&quot;;CONCATENATE(&quot;'&quot;;[.I113];&quot;'&quot;); &quot;&quot;)">
            <text:p/>
          </table:table-cell>
          <table:table-cell/>
          <table:table-cell table:formula="of:=IF([.K113]&lt;&gt;&quot;&quot;;CONCATENATE(&quot;'&quot;;[.K113];&quot;'&quot;); &quot;&quot;)">
            <text:p/>
          </table:table-cell>
          <table:table-cell table:number-columns-repeated="3"/>
          <table:table-cell/>
          <table:table-cell table:formula="of:=IF([.P113]&lt;&gt;&quot;&quot;;CONCATENATE(&quot;'&quot;;[.P113]; &quot;'&quot;); &quot;&quot;)">
            <text:p/>
          </table:table-cell>
          <table:table-cell/>
          <table:table-cell table:style-name="ce4" table:formula="of:=IF([.R113]&lt;&gt;&quot;&quot;;CONCATENATE(&quot;'&quot;;[.R113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14]&lt;&gt;&quot;&quot;;CONCATENATE(&quot;'&quot;;[.B114]; &quot;'&quot;); &quot;&quot;)">
            <text:p/>
          </table:table-cell>
          <table:table-cell/>
          <table:table-cell table:formula="of:=IF([.D114]&lt;&gt;&quot;&quot;;CONCATENATE(&quot;'&quot;;[.D114]; &quot;'&quot;); &quot;&quot;)">
            <text:p/>
          </table:table-cell>
          <table:table-cell/>
          <table:table-cell table:style-name="ce4" table:formula="of:=IF([.F114]&lt;&gt;&quot;&quot;;CONCATENATE(&quot;'&quot;;[.F114]; &quot;'&quot;); &quot;&quot;)">
            <text:p/>
          </table:table-cell>
          <table:table-cell/>
          <table:table-cell/>
          <table:table-cell table:formula="of:=IF([.I114]&lt;&gt;&quot;&quot;;CONCATENATE(&quot;'&quot;;[.I114];&quot;'&quot;); &quot;&quot;)">
            <text:p/>
          </table:table-cell>
          <table:table-cell/>
          <table:table-cell table:formula="of:=IF([.K114]&lt;&gt;&quot;&quot;;CONCATENATE(&quot;'&quot;;[.K114];&quot;'&quot;); &quot;&quot;)">
            <text:p/>
          </table:table-cell>
          <table:table-cell table:number-columns-repeated="3"/>
          <table:table-cell/>
          <table:table-cell table:formula="of:=IF([.P114]&lt;&gt;&quot;&quot;;CONCATENATE(&quot;'&quot;;[.P114]; &quot;'&quot;); &quot;&quot;)">
            <text:p/>
          </table:table-cell>
          <table:table-cell/>
          <table:table-cell table:style-name="ce4" table:formula="of:=IF([.R114]&lt;&gt;&quot;&quot;;CONCATENATE(&quot;'&quot;;[.R114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15]&lt;&gt;&quot;&quot;;CONCATENATE(&quot;'&quot;;[.B115]; &quot;'&quot;); &quot;&quot;)">
            <text:p/>
          </table:table-cell>
          <table:table-cell/>
          <table:table-cell table:formula="of:=IF([.D115]&lt;&gt;&quot;&quot;;CONCATENATE(&quot;'&quot;;[.D115]; &quot;'&quot;); &quot;&quot;)">
            <text:p/>
          </table:table-cell>
          <table:table-cell/>
          <table:table-cell table:style-name="ce4" table:formula="of:=IF([.F115]&lt;&gt;&quot;&quot;;CONCATENATE(&quot;'&quot;;[.F115]; &quot;'&quot;); &quot;&quot;)">
            <text:p/>
          </table:table-cell>
          <table:table-cell/>
          <table:table-cell/>
          <table:table-cell table:formula="of:=IF([.I115]&lt;&gt;&quot;&quot;;CONCATENATE(&quot;'&quot;;[.I115];&quot;'&quot;); &quot;&quot;)">
            <text:p/>
          </table:table-cell>
          <table:table-cell/>
          <table:table-cell table:formula="of:=IF([.K115]&lt;&gt;&quot;&quot;;CONCATENATE(&quot;'&quot;;[.K115];&quot;'&quot;); &quot;&quot;)">
            <text:p/>
          </table:table-cell>
          <table:table-cell table:number-columns-repeated="3"/>
          <table:table-cell/>
          <table:table-cell table:formula="of:=IF([.P115]&lt;&gt;&quot;&quot;;CONCATENATE(&quot;'&quot;;[.P115]; &quot;'&quot;); &quot;&quot;)">
            <text:p/>
          </table:table-cell>
          <table:table-cell/>
          <table:table-cell table:style-name="ce4" table:formula="of:=IF([.R115]&lt;&gt;&quot;&quot;;CONCATENATE(&quot;'&quot;;[.R115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16]&lt;&gt;&quot;&quot;;CONCATENATE(&quot;'&quot;;[.B116]; &quot;'&quot;); &quot;&quot;)">
            <text:p/>
          </table:table-cell>
          <table:table-cell/>
          <table:table-cell table:formula="of:=IF([.D116]&lt;&gt;&quot;&quot;;CONCATENATE(&quot;'&quot;;[.D116]; &quot;'&quot;); &quot;&quot;)">
            <text:p/>
          </table:table-cell>
          <table:table-cell/>
          <table:table-cell table:style-name="ce4" table:formula="of:=IF([.F116]&lt;&gt;&quot;&quot;;CONCATENATE(&quot;'&quot;;[.F116]; &quot;'&quot;); &quot;&quot;)">
            <text:p/>
          </table:table-cell>
          <table:table-cell/>
          <table:table-cell/>
          <table:table-cell table:formula="of:=IF([.I116]&lt;&gt;&quot;&quot;;CONCATENATE(&quot;'&quot;;[.I116];&quot;'&quot;); &quot;&quot;)">
            <text:p/>
          </table:table-cell>
          <table:table-cell/>
          <table:table-cell table:formula="of:=IF([.K116]&lt;&gt;&quot;&quot;;CONCATENATE(&quot;'&quot;;[.K116];&quot;'&quot;); &quot;&quot;)">
            <text:p/>
          </table:table-cell>
          <table:table-cell table:number-columns-repeated="3"/>
          <table:table-cell/>
          <table:table-cell table:formula="of:=IF([.P116]&lt;&gt;&quot;&quot;;CONCATENATE(&quot;'&quot;;[.P116]; &quot;'&quot;); &quot;&quot;)">
            <text:p/>
          </table:table-cell>
          <table:table-cell/>
          <table:table-cell table:style-name="ce4" table:formula="of:=IF([.R116]&lt;&gt;&quot;&quot;;CONCATENATE(&quot;'&quot;;[.R116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17]&lt;&gt;&quot;&quot;;CONCATENATE(&quot;'&quot;;[.B117]; &quot;'&quot;); &quot;&quot;)">
            <text:p/>
          </table:table-cell>
          <table:table-cell/>
          <table:table-cell table:formula="of:=IF([.D117]&lt;&gt;&quot;&quot;;CONCATENATE(&quot;'&quot;;[.D117]; &quot;'&quot;); &quot;&quot;)">
            <text:p/>
          </table:table-cell>
          <table:table-cell/>
          <table:table-cell table:style-name="ce4" table:formula="of:=IF([.F117]&lt;&gt;&quot;&quot;;CONCATENATE(&quot;'&quot;;[.F117]; &quot;'&quot;); &quot;&quot;)">
            <text:p/>
          </table:table-cell>
          <table:table-cell/>
          <table:table-cell/>
          <table:table-cell table:formula="of:=IF([.I117]&lt;&gt;&quot;&quot;;CONCATENATE(&quot;'&quot;;[.I117];&quot;'&quot;); &quot;&quot;)">
            <text:p/>
          </table:table-cell>
          <table:table-cell/>
          <table:table-cell table:formula="of:=IF([.K117]&lt;&gt;&quot;&quot;;CONCATENATE(&quot;'&quot;;[.K117];&quot;'&quot;); &quot;&quot;)">
            <text:p/>
          </table:table-cell>
          <table:table-cell table:number-columns-repeated="3"/>
          <table:table-cell/>
          <table:table-cell table:formula="of:=IF([.P117]&lt;&gt;&quot;&quot;;CONCATENATE(&quot;'&quot;;[.P117]; &quot;'&quot;); &quot;&quot;)">
            <text:p/>
          </table:table-cell>
          <table:table-cell/>
          <table:table-cell table:style-name="ce4" table:formula="of:=IF([.R117]&lt;&gt;&quot;&quot;;CONCATENATE(&quot;'&quot;;[.R117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18]&lt;&gt;&quot;&quot;;CONCATENATE(&quot;'&quot;;[.B118]; &quot;'&quot;); &quot;&quot;)">
            <text:p/>
          </table:table-cell>
          <table:table-cell/>
          <table:table-cell table:formula="of:=IF([.D118]&lt;&gt;&quot;&quot;;CONCATENATE(&quot;'&quot;;[.D118]; &quot;'&quot;); &quot;&quot;)">
            <text:p/>
          </table:table-cell>
          <table:table-cell/>
          <table:table-cell table:style-name="ce4" table:formula="of:=IF([.F118]&lt;&gt;&quot;&quot;;CONCATENATE(&quot;'&quot;;[.F118]; &quot;'&quot;); &quot;&quot;)">
            <text:p/>
          </table:table-cell>
          <table:table-cell/>
          <table:table-cell/>
          <table:table-cell table:formula="of:=IF([.I118]&lt;&gt;&quot;&quot;;CONCATENATE(&quot;'&quot;;[.I118];&quot;'&quot;); &quot;&quot;)">
            <text:p/>
          </table:table-cell>
          <table:table-cell/>
          <table:table-cell table:formula="of:=IF([.K118]&lt;&gt;&quot;&quot;;CONCATENATE(&quot;'&quot;;[.K118];&quot;'&quot;); &quot;&quot;)">
            <text:p/>
          </table:table-cell>
          <table:table-cell table:number-columns-repeated="3"/>
          <table:table-cell/>
          <table:table-cell table:formula="of:=IF([.P118]&lt;&gt;&quot;&quot;;CONCATENATE(&quot;'&quot;;[.P118]; &quot;'&quot;); &quot;&quot;)">
            <text:p/>
          </table:table-cell>
          <table:table-cell/>
          <table:table-cell table:style-name="ce4" table:formula="of:=IF([.R118]&lt;&gt;&quot;&quot;;CONCATENATE(&quot;'&quot;;[.R118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19]&lt;&gt;&quot;&quot;;CONCATENATE(&quot;'&quot;;[.B119]; &quot;'&quot;); &quot;&quot;)">
            <text:p/>
          </table:table-cell>
          <table:table-cell/>
          <table:table-cell table:formula="of:=IF([.D119]&lt;&gt;&quot;&quot;;CONCATENATE(&quot;'&quot;;[.D119]; &quot;'&quot;); &quot;&quot;)">
            <text:p/>
          </table:table-cell>
          <table:table-cell/>
          <table:table-cell table:style-name="ce4" table:formula="of:=IF([.F119]&lt;&gt;&quot;&quot;;CONCATENATE(&quot;'&quot;;[.F119]; &quot;'&quot;); &quot;&quot;)">
            <text:p/>
          </table:table-cell>
          <table:table-cell/>
          <table:table-cell/>
          <table:table-cell table:formula="of:=IF([.I119]&lt;&gt;&quot;&quot;;CONCATENATE(&quot;'&quot;;[.I119];&quot;'&quot;); &quot;&quot;)">
            <text:p/>
          </table:table-cell>
          <table:table-cell/>
          <table:table-cell table:formula="of:=IF([.K119]&lt;&gt;&quot;&quot;;CONCATENATE(&quot;'&quot;;[.K119];&quot;'&quot;); &quot;&quot;)">
            <text:p/>
          </table:table-cell>
          <table:table-cell table:number-columns-repeated="3"/>
          <table:table-cell/>
          <table:table-cell table:formula="of:=IF([.P119]&lt;&gt;&quot;&quot;;CONCATENATE(&quot;'&quot;;[.P119]; &quot;'&quot;); &quot;&quot;)">
            <text:p/>
          </table:table-cell>
          <table:table-cell/>
          <table:table-cell table:style-name="ce4" table:formula="of:=IF([.R119]&lt;&gt;&quot;&quot;;CONCATENATE(&quot;'&quot;;[.R119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20]&lt;&gt;&quot;&quot;;CONCATENATE(&quot;'&quot;;[.B120]; &quot;'&quot;); &quot;&quot;)">
            <text:p/>
          </table:table-cell>
          <table:table-cell/>
          <table:table-cell table:formula="of:=IF([.D120]&lt;&gt;&quot;&quot;;CONCATENATE(&quot;'&quot;;[.D120]; &quot;'&quot;); &quot;&quot;)">
            <text:p/>
          </table:table-cell>
          <table:table-cell/>
          <table:table-cell table:style-name="ce4" table:formula="of:=IF([.F120]&lt;&gt;&quot;&quot;;CONCATENATE(&quot;'&quot;;[.F120]; &quot;'&quot;); &quot;&quot;)">
            <text:p/>
          </table:table-cell>
          <table:table-cell/>
          <table:table-cell/>
          <table:table-cell table:formula="of:=IF([.I120]&lt;&gt;&quot;&quot;;CONCATENATE(&quot;'&quot;;[.I120];&quot;'&quot;); &quot;&quot;)">
            <text:p/>
          </table:table-cell>
          <table:table-cell/>
          <table:table-cell table:formula="of:=IF([.K120]&lt;&gt;&quot;&quot;;CONCATENATE(&quot;'&quot;;[.K120];&quot;'&quot;); &quot;&quot;)">
            <text:p/>
          </table:table-cell>
          <table:table-cell table:number-columns-repeated="3"/>
          <table:table-cell/>
          <table:table-cell table:formula="of:=IF([.P120]&lt;&gt;&quot;&quot;;CONCATENATE(&quot;'&quot;;[.P120]; &quot;'&quot;); &quot;&quot;)">
            <text:p/>
          </table:table-cell>
          <table:table-cell/>
          <table:table-cell table:style-name="ce4" table:formula="of:=IF([.R120]&lt;&gt;&quot;&quot;;CONCATENATE(&quot;'&quot;;[.R120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21]&lt;&gt;&quot;&quot;;CONCATENATE(&quot;'&quot;;[.B121]; &quot;'&quot;); &quot;&quot;)">
            <text:p/>
          </table:table-cell>
          <table:table-cell/>
          <table:table-cell table:formula="of:=IF([.D121]&lt;&gt;&quot;&quot;;CONCATENATE(&quot;'&quot;;[.D121]; &quot;'&quot;); &quot;&quot;)">
            <text:p/>
          </table:table-cell>
          <table:table-cell/>
          <table:table-cell table:style-name="ce4" table:formula="of:=IF([.F121]&lt;&gt;&quot;&quot;;CONCATENATE(&quot;'&quot;;[.F121]; &quot;'&quot;); &quot;&quot;)">
            <text:p/>
          </table:table-cell>
          <table:table-cell/>
          <table:table-cell/>
          <table:table-cell table:formula="of:=IF([.I121]&lt;&gt;&quot;&quot;;CONCATENATE(&quot;'&quot;;[.I121];&quot;'&quot;); &quot;&quot;)">
            <text:p/>
          </table:table-cell>
          <table:table-cell/>
          <table:table-cell table:formula="of:=IF([.K121]&lt;&gt;&quot;&quot;;CONCATENATE(&quot;'&quot;;[.K121];&quot;'&quot;); &quot;&quot;)">
            <text:p/>
          </table:table-cell>
          <table:table-cell table:number-columns-repeated="3"/>
          <table:table-cell/>
          <table:table-cell table:formula="of:=IF([.P121]&lt;&gt;&quot;&quot;;CONCATENATE(&quot;'&quot;;[.P121]; &quot;'&quot;); &quot;&quot;)">
            <text:p/>
          </table:table-cell>
          <table:table-cell/>
          <table:table-cell table:style-name="ce4" table:formula="of:=IF([.R121]&lt;&gt;&quot;&quot;;CONCATENATE(&quot;'&quot;;[.R121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22]&lt;&gt;&quot;&quot;;CONCATENATE(&quot;'&quot;;[.B122]; &quot;'&quot;); &quot;&quot;)">
            <text:p/>
          </table:table-cell>
          <table:table-cell/>
          <table:table-cell table:formula="of:=IF([.D122]&lt;&gt;&quot;&quot;;CONCATENATE(&quot;'&quot;;[.D122]; &quot;'&quot;); &quot;&quot;)">
            <text:p/>
          </table:table-cell>
          <table:table-cell/>
          <table:table-cell table:style-name="ce4" table:formula="of:=IF([.F122]&lt;&gt;&quot;&quot;;CONCATENATE(&quot;'&quot;;[.F122]; &quot;'&quot;); &quot;&quot;)">
            <text:p/>
          </table:table-cell>
          <table:table-cell/>
          <table:table-cell/>
          <table:table-cell table:formula="of:=IF([.I122]&lt;&gt;&quot;&quot;;CONCATENATE(&quot;'&quot;;[.I122];&quot;'&quot;); &quot;&quot;)">
            <text:p/>
          </table:table-cell>
          <table:table-cell/>
          <table:table-cell table:formula="of:=IF([.K122]&lt;&gt;&quot;&quot;;CONCATENATE(&quot;'&quot;;[.K122];&quot;'&quot;); &quot;&quot;)">
            <text:p/>
          </table:table-cell>
          <table:table-cell table:number-columns-repeated="3"/>
          <table:table-cell/>
          <table:table-cell table:formula="of:=IF([.P122]&lt;&gt;&quot;&quot;;CONCATENATE(&quot;'&quot;;[.P122]; &quot;'&quot;); &quot;&quot;)">
            <text:p/>
          </table:table-cell>
          <table:table-cell/>
          <table:table-cell table:style-name="ce4" table:formula="of:=IF([.R122]&lt;&gt;&quot;&quot;;CONCATENATE(&quot;'&quot;;[.R122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23]&lt;&gt;&quot;&quot;;CONCATENATE(&quot;'&quot;;[.B123]; &quot;'&quot;); &quot;&quot;)">
            <text:p/>
          </table:table-cell>
          <table:table-cell/>
          <table:table-cell table:formula="of:=IF([.D123]&lt;&gt;&quot;&quot;;CONCATENATE(&quot;'&quot;;[.D123]; &quot;'&quot;); &quot;&quot;)">
            <text:p/>
          </table:table-cell>
          <table:table-cell/>
          <table:table-cell table:style-name="ce4" table:formula="of:=IF([.F123]&lt;&gt;&quot;&quot;;CONCATENATE(&quot;'&quot;;[.F123]; &quot;'&quot;); &quot;&quot;)">
            <text:p/>
          </table:table-cell>
          <table:table-cell/>
          <table:table-cell/>
          <table:table-cell table:formula="of:=IF([.I123]&lt;&gt;&quot;&quot;;CONCATENATE(&quot;'&quot;;[.I123];&quot;'&quot;); &quot;&quot;)">
            <text:p/>
          </table:table-cell>
          <table:table-cell/>
          <table:table-cell table:formula="of:=IF([.K123]&lt;&gt;&quot;&quot;;CONCATENATE(&quot;'&quot;;[.K123];&quot;'&quot;); &quot;&quot;)">
            <text:p/>
          </table:table-cell>
          <table:table-cell table:number-columns-repeated="3"/>
          <table:table-cell/>
          <table:table-cell table:formula="of:=IF([.P123]&lt;&gt;&quot;&quot;;CONCATENATE(&quot;'&quot;;[.P123]; &quot;'&quot;); &quot;&quot;)">
            <text:p/>
          </table:table-cell>
          <table:table-cell/>
          <table:table-cell table:style-name="ce4" table:formula="of:=IF([.R123]&lt;&gt;&quot;&quot;;CONCATENATE(&quot;'&quot;;[.R123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24]&lt;&gt;&quot;&quot;;CONCATENATE(&quot;'&quot;;[.B124]; &quot;'&quot;); &quot;&quot;)">
            <text:p/>
          </table:table-cell>
          <table:table-cell/>
          <table:table-cell table:formula="of:=IF([.D124]&lt;&gt;&quot;&quot;;CONCATENATE(&quot;'&quot;;[.D124]; &quot;'&quot;); &quot;&quot;)">
            <text:p/>
          </table:table-cell>
          <table:table-cell/>
          <table:table-cell table:style-name="ce4" table:formula="of:=IF([.F124]&lt;&gt;&quot;&quot;;CONCATENATE(&quot;'&quot;;[.F124]; &quot;'&quot;); &quot;&quot;)">
            <text:p/>
          </table:table-cell>
          <table:table-cell/>
          <table:table-cell/>
          <table:table-cell table:formula="of:=IF([.I124]&lt;&gt;&quot;&quot;;CONCATENATE(&quot;'&quot;;[.I124];&quot;'&quot;); &quot;&quot;)">
            <text:p/>
          </table:table-cell>
          <table:table-cell/>
          <table:table-cell table:formula="of:=IF([.K124]&lt;&gt;&quot;&quot;;CONCATENATE(&quot;'&quot;;[.K124];&quot;'&quot;); &quot;&quot;)">
            <text:p/>
          </table:table-cell>
          <table:table-cell table:number-columns-repeated="3"/>
          <table:table-cell/>
          <table:table-cell table:formula="of:=IF([.P124]&lt;&gt;&quot;&quot;;CONCATENATE(&quot;'&quot;;[.P124]; &quot;'&quot;); &quot;&quot;)">
            <text:p/>
          </table:table-cell>
          <table:table-cell/>
          <table:table-cell table:style-name="ce4" table:formula="of:=IF([.R124]&lt;&gt;&quot;&quot;;CONCATENATE(&quot;'&quot;;[.R124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25]&lt;&gt;&quot;&quot;;CONCATENATE(&quot;'&quot;;[.B125]; &quot;'&quot;); &quot;&quot;)">
            <text:p/>
          </table:table-cell>
          <table:table-cell/>
          <table:table-cell table:formula="of:=IF([.D125]&lt;&gt;&quot;&quot;;CONCATENATE(&quot;'&quot;;[.D125]; &quot;'&quot;); &quot;&quot;)">
            <text:p/>
          </table:table-cell>
          <table:table-cell/>
          <table:table-cell table:style-name="ce4" table:formula="of:=IF([.F125]&lt;&gt;&quot;&quot;;CONCATENATE(&quot;'&quot;;[.F125]; &quot;'&quot;); &quot;&quot;)">
            <text:p/>
          </table:table-cell>
          <table:table-cell/>
          <table:table-cell/>
          <table:table-cell table:formula="of:=IF([.I125]&lt;&gt;&quot;&quot;;CONCATENATE(&quot;'&quot;;[.I125];&quot;'&quot;); &quot;&quot;)">
            <text:p/>
          </table:table-cell>
          <table:table-cell/>
          <table:table-cell table:formula="of:=IF([.K125]&lt;&gt;&quot;&quot;;CONCATENATE(&quot;'&quot;;[.K125];&quot;'&quot;); &quot;&quot;)">
            <text:p/>
          </table:table-cell>
          <table:table-cell table:number-columns-repeated="3"/>
          <table:table-cell/>
          <table:table-cell table:formula="of:=IF([.P125]&lt;&gt;&quot;&quot;;CONCATENATE(&quot;'&quot;;[.P125]; &quot;'&quot;); &quot;&quot;)">
            <text:p/>
          </table:table-cell>
          <table:table-cell/>
          <table:table-cell table:style-name="ce4" table:formula="of:=IF([.R125]&lt;&gt;&quot;&quot;;CONCATENATE(&quot;'&quot;;[.R125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26]&lt;&gt;&quot;&quot;;CONCATENATE(&quot;'&quot;;[.B126]; &quot;'&quot;); &quot;&quot;)">
            <text:p/>
          </table:table-cell>
          <table:table-cell/>
          <table:table-cell table:formula="of:=IF([.D126]&lt;&gt;&quot;&quot;;CONCATENATE(&quot;'&quot;;[.D126]; &quot;'&quot;); &quot;&quot;)">
            <text:p/>
          </table:table-cell>
          <table:table-cell/>
          <table:table-cell table:style-name="ce4" table:formula="of:=IF([.F126]&lt;&gt;&quot;&quot;;CONCATENATE(&quot;'&quot;;[.F126]; &quot;'&quot;); &quot;&quot;)">
            <text:p/>
          </table:table-cell>
          <table:table-cell/>
          <table:table-cell/>
          <table:table-cell table:formula="of:=IF([.I126]&lt;&gt;&quot;&quot;;CONCATENATE(&quot;'&quot;;[.I126];&quot;'&quot;); &quot;&quot;)">
            <text:p/>
          </table:table-cell>
          <table:table-cell/>
          <table:table-cell table:formula="of:=IF([.K126]&lt;&gt;&quot;&quot;;CONCATENATE(&quot;'&quot;;[.K126];&quot;'&quot;); &quot;&quot;)">
            <text:p/>
          </table:table-cell>
          <table:table-cell table:number-columns-repeated="3"/>
          <table:table-cell/>
          <table:table-cell table:formula="of:=IF([.P126]&lt;&gt;&quot;&quot;;CONCATENATE(&quot;'&quot;;[.P126]; &quot;'&quot;); &quot;&quot;)">
            <text:p/>
          </table:table-cell>
          <table:table-cell/>
          <table:table-cell table:style-name="ce4" table:formula="of:=IF([.R126]&lt;&gt;&quot;&quot;;CONCATENATE(&quot;'&quot;;[.R126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27]&lt;&gt;&quot;&quot;;CONCATENATE(&quot;'&quot;;[.B127]; &quot;'&quot;); &quot;&quot;)">
            <text:p/>
          </table:table-cell>
          <table:table-cell/>
          <table:table-cell table:formula="of:=IF([.D127]&lt;&gt;&quot;&quot;;CONCATENATE(&quot;'&quot;;[.D127]; &quot;'&quot;); &quot;&quot;)">
            <text:p/>
          </table:table-cell>
          <table:table-cell/>
          <table:table-cell table:style-name="ce4" table:formula="of:=IF([.F127]&lt;&gt;&quot;&quot;;CONCATENATE(&quot;'&quot;;[.F127]; &quot;'&quot;); &quot;&quot;)">
            <text:p/>
          </table:table-cell>
          <table:table-cell/>
          <table:table-cell/>
          <table:table-cell table:formula="of:=IF([.I127]&lt;&gt;&quot;&quot;;CONCATENATE(&quot;'&quot;;[.I127];&quot;'&quot;); &quot;&quot;)">
            <text:p/>
          </table:table-cell>
          <table:table-cell/>
          <table:table-cell table:formula="of:=IF([.K127]&lt;&gt;&quot;&quot;;CONCATENATE(&quot;'&quot;;[.K127];&quot;'&quot;); &quot;&quot;)">
            <text:p/>
          </table:table-cell>
          <table:table-cell table:number-columns-repeated="3"/>
          <table:table-cell/>
          <table:table-cell table:formula="of:=IF([.P127]&lt;&gt;&quot;&quot;;CONCATENATE(&quot;'&quot;;[.P127]; &quot;'&quot;); &quot;&quot;)">
            <text:p/>
          </table:table-cell>
          <table:table-cell/>
          <table:table-cell table:style-name="ce4" table:formula="of:=IF([.R127]&lt;&gt;&quot;&quot;;CONCATENATE(&quot;'&quot;;[.R127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28]&lt;&gt;&quot;&quot;;CONCATENATE(&quot;'&quot;;[.B128]; &quot;'&quot;); &quot;&quot;)">
            <text:p/>
          </table:table-cell>
          <table:table-cell/>
          <table:table-cell table:formula="of:=IF([.D128]&lt;&gt;&quot;&quot;;CONCATENATE(&quot;'&quot;;[.D128]; &quot;'&quot;); &quot;&quot;)">
            <text:p/>
          </table:table-cell>
          <table:table-cell/>
          <table:table-cell table:style-name="ce4" table:formula="of:=IF([.F128]&lt;&gt;&quot;&quot;;CONCATENATE(&quot;'&quot;;[.F128]; &quot;'&quot;); &quot;&quot;)">
            <text:p/>
          </table:table-cell>
          <table:table-cell/>
          <table:table-cell/>
          <table:table-cell table:formula="of:=IF([.I128]&lt;&gt;&quot;&quot;;CONCATENATE(&quot;'&quot;;[.I128];&quot;'&quot;); &quot;&quot;)">
            <text:p/>
          </table:table-cell>
          <table:table-cell/>
          <table:table-cell table:formula="of:=IF([.K128]&lt;&gt;&quot;&quot;;CONCATENATE(&quot;'&quot;;[.K128];&quot;'&quot;); &quot;&quot;)">
            <text:p/>
          </table:table-cell>
          <table:table-cell table:number-columns-repeated="3"/>
          <table:table-cell/>
          <table:table-cell table:formula="of:=IF([.P128]&lt;&gt;&quot;&quot;;CONCATENATE(&quot;'&quot;;[.P128]; &quot;'&quot;); &quot;&quot;)">
            <text:p/>
          </table:table-cell>
          <table:table-cell/>
          <table:table-cell table:style-name="ce4" table:formula="of:=IF([.R128]&lt;&gt;&quot;&quot;;CONCATENATE(&quot;'&quot;;[.R128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29]&lt;&gt;&quot;&quot;;CONCATENATE(&quot;'&quot;;[.B129]; &quot;'&quot;); &quot;&quot;)">
            <text:p/>
          </table:table-cell>
          <table:table-cell/>
          <table:table-cell table:formula="of:=IF([.D129]&lt;&gt;&quot;&quot;;CONCATENATE(&quot;'&quot;;[.D129]; &quot;'&quot;); &quot;&quot;)">
            <text:p/>
          </table:table-cell>
          <table:table-cell/>
          <table:table-cell table:style-name="ce4" table:formula="of:=IF([.F129]&lt;&gt;&quot;&quot;;CONCATENATE(&quot;'&quot;;[.F129]; &quot;'&quot;); &quot;&quot;)">
            <text:p/>
          </table:table-cell>
          <table:table-cell/>
          <table:table-cell/>
          <table:table-cell table:formula="of:=IF([.I129]&lt;&gt;&quot;&quot;;CONCATENATE(&quot;'&quot;;[.I129];&quot;'&quot;); &quot;&quot;)">
            <text:p/>
          </table:table-cell>
          <table:table-cell/>
          <table:table-cell table:formula="of:=IF([.K129]&lt;&gt;&quot;&quot;;CONCATENATE(&quot;'&quot;;[.K129];&quot;'&quot;); &quot;&quot;)">
            <text:p/>
          </table:table-cell>
          <table:table-cell table:number-columns-repeated="3"/>
          <table:table-cell/>
          <table:table-cell table:formula="of:=IF([.P129]&lt;&gt;&quot;&quot;;CONCATENATE(&quot;'&quot;;[.P129]; &quot;'&quot;); &quot;&quot;)">
            <text:p/>
          </table:table-cell>
          <table:table-cell/>
          <table:table-cell table:style-name="ce4" table:formula="of:=IF([.R129]&lt;&gt;&quot;&quot;;CONCATENATE(&quot;'&quot;;[.R129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30]&lt;&gt;&quot;&quot;;CONCATENATE(&quot;'&quot;;[.B130]; &quot;'&quot;); &quot;&quot;)">
            <text:p/>
          </table:table-cell>
          <table:table-cell/>
          <table:table-cell table:formula="of:=IF([.D130]&lt;&gt;&quot;&quot;;CONCATENATE(&quot;'&quot;;[.D130]; &quot;'&quot;); &quot;&quot;)">
            <text:p/>
          </table:table-cell>
          <table:table-cell/>
          <table:table-cell table:style-name="ce4" table:formula="of:=IF([.F130]&lt;&gt;&quot;&quot;;CONCATENATE(&quot;'&quot;;[.F130]; &quot;'&quot;); &quot;&quot;)">
            <text:p/>
          </table:table-cell>
          <table:table-cell/>
          <table:table-cell/>
          <table:table-cell table:formula="of:=IF([.I130]&lt;&gt;&quot;&quot;;CONCATENATE(&quot;'&quot;;[.I130];&quot;'&quot;); &quot;&quot;)">
            <text:p/>
          </table:table-cell>
          <table:table-cell/>
          <table:table-cell table:formula="of:=IF([.K130]&lt;&gt;&quot;&quot;;CONCATENATE(&quot;'&quot;;[.K130];&quot;'&quot;); &quot;&quot;)">
            <text:p/>
          </table:table-cell>
          <table:table-cell table:number-columns-repeated="3"/>
          <table:table-cell/>
          <table:table-cell table:formula="of:=IF([.P130]&lt;&gt;&quot;&quot;;CONCATENATE(&quot;'&quot;;[.P130]; &quot;'&quot;); &quot;&quot;)">
            <text:p/>
          </table:table-cell>
          <table:table-cell/>
          <table:table-cell table:style-name="ce4" table:formula="of:=IF([.R130]&lt;&gt;&quot;&quot;;CONCATENATE(&quot;'&quot;;[.R130]; &quot;'&quot;); &quot;&quot;)">
            <text:p/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/>
          <table:table-cell table:formula="of:=IF([.B131]&lt;&gt;&quot;&quot;;CONCATENATE(&quot;'&quot;;[.B131]; &quot;'&quot;); &quot;&quot;)">
            <text:p/>
          </table:table-cell>
          <table:table-cell/>
          <table:table-cell table:formula="of:=IF([.D131]&lt;&gt;&quot;&quot;;CONCATENATE(&quot;'&quot;;[.D131]; &quot;'&quot;); &quot;&quot;)">
            <text:p/>
          </table:table-cell>
          <table:table-cell/>
          <table:table-cell table:style-name="ce4" table:formula="of:=IF([.F131]&lt;&gt;&quot;&quot;;CONCATENATE(&quot;'&quot;;[.F131]; &quot;'&quot;); &quot;&quot;)">
            <text:p/>
          </table:table-cell>
          <table:table-cell/>
          <table:table-cell/>
          <table:table-cell table:formula="of:=IF([.I131]&lt;&gt;&quot;&quot;;CONCATENATE(&quot;'&quot;;[.I131];&quot;'&quot;); &quot;&quot;)">
            <text:p/>
          </table:table-cell>
          <table:table-cell/>
          <table:table-cell table:formula="of:=IF([.K131]&lt;&gt;&quot;&quot;;CONCATENATE(&quot;'&quot;;[.K131];&quot;'&quot;); &quot;&quot;)">
            <text:p/>
          </table:table-cell>
          <table:table-cell table:number-columns-repeated="1012"/>
        </table:table-row>
        <table:table-row table:style-name="ro1">
          <table:table-cell/>
          <table:table-cell/>
          <table:table-cell table:formula="of:=IF([.B132]&lt;&gt;&quot;&quot;;CONCATENATE(&quot;'&quot;;[.B132]; &quot;'&quot;); &quot;&quot;)">
            <text:p/>
          </table:table-cell>
          <table:table-cell/>
          <table:table-cell table:formula="of:=IF([.D132]&lt;&gt;&quot;&quot;;CONCATENATE(&quot;'&quot;;[.D132]; &quot;'&quot;); &quot;&quot;)">
            <text:p/>
          </table:table-cell>
          <table:table-cell/>
          <table:table-cell table:style-name="ce4" table:formula="of:=IF([.F132]&lt;&gt;&quot;&quot;;CONCATENATE(&quot;'&quot;;[.F132]; &quot;'&quot;); &quot;&quot;)">
            <text:p/>
          </table:table-cell>
          <table:table-cell/>
          <table:table-cell/>
          <table:table-cell table:formula="of:=IF([.I132]&lt;&gt;&quot;&quot;;CONCATENATE(&quot;'&quot;;[.I132];&quot;'&quot;); &quot;&quot;)">
            <text:p/>
          </table:table-cell>
          <table:table-cell/>
          <table:table-cell table:formula="of:=IF([.K132]&lt;&gt;&quot;&quot;;CONCATENATE(&quot;'&quot;;[.K132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33]&lt;&gt;&quot;&quot;;CONCATENATE(&quot;'&quot;;[.I133];&quot;'&quot;); &quot;&quot;)">
            <text:p/>
          </table:table-cell>
          <table:table-cell/>
          <table:table-cell table:formula="of:=IF([.K133]&lt;&gt;&quot;&quot;;CONCATENATE(&quot;'&quot;;[.K133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34]&lt;&gt;&quot;&quot;;CONCATENATE(&quot;'&quot;;[.I134];&quot;'&quot;); &quot;&quot;)">
            <text:p/>
          </table:table-cell>
          <table:table-cell/>
          <table:table-cell table:formula="of:=IF([.K134]&lt;&gt;&quot;&quot;;CONCATENATE(&quot;'&quot;;[.K134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35]&lt;&gt;&quot;&quot;;CONCATENATE(&quot;'&quot;;[.I135];&quot;'&quot;); &quot;&quot;)">
            <text:p/>
          </table:table-cell>
          <table:table-cell/>
          <table:table-cell table:formula="of:=IF([.K135]&lt;&gt;&quot;&quot;;CONCATENATE(&quot;'&quot;;[.K135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36]&lt;&gt;&quot;&quot;;CONCATENATE(&quot;'&quot;;[.I136];&quot;'&quot;); &quot;&quot;)">
            <text:p/>
          </table:table-cell>
          <table:table-cell/>
          <table:table-cell table:formula="of:=IF([.K136]&lt;&gt;&quot;&quot;;CONCATENATE(&quot;'&quot;;[.K136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37]&lt;&gt;&quot;&quot;;CONCATENATE(&quot;'&quot;;[.I137];&quot;'&quot;); &quot;&quot;)">
            <text:p/>
          </table:table-cell>
          <table:table-cell/>
          <table:table-cell table:formula="of:=IF([.K137]&lt;&gt;&quot;&quot;;CONCATENATE(&quot;'&quot;;[.K137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38]&lt;&gt;&quot;&quot;;CONCATENATE(&quot;'&quot;;[.I138];&quot;'&quot;); &quot;&quot;)">
            <text:p/>
          </table:table-cell>
          <table:table-cell/>
          <table:table-cell table:formula="of:=IF([.K138]&lt;&gt;&quot;&quot;;CONCATENATE(&quot;'&quot;;[.K138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39]&lt;&gt;&quot;&quot;;CONCATENATE(&quot;'&quot;;[.I139];&quot;'&quot;); &quot;&quot;)">
            <text:p/>
          </table:table-cell>
          <table:table-cell/>
          <table:table-cell table:formula="of:=IF([.K139]&lt;&gt;&quot;&quot;;CONCATENATE(&quot;'&quot;;[.K139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40]&lt;&gt;&quot;&quot;;CONCATENATE(&quot;'&quot;;[.I140];&quot;'&quot;); &quot;&quot;)">
            <text:p/>
          </table:table-cell>
          <table:table-cell/>
          <table:table-cell table:formula="of:=IF([.K140]&lt;&gt;&quot;&quot;;CONCATENATE(&quot;'&quot;;[.K140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41]&lt;&gt;&quot;&quot;;CONCATENATE(&quot;'&quot;;[.I141];&quot;'&quot;); &quot;&quot;)">
            <text:p/>
          </table:table-cell>
          <table:table-cell/>
          <table:table-cell table:formula="of:=IF([.K141]&lt;&gt;&quot;&quot;;CONCATENATE(&quot;'&quot;;[.K141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42]&lt;&gt;&quot;&quot;;CONCATENATE(&quot;'&quot;;[.I142];&quot;'&quot;); &quot;&quot;)">
            <text:p/>
          </table:table-cell>
          <table:table-cell/>
          <table:table-cell table:formula="of:=IF([.K142]&lt;&gt;&quot;&quot;;CONCATENATE(&quot;'&quot;;[.K142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43]&lt;&gt;&quot;&quot;;CONCATENATE(&quot;'&quot;;[.I143];&quot;'&quot;); &quot;&quot;)">
            <text:p/>
          </table:table-cell>
          <table:table-cell/>
          <table:table-cell table:formula="of:=IF([.K143]&lt;&gt;&quot;&quot;;CONCATENATE(&quot;'&quot;;[.K143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44]&lt;&gt;&quot;&quot;;CONCATENATE(&quot;'&quot;;[.I144];&quot;'&quot;); &quot;&quot;)">
            <text:p/>
          </table:table-cell>
          <table:table-cell/>
          <table:table-cell table:formula="of:=IF([.K144]&lt;&gt;&quot;&quot;;CONCATENATE(&quot;'&quot;;[.K144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45]&lt;&gt;&quot;&quot;;CONCATENATE(&quot;'&quot;;[.I145];&quot;'&quot;); &quot;&quot;)">
            <text:p/>
          </table:table-cell>
          <table:table-cell/>
          <table:table-cell table:formula="of:=IF([.K145]&lt;&gt;&quot;&quot;;CONCATENATE(&quot;'&quot;;[.K145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46]&lt;&gt;&quot;&quot;;CONCATENATE(&quot;'&quot;;[.I146];&quot;'&quot;); &quot;&quot;)">
            <text:p/>
          </table:table-cell>
          <table:table-cell/>
          <table:table-cell table:formula="of:=IF([.K146]&lt;&gt;&quot;&quot;;CONCATENATE(&quot;'&quot;;[.K146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47]&lt;&gt;&quot;&quot;;CONCATENATE(&quot;'&quot;;[.I147];&quot;'&quot;); &quot;&quot;)">
            <text:p/>
          </table:table-cell>
          <table:table-cell/>
          <table:table-cell table:formula="of:=IF([.K147]&lt;&gt;&quot;&quot;;CONCATENATE(&quot;'&quot;;[.K147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48]&lt;&gt;&quot;&quot;;CONCATENATE(&quot;'&quot;;[.I148];&quot;'&quot;); &quot;&quot;)">
            <text:p/>
          </table:table-cell>
          <table:table-cell/>
          <table:table-cell table:formula="of:=IF([.K148]&lt;&gt;&quot;&quot;;CONCATENATE(&quot;'&quot;;[.K148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49]&lt;&gt;&quot;&quot;;CONCATENATE(&quot;'&quot;;[.I149];&quot;'&quot;); &quot;&quot;)">
            <text:p/>
          </table:table-cell>
          <table:table-cell/>
          <table:table-cell table:formula="of:=IF([.K149]&lt;&gt;&quot;&quot;;CONCATENATE(&quot;'&quot;;[.K149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50]&lt;&gt;&quot;&quot;;CONCATENATE(&quot;'&quot;;[.I150];&quot;'&quot;); &quot;&quot;)">
            <text:p/>
          </table:table-cell>
          <table:table-cell/>
          <table:table-cell table:formula="of:=IF([.K150]&lt;&gt;&quot;&quot;;CONCATENATE(&quot;'&quot;;[.K150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51]&lt;&gt;&quot;&quot;;CONCATENATE(&quot;'&quot;;[.I151];&quot;'&quot;); &quot;&quot;)">
            <text:p/>
          </table:table-cell>
          <table:table-cell/>
          <table:table-cell table:formula="of:=IF([.K151]&lt;&gt;&quot;&quot;;CONCATENATE(&quot;'&quot;;[.K151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52]&lt;&gt;&quot;&quot;;CONCATENATE(&quot;'&quot;;[.I152];&quot;'&quot;); &quot;&quot;)">
            <text:p/>
          </table:table-cell>
          <table:table-cell/>
          <table:table-cell table:formula="of:=IF([.K152]&lt;&gt;&quot;&quot;;CONCATENATE(&quot;'&quot;;[.K152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53]&lt;&gt;&quot;&quot;;CONCATENATE(&quot;'&quot;;[.I153];&quot;'&quot;); &quot;&quot;)">
            <text:p/>
          </table:table-cell>
          <table:table-cell/>
          <table:table-cell table:formula="of:=IF([.K153]&lt;&gt;&quot;&quot;;CONCATENATE(&quot;'&quot;;[.K153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54]&lt;&gt;&quot;&quot;;CONCATENATE(&quot;'&quot;;[.I154];&quot;'&quot;); &quot;&quot;)">
            <text:p/>
          </table:table-cell>
          <table:table-cell/>
          <table:table-cell table:formula="of:=IF([.K154]&lt;&gt;&quot;&quot;;CONCATENATE(&quot;'&quot;;[.K154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55]&lt;&gt;&quot;&quot;;CONCATENATE(&quot;'&quot;;[.I155];&quot;'&quot;); &quot;&quot;)">
            <text:p/>
          </table:table-cell>
          <table:table-cell/>
          <table:table-cell table:formula="of:=IF([.K155]&lt;&gt;&quot;&quot;;CONCATENATE(&quot;'&quot;;[.K155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56]&lt;&gt;&quot;&quot;;CONCATENATE(&quot;'&quot;;[.I156];&quot;'&quot;); &quot;&quot;)">
            <text:p/>
          </table:table-cell>
          <table:table-cell/>
          <table:table-cell table:formula="of:=IF([.K156]&lt;&gt;&quot;&quot;;CONCATENATE(&quot;'&quot;;[.K156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57]&lt;&gt;&quot;&quot;;CONCATENATE(&quot;'&quot;;[.I157];&quot;'&quot;); &quot;&quot;)">
            <text:p/>
          </table:table-cell>
          <table:table-cell/>
          <table:table-cell table:formula="of:=IF([.K157]&lt;&gt;&quot;&quot;;CONCATENATE(&quot;'&quot;;[.K157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58]&lt;&gt;&quot;&quot;;CONCATENATE(&quot;'&quot;;[.I158];&quot;'&quot;); &quot;&quot;)">
            <text:p/>
          </table:table-cell>
          <table:table-cell/>
          <table:table-cell table:formula="of:=IF([.K158]&lt;&gt;&quot;&quot;;CONCATENATE(&quot;'&quot;;[.K158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59]&lt;&gt;&quot;&quot;;CONCATENATE(&quot;'&quot;;[.I159];&quot;'&quot;); &quot;&quot;)">
            <text:p/>
          </table:table-cell>
          <table:table-cell/>
          <table:table-cell table:formula="of:=IF([.K159]&lt;&gt;&quot;&quot;;CONCATENATE(&quot;'&quot;;[.K159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60]&lt;&gt;&quot;&quot;;CONCATENATE(&quot;'&quot;;[.I160];&quot;'&quot;); &quot;&quot;)">
            <text:p/>
          </table:table-cell>
          <table:table-cell/>
          <table:table-cell table:formula="of:=IF([.K160]&lt;&gt;&quot;&quot;;CONCATENATE(&quot;'&quot;;[.K160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61]&lt;&gt;&quot;&quot;;CONCATENATE(&quot;'&quot;;[.I161];&quot;'&quot;); &quot;&quot;)">
            <text:p/>
          </table:table-cell>
          <table:table-cell/>
          <table:table-cell table:formula="of:=IF([.K161]&lt;&gt;&quot;&quot;;CONCATENATE(&quot;'&quot;;[.K161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62]&lt;&gt;&quot;&quot;;CONCATENATE(&quot;'&quot;;[.I162];&quot;'&quot;); &quot;&quot;)">
            <text:p/>
          </table:table-cell>
          <table:table-cell/>
          <table:table-cell table:formula="of:=IF([.K162]&lt;&gt;&quot;&quot;;CONCATENATE(&quot;'&quot;;[.K162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63]&lt;&gt;&quot;&quot;;CONCATENATE(&quot;'&quot;;[.I163];&quot;'&quot;); &quot;&quot;)">
            <text:p/>
          </table:table-cell>
          <table:table-cell/>
          <table:table-cell table:formula="of:=IF([.K163]&lt;&gt;&quot;&quot;;CONCATENATE(&quot;'&quot;;[.K163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64]&lt;&gt;&quot;&quot;;CONCATENATE(&quot;'&quot;;[.I164];&quot;'&quot;); &quot;&quot;)">
            <text:p/>
          </table:table-cell>
          <table:table-cell/>
          <table:table-cell table:formula="of:=IF([.K164]&lt;&gt;&quot;&quot;;CONCATENATE(&quot;'&quot;;[.K164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65]&lt;&gt;&quot;&quot;;CONCATENATE(&quot;'&quot;;[.I165];&quot;'&quot;); &quot;&quot;)">
            <text:p/>
          </table:table-cell>
          <table:table-cell/>
          <table:table-cell table:formula="of:=IF([.K165]&lt;&gt;&quot;&quot;;CONCATENATE(&quot;'&quot;;[.K165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66]&lt;&gt;&quot;&quot;;CONCATENATE(&quot;'&quot;;[.I166];&quot;'&quot;); &quot;&quot;)">
            <text:p/>
          </table:table-cell>
          <table:table-cell/>
          <table:table-cell table:formula="of:=IF([.K166]&lt;&gt;&quot;&quot;;CONCATENATE(&quot;'&quot;;[.K166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67]&lt;&gt;&quot;&quot;;CONCATENATE(&quot;'&quot;;[.I167];&quot;'&quot;); &quot;&quot;)">
            <text:p/>
          </table:table-cell>
          <table:table-cell/>
          <table:table-cell table:formula="of:=IF([.K167]&lt;&gt;&quot;&quot;;CONCATENATE(&quot;'&quot;;[.K167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68]&lt;&gt;&quot;&quot;;CONCATENATE(&quot;'&quot;;[.I168];&quot;'&quot;); &quot;&quot;)">
            <text:p/>
          </table:table-cell>
          <table:table-cell/>
          <table:table-cell table:formula="of:=IF([.K168]&lt;&gt;&quot;&quot;;CONCATENATE(&quot;'&quot;;[.K168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69]&lt;&gt;&quot;&quot;;CONCATENATE(&quot;'&quot;;[.I169];&quot;'&quot;); &quot;&quot;)">
            <text:p/>
          </table:table-cell>
          <table:table-cell/>
          <table:table-cell table:formula="of:=IF([.K169]&lt;&gt;&quot;&quot;;CONCATENATE(&quot;'&quot;;[.K169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70]&lt;&gt;&quot;&quot;;CONCATENATE(&quot;'&quot;;[.I170];&quot;'&quot;); &quot;&quot;)">
            <text:p/>
          </table:table-cell>
          <table:table-cell/>
          <table:table-cell table:formula="of:=IF([.K170]&lt;&gt;&quot;&quot;;CONCATENATE(&quot;'&quot;;[.K170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71]&lt;&gt;&quot;&quot;;CONCATENATE(&quot;'&quot;;[.I171];&quot;'&quot;); &quot;&quot;)">
            <text:p/>
          </table:table-cell>
          <table:table-cell/>
          <table:table-cell table:formula="of:=IF([.K171]&lt;&gt;&quot;&quot;;CONCATENATE(&quot;'&quot;;[.K171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72]&lt;&gt;&quot;&quot;;CONCATENATE(&quot;'&quot;;[.I172];&quot;'&quot;); &quot;&quot;)">
            <text:p/>
          </table:table-cell>
          <table:table-cell/>
          <table:table-cell table:formula="of:=IF([.K172]&lt;&gt;&quot;&quot;;CONCATENATE(&quot;'&quot;;[.K172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73]&lt;&gt;&quot;&quot;;CONCATENATE(&quot;'&quot;;[.I173];&quot;'&quot;); &quot;&quot;)">
            <text:p/>
          </table:table-cell>
          <table:table-cell/>
          <table:table-cell table:formula="of:=IF([.K173]&lt;&gt;&quot;&quot;;CONCATENATE(&quot;'&quot;;[.K173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74]&lt;&gt;&quot;&quot;;CONCATENATE(&quot;'&quot;;[.I174];&quot;'&quot;); &quot;&quot;)">
            <text:p/>
          </table:table-cell>
          <table:table-cell/>
          <table:table-cell table:formula="of:=IF([.K174]&lt;&gt;&quot;&quot;;CONCATENATE(&quot;'&quot;;[.K174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75]&lt;&gt;&quot;&quot;;CONCATENATE(&quot;'&quot;;[.I175];&quot;'&quot;); &quot;&quot;)">
            <text:p/>
          </table:table-cell>
          <table:table-cell/>
          <table:table-cell table:formula="of:=IF([.K175]&lt;&gt;&quot;&quot;;CONCATENATE(&quot;'&quot;;[.K175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76]&lt;&gt;&quot;&quot;;CONCATENATE(&quot;'&quot;;[.I176];&quot;'&quot;); &quot;&quot;)">
            <text:p/>
          </table:table-cell>
          <table:table-cell/>
          <table:table-cell table:formula="of:=IF([.K176]&lt;&gt;&quot;&quot;;CONCATENATE(&quot;'&quot;;[.K176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77]&lt;&gt;&quot;&quot;;CONCATENATE(&quot;'&quot;;[.I177];&quot;'&quot;); &quot;&quot;)">
            <text:p/>
          </table:table-cell>
          <table:table-cell/>
          <table:table-cell table:formula="of:=IF([.K177]&lt;&gt;&quot;&quot;;CONCATENATE(&quot;'&quot;;[.K177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78]&lt;&gt;&quot;&quot;;CONCATENATE(&quot;'&quot;;[.I178];&quot;'&quot;); &quot;&quot;)">
            <text:p/>
          </table:table-cell>
          <table:table-cell/>
          <table:table-cell table:formula="of:=IF([.K178]&lt;&gt;&quot;&quot;;CONCATENATE(&quot;'&quot;;[.K178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79]&lt;&gt;&quot;&quot;;CONCATENATE(&quot;'&quot;;[.I179];&quot;'&quot;); &quot;&quot;)">
            <text:p/>
          </table:table-cell>
          <table:table-cell/>
          <table:table-cell table:formula="of:=IF([.K179]&lt;&gt;&quot;&quot;;CONCATENATE(&quot;'&quot;;[.K179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80]&lt;&gt;&quot;&quot;;CONCATENATE(&quot;'&quot;;[.I180];&quot;'&quot;); &quot;&quot;)">
            <text:p/>
          </table:table-cell>
          <table:table-cell/>
          <table:table-cell table:formula="of:=IF([.K180]&lt;&gt;&quot;&quot;;CONCATENATE(&quot;'&quot;;[.K180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81]&lt;&gt;&quot;&quot;;CONCATENATE(&quot;'&quot;;[.I181];&quot;'&quot;); &quot;&quot;)">
            <text:p/>
          </table:table-cell>
          <table:table-cell/>
          <table:table-cell table:formula="of:=IF([.K181]&lt;&gt;&quot;&quot;;CONCATENATE(&quot;'&quot;;[.K181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82]&lt;&gt;&quot;&quot;;CONCATENATE(&quot;'&quot;;[.I182];&quot;'&quot;); &quot;&quot;)">
            <text:p/>
          </table:table-cell>
          <table:table-cell/>
          <table:table-cell table:formula="of:=IF([.K182]&lt;&gt;&quot;&quot;;CONCATENATE(&quot;'&quot;;[.K182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83]&lt;&gt;&quot;&quot;;CONCATENATE(&quot;'&quot;;[.I183];&quot;'&quot;); &quot;&quot;)">
            <text:p/>
          </table:table-cell>
          <table:table-cell/>
          <table:table-cell table:formula="of:=IF([.K183]&lt;&gt;&quot;&quot;;CONCATENATE(&quot;'&quot;;[.K183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84]&lt;&gt;&quot;&quot;;CONCATENATE(&quot;'&quot;;[.I184];&quot;'&quot;); &quot;&quot;)">
            <text:p/>
          </table:table-cell>
          <table:table-cell/>
          <table:table-cell table:formula="of:=IF([.K184]&lt;&gt;&quot;&quot;;CONCATENATE(&quot;'&quot;;[.K184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85]&lt;&gt;&quot;&quot;;CONCATENATE(&quot;'&quot;;[.I185];&quot;'&quot;); &quot;&quot;)">
            <text:p/>
          </table:table-cell>
          <table:table-cell/>
          <table:table-cell table:formula="of:=IF([.K185]&lt;&gt;&quot;&quot;;CONCATENATE(&quot;'&quot;;[.K185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86]&lt;&gt;&quot;&quot;;CONCATENATE(&quot;'&quot;;[.I186];&quot;'&quot;); &quot;&quot;)">
            <text:p/>
          </table:table-cell>
          <table:table-cell/>
          <table:table-cell table:formula="of:=IF([.K186]&lt;&gt;&quot;&quot;;CONCATENATE(&quot;'&quot;;[.K186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87]&lt;&gt;&quot;&quot;;CONCATENATE(&quot;'&quot;;[.I187];&quot;'&quot;); &quot;&quot;)">
            <text:p/>
          </table:table-cell>
          <table:table-cell/>
          <table:table-cell table:formula="of:=IF([.K187]&lt;&gt;&quot;&quot;;CONCATENATE(&quot;'&quot;;[.K187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88]&lt;&gt;&quot;&quot;;CONCATENATE(&quot;'&quot;;[.I188];&quot;'&quot;); &quot;&quot;)">
            <text:p/>
          </table:table-cell>
          <table:table-cell/>
          <table:table-cell table:formula="of:=IF([.K188]&lt;&gt;&quot;&quot;;CONCATENATE(&quot;'&quot;;[.K188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89]&lt;&gt;&quot;&quot;;CONCATENATE(&quot;'&quot;;[.I189];&quot;'&quot;); &quot;&quot;)">
            <text:p/>
          </table:table-cell>
          <table:table-cell/>
          <table:table-cell table:formula="of:=IF([.K189]&lt;&gt;&quot;&quot;;CONCATENATE(&quot;'&quot;;[.K189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90]&lt;&gt;&quot;&quot;;CONCATENATE(&quot;'&quot;;[.I190];&quot;'&quot;); &quot;&quot;)">
            <text:p/>
          </table:table-cell>
          <table:table-cell/>
          <table:table-cell table:formula="of:=IF([.K190]&lt;&gt;&quot;&quot;;CONCATENATE(&quot;'&quot;;[.K190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91]&lt;&gt;&quot;&quot;;CONCATENATE(&quot;'&quot;;[.I191];&quot;'&quot;); &quot;&quot;)">
            <text:p/>
          </table:table-cell>
          <table:table-cell/>
          <table:table-cell table:formula="of:=IF([.K191]&lt;&gt;&quot;&quot;;CONCATENATE(&quot;'&quot;;[.K191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92]&lt;&gt;&quot;&quot;;CONCATENATE(&quot;'&quot;;[.I192];&quot;'&quot;); &quot;&quot;)">
            <text:p/>
          </table:table-cell>
          <table:table-cell/>
          <table:table-cell table:formula="of:=IF([.K192]&lt;&gt;&quot;&quot;;CONCATENATE(&quot;'&quot;;[.K192];&quot;'&quot;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93]&lt;&gt;&quot;&quot;;CONCATENATE([.$I$2]; &quot;: &quot;; [.I193]); &quot;&quot;)">
            <text:p/>
          </table:table-cell>
          <table:table-cell/>
          <table:table-cell table:formula="of:=IF([.K193]&lt;&gt;&quot;&quot;;CONCATENATE([.$K$2]; &quot;: &quot;; [.K193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94]&lt;&gt;&quot;&quot;;CONCATENATE([.$I$2]; &quot;: &quot;; [.I194]); &quot;&quot;)">
            <text:p/>
          </table:table-cell>
          <table:table-cell/>
          <table:table-cell table:formula="of:=IF([.K194]&lt;&gt;&quot;&quot;;CONCATENATE([.$K$2]; &quot;: &quot;; [.K194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95]&lt;&gt;&quot;&quot;;CONCATENATE([.$I$2]; &quot;: &quot;; [.I195]); &quot;&quot;)">
            <text:p/>
          </table:table-cell>
          <table:table-cell/>
          <table:table-cell table:formula="of:=IF([.K195]&lt;&gt;&quot;&quot;;CONCATENATE([.$K$2]; &quot;: &quot;; [.K195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96]&lt;&gt;&quot;&quot;;CONCATENATE([.$I$2]; &quot;: &quot;; [.I196]); &quot;&quot;)">
            <text:p/>
          </table:table-cell>
          <table:table-cell/>
          <table:table-cell table:formula="of:=IF([.K196]&lt;&gt;&quot;&quot;;CONCATENATE([.$K$2]; &quot;: &quot;; [.K196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97]&lt;&gt;&quot;&quot;;CONCATENATE([.$I$2]; &quot;: &quot;; [.I197]); &quot;&quot;)">
            <text:p/>
          </table:table-cell>
          <table:table-cell/>
          <table:table-cell table:formula="of:=IF([.K197]&lt;&gt;&quot;&quot;;CONCATENATE([.$K$2]; &quot;: &quot;; [.K197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98]&lt;&gt;&quot;&quot;;CONCATENATE([.$I$2]; &quot;: &quot;; [.I198]); &quot;&quot;)">
            <text:p/>
          </table:table-cell>
          <table:table-cell/>
          <table:table-cell table:formula="of:=IF([.K198]&lt;&gt;&quot;&quot;;CONCATENATE([.$K$2]; &quot;: &quot;; [.K198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199]&lt;&gt;&quot;&quot;;CONCATENATE([.$I$2]; &quot;: &quot;; [.I199]); &quot;&quot;)">
            <text:p/>
          </table:table-cell>
          <table:table-cell/>
          <table:table-cell table:formula="of:=IF([.K199]&lt;&gt;&quot;&quot;;CONCATENATE([.$K$2]; &quot;: &quot;; [.K199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00]&lt;&gt;&quot;&quot;;CONCATENATE([.$I$2]; &quot;: &quot;; [.I200]); &quot;&quot;)">
            <text:p/>
          </table:table-cell>
          <table:table-cell/>
          <table:table-cell table:formula="of:=IF([.K200]&lt;&gt;&quot;&quot;;CONCATENATE([.$K$2]; &quot;: &quot;; [.K200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01]&lt;&gt;&quot;&quot;;CONCATENATE([.$I$2]; &quot;: &quot;; [.I201]); &quot;&quot;)">
            <text:p/>
          </table:table-cell>
          <table:table-cell/>
          <table:table-cell table:formula="of:=IF([.K201]&lt;&gt;&quot;&quot;;CONCATENATE([.$K$2]; &quot;: &quot;; [.K201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02]&lt;&gt;&quot;&quot;;CONCATENATE([.$I$2]; &quot;: &quot;; [.I202]); &quot;&quot;)">
            <text:p/>
          </table:table-cell>
          <table:table-cell/>
          <table:table-cell table:formula="of:=IF([.K202]&lt;&gt;&quot;&quot;;CONCATENATE([.$K$2]; &quot;: &quot;; [.K202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03]&lt;&gt;&quot;&quot;;CONCATENATE([.$I$2]; &quot;: &quot;; [.I203]); &quot;&quot;)">
            <text:p/>
          </table:table-cell>
          <table:table-cell/>
          <table:table-cell table:formula="of:=IF([.K203]&lt;&gt;&quot;&quot;;CONCATENATE([.$K$2]; &quot;: &quot;; [.K203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04]&lt;&gt;&quot;&quot;;CONCATENATE([.$I$2]; &quot;: &quot;; [.I204]); &quot;&quot;)">
            <text:p/>
          </table:table-cell>
          <table:table-cell/>
          <table:table-cell table:formula="of:=IF([.K204]&lt;&gt;&quot;&quot;;CONCATENATE([.$K$2]; &quot;: &quot;; [.K204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05]&lt;&gt;&quot;&quot;;CONCATENATE([.$I$2]; &quot;: &quot;; [.I205]); &quot;&quot;)">
            <text:p/>
          </table:table-cell>
          <table:table-cell/>
          <table:table-cell table:formula="of:=IF([.K205]&lt;&gt;&quot;&quot;;CONCATENATE([.$K$2]; &quot;: &quot;; [.K205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06]&lt;&gt;&quot;&quot;;CONCATENATE([.$I$2]; &quot;: &quot;; [.I206]); &quot;&quot;)">
            <text:p/>
          </table:table-cell>
          <table:table-cell/>
          <table:table-cell table:formula="of:=IF([.K206]&lt;&gt;&quot;&quot;;CONCATENATE([.$K$2]; &quot;: &quot;; [.K206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07]&lt;&gt;&quot;&quot;;CONCATENATE([.$I$2]; &quot;: &quot;; [.I207]); &quot;&quot;)">
            <text:p/>
          </table:table-cell>
          <table:table-cell/>
          <table:table-cell table:formula="of:=IF([.K207]&lt;&gt;&quot;&quot;;CONCATENATE([.$K$2]; &quot;: &quot;; [.K207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08]&lt;&gt;&quot;&quot;;CONCATENATE([.$I$2]; &quot;: &quot;; [.I208]); &quot;&quot;)">
            <text:p/>
          </table:table-cell>
          <table:table-cell/>
          <table:table-cell table:formula="of:=IF([.K208]&lt;&gt;&quot;&quot;;CONCATENATE([.$K$2]; &quot;: &quot;; [.K208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09]&lt;&gt;&quot;&quot;;CONCATENATE([.$I$2]; &quot;: &quot;; [.I209]); &quot;&quot;)">
            <text:p/>
          </table:table-cell>
          <table:table-cell/>
          <table:table-cell table:formula="of:=IF([.K209]&lt;&gt;&quot;&quot;;CONCATENATE([.$K$2]; &quot;: &quot;; [.K209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10]&lt;&gt;&quot;&quot;;CONCATENATE([.$I$2]; &quot;: &quot;; [.I210]); &quot;&quot;)">
            <text:p/>
          </table:table-cell>
          <table:table-cell/>
          <table:table-cell table:formula="of:=IF([.K210]&lt;&gt;&quot;&quot;;CONCATENATE([.$K$2]; &quot;: &quot;; [.K210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11]&lt;&gt;&quot;&quot;;CONCATENATE([.$I$2]; &quot;: &quot;; [.I211]); &quot;&quot;)">
            <text:p/>
          </table:table-cell>
          <table:table-cell/>
          <table:table-cell table:formula="of:=IF([.K211]&lt;&gt;&quot;&quot;;CONCATENATE([.$K$2]; &quot;: &quot;; [.K211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12]&lt;&gt;&quot;&quot;;CONCATENATE([.$I$2]; &quot;: &quot;; [.I212]); &quot;&quot;)">
            <text:p/>
          </table:table-cell>
          <table:table-cell/>
          <table:table-cell table:formula="of:=IF([.K212]&lt;&gt;&quot;&quot;;CONCATENATE([.$K$2]; &quot;: &quot;; [.K212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13]&lt;&gt;&quot;&quot;;CONCATENATE([.$I$2]; &quot;: &quot;; [.I213]); &quot;&quot;)">
            <text:p/>
          </table:table-cell>
          <table:table-cell/>
          <table:table-cell table:formula="of:=IF([.K213]&lt;&gt;&quot;&quot;;CONCATENATE([.$K$2]; &quot;: &quot;; [.K213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14]&lt;&gt;&quot;&quot;;CONCATENATE([.$I$2]; &quot;: &quot;; [.I214]); &quot;&quot;)">
            <text:p/>
          </table:table-cell>
          <table:table-cell/>
          <table:table-cell table:formula="of:=IF([.K214]&lt;&gt;&quot;&quot;;CONCATENATE([.$K$2]; &quot;: &quot;; [.K214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15]&lt;&gt;&quot;&quot;;CONCATENATE([.$I$2]; &quot;: &quot;; [.I215]); &quot;&quot;)">
            <text:p/>
          </table:table-cell>
          <table:table-cell/>
          <table:table-cell table:formula="of:=IF([.K215]&lt;&gt;&quot;&quot;;CONCATENATE([.$K$2]; &quot;: &quot;; [.K215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16]&lt;&gt;&quot;&quot;;CONCATENATE([.$I$2]; &quot;: &quot;; [.I216]); &quot;&quot;)">
            <text:p/>
          </table:table-cell>
          <table:table-cell/>
          <table:table-cell table:formula="of:=IF([.K216]&lt;&gt;&quot;&quot;;CONCATENATE([.$K$2]; &quot;: &quot;; [.K216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17]&lt;&gt;&quot;&quot;;CONCATENATE([.$I$2]; &quot;: &quot;; [.I217]); &quot;&quot;)">
            <text:p/>
          </table:table-cell>
          <table:table-cell/>
          <table:table-cell table:formula="of:=IF([.K217]&lt;&gt;&quot;&quot;;CONCATENATE([.$K$2]; &quot;: &quot;; [.K217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18]&lt;&gt;&quot;&quot;;CONCATENATE([.$I$2]; &quot;: &quot;; [.I218]); &quot;&quot;)">
            <text:p/>
          </table:table-cell>
          <table:table-cell/>
          <table:table-cell table:formula="of:=IF([.K218]&lt;&gt;&quot;&quot;;CONCATENATE([.$K$2]; &quot;: &quot;; [.K218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19]&lt;&gt;&quot;&quot;;CONCATENATE([.$I$2]; &quot;: &quot;; [.I219]); &quot;&quot;)">
            <text:p/>
          </table:table-cell>
          <table:table-cell/>
          <table:table-cell table:formula="of:=IF([.K219]&lt;&gt;&quot;&quot;;CONCATENATE([.$K$2]; &quot;: &quot;; [.K219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20]&lt;&gt;&quot;&quot;;CONCATENATE([.$I$2]; &quot;: &quot;; [.I220]); &quot;&quot;)">
            <text:p/>
          </table:table-cell>
          <table:table-cell/>
          <table:table-cell table:formula="of:=IF([.K220]&lt;&gt;&quot;&quot;;CONCATENATE([.$K$2]; &quot;: &quot;; [.K220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21]&lt;&gt;&quot;&quot;;CONCATENATE([.$I$2]; &quot;: &quot;; [.I221]); &quot;&quot;)">
            <text:p/>
          </table:table-cell>
          <table:table-cell/>
          <table:table-cell table:formula="of:=IF([.K221]&lt;&gt;&quot;&quot;;CONCATENATE([.$K$2]; &quot;: &quot;; [.K221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22]&lt;&gt;&quot;&quot;;CONCATENATE([.$I$2]; &quot;: &quot;; [.I222]); &quot;&quot;)">
            <text:p/>
          </table:table-cell>
          <table:table-cell/>
          <table:table-cell table:formula="of:=IF([.K222]&lt;&gt;&quot;&quot;;CONCATENATE([.$K$2]; &quot;: &quot;; [.K222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23]&lt;&gt;&quot;&quot;;CONCATENATE([.$I$2]; &quot;: &quot;; [.I223]); &quot;&quot;)">
            <text:p/>
          </table:table-cell>
          <table:table-cell/>
          <table:table-cell table:formula="of:=IF([.K223]&lt;&gt;&quot;&quot;;CONCATENATE([.$K$2]; &quot;: &quot;; [.K223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24]&lt;&gt;&quot;&quot;;CONCATENATE([.$I$2]; &quot;: &quot;; [.I224]); &quot;&quot;)">
            <text:p/>
          </table:table-cell>
          <table:table-cell/>
          <table:table-cell table:formula="of:=IF([.K224]&lt;&gt;&quot;&quot;;CONCATENATE([.$K$2]; &quot;: &quot;; [.K224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25]&lt;&gt;&quot;&quot;;CONCATENATE([.$I$2]; &quot;: &quot;; [.I225]); &quot;&quot;)">
            <text:p/>
          </table:table-cell>
          <table:table-cell/>
          <table:table-cell table:formula="of:=IF([.K225]&lt;&gt;&quot;&quot;;CONCATENATE([.$K$2]; &quot;: &quot;; [.K225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26]&lt;&gt;&quot;&quot;;CONCATENATE([.$I$2]; &quot;: &quot;; [.I226]); &quot;&quot;)">
            <text:p/>
          </table:table-cell>
          <table:table-cell/>
          <table:table-cell table:formula="of:=IF([.K226]&lt;&gt;&quot;&quot;;CONCATENATE([.$K$2]; &quot;: &quot;; [.K226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27]&lt;&gt;&quot;&quot;;CONCATENATE([.$I$2]; &quot;: &quot;; [.I227]); &quot;&quot;)">
            <text:p/>
          </table:table-cell>
          <table:table-cell/>
          <table:table-cell table:formula="of:=IF([.K227]&lt;&gt;&quot;&quot;;CONCATENATE([.$K$2]; &quot;: &quot;; [.K227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28]&lt;&gt;&quot;&quot;;CONCATENATE([.$I$2]; &quot;: &quot;; [.I228]); &quot;&quot;)">
            <text:p/>
          </table:table-cell>
          <table:table-cell/>
          <table:table-cell table:formula="of:=IF([.K228]&lt;&gt;&quot;&quot;;CONCATENATE([.$K$2]; &quot;: &quot;; [.K228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29]&lt;&gt;&quot;&quot;;CONCATENATE([.$I$2]; &quot;: &quot;; [.I229]); &quot;&quot;)">
            <text:p/>
          </table:table-cell>
          <table:table-cell/>
          <table:table-cell table:formula="of:=IF([.K229]&lt;&gt;&quot;&quot;;CONCATENATE([.$K$2]; &quot;: &quot;; [.K229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30]&lt;&gt;&quot;&quot;;CONCATENATE([.$I$2]; &quot;: &quot;; [.I230]); &quot;&quot;)">
            <text:p/>
          </table:table-cell>
          <table:table-cell/>
          <table:table-cell table:formula="of:=IF([.K230]&lt;&gt;&quot;&quot;;CONCATENATE([.$K$2]; &quot;: &quot;; [.K230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31]&lt;&gt;&quot;&quot;;CONCATENATE([.$I$2]; &quot;: &quot;; [.I231]); &quot;&quot;)">
            <text:p/>
          </table:table-cell>
          <table:table-cell/>
          <table:table-cell table:formula="of:=IF([.K231]&lt;&gt;&quot;&quot;;CONCATENATE([.$K$2]; &quot;: &quot;; [.K231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32]&lt;&gt;&quot;&quot;;CONCATENATE([.$I$2]; &quot;: &quot;; [.I232]); &quot;&quot;)">
            <text:p/>
          </table:table-cell>
          <table:table-cell/>
          <table:table-cell table:formula="of:=IF([.K232]&lt;&gt;&quot;&quot;;CONCATENATE([.$K$2]; &quot;: &quot;; [.K232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33]&lt;&gt;&quot;&quot;;CONCATENATE([.$I$2]; &quot;: &quot;; [.I233]); &quot;&quot;)">
            <text:p/>
          </table:table-cell>
          <table:table-cell/>
          <table:table-cell table:formula="of:=IF([.K233]&lt;&gt;&quot;&quot;;CONCATENATE([.$K$2]; &quot;: &quot;; [.K233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34]&lt;&gt;&quot;&quot;;CONCATENATE([.$I$2]; &quot;: &quot;; [.I234]); &quot;&quot;)">
            <text:p/>
          </table:table-cell>
          <table:table-cell/>
          <table:table-cell table:formula="of:=IF([.K234]&lt;&gt;&quot;&quot;;CONCATENATE([.$K$2]; &quot;: &quot;; [.K234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35]&lt;&gt;&quot;&quot;;CONCATENATE([.$I$2]; &quot;: &quot;; [.I235]); &quot;&quot;)">
            <text:p/>
          </table:table-cell>
          <table:table-cell/>
          <table:table-cell table:formula="of:=IF([.K235]&lt;&gt;&quot;&quot;;CONCATENATE([.$K$2]; &quot;: &quot;; [.K235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36]&lt;&gt;&quot;&quot;;CONCATENATE([.$I$2]; &quot;: &quot;; [.I236]); &quot;&quot;)">
            <text:p/>
          </table:table-cell>
          <table:table-cell/>
          <table:table-cell table:formula="of:=IF([.K236]&lt;&gt;&quot;&quot;;CONCATENATE([.$K$2]; &quot;: &quot;; [.K236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37]&lt;&gt;&quot;&quot;;CONCATENATE([.$I$2]; &quot;: &quot;; [.I237]); &quot;&quot;)">
            <text:p/>
          </table:table-cell>
          <table:table-cell/>
          <table:table-cell table:formula="of:=IF([.K237]&lt;&gt;&quot;&quot;;CONCATENATE([.$K$2]; &quot;: &quot;; [.K237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38]&lt;&gt;&quot;&quot;;CONCATENATE([.$I$2]; &quot;: &quot;; [.I238]); &quot;&quot;)">
            <text:p/>
          </table:table-cell>
          <table:table-cell/>
          <table:table-cell table:formula="of:=IF([.K238]&lt;&gt;&quot;&quot;;CONCATENATE([.$K$2]; &quot;: &quot;; [.K238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39]&lt;&gt;&quot;&quot;;CONCATENATE([.$I$2]; &quot;: &quot;; [.I239]); &quot;&quot;)">
            <text:p/>
          </table:table-cell>
          <table:table-cell/>
          <table:table-cell table:formula="of:=IF([.K239]&lt;&gt;&quot;&quot;;CONCATENATE([.$K$2]; &quot;: &quot;; [.K239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40]&lt;&gt;&quot;&quot;;CONCATENATE([.$I$2]; &quot;: &quot;; [.I240]); &quot;&quot;)">
            <text:p/>
          </table:table-cell>
          <table:table-cell/>
          <table:table-cell table:formula="of:=IF([.K240]&lt;&gt;&quot;&quot;;CONCATENATE([.$K$2]; &quot;: &quot;; [.K240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41]&lt;&gt;&quot;&quot;;CONCATENATE([.$I$2]; &quot;: &quot;; [.I241]); &quot;&quot;)">
            <text:p/>
          </table:table-cell>
          <table:table-cell/>
          <table:table-cell table:formula="of:=IF([.K241]&lt;&gt;&quot;&quot;;CONCATENATE([.$K$2]; &quot;: &quot;; [.K241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42]&lt;&gt;&quot;&quot;;CONCATENATE([.$I$2]; &quot;: &quot;; [.I242]); &quot;&quot;)">
            <text:p/>
          </table:table-cell>
          <table:table-cell/>
          <table:table-cell table:formula="of:=IF([.K242]&lt;&gt;&quot;&quot;;CONCATENATE([.$K$2]; &quot;: &quot;; [.K242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43]&lt;&gt;&quot;&quot;;CONCATENATE([.$I$2]; &quot;: &quot;; [.I243]); &quot;&quot;)">
            <text:p/>
          </table:table-cell>
          <table:table-cell/>
          <table:table-cell table:formula="of:=IF([.K243]&lt;&gt;&quot;&quot;;CONCATENATE([.$K$2]; &quot;: &quot;; [.K243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44]&lt;&gt;&quot;&quot;;CONCATENATE([.$I$2]; &quot;: &quot;; [.I244]); &quot;&quot;)">
            <text:p/>
          </table:table-cell>
          <table:table-cell/>
          <table:table-cell table:formula="of:=IF([.K244]&lt;&gt;&quot;&quot;;CONCATENATE([.$K$2]; &quot;: &quot;; [.K244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45]&lt;&gt;&quot;&quot;;CONCATENATE([.$I$2]; &quot;: &quot;; [.I245]); &quot;&quot;)">
            <text:p/>
          </table:table-cell>
          <table:table-cell/>
          <table:table-cell table:formula="of:=IF([.K245]&lt;&gt;&quot;&quot;;CONCATENATE([.$K$2]; &quot;: &quot;; [.K245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46]&lt;&gt;&quot;&quot;;CONCATENATE([.$I$2]; &quot;: &quot;; [.I246]); &quot;&quot;)">
            <text:p/>
          </table:table-cell>
          <table:table-cell/>
          <table:table-cell table:formula="of:=IF([.K246]&lt;&gt;&quot;&quot;;CONCATENATE([.$K$2]; &quot;: &quot;; [.K246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47]&lt;&gt;&quot;&quot;;CONCATENATE([.$I$2]; &quot;: &quot;; [.I247]); &quot;&quot;)">
            <text:p/>
          </table:table-cell>
          <table:table-cell/>
          <table:table-cell table:formula="of:=IF([.K247]&lt;&gt;&quot;&quot;;CONCATENATE([.$K$2]; &quot;: &quot;; [.K247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48]&lt;&gt;&quot;&quot;;CONCATENATE([.$I$2]; &quot;: &quot;; [.I248]); &quot;&quot;)">
            <text:p/>
          </table:table-cell>
          <table:table-cell/>
          <table:table-cell table:formula="of:=IF([.K248]&lt;&gt;&quot;&quot;;CONCATENATE([.$K$2]; &quot;: &quot;; [.K248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49]&lt;&gt;&quot;&quot;;CONCATENATE([.$I$2]; &quot;: &quot;; [.I249]); &quot;&quot;)">
            <text:p/>
          </table:table-cell>
          <table:table-cell/>
          <table:table-cell table:formula="of:=IF([.K249]&lt;&gt;&quot;&quot;;CONCATENATE([.$K$2]; &quot;: &quot;; [.K249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50]&lt;&gt;&quot;&quot;;CONCATENATE([.$I$2]; &quot;: &quot;; [.I250]); &quot;&quot;)">
            <text:p/>
          </table:table-cell>
          <table:table-cell/>
          <table:table-cell table:formula="of:=IF([.K250]&lt;&gt;&quot;&quot;;CONCATENATE([.$K$2]; &quot;: &quot;; [.K250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51]&lt;&gt;&quot;&quot;;CONCATENATE([.$I$2]; &quot;: &quot;; [.I251]); &quot;&quot;)">
            <text:p/>
          </table:table-cell>
          <table:table-cell/>
          <table:table-cell table:formula="of:=IF([.K251]&lt;&gt;&quot;&quot;;CONCATENATE([.$K$2]; &quot;: &quot;; [.K251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52]&lt;&gt;&quot;&quot;;CONCATENATE([.$I$2]; &quot;: &quot;; [.I252]); &quot;&quot;)">
            <text:p/>
          </table:table-cell>
          <table:table-cell/>
          <table:table-cell table:formula="of:=IF([.K252]&lt;&gt;&quot;&quot;;CONCATENATE([.$K$2]; &quot;: &quot;; [.K252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53]&lt;&gt;&quot;&quot;;CONCATENATE([.$I$2]; &quot;: &quot;; [.I253]); &quot;&quot;)">
            <text:p/>
          </table:table-cell>
          <table:table-cell/>
          <table:table-cell table:formula="of:=IF([.K253]&lt;&gt;&quot;&quot;;CONCATENATE([.$K$2]; &quot;: &quot;; [.K253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54]&lt;&gt;&quot;&quot;;CONCATENATE([.$I$2]; &quot;: &quot;; [.I254]); &quot;&quot;)">
            <text:p/>
          </table:table-cell>
          <table:table-cell/>
          <table:table-cell table:formula="of:=IF([.K254]&lt;&gt;&quot;&quot;;CONCATENATE([.$K$2]; &quot;: &quot;; [.K254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55]&lt;&gt;&quot;&quot;;CONCATENATE([.$I$2]; &quot;: &quot;; [.I255]); &quot;&quot;)">
            <text:p/>
          </table:table-cell>
          <table:table-cell/>
          <table:table-cell table:formula="of:=IF([.K255]&lt;&gt;&quot;&quot;;CONCATENATE([.$K$2]; &quot;: &quot;; [.K255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56]&lt;&gt;&quot;&quot;;CONCATENATE([.$I$2]; &quot;: &quot;; [.I256]); &quot;&quot;)">
            <text:p/>
          </table:table-cell>
          <table:table-cell/>
          <table:table-cell table:formula="of:=IF([.K256]&lt;&gt;&quot;&quot;;CONCATENATE([.$K$2]; &quot;: &quot;; [.K256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57]&lt;&gt;&quot;&quot;;CONCATENATE([.$I$2]; &quot;: &quot;; [.I257]); &quot;&quot;)">
            <text:p/>
          </table:table-cell>
          <table:table-cell/>
          <table:table-cell table:formula="of:=IF([.K257]&lt;&gt;&quot;&quot;;CONCATENATE([.$K$2]; &quot;: &quot;; [.K257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58]&lt;&gt;&quot;&quot;;CONCATENATE([.$I$2]; &quot;: &quot;; [.I258]); &quot;&quot;)">
            <text:p/>
          </table:table-cell>
          <table:table-cell/>
          <table:table-cell table:formula="of:=IF([.K258]&lt;&gt;&quot;&quot;;CONCATENATE([.$K$2]; &quot;: &quot;; [.K258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59]&lt;&gt;&quot;&quot;;CONCATENATE([.$I$2]; &quot;: &quot;; [.I259]); &quot;&quot;)">
            <text:p/>
          </table:table-cell>
          <table:table-cell/>
          <table:table-cell table:formula="of:=IF([.K259]&lt;&gt;&quot;&quot;;CONCATENATE([.$K$2]; &quot;: &quot;; [.K259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60]&lt;&gt;&quot;&quot;;CONCATENATE([.$I$2]; &quot;: &quot;; [.I260]); &quot;&quot;)">
            <text:p/>
          </table:table-cell>
          <table:table-cell/>
          <table:table-cell table:formula="of:=IF([.K260]&lt;&gt;&quot;&quot;;CONCATENATE([.$K$2]; &quot;: &quot;; [.K260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61]&lt;&gt;&quot;&quot;;CONCATENATE([.$I$2]; &quot;: &quot;; [.I261]); &quot;&quot;)">
            <text:p/>
          </table:table-cell>
          <table:table-cell/>
          <table:table-cell table:formula="of:=IF([.K261]&lt;&gt;&quot;&quot;;CONCATENATE([.$K$2]; &quot;: &quot;; [.K261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62]&lt;&gt;&quot;&quot;;CONCATENATE([.$I$2]; &quot;: &quot;; [.I262]); &quot;&quot;)">
            <text:p/>
          </table:table-cell>
          <table:table-cell/>
          <table:table-cell table:formula="of:=IF([.K262]&lt;&gt;&quot;&quot;;CONCATENATE([.$K$2]; &quot;: &quot;; [.K262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63]&lt;&gt;&quot;&quot;;CONCATENATE([.$I$2]; &quot;: &quot;; [.I263]); &quot;&quot;)">
            <text:p/>
          </table:table-cell>
          <table:table-cell/>
          <table:table-cell table:formula="of:=IF([.K263]&lt;&gt;&quot;&quot;;CONCATENATE([.$K$2]; &quot;: &quot;; [.K263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64]&lt;&gt;&quot;&quot;;CONCATENATE([.$I$2]; &quot;: &quot;; [.I264]); &quot;&quot;)">
            <text:p/>
          </table:table-cell>
          <table:table-cell/>
          <table:table-cell table:formula="of:=IF([.K264]&lt;&gt;&quot;&quot;;CONCATENATE([.$K$2]; &quot;: &quot;; [.K264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65]&lt;&gt;&quot;&quot;;CONCATENATE([.$I$2]; &quot;: &quot;; [.I265]); &quot;&quot;)">
            <text:p/>
          </table:table-cell>
          <table:table-cell/>
          <table:table-cell table:formula="of:=IF([.K265]&lt;&gt;&quot;&quot;;CONCATENATE([.$K$2]; &quot;: &quot;; [.K265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66]&lt;&gt;&quot;&quot;;CONCATENATE([.$I$2]; &quot;: &quot;; [.I266]); &quot;&quot;)">
            <text:p/>
          </table:table-cell>
          <table:table-cell/>
          <table:table-cell table:formula="of:=IF([.K266]&lt;&gt;&quot;&quot;;CONCATENATE([.$K$2]; &quot;: &quot;; [.K266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67]&lt;&gt;&quot;&quot;;CONCATENATE([.$I$2]; &quot;: &quot;; [.I267]); &quot;&quot;)">
            <text:p/>
          </table:table-cell>
          <table:table-cell/>
          <table:table-cell table:formula="of:=IF([.K267]&lt;&gt;&quot;&quot;;CONCATENATE([.$K$2]; &quot;: &quot;; [.K267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68]&lt;&gt;&quot;&quot;;CONCATENATE([.$I$2]; &quot;: &quot;; [.I268]); &quot;&quot;)">
            <text:p/>
          </table:table-cell>
          <table:table-cell/>
          <table:table-cell table:formula="of:=IF([.K268]&lt;&gt;&quot;&quot;;CONCATENATE([.$K$2]; &quot;: &quot;; [.K268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69]&lt;&gt;&quot;&quot;;CONCATENATE([.$I$2]; &quot;: &quot;; [.I269]); &quot;&quot;)">
            <text:p/>
          </table:table-cell>
          <table:table-cell/>
          <table:table-cell table:formula="of:=IF([.K269]&lt;&gt;&quot;&quot;;CONCATENATE([.$K$2]; &quot;: &quot;; [.K269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70]&lt;&gt;&quot;&quot;;CONCATENATE([.$I$2]; &quot;: &quot;; [.I270]); &quot;&quot;)">
            <text:p/>
          </table:table-cell>
          <table:table-cell/>
          <table:table-cell table:formula="of:=IF([.K270]&lt;&gt;&quot;&quot;;CONCATENATE([.$K$2]; &quot;: &quot;; [.K270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71]&lt;&gt;&quot;&quot;;CONCATENATE([.$I$2]; &quot;: &quot;; [.I271]); &quot;&quot;)">
            <text:p/>
          </table:table-cell>
          <table:table-cell/>
          <table:table-cell table:formula="of:=IF([.K271]&lt;&gt;&quot;&quot;;CONCATENATE([.$K$2]; &quot;: &quot;; [.K271]); &quot;&quot;)">
            <text:p/>
          </table:table-cell>
          <table:table-cell table:number-columns-repeated="1012"/>
        </table:table-row>
        <table:table-row table:style-name="ro1">
          <table:table-cell table:number-columns-repeated="8"/>
          <table:table-cell/>
          <table:table-cell table:formula="of:=IF([.I272]&lt;&gt;&quot;&quot;;CONCATENATE([.$I$2]; &quot;: &quot;; [.I272]); &quot;&quot;)">
            <text:p/>
          </table:table-cell>
          <table:table-cell table:number-columns-repeated="1014"/>
        </table:table-row>
        <table:table-row table:style-name="ro1">
          <table:table-cell table:number-columns-repeated="8"/>
          <table:table-cell/>
          <table:table-cell table:formula="of:=IF([.I273]&lt;&gt;&quot;&quot;;CONCATENATE([.$I$2]; &quot;: &quot;; [.I273]); &quot;&quot;)">
            <text:p/>
          </table:table-cell>
          <table:table-cell table:number-columns-repeated="1014"/>
        </table:table-row>
        <table:table-row table:style-name="ro1">
          <table:table-cell table:number-columns-repeated="8"/>
          <table:table-cell/>
          <table:table-cell table:formula="of:=IF([.I274]&lt;&gt;&quot;&quot;;CONCATENATE([.$I$2]; &quot;: &quot;; [.I274]); &quot;&quot;)">
            <text:p/>
          </table:table-cell>
          <table:table-cell table:number-columns-repeated="1014"/>
        </table:table-row>
        <table:table-row table:style-name="ro1">
          <table:table-cell table:number-columns-repeated="8"/>
          <table:table-cell/>
          <table:table-cell table:formula="of:=IF([.I275]&lt;&gt;&quot;&quot;;CONCATENATE([.$I$2]; &quot;: &quot;; [.I275]); &quot;&quot;)">
            <text:p/>
          </table:table-cell>
          <table:table-cell table:number-columns-repeated="1014"/>
        </table:table-row>
        <table:table-row table:style-name="ro1" table:number-rows-repeated="10483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8/23/2013</text:date>, <text:time>00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ryl wu</meta:initial-creator>
    <meta:creation-date>2013-08-22T21:51:09</meta:creation-date>
    <dc:date>2013-08-23T00:45:06</dc:date>
    <dc:creator>cheryl wu</dc:creator>
    <meta:editing-duration>PT2H35M35S</meta:editing-duration>
    <meta:editing-cycles>7</meta:editing-cycles>
    <meta:generator>OpenOffice/4.0.0$Unix OpenOffice.org_project/400m3$Build-9702</meta:generator>
    <meta:document-statistic meta:table-count="3" meta:cell-count="3034" meta:object-count="0"/>
  </office:meta>
</office:document-meta>
</file>